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ffff00"/>
    </style:style>
    <style:style style:name="ce4" style:family="table-cell" style:parent-style-name="Default" style:data-style-name="N121">
      <style:table-cell-properties fo:background-color="#ffff00"/>
    </style:style>
    <style:style style:name="ce5" style:family="table-cell" style:parent-style-name="Default" style:data-style-name="N10">
      <style:table-cell-properties fo:background-color="#ffff00"/>
    </style:style>
    <style:style style:name="ce6" style:family="table-cell" style:parent-style-name="Default" style:data-style-name="N0">
      <style:table-cell-properties fo:background-color="#ffff00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left" draw:textarea-vertical-align="top" draw:auto-grow-height="false" draw:auto-grow-width="false" fo:padding-top="3.6pt" fo:padding-bottom="3.6pt" fo:padding-left="7.2pt" fo:padding-right="7.2pt" fo:wrap-option="no-wrap"/>
    </style:style>
    <style:style style:name="P1" style:family="paragraph">
      <style:paragraph-properties fo:margin-left="0pt" fo:margin-right="0pt" fo:margin-top="0pt" fo:margin-bottom="0pt" fo:line-height="100%" fo:text-align="start" fo:text-indent="0pt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style:font-family-generic="roman" style:font-pitch="variable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 Mono'" style:font-family-generic-asian="modern" style:font-pitch-asian="fixed" style:font-size-asian="11pt" style:font-style-asian="normal" style:font-weight-asian="normal" style:font-family-complex="'DejaVu Sans Mono'" style:font-family-generic-complex="modern" style:font-pitch-complex="fixed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Graphs" table:style-name="ta1">
        <table:shapes>
          <draw:frame draw:z-index="0" draw:name="Chart 1" draw:style-name="gr1" svg:width="792.48pt" svg:height="255.23pt" svg:x="17.01pt" svg:y="114.89pt">
            <loext:p draw:notify-on-update-of-ranges="Timeseries.A20:Timeseries.A20 Timeseries.A21:Timeseries.A1100"/>
            <draw:object xlink:href="./Object 1" xlink:type="simple" xlink:show="embed" xlink:actuate="onLoad"/>
          </draw:frame>
          <draw:frame draw:z-index="1" draw:name="Chart 2" draw:style-name="gr1" svg:width="792.06pt" svg:height="254.3pt" svg:x="17.01pt" svg:y="398.3pt">
            <loext:p draw:notify-on-update-of-ranges="Tests.D53:Tests.D61 Tests.F53:Tests.F61"/>
            <draw:object xlink:href="./Object 2" xlink:type="simple" xlink:show="embed" xlink:actuate="onLoad"/>
          </draw:frame>
          <draw:frame draw:z-index="2" draw:name="Chart 3" draw:style-name="gr1" svg:width="453.51pt" svg:height="255.26pt" svg:x="18.17pt" svg:y="674.62pt">
            <loext:p draw:notify-on-update-of-ranges="Tests.D43:Tests.D51 Tests.F43:Tests.F51"/>
            <draw:object xlink:href="./Object 3" xlink:type="simple" xlink:show="embed" xlink:actuate="onLoad"/>
          </draw:frame>
          <draw:frame draw:z-index="3" draw:name="Chart 4" draw:style-name="gr1" svg:width="453.54pt" svg:height="255.17pt" svg:x="496.86pt" svg:y="674.39pt">
            <loext:p draw:notify-on-update-of-ranges="Tests.D43:Tests.D51 Tests.H43:Tests.H51"/>
            <draw:object xlink:href="./Object 4" xlink:type="simple" xlink:show="embed" xlink:actuate="onLoad"/>
          </draw:frame>
          <draw:frame draw:z-index="4" draw:name="Chart 5" draw:style-name="gr1" svg:width="453.54pt" svg:height="255.17pt" svg:x="17.01pt" svg:y="953.86pt">
            <loext:p draw:notify-on-update-of-ranges="Tests.D65:Tests.D73 Tests.F65:Tests.F73"/>
            <draw:object xlink:href="./Object 5" xlink:type="simple" xlink:show="embed" xlink:actuate="onLoad"/>
          </draw:frame>
          <draw:frame draw:z-index="5" draw:name="Chart 6" draw:style-name="gr1" svg:width="453.54pt" svg:height="255.17pt" svg:x="496.86pt" svg:y="953.86pt">
            <loext:p draw:notify-on-update-of-ranges="Tests.D65:Tests.D73 Tests.I65:Tests.I73"/>
            <draw:object xlink:href="./Object 6" xlink:type="simple" xlink:show="embed" xlink:actuate="onLoad"/>
          </draw:frame>
          <draw:frame draw:z-index="6" draw:name="Chart 7" draw:style-name="gr1" svg:width="453.51pt" svg:height="255.09pt" svg:x="17.01pt" svg:y="1235.31pt">
            <loext:p draw:notify-on-update-of-ranges="Tests.C23:Tests.C31 Tests.G23:Tests.G31"/>
            <draw:object xlink:href="./Object 7" xlink:type="simple" xlink:show="embed" xlink:actuate="onLoad"/>
          </draw:frame>
          <draw:frame draw:z-index="7" draw:name="Chart 8" draw:style-name="gr1" svg:width="453.51pt" svg:height="255.09pt" svg:x="496.89pt" svg:y="1235.31pt">
            <loext:p draw:notify-on-update-of-ranges="Tests.C13:Tests.C21 Tests.G13:Tests.G21"/>
            <draw:object xlink:href="./Object 8" xlink:type="simple" xlink:show="embed" xlink:actuate="onLoad"/>
          </draw:frame>
          <draw:frame draw:z-index="8" draw:name="Chart 9" draw:style-name="gr1" svg:width="453.51pt" svg:height="255.09pt" svg:x="17.01pt" svg:y="1514.78pt">
            <loext:p draw:notify-on-update-of-ranges="Tests.C75:Tests.C83 Tests.G75:Tests.G83"/>
            <draw:object xlink:href="./Object 9" xlink:type="simple" xlink:show="embed" xlink:actuate="onLoad"/>
          </draw:frame>
          <draw:frame draw:z-index="9" draw:name="Chart 10" draw:style-name="gr1" svg:width="453.51pt" svg:height="255.09pt" svg:x="497.68pt" svg:y="1514.78pt">
            <loext:p draw:notify-on-update-of-ranges="Tests.C33:Tests.C41 Tests.G33:Tests.G41"/>
            <draw:object xlink:href="./Object 10" xlink:type="simple" xlink:show="embed" xlink:actuate="onLoad"/>
          </draw:frame>
          <draw:g draw:z-index="10" draw:name="Chart 11">
            <draw:frame draw:name="Chart 12" draw:style-name="gr1" svg:width="453.54pt" svg:height="360.65pt" svg:x="17.89pt" svg:y="1817.55pt">
              <loext:p/>
              <draw:object xlink:href="./Object 11" xlink:type="simple" xlink:show="embed" xlink:actuate="onLoad"/>
            </draw:frame>
            <draw:frame draw:name="TextBox 10" draw:style-name="gr2" draw:text-style-name="P2" svg:width="70.5pt" svg:height="20.24pt" svg:x="83.4pt" svg:y="1843.51pt">
              <draw:text-box>
                <text:p text:style-name="P1"><text:span text:style-name="T1">0%</text:span></text:p>
              </draw:text-box>
            </draw:frame>
            <draw:frame draw:name="TextBox 1" draw:style-name="gr2" draw:text-style-name="P2" svg:width="70.5pt" svg:height="20.24pt" svg:x="78.89pt" svg:y="1880.79pt">
              <draw:text-box>
                <text:p text:style-name="P1"><text:span text:style-name="T1">90%</text:span></text:p>
              </draw:text-box>
            </draw:frame>
            <draw:frame draw:name="TextBox 1" draw:style-name="gr2" draw:text-style-name="P2" svg:width="70.5pt" svg:height="20.24pt" svg:x="80.19pt" svg:y="1917.55pt">
              <draw:text-box>
                <text:p text:style-name="P1"><text:span text:style-name="T1">99%</text:span></text:p>
              </draw:text-box>
            </draw:frame>
            <draw:frame draw:name="TextBox 1" draw:style-name="gr2" draw:text-style-name="P2" svg:width="70.5pt" svg:height="20.24pt" svg:x="72.09pt" svg:y="1955.06pt">
              <draw:text-box>
                <text:p text:style-name="P1"><text:span text:style-name="T1">99.9%</text:span></text:p>
              </draw:text-box>
            </draw:frame>
            <draw:frame draw:name="TextBox 1" draw:style-name="gr2" draw:text-style-name="P2" svg:width="70.5pt" svg:height="20.24pt" svg:x="66.42pt" svg:y="1992.56pt">
              <draw:text-box>
                <text:p text:style-name="P1"><text:span text:style-name="T1">99.99%</text:span></text:p>
              </draw:text-box>
            </draw:frame>
            <draw:frame draw:name="TextBox 1" draw:style-name="gr2" draw:text-style-name="P2" svg:width="70.5pt" svg:height="20.24pt" svg:x="60.21pt" svg:y="2029.29pt">
              <draw:text-box>
                <text:p text:style-name="P1"><text:span text:style-name="T1">99.999%</text:span></text:p>
              </draw:text-box>
            </draw:frame>
            <draw:frame draw:name="TextBox 1" draw:style-name="gr2" draw:text-style-name="P2" svg:width="70.5pt" svg:height="20.24pt" svg:x="54.51pt" svg:y="2066.85pt">
              <draw:text-box>
                <text:p text:style-name="P1"><text:span text:style-name="T1">99.9999%</text:span></text:p>
              </draw:text-box>
            </draw:frame>
            <draw:frame draw:name="TextBox 1" draw:style-name="gr2" draw:text-style-name="P2" svg:width="70.5pt" svg:height="20.24pt" svg:x="49.35pt" svg:y="2104.3pt">
              <draw:text-box>
                <text:p text:style-name="P1"><text:span text:style-name="T1">99.99999%</text:span></text:p>
              </draw:text-box>
            </draw:frame>
          </draw:g>
          <draw:g draw:z-index="11" draw:name="Chart 12">
            <draw:frame draw:name="Chart 22" draw:style-name="gr1" svg:width="453.54pt" svg:height="360.65pt" svg:x="497.65pt" svg:y="1817.55pt">
              <loext:p/>
              <draw:object xlink:href="./Object 12" xlink:type="simple" xlink:show="embed" xlink:actuate="onLoad"/>
            </draw:frame>
            <draw:frame draw:name="TextBox 9" draw:style-name="gr2" draw:text-style-name="P2" svg:width="70.5pt" svg:height="20.24pt" svg:x="565.06pt" svg:y="1844.05pt">
              <draw:text-box>
                <text:p text:style-name="P1"><text:span text:style-name="T2">0%</text:span></text:p>
              </draw:text-box>
            </draw:frame>
            <draw:frame draw:name="TextBox 1" draw:style-name="gr2" draw:text-style-name="P2" svg:width="70.5pt" svg:height="20.24pt" svg:x="558.85pt" svg:y="1881.35pt">
              <draw:text-box>
                <text:p text:style-name="P1"><text:span text:style-name="T3">90%</text:span></text:p>
              </draw:text-box>
            </draw:frame>
            <draw:frame draw:name="TextBox 1" draw:style-name="gr2" draw:text-style-name="P2" svg:width="70.5pt" svg:height="20.24pt" svg:x="559.9pt" svg:y="1918.09pt">
              <draw:text-box>
                <text:p text:style-name="P1"><text:span text:style-name="T2">99%</text:span></text:p>
              </draw:text-box>
            </draw:frame>
            <draw:frame draw:name="TextBox 1" draw:style-name="gr2" draw:text-style-name="P2" svg:width="70.5pt" svg:height="20.24pt" svg:x="551.11pt" svg:y="1955.59pt">
              <draw:text-box>
                <text:p text:style-name="P1"><text:span text:style-name="T2">99.9%</text:span></text:p>
              </draw:text-box>
            </draw:frame>
            <draw:frame draw:name="TextBox 1" draw:style-name="gr2" draw:text-style-name="P2" svg:width="70.5pt" svg:height="20.24pt" svg:x="545.41pt" svg:y="1993.1pt">
              <draw:text-box>
                <text:p text:style-name="P1"><text:span text:style-name="T2">99.99%</text:span></text:p>
              </draw:text-box>
            </draw:frame>
            <draw:frame draw:name="TextBox 1" draw:style-name="gr2" draw:text-style-name="P2" svg:width="70.5pt" svg:height="20.24pt" svg:x="540.77pt" svg:y="2029.86pt">
              <draw:text-box>
                <text:p text:style-name="P1"><text:span text:style-name="T2">99.999%</text:span></text:p>
              </draw:text-box>
            </draw:frame>
            <draw:frame draw:name="TextBox 1" draw:style-name="gr2" draw:text-style-name="P2" svg:width="70.5pt" svg:height="20.24pt" svg:x="535.07pt" svg:y="2066.88pt">
              <draw:text-box>
                <text:p text:style-name="P1"><text:span text:style-name="T2">99.9999%</text:span></text:p>
              </draw:text-box>
            </draw:frame>
            <draw:frame draw:name="TextBox 1" draw:style-name="gr2" draw:text-style-name="P2" svg:width="70.5pt" svg:height="20.24pt" svg:x="529.88pt" svg:y="2104.33pt">
              <draw:text-box>
                <text:p text:style-name="P1"><text:span text:style-name="T2">99.99999%</text:span></text:p>
              </draw:text-box>
            </draw:frame>
          </draw:g>
        </table:shapes>
        <table:table-column table:style-name="co1" table:number-columns-repeated="15" table:default-cell-style-name="ce1"/>
        <table:table-column table:style-name="co2" table:number-columns-repeated="1009" table:default-cell-style-name="ce1"/>
        <table:table-row table:style-name="ro1">
          <table:table-cell office:value-type="string" calcext:value-type="string">
            <text:p>Drive</text:p>
          </table:table-cell>
          <table:table-cell table:formula="of:=[Tests.B1]" office:value-type="string" office:string-value="/dev/nvme0n1:/dev/nvme1n1:/dev/nvme2n1:/dev/nvme3n1:/dev/nvme4n1:/dev/nvme5n1" calcext:value-type="string">
            <text:p>/dev/nvme0n1:/dev/nvme1n1:/dev/nvme2n1:/dev/nvme3n1:/dev/nvme4n1:/dev/nvme5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ed</text:p>
          </table:table-cell>
          <table:table-cell table:formula="of:=[Tests.B5]" office:value-type="string" office:string-value="4464" calcext:value-type="string">
            <text:p>4464</text:p>
          </table:table-cell>
          <table:table-cell office:value-type="string" calcext:value-type="string">
            <text:p>G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l</text:p>
          </table:table-cell>
          <table:table-cell table:formula="of:=[Tests.B2]" office:value-type="string" office:string-value="NVMF-DM-DEV" calcext:value-type="string">
            <text:p>NVMF-DM-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al</text:p>
          </table:table-cell>
          <table:table-cell table:formula="of:=[Tests.B3]" office:value-type="string" office:string-value="Abstract Targets" calcext:value-type="string">
            <text:p>Abstract Targ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U</text:p>
          </table:table-cell>
          <table:table-cell table:formula="of:=[Tests.B6]" office:value-type="string" office:string-value="_CPU" calcext:value-type="string">
            <text:p>_CP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</text:p>
          </table:table-cell>
          <table:table-cell table:formula="of:=[Tests.B9]" office:value-type="string" office:string-value="Linux host1 4.9.64 #1 SMP Sun Nov 26 09:05:27 IST 2017 x86_64 x86_64" calcext:value-type="string">
            <text:p>Linux host1 4.9.64 #1 SMP Sun Nov 26 09:05:27 IST 2017 x86_64 x86_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O Version</text:p>
          </table:table-cell>
          <table:table-cell table:formula="of:=[Tests.B10]" office:value-type="string" office:string-value="fio-3.2-72-ge80d" calcext:value-type="string">
            <text:p>fio-3.2-72-ge80d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Average IOPS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3" table:formula="of:=AVERAGE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Standard Dev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4" table:formula="of:=STDEV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Coefficient of Var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[.N17]/[.N14]" office:value-type="string" office:string-value="" calcext:value-type="error">
            <text:p>#DIV/0!</text:p>
          </table:table-cell>
          <table:table-cell table:style-name="ce6"/>
          <table:table-cell table:number-columns-repeated="1009"/>
        </table:table-row>
        <table:table-row table:style-name="ro1" table:number-rows-repeated="10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" table:style-name="ta1"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Write %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Queue Depth/Thread</text:p>
          </table:table-cell>
          <table:table-cell office:value-type="string" calcext:value-type="string">
            <text:p>IOPS</text:p>
          </table:table-cell>
          <table:table-cell office:value-type="string" calcext:value-type="string">
            <text:p>Bandwidth (MB/s)</text:p>
          </table:table-cell>
          <table:table-cell office:value-type="string" calcext:value-type="string">
            <text:p>Read Latency (us)</text:p>
          </table:table-cell>
          <table:table-cell office:value-type="string" calcext:value-type="string">
            <text:p>Write Latency (us)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imestamp_ms</text:p>
          </table:table-cell>
          <table:table-cell office:value-type="string" calcext:value-type="string">
            <text:p>Time_date</text:p>
          </table:table-cell>
          <table:table-cell office:value-type="string" calcext:value-type="string">
            <text:p>Test_Nam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68882.0" calcext:value-type="float">
            <text:p>268882.0</text:p>
          </table:table-cell>
          <table:table-cell office:value-type="float" office:value="131.29" calcext:value-type="float">
            <text:p>131.29</text:p>
          </table:table-cell>
          <table:table-cell office:value-type="float" office:value="951.712562315" calcext:value-type="float">
            <text:p>951.71256231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09-36-09</text:p>
          </table:table-cell>
          <table:table-cell office:value-type="float" office:value="1.52583876966e+12" calcext:value-type="float">
            <text:p>1.52583876966e+12</text:p>
          </table:table-cell>
          <table:table-cell office:value-type="string" calcext:value-type="string">
            <text:p>Wed May  9 09:36:09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62290.0" calcext:value-type="float">
            <text:p>262290.0</text:p>
          </table:table-cell>
          <table:table-cell office:value-type="float" office:value="256.14" calcext:value-type="float">
            <text:p>256.14</text:p>
          </table:table-cell>
          <table:table-cell office:value-type="float" office:value="975.633522436" calcext:value-type="float">
            <text:p>975.63352243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09-38-20</text:p>
          </table:table-cell>
          <table:table-cell office:value-type="float" office:value="1.52583890076e+12" calcext:value-type="float">
            <text:p>1.52583890076e+12</text:p>
          </table:table-cell>
          <table:table-cell office:value-type="string" calcext:value-type="string">
            <text:p>Wed May  9 09:38:20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65778.0" calcext:value-type="float">
            <text:p>265778.0</text:p>
          </table:table-cell>
          <table:table-cell office:value-type="float" office:value="519.1" calcext:value-type="float">
            <text:p>519.1</text:p>
          </table:table-cell>
          <table:table-cell office:value-type="float" office:value="962.833898955" calcext:value-type="float">
            <text:p>962.83389895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09-40-31</text:p>
          </table:table-cell>
          <table:table-cell office:value-type="float" office:value="1.52583903187e+12" calcext:value-type="float">
            <text:p>1.52583903187e+12</text:p>
          </table:table-cell>
          <table:table-cell office:value-type="string" calcext:value-type="string">
            <text:p>Wed May  9 09:40:31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63837.0" calcext:value-type="float">
            <text:p>263837.0</text:p>
          </table:table-cell>
          <table:table-cell office:value-type="float" office:value="1030.61" calcext:value-type="float">
            <text:p>1030.61</text:p>
          </table:table-cell>
          <table:table-cell office:value-type="float" office:value="969.909956897" calcext:value-type="float">
            <text:p>969.90995689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09-42-43</text:p>
          </table:table-cell>
          <table:table-cell office:value-type="float" office:value="1.525839163e+12" calcext:value-type="float">
            <text:p>1.525839163e+12</text:p>
          </table:table-cell>
          <table:table-cell office:value-type="string" calcext:value-type="string">
            <text:p>Wed May  9 09:42:43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39405.0" calcext:value-type="float">
            <text:p>239405.0</text:p>
          </table:table-cell>
          <table:table-cell office:value-type="float" office:value="1870.35" calcext:value-type="float">
            <text:p>1870.35</text:p>
          </table:table-cell>
          <table:table-cell office:value-type="float" office:value="1068.92125582" calcext:value-type="float">
            <text:p>1068.9212558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09-44-54</text:p>
          </table:table-cell>
          <table:table-cell office:value-type="float" office:value="1.5258392941e+12" calcext:value-type="float">
            <text:p>1.5258392941e+12</text:p>
          </table:table-cell>
          <table:table-cell office:value-type="string" calcext:value-type="string">
            <text:p>Wed May  9 09:44:54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26413.0" calcext:value-type="float">
            <text:p>226413.0</text:p>
          </table:table-cell>
          <table:table-cell office:value-type="float" office:value="3537.71" calcext:value-type="float">
            <text:p>3537.71</text:p>
          </table:table-cell>
          <table:table-cell office:value-type="float" office:value="1130.29689319" calcext:value-type="float">
            <text:p>1130.2968931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09-47-05</text:p>
          </table:table-cell>
          <table:table-cell office:value-type="float" office:value="1.52583942522e+12" calcext:value-type="float">
            <text:p>1.52583942522e+12</text:p>
          </table:table-cell>
          <table:table-cell office:value-type="string" calcext:value-type="string">
            <text:p>Wed May  9 09:47:05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170572.0" calcext:value-type="float">
            <text:p>170572.0</text:p>
          </table:table-cell>
          <table:table-cell office:value-type="float" office:value="5330.36" calcext:value-type="float">
            <text:p>5330.36</text:p>
          </table:table-cell>
          <table:table-cell office:value-type="float" office:value="1500.43585442" calcext:value-type="float">
            <text:p>1500.4358544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09-49-16</text:p>
          </table:table-cell>
          <table:table-cell office:value-type="float" office:value="1.52583955632e+12" calcext:value-type="float">
            <text:p>1.52583955632e+12</text:p>
          </table:table-cell>
          <table:table-cell office:value-type="string" calcext:value-type="string">
            <text:p>Wed May  9 09:49:16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85864.0" calcext:value-type="float">
            <text:p>85864.0</text:p>
          </table:table-cell>
          <table:table-cell office:value-type="float" office:value="5366.5" calcext:value-type="float">
            <text:p>5366.5</text:p>
          </table:table-cell>
          <table:table-cell office:value-type="float" office:value="2981.02645915" calcext:value-type="float">
            <text:p>2981.0264591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09-51-27</text:p>
          </table:table-cell>
          <table:table-cell office:value-type="float" office:value="1.52583968745e+12" calcext:value-type="float">
            <text:p>1.52583968745e+12</text:p>
          </table:table-cell>
          <table:table-cell office:value-type="string" calcext:value-type="string">
            <text:p>Wed May  9 09:51:27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40447.0" calcext:value-type="float">
            <text:p>40447.0</text:p>
          </table:table-cell>
          <table:table-cell office:value-type="float" office:value="5055.85" calcext:value-type="float">
            <text:p>5055.85</text:p>
          </table:table-cell>
          <table:table-cell office:value-type="float" office:value="6328.75881483" calcext:value-type="float">
            <text:p>6328.7588148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09-53-38</text:p>
          </table:table-cell>
          <table:table-cell office:value-type="float" office:value="1.52583981856e+12" calcext:value-type="float">
            <text:p>1.52583981856e+12</text:p>
          </table:table-cell>
          <table:table-cell office:value-type="string" calcext:value-type="string">
            <text:p>Wed May  9 09:53:38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711277.0" calcext:value-type="float">
            <text:p>1711277.0</text:p>
          </table:table-cell>
          <table:table-cell office:value-type="float" office:value="835.58" calcext:value-type="float">
            <text:p>835.58</text:p>
          </table:table-cell>
          <table:table-cell office:value-type="float" office:value="149.0163275" calcext:value-type="float">
            <text:p>149.016327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09-55-49</text:p>
          </table:table-cell>
          <table:table-cell office:value-type="float" office:value="1.52583994969e+12" calcext:value-type="float">
            <text:p>1.52583994969e+12</text:p>
          </table:table-cell>
          <table:table-cell office:value-type="string" calcext:value-type="string">
            <text:p>Wed May  9 09:55:49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697931.0" calcext:value-type="float">
            <text:p>1697931.0</text:p>
          </table:table-cell>
          <table:table-cell office:value-type="float" office:value="1658.14" calcext:value-type="float">
            <text:p>1658.14</text:p>
          </table:table-cell>
          <table:table-cell office:value-type="float" office:value="150.165641604" calcext:value-type="float">
            <text:p>150.16564160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09-58-00</text:p>
          </table:table-cell>
          <table:table-cell office:value-type="float" office:value="1.5258400808e+12" calcext:value-type="float">
            <text:p>1.5258400808e+12</text:p>
          </table:table-cell>
          <table:table-cell office:value-type="string" calcext:value-type="string">
            <text:p>Wed May  9 09:58:00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352177.0" calcext:value-type="float">
            <text:p>1352177.0</text:p>
          </table:table-cell>
          <table:table-cell office:value-type="float" office:value="2640.97" calcext:value-type="float">
            <text:p>2640.97</text:p>
          </table:table-cell>
          <table:table-cell office:value-type="float" office:value="188.681637369" calcext:value-type="float">
            <text:p>188.68163736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0-00-11</text:p>
          </table:table-cell>
          <table:table-cell office:value-type="float" office:value="1.52584021191e+12" calcext:value-type="float">
            <text:p>1.52584021191e+12</text:p>
          </table:table-cell>
          <table:table-cell office:value-type="string" calcext:value-type="string">
            <text:p>Wed May  9 10:00:11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536992.0" calcext:value-type="float">
            <text:p>536992.0</text:p>
          </table:table-cell>
          <table:table-cell office:value-type="float" office:value="2097.63" calcext:value-type="float">
            <text:p>2097.63</text:p>
          </table:table-cell>
          <table:table-cell office:value-type="float" office:value="476.006707648" calcext:value-type="float">
            <text:p>476.00670764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0-02-23</text:p>
          </table:table-cell>
          <table:table-cell office:value-type="float" office:value="1.52584034304e+12" calcext:value-type="float">
            <text:p>1.52584034304e+12</text:p>
          </table:table-cell>
          <table:table-cell office:value-type="string" calcext:value-type="string">
            <text:p>Wed May  9 10:02:23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294999.0" calcext:value-type="float">
            <text:p>294999.0</text:p>
          </table:table-cell>
          <table:table-cell office:value-type="float" office:value="2304.68" calcext:value-type="float">
            <text:p>2304.68</text:p>
          </table:table-cell>
          <table:table-cell office:value-type="float" office:value="867.112944969" calcext:value-type="float">
            <text:p>867.11294496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0-04-34</text:p>
          </table:table-cell>
          <table:table-cell office:value-type="float" office:value="1.52584047418e+12" calcext:value-type="float">
            <text:p>1.52584047418e+12</text:p>
          </table:table-cell>
          <table:table-cell office:value-type="string" calcext:value-type="string">
            <text:p>Wed May  9 10:04:34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44560.0" calcext:value-type="float">
            <text:p>144560.0</text:p>
          </table:table-cell>
          <table:table-cell office:value-type="float" office:value="2258.75" calcext:value-type="float">
            <text:p>2258.75</text:p>
          </table:table-cell>
          <table:table-cell office:value-type="float" office:value="1769.82437792" calcext:value-type="float">
            <text:p>1769.8243779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0-06-45</text:p>
          </table:table-cell>
          <table:table-cell office:value-type="float" office:value="1.52584060526e+12" calcext:value-type="float">
            <text:p>1.52584060526e+12</text:p>
          </table:table-cell>
          <table:table-cell office:value-type="string" calcext:value-type="string">
            <text:p>Wed May  9 10:06:45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72233.0" calcext:value-type="float">
            <text:p>72233.0</text:p>
          </table:table-cell>
          <table:table-cell office:value-type="float" office:value="2257.28" calcext:value-type="float">
            <text:p>2257.28</text:p>
          </table:table-cell>
          <table:table-cell office:value-type="float" office:value="3542.25105192" calcext:value-type="float">
            <text:p>3542.2510519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0-08-56</text:p>
          </table:table-cell>
          <table:table-cell office:value-type="float" office:value="1.52584073641e+12" calcext:value-type="float">
            <text:p>1.52584073641e+12</text:p>
          </table:table-cell>
          <table:table-cell office:value-type="string" calcext:value-type="string">
            <text:p>Wed May  9 10:08:56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37293.0" calcext:value-type="float">
            <text:p>37293.0</text:p>
          </table:table-cell>
          <table:table-cell office:value-type="float" office:value="2330.8" calcext:value-type="float">
            <text:p>2330.8</text:p>
          </table:table-cell>
          <table:table-cell office:value-type="float" office:value="6861.78088273" calcext:value-type="float">
            <text:p>6861.7808827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0-11-07</text:p>
          </table:table-cell>
          <table:table-cell office:value-type="float" office:value="1.52584086754e+12" calcext:value-type="float">
            <text:p>1.52584086754e+12</text:p>
          </table:table-cell>
          <table:table-cell office:value-type="string" calcext:value-type="string">
            <text:p>Wed May  9 10:11:07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8199.0" calcext:value-type="float">
            <text:p>18199.0</text:p>
          </table:table-cell>
          <table:table-cell office:value-type="float" office:value="2274.88" calcext:value-type="float">
            <text:p>2274.88</text:p>
          </table:table-cell>
          <table:table-cell office:value-type="float" office:value="14060.7324171" calcext:value-type="float">
            <text:p>14060.732417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0-13-18</text:p>
          </table:table-cell>
          <table:table-cell office:value-type="float" office:value="1.52584099869e+12" calcext:value-type="float">
            <text:p>1.52584099869e+12</text:p>
          </table:table-cell>
          <table:table-cell office:value-type="string" calcext:value-type="string">
            <text:p>Wed May  9 10:13:18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3796.0" calcext:value-type="float">
            <text:p>33796.0</text:p>
          </table:table-cell>
          <table:table-cell office:value-type="float" office:value="16.5" calcext:value-type="float">
            <text:p>16.5</text:p>
          </table:table-cell>
          <table:table-cell office:value-type="float" office:value="0.0" calcext:value-type="float">
            <text:p>0.0</text:p>
          </table:table-cell>
          <table:table-cell office:value-type="float" office:value="29.147426454" calcext:value-type="float">
            <text:p>29.147426454</text:p>
          </table:table-cell>
          <table:table-cell office:value-type="string" calcext:value-type="string">
            <text:p>2018-05-09_10-15-29</text:p>
          </table:table-cell>
          <table:table-cell office:value-type="float" office:value="1.52584112973e+12" calcext:value-type="float">
            <text:p>1.52584112973e+12</text:p>
          </table:table-cell>
          <table:table-cell office:value-type="string" calcext:value-type="string">
            <text:p>Wed May  9 10:15:29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3018.0" calcext:value-type="float">
            <text:p>33018.0</text:p>
          </table:table-cell>
          <table:table-cell office:value-type="float" office:value="32.24" calcext:value-type="float">
            <text:p>32.24</text:p>
          </table:table-cell>
          <table:table-cell office:value-type="float" office:value="0.0" calcext:value-type="float">
            <text:p>0.0</text:p>
          </table:table-cell>
          <table:table-cell office:value-type="float" office:value="29.817214655" calcext:value-type="float">
            <text:p>29.817214655</text:p>
          </table:table-cell>
          <table:table-cell office:value-type="string" calcext:value-type="string">
            <text:p>2018-05-09_10-17-40</text:p>
          </table:table-cell>
          <table:table-cell office:value-type="float" office:value="1.52584126086e+12" calcext:value-type="float">
            <text:p>1.52584126086e+12</text:p>
          </table:table-cell>
          <table:table-cell office:value-type="string" calcext:value-type="string">
            <text:p>Wed May  9 10:17:40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2000.0" calcext:value-type="float">
            <text:p>32000.0</text:p>
          </table:table-cell>
          <table:table-cell office:value-type="float" office:value="62.5" calcext:value-type="float">
            <text:p>62.5</text:p>
          </table:table-cell>
          <table:table-cell office:value-type="float" office:value="0.0" calcext:value-type="float">
            <text:p>0.0</text:p>
          </table:table-cell>
          <table:table-cell office:value-type="float" office:value="30.798959856" calcext:value-type="float">
            <text:p>30.798959856</text:p>
          </table:table-cell>
          <table:table-cell office:value-type="string" calcext:value-type="string">
            <text:p>2018-05-09_10-19-51</text:p>
          </table:table-cell>
          <table:table-cell office:value-type="float" office:value="1.525841392e+12" calcext:value-type="float">
            <text:p>1.525841392e+12</text:p>
          </table:table-cell>
          <table:table-cell office:value-type="string" calcext:value-type="string">
            <text:p>Wed May  9 10:19:51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29874.0" calcext:value-type="float">
            <text:p>29874.0</text:p>
          </table:table-cell>
          <table:table-cell office:value-type="float" office:value="116.7" calcext:value-type="float">
            <text:p>116.7</text:p>
          </table:table-cell>
          <table:table-cell office:value-type="float" office:value="0.0" calcext:value-type="float">
            <text:p>0.0</text:p>
          </table:table-cell>
          <table:table-cell office:value-type="float" office:value="33.016046971" calcext:value-type="float">
            <text:p>33.016046971</text:p>
          </table:table-cell>
          <table:table-cell office:value-type="string" calcext:value-type="string">
            <text:p>2018-05-09_10-22-03</text:p>
          </table:table-cell>
          <table:table-cell office:value-type="float" office:value="1.52584152310e+12" calcext:value-type="float">
            <text:p>1.52584152310e+12</text:p>
          </table:table-cell>
          <table:table-cell office:value-type="string" calcext:value-type="string">
            <text:p>Wed May  9 10:22:03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9288.0" calcext:value-type="float">
            <text:p>19288.0</text:p>
          </table:table-cell>
          <table:table-cell office:value-type="float" office:value="150.69" calcext:value-type="float">
            <text:p>150.69</text:p>
          </table:table-cell>
          <table:table-cell office:value-type="float" office:value="0.0" calcext:value-type="float">
            <text:p>0.0</text:p>
          </table:table-cell>
          <table:table-cell office:value-type="float" office:value="51.008357137" calcext:value-type="float">
            <text:p>51.008357137</text:p>
          </table:table-cell>
          <table:table-cell office:value-type="string" calcext:value-type="string">
            <text:p>2018-05-09_10-24-14</text:p>
          </table:table-cell>
          <table:table-cell office:value-type="float" office:value="1.52584165423e+12" calcext:value-type="float">
            <text:p>1.52584165423e+12</text:p>
          </table:table-cell>
          <table:table-cell office:value-type="string" calcext:value-type="string">
            <text:p>Wed May  9 10:24:14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5975.0" calcext:value-type="float">
            <text:p>15975.0</text:p>
          </table:table-cell>
          <table:table-cell office:value-type="float" office:value="249.6" calcext:value-type="float">
            <text:p>249.6</text:p>
          </table:table-cell>
          <table:table-cell office:value-type="float" office:value="0.0" calcext:value-type="float">
            <text:p>0.0</text:p>
          </table:table-cell>
          <table:table-cell office:value-type="float" office:value="61.797258173" calcext:value-type="float">
            <text:p>61.797258173</text:p>
          </table:table-cell>
          <table:table-cell office:value-type="string" calcext:value-type="string">
            <text:p>2018-05-09_10-26-25</text:p>
          </table:table-cell>
          <table:table-cell office:value-type="float" office:value="1.52584178535e+12" calcext:value-type="float">
            <text:p>1.52584178535e+12</text:p>
          </table:table-cell>
          <table:table-cell office:value-type="string" calcext:value-type="string">
            <text:p>Wed May  9 10:26:25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2485.0" calcext:value-type="float">
            <text:p>12485.0</text:p>
          </table:table-cell>
          <table:table-cell office:value-type="float" office:value="390.14" calcext:value-type="float">
            <text:p>390.14</text:p>
          </table:table-cell>
          <table:table-cell office:value-type="float" office:value="0.0" calcext:value-type="float">
            <text:p>0.0</text:p>
          </table:table-cell>
          <table:table-cell office:value-type="float" office:value="79.327137056" calcext:value-type="float">
            <text:p>79.327137056</text:p>
          </table:table-cell>
          <table:table-cell office:value-type="string" calcext:value-type="string">
            <text:p>2018-05-09_10-28-36</text:p>
          </table:table-cell>
          <table:table-cell office:value-type="float" office:value="1.52584191644e+12" calcext:value-type="float">
            <text:p>1.52584191644e+12</text:p>
          </table:table-cell>
          <table:table-cell office:value-type="string" calcext:value-type="string">
            <text:p>Wed May  9 10:28:36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9024.0" calcext:value-type="float">
            <text:p>9024.0</text:p>
          </table:table-cell>
          <table:table-cell office:value-type="float" office:value="563.98" calcext:value-type="float">
            <text:p>563.98</text:p>
          </table:table-cell>
          <table:table-cell office:value-type="float" office:value="0.0" calcext:value-type="float">
            <text:p>0.0</text:p>
          </table:table-cell>
          <table:table-cell office:value-type="float" office:value="109.867454469" calcext:value-type="float">
            <text:p>109.867454469</text:p>
          </table:table-cell>
          <table:table-cell office:value-type="string" calcext:value-type="string">
            <text:p>2018-05-09_10-30-47</text:p>
          </table:table-cell>
          <table:table-cell office:value-type="float" office:value="1.52584204757e+12" calcext:value-type="float">
            <text:p>1.52584204757e+12</text:p>
          </table:table-cell>
          <table:table-cell office:value-type="string" calcext:value-type="string">
            <text:p>Wed May  9 10:30:47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5105.0" calcext:value-type="float">
            <text:p>5105.0</text:p>
          </table:table-cell>
          <table:table-cell office:value-type="float" office:value="638.11" calcext:value-type="float">
            <text:p>638.11</text:p>
          </table:table-cell>
          <table:table-cell office:value-type="float" office:value="0.0" calcext:value-type="float">
            <text:p>0.0</text:p>
          </table:table-cell>
          <table:table-cell office:value-type="float" office:value="194.414547116" calcext:value-type="float">
            <text:p>194.414547116</text:p>
          </table:table-cell>
          <table:table-cell office:value-type="string" calcext:value-type="string">
            <text:p>2018-05-09_10-32-58</text:p>
          </table:table-cell>
          <table:table-cell office:value-type="float" office:value="1.52584217871e+12" calcext:value-type="float">
            <text:p>1.52584217871e+12</text:p>
          </table:table-cell>
          <table:table-cell office:value-type="string" calcext:value-type="string">
            <text:p>Wed May  9 10:32:58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22768.0" calcext:value-type="float">
            <text:p>22768.0</text:p>
          </table:table-cell>
          <table:table-cell office:value-type="float" office:value="88.94" calcext:value-type="float">
            <text:p>88.94</text:p>
          </table:table-cell>
          <table:table-cell office:value-type="float" office:value="51.938403218" calcext:value-type="float">
            <text:p>51.938403218</text:p>
          </table:table-cell>
          <table:table-cell office:value-type="float" office:value="34.748100587" calcext:value-type="float">
            <text:p>34.748100587</text:p>
          </table:table-cell>
          <table:table-cell office:value-type="string" calcext:value-type="string">
            <text:p>2018-05-09_10-35-09</text:p>
          </table:table-cell>
          <table:table-cell office:value-type="float" office:value="1.52584230982e+12" calcext:value-type="float">
            <text:p>1.52584230982e+12</text:p>
          </table:table-cell>
          <table:table-cell office:value-type="string" calcext:value-type="string">
            <text:p>Wed May  9 10:35:09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43828.0" calcext:value-type="float">
            <text:p>43828.0</text:p>
          </table:table-cell>
          <table:table-cell office:value-type="float" office:value="171.2" calcext:value-type="float">
            <text:p>171.2</text:p>
          </table:table-cell>
          <table:table-cell office:value-type="float" office:value="54.14509694" calcext:value-type="float">
            <text:p>54.14509694</text:p>
          </table:table-cell>
          <table:table-cell office:value-type="float" office:value="35.911176262" calcext:value-type="float">
            <text:p>35.911176262</text:p>
          </table:table-cell>
          <table:table-cell office:value-type="string" calcext:value-type="string">
            <text:p>2018-05-09_10-37-20</text:p>
          </table:table-cell>
          <table:table-cell office:value-type="float" office:value="1.52584244091e+12" calcext:value-type="float">
            <text:p>1.52584244091e+12</text:p>
          </table:table-cell>
          <table:table-cell office:value-type="string" calcext:value-type="string">
            <text:p>Wed May  9 10:37:20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85596.0" calcext:value-type="float">
            <text:p>85596.0</text:p>
          </table:table-cell>
          <table:table-cell office:value-type="float" office:value="334.36" calcext:value-type="float">
            <text:p>334.36</text:p>
          </table:table-cell>
          <table:table-cell office:value-type="float" office:value="57.541286312" calcext:value-type="float">
            <text:p>57.541286312</text:p>
          </table:table-cell>
          <table:table-cell office:value-type="float" office:value="34.842812707" calcext:value-type="float">
            <text:p>34.842812707</text:p>
          </table:table-cell>
          <table:table-cell office:value-type="string" calcext:value-type="string">
            <text:p>2018-05-09_10-39-32</text:p>
          </table:table-cell>
          <table:table-cell office:value-type="float" office:value="1.52584257207e+12" calcext:value-type="float">
            <text:p>1.52584257207e+12</text:p>
          </table:table-cell>
          <table:table-cell office:value-type="string" calcext:value-type="string">
            <text:p>Wed May  9 10:39:32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154182.0" calcext:value-type="float">
            <text:p>154182.0</text:p>
          </table:table-cell>
          <table:table-cell office:value-type="float" office:value="602.27" calcext:value-type="float">
            <text:p>602.27</text:p>
          </table:table-cell>
          <table:table-cell office:value-type="float" office:value="66.686030991" calcext:value-type="float">
            <text:p>66.686030991</text:p>
          </table:table-cell>
          <table:table-cell office:value-type="float" office:value="35.886073034" calcext:value-type="float">
            <text:p>35.886073034</text:p>
          </table:table-cell>
          <table:table-cell office:value-type="string" calcext:value-type="string">
            <text:p>2018-05-09_10-41-43</text:p>
          </table:table-cell>
          <table:table-cell office:value-type="float" office:value="1.52584270316e+12" calcext:value-type="float">
            <text:p>1.52584270316e+12</text:p>
          </table:table-cell>
          <table:table-cell office:value-type="string" calcext:value-type="string">
            <text:p>Wed May  9 10:41:43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271799.0" calcext:value-type="float">
            <text:p>271799.0</text:p>
          </table:table-cell>
          <table:table-cell office:value-type="float" office:value="1061.72" calcext:value-type="float">
            <text:p>1061.72</text:p>
          </table:table-cell>
          <table:table-cell office:value-type="float" office:value="81.16293695" calcext:value-type="float">
            <text:p>81.16293695</text:p>
          </table:table-cell>
          <table:table-cell office:value-type="float" office:value="35.388302717" calcext:value-type="float">
            <text:p>35.388302717</text:p>
          </table:table-cell>
          <table:table-cell office:value-type="string" calcext:value-type="string">
            <text:p>2018-05-09_10-43-54</text:p>
          </table:table-cell>
          <table:table-cell office:value-type="float" office:value="1.52584283431e+12" calcext:value-type="float">
            <text:p>1.52584283431e+12</text:p>
          </table:table-cell>
          <table:table-cell office:value-type="string" calcext:value-type="string">
            <text:p>Wed May  9 10:43:54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453047.0" calcext:value-type="float">
            <text:p>453047.0</text:p>
          </table:table-cell>
          <table:table-cell office:value-type="float" office:value="1769.72" calcext:value-type="float">
            <text:p>1769.72</text:p>
          </table:table-cell>
          <table:table-cell office:value-type="float" office:value="103.557914431" calcext:value-type="float">
            <text:p>103.557914431</text:p>
          </table:table-cell>
          <table:table-cell office:value-type="float" office:value="36.320078131" calcext:value-type="float">
            <text:p>36.320078131</text:p>
          </table:table-cell>
          <table:table-cell office:value-type="string" calcext:value-type="string">
            <text:p>2018-05-09_10-46-05</text:p>
          </table:table-cell>
          <table:table-cell office:value-type="float" office:value="1.52584296542e+12" calcext:value-type="float">
            <text:p>1.52584296542e+12</text:p>
          </table:table-cell>
          <table:table-cell office:value-type="string" calcext:value-type="string">
            <text:p>Wed May  9 10:46:05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706648.0" calcext:value-type="float">
            <text:p>706648.0</text:p>
          </table:table-cell>
          <table:table-cell office:value-type="float" office:value="2760.35" calcext:value-type="float">
            <text:p>2760.35</text:p>
          </table:table-cell>
          <table:table-cell office:value-type="float" office:value="138.666452241" calcext:value-type="float">
            <text:p>138.666452241</text:p>
          </table:table-cell>
          <table:table-cell office:value-type="float" office:value="40.877897498" calcext:value-type="float">
            <text:p>40.877897498</text:p>
          </table:table-cell>
          <table:table-cell office:value-type="string" calcext:value-type="string">
            <text:p>2018-05-09_10-48-16</text:p>
          </table:table-cell>
          <table:table-cell office:value-type="float" office:value="1.52584309658e+12" calcext:value-type="float">
            <text:p>1.52584309658e+12</text:p>
          </table:table-cell>
          <table:table-cell office:value-type="string" calcext:value-type="string">
            <text:p>Wed May  9 10:48:16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8185.0" calcext:value-type="float">
            <text:p>18185.0</text:p>
          </table:table-cell>
          <table:table-cell office:value-type="float" office:value="71.04" calcext:value-type="float">
            <text:p>71.04</text:p>
          </table:table-cell>
          <table:table-cell office:value-type="float" office:value="54.412149127" calcext:value-type="float">
            <text:p>54.41214912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0-50-27</text:p>
          </table:table-cell>
          <table:table-cell office:value-type="float" office:value="1.52584322763e+12" calcext:value-type="float">
            <text:p>1.52584322763e+12</text:p>
          </table:table-cell>
          <table:table-cell office:value-type="string" calcext:value-type="string">
            <text:p>Wed May  9 10:50:27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34932.0" calcext:value-type="float">
            <text:p>34932.0</text:p>
          </table:table-cell>
          <table:table-cell office:value-type="float" office:value="136.45" calcext:value-type="float">
            <text:p>136.45</text:p>
          </table:table-cell>
          <table:table-cell office:value-type="float" office:value="56.634358874" calcext:value-type="float">
            <text:p>56.63435887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0-52-38</text:p>
          </table:table-cell>
          <table:table-cell office:value-type="float" office:value="1.52584335874e+12" calcext:value-type="float">
            <text:p>1.52584335874e+12</text:p>
          </table:table-cell>
          <table:table-cell office:value-type="string" calcext:value-type="string">
            <text:p>Wed May  9 10:52:38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72429.0" calcext:value-type="float">
            <text:p>72429.0</text:p>
          </table:table-cell>
          <table:table-cell office:value-type="float" office:value="282.93" calcext:value-type="float">
            <text:p>282.93</text:p>
          </table:table-cell>
          <table:table-cell office:value-type="float" office:value="54.712020914" calcext:value-type="float">
            <text:p>54.71202091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0-54-49</text:p>
          </table:table-cell>
          <table:table-cell office:value-type="float" office:value="1.52584348986e+12" calcext:value-type="float">
            <text:p>1.52584348986e+12</text:p>
          </table:table-cell>
          <table:table-cell office:value-type="string" calcext:value-type="string">
            <text:p>Wed May  9 10:54:49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139224.0" calcext:value-type="float">
            <text:p>139224.0</text:p>
          </table:table-cell>
          <table:table-cell office:value-type="float" office:value="543.84" calcext:value-type="float">
            <text:p>543.84</text:p>
          </table:table-cell>
          <table:table-cell office:value-type="float" office:value="56.8829473" calcext:value-type="float">
            <text:p>56.882947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0-57-00</text:p>
          </table:table-cell>
          <table:table-cell office:value-type="float" office:value="1.52584362096e+12" calcext:value-type="float">
            <text:p>1.52584362096e+12</text:p>
          </table:table-cell>
          <table:table-cell office:value-type="string" calcext:value-type="string">
            <text:p>Wed May  9 10:57:00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287670.0" calcext:value-type="float">
            <text:p>287670.0</text:p>
          </table:table-cell>
          <table:table-cell office:value-type="float" office:value="1123.71" calcext:value-type="float">
            <text:p>1123.71</text:p>
          </table:table-cell>
          <table:table-cell office:value-type="float" office:value="55.052872776" calcext:value-type="float">
            <text:p>55.05287277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0-59-12</text:p>
          </table:table-cell>
          <table:table-cell office:value-type="float" office:value="1.5258437521e+12" calcext:value-type="float">
            <text:p>1.5258437521e+12</text:p>
          </table:table-cell>
          <table:table-cell office:value-type="string" calcext:value-type="string">
            <text:p>Wed May  9 10:59:12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552722.0" calcext:value-type="float">
            <text:p>552722.0</text:p>
          </table:table-cell>
          <table:table-cell office:value-type="float" office:value="2159.07" calcext:value-type="float">
            <text:p>2159.07</text:p>
          </table:table-cell>
          <table:table-cell office:value-type="float" office:value="57.226022209" calcext:value-type="float">
            <text:p>57.22602220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1-01-23</text:p>
          </table:table-cell>
          <table:table-cell office:value-type="float" office:value="1.52584388323e+12" calcext:value-type="float">
            <text:p>1.52584388323e+12</text:p>
          </table:table-cell>
          <table:table-cell office:value-type="string" calcext:value-type="string">
            <text:p>Wed May  9 11:01:23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947743.0" calcext:value-type="float">
            <text:p>947743.0</text:p>
          </table:table-cell>
          <table:table-cell office:value-type="float" office:value="3702.12" calcext:value-type="float">
            <text:p>3702.12</text:p>
          </table:table-cell>
          <table:table-cell office:value-type="float" office:value="66.74631753" calcext:value-type="float">
            <text:p>66.7463175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9_11-03-34</text:p>
          </table:table-cell>
          <table:table-cell office:value-type="float" office:value="1.5258440144e+12" calcext:value-type="float">
            <text:p>1.5258440144e+12</text:p>
          </table:table-cell>
          <table:table-cell office:value-type="string" calcext:value-type="string">
            <text:p>Wed May  9 11:03:34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29892.0" calcext:value-type="float">
            <text:p>29892.0</text:p>
          </table:table-cell>
          <table:table-cell office:value-type="float" office:value="116.76" calcext:value-type="float">
            <text:p>116.76</text:p>
          </table:table-cell>
          <table:table-cell office:value-type="float" office:value="0.0" calcext:value-type="float">
            <text:p>0.0</text:p>
          </table:table-cell>
          <table:table-cell office:value-type="float" office:value="32.988217053" calcext:value-type="float">
            <text:p>32.988217053</text:p>
          </table:table-cell>
          <table:table-cell office:value-type="string" calcext:value-type="string">
            <text:p>2018-05-09_11-05-45</text:p>
          </table:table-cell>
          <table:table-cell office:value-type="float" office:value="1.52584414546e+12" calcext:value-type="float">
            <text:p>1.52584414546e+12</text:p>
          </table:table-cell>
          <table:table-cell office:value-type="string" calcext:value-type="string">
            <text:p>Wed May  9 11:05:45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56780.0" calcext:value-type="float">
            <text:p>56780.0</text:p>
          </table:table-cell>
          <table:table-cell office:value-type="float" office:value="221.8" calcext:value-type="float">
            <text:p>221.8</text:p>
          </table:table-cell>
          <table:table-cell office:value-type="float" office:value="0.0" calcext:value-type="float">
            <text:p>0.0</text:p>
          </table:table-cell>
          <table:table-cell office:value-type="float" office:value="34.724834318" calcext:value-type="float">
            <text:p>34.724834318</text:p>
          </table:table-cell>
          <table:table-cell office:value-type="string" calcext:value-type="string">
            <text:p>2018-05-09_11-07-56</text:p>
          </table:table-cell>
          <table:table-cell office:value-type="float" office:value="1.52584427654e+12" calcext:value-type="float">
            <text:p>1.52584427654e+12</text:p>
          </table:table-cell>
          <table:table-cell office:value-type="string" calcext:value-type="string">
            <text:p>Wed May  9 11:07:56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112626.0" calcext:value-type="float">
            <text:p>112626.0</text:p>
          </table:table-cell>
          <table:table-cell office:value-type="float" office:value="439.95" calcext:value-type="float">
            <text:p>439.95</text:p>
          </table:table-cell>
          <table:table-cell office:value-type="float" office:value="0.0" calcext:value-type="float">
            <text:p>0.0</text:p>
          </table:table-cell>
          <table:table-cell office:value-type="float" office:value="34.9811193" calcext:value-type="float">
            <text:p>34.9811193</text:p>
          </table:table-cell>
          <table:table-cell office:value-type="string" calcext:value-type="string">
            <text:p>2018-05-09_11-10-07</text:p>
          </table:table-cell>
          <table:table-cell office:value-type="float" office:value="1.52584440768e+12" calcext:value-type="float">
            <text:p>1.52584440768e+12</text:p>
          </table:table-cell>
          <table:table-cell office:value-type="string" calcext:value-type="string">
            <text:p>Wed May  9 11:10:07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225180.0" calcext:value-type="float">
            <text:p>225180.0</text:p>
          </table:table-cell>
          <table:table-cell office:value-type="float" office:value="879.61" calcext:value-type="float">
            <text:p>879.61</text:p>
          </table:table-cell>
          <table:table-cell office:value-type="float" office:value="0.0" calcext:value-type="float">
            <text:p>0.0</text:p>
          </table:table-cell>
          <table:table-cell office:value-type="float" office:value="34.937144063" calcext:value-type="float">
            <text:p>34.937144063</text:p>
          </table:table-cell>
          <table:table-cell office:value-type="string" calcext:value-type="string">
            <text:p>2018-05-09_11-12-18</text:p>
          </table:table-cell>
          <table:table-cell office:value-type="float" office:value="1.52584453879e+12" calcext:value-type="float">
            <text:p>1.52584453879e+12</text:p>
          </table:table-cell>
          <table:table-cell office:value-type="string" calcext:value-type="string">
            <text:p>Wed May  9 11:12:18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450828.0" calcext:value-type="float">
            <text:p>450828.0</text:p>
          </table:table-cell>
          <table:table-cell office:value-type="float" office:value="1761.05" calcext:value-type="float">
            <text:p>1761.05</text:p>
          </table:table-cell>
          <table:table-cell office:value-type="float" office:value="0.0" calcext:value-type="float">
            <text:p>0.0</text:p>
          </table:table-cell>
          <table:table-cell office:value-type="float" office:value="34.887706943" calcext:value-type="float">
            <text:p>34.887706943</text:p>
          </table:table-cell>
          <table:table-cell office:value-type="string" calcext:value-type="string">
            <text:p>2018-05-09_11-14-29</text:p>
          </table:table-cell>
          <table:table-cell office:value-type="float" office:value="1.52584466996e+12" calcext:value-type="float">
            <text:p>1.52584466996e+12</text:p>
          </table:table-cell>
          <table:table-cell office:value-type="string" calcext:value-type="string">
            <text:p>Wed May  9 11:14:29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778271.0" calcext:value-type="float">
            <text:p>778271.0</text:p>
          </table:table-cell>
          <table:table-cell office:value-type="float" office:value="3040.12" calcext:value-type="float">
            <text:p>3040.12</text:p>
          </table:table-cell>
          <table:table-cell office:value-type="float" office:value="0.0" calcext:value-type="float">
            <text:p>0.0</text:p>
          </table:table-cell>
          <table:table-cell office:value-type="float" office:value="40.423065606" calcext:value-type="float">
            <text:p>40.423065606</text:p>
          </table:table-cell>
          <table:table-cell office:value-type="string" calcext:value-type="string">
            <text:p>2018-05-09_11-16-41</text:p>
          </table:table-cell>
          <table:table-cell office:value-type="float" office:value="1.52584480105e+12" calcext:value-type="float">
            <text:p>1.52584480105e+12</text:p>
          </table:table-cell>
          <table:table-cell office:value-type="string" calcext:value-type="string">
            <text:p>Wed May  9 11:16:41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1084555.0" calcext:value-type="float">
            <text:p>1084555.0</text:p>
          </table:table-cell>
          <table:table-cell office:value-type="float" office:value="4236.54" calcext:value-type="float">
            <text:p>4236.54</text:p>
          </table:table-cell>
          <table:table-cell office:value-type="float" office:value="0.0" calcext:value-type="float">
            <text:p>0.0</text:p>
          </table:table-cell>
          <table:table-cell office:value-type="float" office:value="58.116393551" calcext:value-type="float">
            <text:p>58.116393551</text:p>
          </table:table-cell>
          <table:table-cell office:value-type="string" calcext:value-type="string">
            <text:p>2018-05-09_11-18-52</text:p>
          </table:table-cell>
          <table:table-cell office:value-type="float" office:value="1.5258449322e+12" calcext:value-type="float">
            <text:p>1.5258449322e+12</text:p>
          </table:table-cell>
          <table:table-cell office:value-type="string" calcext:value-type="string">
            <text:p>Wed May  9 11:18:52 2018</text:p>
          </table:table-cell>
          <table:table-cell office:value-type="string" calcext:value-type="string">
            <text:p>Sustained 4KB Random Write Tests by Number of Threads</text:p>
          </table:table-cell>
        </table:table-row>
      </table:table>
      <table:table table:name="Timeseries" table:style-name="ta1">
        <table:table-column table:style-name="co1" table:default-cell-style-name="Default"/>
        <table:table-row table:style-name="ro1">
          <table:table-cell office:value-type="string" calcext:value-type="string">
            <text:p>Drives</text:p>
          </table:table-cell>
          <table:table-cell office:value-type="string" calcext:value-type="string">
            <text:p>/dev/nvme0n1:/dev/nvme1n1:/dev/nvme2n1:/dev/nvme3n1:/dev/nvme4n1:/dev/nvme5n1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VMF-DM-DEV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Abstract Targets</text:p>
          </table:table-cell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argets</text:p>
          </table:table-cell>
          <table:table-cell office:value-type="float" office:value="6.0" calcext:value-type="float">
            <text:p>6.0</text:p>
          </table:table-cell>
        </table:table-row>
        <table:table-row table:style-name="ro1">
          <table:table-cell office:value-type="string" calcext:value-type="string">
            <text:p>EachTargetSize</text:p>
          </table:table-cell>
          <table:table-cell office:value-type="float" office:value="744.0" calcext:value-type="float">
            <text:p>74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Xeon CPU E5-2650 v4 @ 2.20GHz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8.0" calcext:value-type="float">
            <text:p>48.0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2200.0" calcext:value-type="float">
            <text:p>2200.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inux host1 4.9.64 #1 SMP Sun Nov 26 09:05:27 IST 2017 x86_64 x86_64</text:p>
          </table:table-cell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fio-3.2-72-ge80d</text:p>
          </table:table-cell>
        </table:table-row>
        <table:table-row table:style-name="ro1">
          <table:table-cell office:value-type="string" calcext:value-type="string">
            <text:p>IOPS</text:p>
          </table:table-cell>
        </table:table-row>
      </table:table>
      <table:table table:name="Exceedance" table:style-name="ta1">
        <table:table-column table:style-name="co1" table:default-cell-style-name="Default"/>
        <table:table-row table:style-name="ro1">
          <table:table-cell office:value-type="string" calcext:value-type="string">
            <text:p>Drives</text:p>
          </table:table-cell>
          <table:table-cell office:value-type="string" calcext:value-type="string">
            <text:p>/dev/nvme0n1:/dev/nvme1n1:/dev/nvme2n1:/dev/nvme3n1:/dev/nvme4n1:/dev/nvme5n1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VMF-DM-DEV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Abstract Targets</text:p>
          </table:table-cell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argets</text:p>
          </table:table-cell>
          <table:table-cell office:value-type="float" office:value="6.0" calcext:value-type="float">
            <text:p>6.0</text:p>
          </table:table-cell>
        </table:table-row>
        <table:table-row table:style-name="ro1">
          <table:table-cell office:value-type="string" calcext:value-type="string">
            <text:p>EachTargetSize</text:p>
          </table:table-cell>
          <table:table-cell office:value-type="float" office:value="744.0" calcext:value-type="float">
            <text:p>74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Xeon CPU E5-2650 v4 @ 2.20GHz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8.0" calcext:value-type="float">
            <text:p>48.0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2200.0" calcext:value-type="float">
            <text:p>2200.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inux host1 4.9.64 #1 SMP Sun Nov 26 09:05:27 IST 2017 x86_64 x86_64</text:p>
          </table:table-cell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fio-3.2-72-ge80d</text:p>
          </table:table-cell>
        </table:table-row>
        <table:table-row table:style-name="ro1">
          <table:table-cell office:value-type="string" calcext:value-type="string">
            <text:p>QD1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1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4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4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16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16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32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32 Write Exceedance</text:p>
          </table:table-cell>
        </table:table-row>
        <table:table-row table:style-name="ro1"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0.999999267035" calcext:value-type="float">
            <text:p>0.999999267035</text:p>
          </table:table-cell>
          <table:table-cell office:value-type="float" office:value="0.386" calcext:value-type="float">
            <text:p>0.386</text:p>
          </table:table-cell>
          <table:table-cell office:value-type="float" office:value="0.99999926894" calcext:value-type="float">
            <text:p>0.99999926894</text:p>
          </table:table-cell>
          <table:table-cell office:value-type="string" calcext:value-type="string">
            <text:p/>
          </table:table-cell>
          <table:table-cell office:value-type="float" office:value="1.416" calcext:value-type="float">
            <text:p>1.416</text:p>
          </table:table-cell>
          <table:table-cell office:value-type="float" office:value="0.999999805302" calcext:value-type="float">
            <text:p>0.999999805302</text:p>
          </table:table-cell>
          <table:table-cell office:value-type="float" office:value="2.384" calcext:value-type="float">
            <text:p>2.384</text:p>
          </table:table-cell>
          <table:table-cell office:value-type="float" office:value="0.999999805275" calcext:value-type="float">
            <text:p>0.999999805275</text:p>
          </table:table-cell>
          <table:table-cell office:value-type="string" calcext:value-type="string">
            <text:p/>
          </table:table-cell>
          <table:table-cell office:value-type="float" office:value="1.02" calcext:value-type="float">
            <text:p>1.02</text:p>
          </table:table-cell>
          <table:table-cell office:value-type="float" office:value="0.999999938678" calcext:value-type="float">
            <text:p>0.999999938678</text:p>
          </table:table-cell>
          <table:table-cell office:value-type="float" office:value="0.676" calcext:value-type="float">
            <text:p>0.676</text:p>
          </table:table-cell>
          <table:table-cell office:value-type="float" office:value="0.999999938685" calcext:value-type="float">
            <text:p>0.999999938685</text:p>
          </table:table-cell>
          <table:table-cell office:value-type="string" calcext:value-type="string">
            <text:p/>
          </table:table-cell>
          <table:table-cell office:value-type="float" office:value="1.16" calcext:value-type="float">
            <text:p>1.16</text:p>
          </table:table-cell>
          <table:table-cell office:value-type="float" office:value="0.99999996322" calcext:value-type="float">
            <text:p>0.999999963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999999963205" calcext:value-type="float">
            <text:p>0.9999999632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0.99999853407" calcext:value-type="float">
            <text:p>0.99999853407</text:p>
          </table:table-cell>
          <table:table-cell office:value-type="float" office:value="0.394" calcext:value-type="float">
            <text:p>0.394</text:p>
          </table:table-cell>
          <table:table-cell office:value-type="float" office:value="0.999998537879" calcext:value-type="float">
            <text:p>0.999998537879</text:p>
          </table:table-cell>
          <table:table-cell office:value-type="string" calcext:value-type="string">
            <text:p/>
          </table:table-cell>
          <table:table-cell office:value-type="float" office:value="1.56" calcext:value-type="float">
            <text:p>1.56</text:p>
          </table:table-cell>
          <table:table-cell office:value-type="float" office:value="0.999999610604" calcext:value-type="float">
            <text:p>0.999999610604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999610549" calcext:value-type="float">
            <text:p>0.999999610549</text:p>
          </table:table-cell>
          <table:table-cell office:value-type="string" calcext:value-type="string">
            <text:p/>
          </table:table-cell>
          <table:table-cell office:value-type="float" office:value="1.784" calcext:value-type="float">
            <text:p>1.784</text:p>
          </table:table-cell>
          <table:table-cell office:value-type="float" office:value="0.999999877355" calcext:value-type="float">
            <text:p>0.999999877355</text:p>
          </table:table-cell>
          <table:table-cell office:value-type="float" office:value="1.864" calcext:value-type="float">
            <text:p>1.864</text:p>
          </table:table-cell>
          <table:table-cell office:value-type="float" office:value="0.99999987737" calcext:value-type="float">
            <text:p>0.99999987737</text:p>
          </table:table-cell>
          <table:table-cell office:value-type="string" calcext:value-type="string">
            <text:p/>
          </table:table-cell>
          <table:table-cell office:value-type="float" office:value="1.848" calcext:value-type="float">
            <text:p>1.848</text:p>
          </table:table-cell>
          <table:table-cell office:value-type="float" office:value="0.999999926441" calcext:value-type="float">
            <text:p>0.999999926441</text:p>
          </table:table-cell>
          <table:table-cell office:value-type="float" office:value="0.478" calcext:value-type="float">
            <text:p>0.478</text:p>
          </table:table-cell>
          <table:table-cell office:value-type="float" office:value="0.99999992641" calcext:value-type="float">
            <text:p>0.999999926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0.999997801106" calcext:value-type="float">
            <text:p>0.999997801106</text:p>
          </table:table-cell>
          <table:table-cell office:value-type="float" office:value="0.458" calcext:value-type="float">
            <text:p>0.458</text:p>
          </table:table-cell>
          <table:table-cell office:value-type="float" office:value="0.999997806819" calcext:value-type="float">
            <text:p>0.999997806819</text:p>
          </table:table-cell>
          <table:table-cell office:value-type="string" calcext:value-type="string">
            <text:p/>
          </table:table-cell>
          <table:table-cell office:value-type="float" office:value="1.576" calcext:value-type="float">
            <text:p>1.576</text:p>
          </table:table-cell>
          <table:table-cell office:value-type="float" office:value="0.999999415906" calcext:value-type="float">
            <text:p>0.999999415906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9999221099" calcext:value-type="float">
            <text:p>0.999999221099</text:p>
          </table:table-cell>
          <table:table-cell office:value-type="string" calcext:value-type="string">
            <text:p/>
          </table:table-cell>
          <table:table-cell office:value-type="float" office:value="2.768" calcext:value-type="float">
            <text:p>2.768</text:p>
          </table:table-cell>
          <table:table-cell office:value-type="float" office:value="0.999999816033" calcext:value-type="float">
            <text:p>0.999999816033</text:p>
          </table:table-cell>
          <table:table-cell office:value-type="float" office:value="4.768" calcext:value-type="float">
            <text:p>4.768</text:p>
          </table:table-cell>
          <table:table-cell office:value-type="float" office:value="0.999999816055" calcext:value-type="float">
            <text:p>0.999999816055</text:p>
          </table:table-cell>
          <table:table-cell office:value-type="string" calcext:value-type="string">
            <text:p/>
          </table:table-cell>
          <table:table-cell office:value-type="float" office:value="1.928" calcext:value-type="float">
            <text:p>1.928</text:p>
          </table:table-cell>
          <table:table-cell office:value-type="float" office:value="0.999999889661" calcext:value-type="float">
            <text:p>0.999999889661</text:p>
          </table:table-cell>
          <table:table-cell office:value-type="float" office:value="0.502" calcext:value-type="float">
            <text:p>0.502</text:p>
          </table:table-cell>
          <table:table-cell office:value-type="float" office:value="0.99999985282" calcext:value-type="float">
            <text:p>0.999999852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0.999997068141" calcext:value-type="float">
            <text:p>0.999997068141</text:p>
          </table:table-cell>
          <table:table-cell office:value-type="float" office:value="1.976" calcext:value-type="float">
            <text:p>1.976</text:p>
          </table:table-cell>
          <table:table-cell office:value-type="float" office:value="0.999997075758" calcext:value-type="float">
            <text:p>0.999997075758</text:p>
          </table:table-cell>
          <table:table-cell office:value-type="string" calcext:value-type="string">
            <text:p/>
          </table:table-cell>
          <table:table-cell office:value-type="float" office:value="8.16" calcext:value-type="float">
            <text:p>8.16</text:p>
          </table:table-cell>
          <table:table-cell office:value-type="float" office:value="0.999999221208" calcext:value-type="float">
            <text:p>0.999999221208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9999026373" calcext:value-type="float">
            <text:p>0.999999026373</text:p>
          </table:table-cell>
          <table:table-cell office:value-type="string" calcext:value-type="string">
            <text:p/>
          </table:table-cell>
          <table:table-cell office:value-type="float" office:value="12.864" calcext:value-type="float">
            <text:p>12.864</text:p>
          </table:table-cell>
          <table:table-cell office:value-type="float" office:value="0.99999975471" calcext:value-type="float">
            <text:p>0.99999975471</text:p>
          </table:table-cell>
          <table:table-cell office:value-type="float" office:value="5.472" calcext:value-type="float">
            <text:p>5.472</text:p>
          </table:table-cell>
          <table:table-cell office:value-type="float" office:value="0.99999975474" calcext:value-type="float">
            <text:p>0.99999975474</text:p>
          </table:table-cell>
          <table:table-cell office:value-type="string" calcext:value-type="string">
            <text:p/>
          </table:table-cell>
          <table:table-cell office:value-type="float" office:value="2.024" calcext:value-type="float">
            <text:p>2.024</text:p>
          </table:table-cell>
          <table:table-cell office:value-type="float" office:value="0.999999852881" calcext:value-type="float">
            <text:p>0.999999852881</text:p>
          </table:table-cell>
          <table:table-cell office:value-type="float" office:value="0.54" calcext:value-type="float">
            <text:p>0.54</text:p>
          </table:table-cell>
          <table:table-cell office:value-type="float" office:value="0.999999816025" calcext:value-type="float">
            <text:p>0.9999998160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.632" calcext:value-type="float">
            <text:p>21.632</text:p>
          </table:table-cell>
          <table:table-cell office:value-type="float" office:value="0.999996335176" calcext:value-type="float">
            <text:p>0.999996335176</text:p>
          </table:table-cell>
          <table:table-cell office:value-type="float" office:value="3.472" calcext:value-type="float">
            <text:p>3.472</text:p>
          </table:table-cell>
          <table:table-cell office:value-type="float" office:value="0.999996344698" calcext:value-type="float">
            <text:p>0.999996344698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9902651" calcext:value-type="float">
            <text:p>0.99999902651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998831648" calcext:value-type="float">
            <text:p>0.999998831648</text:p>
          </table:table-cell>
          <table:table-cell office:value-type="string" calcext:value-type="string">
            <text:p/>
          </table:table-cell>
          <table:table-cell office:value-type="float" office:value="19.072" calcext:value-type="float">
            <text:p>19.072</text:p>
          </table:table-cell>
          <table:table-cell office:value-type="float" office:value="0.999999632065" calcext:value-type="float">
            <text:p>0.999999632065</text:p>
          </table:table-cell>
          <table:table-cell office:value-type="float" office:value="6.496" calcext:value-type="float">
            <text:p>6.496</text:p>
          </table:table-cell>
          <table:table-cell office:value-type="float" office:value="0.999999693425" calcext:value-type="float">
            <text:p>0.999999693425</text:p>
          </table:table-cell>
          <table:table-cell office:value-type="string" calcext:value-type="string">
            <text:p/>
          </table:table-cell>
          <table:table-cell office:value-type="float" office:value="2.128" calcext:value-type="float">
            <text:p>2.128</text:p>
          </table:table-cell>
          <table:table-cell office:value-type="float" office:value="0.999999816102" calcext:value-type="float">
            <text:p>0.999999816102</text:p>
          </table:table-cell>
          <table:table-cell office:value-type="float" office:value="0.556" calcext:value-type="float">
            <text:p>0.556</text:p>
          </table:table-cell>
          <table:table-cell office:value-type="float" office:value="0.99999977923" calcext:value-type="float">
            <text:p>0.999999779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144" calcext:value-type="float">
            <text:p>22.144</text:p>
          </table:table-cell>
          <table:table-cell office:value-type="float" office:value="0.999995602211" calcext:value-type="float">
            <text:p>0.999995602211</text:p>
          </table:table-cell>
          <table:table-cell office:value-type="float" office:value="3.792" calcext:value-type="float">
            <text:p>3.792</text:p>
          </table:table-cell>
          <table:table-cell office:value-type="float" office:value="0.999995613637" calcext:value-type="float">
            <text:p>0.999995613637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98831812" calcext:value-type="float">
            <text:p>0.999998831812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998636922" calcext:value-type="float">
            <text:p>0.999998636922</text:p>
          </table:table-cell>
          <table:table-cell office:value-type="string" calcext:value-type="string">
            <text:p/>
          </table:table-cell>
          <table:table-cell office:value-type="float" office:value="19.84" calcext:value-type="float">
            <text:p>19.84</text:p>
          </table:table-cell>
          <table:table-cell office:value-type="float" office:value="0.999999570743" calcext:value-type="float">
            <text:p>0.999999570743</text:p>
          </table:table-cell>
          <table:table-cell office:value-type="float" office:value="6.752" calcext:value-type="float">
            <text:p>6.752</text:p>
          </table:table-cell>
          <table:table-cell office:value-type="float" office:value="0.999999632111" calcext:value-type="float">
            <text:p>0.999999632111</text:p>
          </table:table-cell>
          <table:table-cell office:value-type="string" calcext:value-type="string">
            <text:p/>
          </table:table-cell>
          <table:table-cell office:value-type="float" office:value="14.912" calcext:value-type="float">
            <text:p>14.912</text:p>
          </table:table-cell>
          <table:table-cell office:value-type="float" office:value="0.999999742542" calcext:value-type="float">
            <text:p>0.999999742542</text:p>
          </table:table-cell>
          <table:table-cell office:value-type="float" office:value="0.628" calcext:value-type="float">
            <text:p>0.628</text:p>
          </table:table-cell>
          <table:table-cell office:value-type="float" office:value="0.999999742435" calcext:value-type="float">
            <text:p>0.9999997424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0.999994869246" calcext:value-type="float">
            <text:p>0.999994869246</text:p>
          </table:table-cell>
          <table:table-cell office:value-type="float" office:value="5.088" calcext:value-type="float">
            <text:p>5.088</text:p>
          </table:table-cell>
          <table:table-cell office:value-type="float" office:value="0.999994882577" calcext:value-type="float">
            <text:p>0.999994882577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9998637114" calcext:value-type="float">
            <text:p>0.999998637114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998442197" calcext:value-type="float">
            <text:p>0.999998442197</text:p>
          </table:table-cell>
          <table:table-cell office:value-type="string" calcext:value-type="string">
            <text:p/>
          </table:table-cell>
          <table:table-cell office:value-type="float" office:value="20.096" calcext:value-type="float">
            <text:p>20.096</text:p>
          </table:table-cell>
          <table:table-cell office:value-type="float" office:value="0.99999950942" calcext:value-type="float">
            <text:p>0.99999950942</text:p>
          </table:table-cell>
          <table:table-cell office:value-type="float" office:value="7.008" calcext:value-type="float">
            <text:p>7.008</text:p>
          </table:table-cell>
          <table:table-cell office:value-type="float" office:value="0.999999570796" calcext:value-type="float">
            <text:p>0.999999570796</text:p>
          </table:table-cell>
          <table:table-cell office:value-type="string" calcext:value-type="string">
            <text:p/>
          </table:table-cell>
          <table:table-cell office:value-type="float" office:value="18.048" calcext:value-type="float">
            <text:p>18.048</text:p>
          </table:table-cell>
          <table:table-cell office:value-type="float" office:value="0.999999705763" calcext:value-type="float">
            <text:p>0.999999705763</text:p>
          </table:table-cell>
          <table:table-cell office:value-type="float" office:value="0.724" calcext:value-type="float">
            <text:p>0.724</text:p>
          </table:table-cell>
          <table:table-cell office:value-type="float" office:value="0.99999970564" calcext:value-type="float">
            <text:p>0.999999705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912" calcext:value-type="float">
            <text:p>22.912</text:p>
          </table:table-cell>
          <table:table-cell office:value-type="float" office:value="0.999991204422" calcext:value-type="float">
            <text:p>0.999991204422</text:p>
          </table:table-cell>
          <table:table-cell office:value-type="float" office:value="5.152" calcext:value-type="float">
            <text:p>5.152</text:p>
          </table:table-cell>
          <table:table-cell office:value-type="float" office:value="0.999993420456" calcext:value-type="float">
            <text:p>0.999993420456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9998442416" calcext:value-type="float">
            <text:p>0.999998442416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998247472" calcext:value-type="float">
            <text:p>0.999998247472</text:p>
          </table:table-cell>
          <table:table-cell office:value-type="string" calcext:value-type="string">
            <text:p/>
          </table:table-cell>
          <table:table-cell office:value-type="float" office:value="21.12" calcext:value-type="float">
            <text:p>21.12</text:p>
          </table:table-cell>
          <table:table-cell office:value-type="float" office:value="0.999999386775" calcext:value-type="float">
            <text:p>0.999999386775</text:p>
          </table:table-cell>
          <table:table-cell office:value-type="float" office:value="7.456" calcext:value-type="float">
            <text:p>7.456</text:p>
          </table:table-cell>
          <table:table-cell office:value-type="float" office:value="0.999999509481" calcext:value-type="float">
            <text:p>0.999999509481</text:p>
          </table:table-cell>
          <table:table-cell office:value-type="string" calcext:value-type="string">
            <text:p/>
          </table:table-cell>
          <table:table-cell office:value-type="float" office:value="19.84" calcext:value-type="float">
            <text:p>19.84</text:p>
          </table:table-cell>
          <table:table-cell office:value-type="float" office:value="0.999999668983" calcext:value-type="float">
            <text:p>0.999999668983</text:p>
          </table:table-cell>
          <table:table-cell office:value-type="float" office:value="0.732" calcext:value-type="float">
            <text:p>0.732</text:p>
          </table:table-cell>
          <table:table-cell office:value-type="float" office:value="0.999999668845" calcext:value-type="float">
            <text:p>0.9999996688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0.999989005528" calcext:value-type="float">
            <text:p>0.999989005528</text:p>
          </table:table-cell>
          <table:table-cell office:value-type="float" office:value="5.472" calcext:value-type="float">
            <text:p>5.472</text:p>
          </table:table-cell>
          <table:table-cell office:value-type="float" office:value="0.999992689396" calcext:value-type="float">
            <text:p>0.999992689396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998247718" calcext:value-type="float">
            <text:p>0.999998247718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997858021" calcext:value-type="float">
            <text:p>0.999997858021</text:p>
          </table:table-cell>
          <table:table-cell office:value-type="string" calcext:value-type="string">
            <text:p/>
          </table:table-cell>
          <table:table-cell office:value-type="float" office:value="21.632" calcext:value-type="float">
            <text:p>21.632</text:p>
          </table:table-cell>
          <table:table-cell office:value-type="float" office:value="0.99999926413" calcext:value-type="float">
            <text:p>0.99999926413</text:p>
          </table:table-cell>
          <table:table-cell office:value-type="float" office:value="7.52" calcext:value-type="float">
            <text:p>7.52</text:p>
          </table:table-cell>
          <table:table-cell office:value-type="float" office:value="0.999999448166" calcext:value-type="float">
            <text:p>0.999999448166</text:p>
          </table:table-cell>
          <table:table-cell office:value-type="string" calcext:value-type="string">
            <text:p/>
          </table:table-cell>
          <table:table-cell office:value-type="float" office:value="20.096" calcext:value-type="float">
            <text:p>20.096</text:p>
          </table:table-cell>
          <table:table-cell office:value-type="float" office:value="0.999999632203" calcext:value-type="float">
            <text:p>0.999999632203</text:p>
          </table:table-cell>
          <table:table-cell office:value-type="float" office:value="0.764" calcext:value-type="float">
            <text:p>0.764</text:p>
          </table:table-cell>
          <table:table-cell office:value-type="float" office:value="0.99999963205" calcext:value-type="float">
            <text:p>0.999999632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0.99998167588" calcext:value-type="float">
            <text:p>0.99998167588</text:p>
          </table:table-cell>
          <table:table-cell office:value-type="float" office:value="6.048" calcext:value-type="float">
            <text:p>6.048</text:p>
          </table:table-cell>
          <table:table-cell office:value-type="float" office:value="0.999991958335" calcext:value-type="float">
            <text:p>0.999991958335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997468927" calcext:value-type="float">
            <text:p>0.999997468927</text:p>
          </table:table-cell>
          <table:table-cell office:value-type="float" office:value="22.4" calcext:value-type="float">
            <text:p>22.4</text:p>
          </table:table-cell>
          <table:table-cell office:value-type="float" office:value="0.999997663296" calcext:value-type="float">
            <text:p>0.999997663296</text:p>
          </table:table-cell>
          <table:table-cell office:value-type="string" calcext:value-type="string">
            <text:p/>
          </table:table-cell>
          <table:table-cell office:value-type="float" office:value="22.144" calcext:value-type="float">
            <text:p>22.144</text:p>
          </table:table-cell>
          <table:table-cell office:value-type="float" office:value="0.999999202808" calcext:value-type="float">
            <text:p>0.999999202808</text:p>
          </table:table-cell>
          <table:table-cell office:value-type="float" office:value="7.776" calcext:value-type="float">
            <text:p>7.776</text:p>
          </table:table-cell>
          <table:table-cell office:value-type="float" office:value="0.999999386851" calcext:value-type="float">
            <text:p>0.999999386851</text:p>
          </table:table-cell>
          <table:table-cell office:value-type="string" calcext:value-type="string">
            <text:p/>
          </table:table-cell>
          <table:table-cell office:value-type="float" office:value="20.608" calcext:value-type="float">
            <text:p>20.608</text:p>
          </table:table-cell>
          <table:table-cell office:value-type="float" office:value="0.999999595424" calcext:value-type="float">
            <text:p>0.999999595424</text:p>
          </table:table-cell>
          <table:table-cell office:value-type="float" office:value="0.908" calcext:value-type="float">
            <text:p>0.908</text:p>
          </table:table-cell>
          <table:table-cell office:value-type="float" office:value="0.999999595255" calcext:value-type="float">
            <text:p>0.9999995952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936" calcext:value-type="float">
            <text:p>23.936</text:p>
          </table:table-cell>
          <table:table-cell office:value-type="float" office:value="0.999978744021" calcext:value-type="float">
            <text:p>0.999978744021</text:p>
          </table:table-cell>
          <table:table-cell office:value-type="float" office:value="6.752" calcext:value-type="float">
            <text:p>6.752</text:p>
          </table:table-cell>
          <table:table-cell office:value-type="float" office:value="0.999991227275" calcext:value-type="float">
            <text:p>0.999991227275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997079531" calcext:value-type="float">
            <text:p>0.999997079531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99707912" calcext:value-type="float">
            <text:p>0.99999707912</text:p>
          </table:table-cell>
          <table:table-cell office:value-type="string" calcext:value-type="string">
            <text:p/>
          </table:table-cell>
          <table:table-cell office:value-type="float" office:value="22.4" calcext:value-type="float">
            <text:p>22.4</text:p>
          </table:table-cell>
          <table:table-cell office:value-type="float" office:value="0.999999141485" calcext:value-type="float">
            <text:p>0.999999141485</text:p>
          </table:table-cell>
          <table:table-cell office:value-type="float" office:value="8.256" calcext:value-type="float">
            <text:p>8.256</text:p>
          </table:table-cell>
          <table:table-cell office:value-type="float" office:value="0.999999325536" calcext:value-type="float">
            <text:p>0.999999325536</text:p>
          </table:table-cell>
          <table:table-cell office:value-type="string" calcext:value-type="string">
            <text:p/>
          </table:table-cell>
          <table:table-cell office:value-type="float" office:value="20.864" calcext:value-type="float">
            <text:p>20.864</text:p>
          </table:table-cell>
          <table:table-cell office:value-type="float" office:value="0.999999485085" calcext:value-type="float">
            <text:p>0.999999485085</text:p>
          </table:table-cell>
          <table:table-cell office:value-type="float" office:value="0.98" calcext:value-type="float">
            <text:p>0.98</text:p>
          </table:table-cell>
          <table:table-cell office:value-type="float" office:value="0.99999955846" calcext:value-type="float">
            <text:p>0.999999558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192" calcext:value-type="float">
            <text:p>24.192</text:p>
          </table:table-cell>
          <table:table-cell office:value-type="float" office:value="0.999972880302" calcext:value-type="float">
            <text:p>0.999972880302</text:p>
          </table:table-cell>
          <table:table-cell office:value-type="float" office:value="6.88" calcext:value-type="float">
            <text:p>6.88</text:p>
          </table:table-cell>
          <table:table-cell office:value-type="float" office:value="0.999990496215" calcext:value-type="float">
            <text:p>0.999990496215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996884833" calcext:value-type="float">
            <text:p>0.999996884833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995910767" calcext:value-type="float">
            <text:p>0.999995910767</text:p>
          </table:table-cell>
          <table:table-cell office:value-type="string" calcext:value-type="string">
            <text:p/>
          </table:table-cell>
          <table:table-cell office:value-type="float" office:value="22.656" calcext:value-type="float">
            <text:p>22.656</text:p>
          </table:table-cell>
          <table:table-cell office:value-type="float" office:value="0.999998957518" calcext:value-type="float">
            <text:p>0.999998957518</text:p>
          </table:table-cell>
          <table:table-cell office:value-type="float" office:value="8.512" calcext:value-type="float">
            <text:p>8.512</text:p>
          </table:table-cell>
          <table:table-cell office:value-type="float" office:value="0.999999264221" calcext:value-type="float">
            <text:p>0.999999264221</text:p>
          </table:table-cell>
          <table:table-cell office:value-type="string" calcext:value-type="string">
            <text:p/>
          </table:table-cell>
          <table:table-cell office:value-type="float" office:value="21.376" calcext:value-type="float">
            <text:p>21.376</text:p>
          </table:table-cell>
          <table:table-cell office:value-type="float" office:value="0.999999448305" calcext:value-type="float">
            <text:p>0.999999448305</text:p>
          </table:table-cell>
          <table:table-cell office:value-type="float" office:value="2.008" calcext:value-type="float">
            <text:p>2.008</text:p>
          </table:table-cell>
          <table:table-cell office:value-type="float" office:value="0.999999521666" calcext:value-type="float">
            <text:p>0.9999995216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448" calcext:value-type="float">
            <text:p>24.448</text:p>
          </table:table-cell>
          <table:table-cell office:value-type="float" office:value="0.999968482514" calcext:value-type="float">
            <text:p>0.999968482514</text:p>
          </table:table-cell>
          <table:table-cell office:value-type="float" office:value="7.328" calcext:value-type="float">
            <text:p>7.328</text:p>
          </table:table-cell>
          <table:table-cell office:value-type="float" office:value="0.999989765154" calcext:value-type="float">
            <text:p>0.999989765154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994937853" calcext:value-type="float">
            <text:p>0.999994937853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993963514" calcext:value-type="float">
            <text:p>0.999993963514</text:p>
          </table:table-cell>
          <table:table-cell office:value-type="string" calcext:value-type="string">
            <text:p/>
          </table:table-cell>
          <table:table-cell office:value-type="float" office:value="23.168" calcext:value-type="float">
            <text:p>23.168</text:p>
          </table:table-cell>
          <table:table-cell office:value-type="float" office:value="0.999998896195" calcext:value-type="float">
            <text:p>0.999998896195</text:p>
          </table:table-cell>
          <table:table-cell office:value-type="float" office:value="8.64" calcext:value-type="float">
            <text:p>8.64</text:p>
          </table:table-cell>
          <table:table-cell office:value-type="float" office:value="0.999999202906" calcext:value-type="float">
            <text:p>0.999999202906</text:p>
          </table:table-cell>
          <table:table-cell office:value-type="string" calcext:value-type="string">
            <text:p/>
          </table:table-cell>
          <table:table-cell office:value-type="float" office:value="21.632" calcext:value-type="float">
            <text:p>21.632</text:p>
          </table:table-cell>
          <table:table-cell office:value-type="float" office:value="0.999999411525" calcext:value-type="float">
            <text:p>0.999999411525</text:p>
          </table:table-cell>
          <table:table-cell office:value-type="float" office:value="2.256" calcext:value-type="float">
            <text:p>2.256</text:p>
          </table:table-cell>
          <table:table-cell office:value-type="float" office:value="0.999999484871" calcext:value-type="float">
            <text:p>0.9999994848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704" calcext:value-type="float">
            <text:p>24.704</text:p>
          </table:table-cell>
          <table:table-cell office:value-type="float" office:value="0.999960419901" calcext:value-type="float">
            <text:p>0.999960419901</text:p>
          </table:table-cell>
          <table:table-cell office:value-type="float" office:value="7.712" calcext:value-type="float">
            <text:p>7.712</text:p>
          </table:table-cell>
          <table:table-cell office:value-type="float" office:value="0.999989034094" calcext:value-type="float">
            <text:p>0.999989034094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988902217" calcext:value-type="float">
            <text:p>0.999988902217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99162681" calcext:value-type="float">
            <text:p>0.99999162681</text:p>
          </table:table-cell>
          <table:table-cell office:value-type="string" calcext:value-type="string">
            <text:p/>
          </table:table-cell>
          <table:table-cell office:value-type="float" office:value="23.424" calcext:value-type="float">
            <text:p>23.424</text:p>
          </table:table-cell>
          <table:table-cell office:value-type="float" office:value="0.999998712228" calcext:value-type="float">
            <text:p>0.999998712228</text:p>
          </table:table-cell>
          <table:table-cell office:value-type="float" office:value="8.896" calcext:value-type="float">
            <text:p>8.896</text:p>
          </table:table-cell>
          <table:table-cell office:value-type="float" office:value="0.999999141591" calcext:value-type="float">
            <text:p>0.999999141591</text:p>
          </table:table-cell>
          <table:table-cell office:value-type="string" calcext:value-type="string">
            <text:p/>
          </table:table-cell>
          <table:table-cell office:value-type="float" office:value="22.144" calcext:value-type="float">
            <text:p>22.144</text:p>
          </table:table-cell>
          <table:table-cell office:value-type="float" office:value="0.999999374746" calcext:value-type="float">
            <text:p>0.999999374746</text:p>
          </table:table-cell>
          <table:table-cell office:value-type="float" office:value="3.088" calcext:value-type="float">
            <text:p>3.088</text:p>
          </table:table-cell>
          <table:table-cell office:value-type="float" office:value="0.999999448076" calcext:value-type="float">
            <text:p>0.9999994480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0.999958221006" calcext:value-type="float">
            <text:p>0.999958221006</text:p>
          </table:table-cell>
          <table:table-cell office:value-type="float" office:value="8.032" calcext:value-type="float">
            <text:p>8.032</text:p>
          </table:table-cell>
          <table:table-cell office:value-type="float" office:value="0.999987571973" calcext:value-type="float">
            <text:p>0.999987571973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973326381" calcext:value-type="float">
            <text:p>0.999973326381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987342852" calcext:value-type="float">
            <text:p>0.999987342852</text:p>
          </table:table-cell>
          <table:table-cell office:value-type="string" calcext:value-type="string">
            <text:p/>
          </table:table-cell>
          <table:table-cell office:value-type="float" office:value="23.68" calcext:value-type="float">
            <text:p>23.68</text:p>
          </table:table-cell>
          <table:table-cell office:value-type="float" office:value="0.99999852826" calcext:value-type="float">
            <text:p>0.99999852826</text:p>
          </table:table-cell>
          <table:table-cell office:value-type="float" office:value="9.024" calcext:value-type="float">
            <text:p>9.024</text:p>
          </table:table-cell>
          <table:table-cell office:value-type="float" office:value="0.999999018962" calcext:value-type="float">
            <text:p>0.999999018962</text:p>
          </table:table-cell>
          <table:table-cell office:value-type="string" calcext:value-type="string">
            <text:p/>
          </table:table-cell>
          <table:table-cell office:value-type="float" office:value="22.4" calcext:value-type="float">
            <text:p>22.4</text:p>
          </table:table-cell>
          <table:table-cell office:value-type="float" office:value="0.999999337966" calcext:value-type="float">
            <text:p>0.999999337966</text:p>
          </table:table-cell>
          <table:table-cell office:value-type="float" office:value="3.216" calcext:value-type="float">
            <text:p>3.216</text:p>
          </table:table-cell>
          <table:table-cell office:value-type="float" office:value="0.999999411281" calcext:value-type="float">
            <text:p>0.9999994112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216" calcext:value-type="float">
            <text:p>25.216</text:p>
          </table:table-cell>
          <table:table-cell office:value-type="float" office:value="0.999951624323" calcext:value-type="float">
            <text:p>0.999951624323</text:p>
          </table:table-cell>
          <table:table-cell office:value-type="float" office:value="8.16" calcext:value-type="float">
            <text:p>8.16</text:p>
          </table:table-cell>
          <table:table-cell office:value-type="float" office:value="0.999986840912" calcext:value-type="float">
            <text:p>0.999986840912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9924262499" calcext:value-type="float">
            <text:p>0.999924262499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981306366" calcext:value-type="float">
            <text:p>0.999981306366</text:p>
          </table:table-cell>
          <table:table-cell office:value-type="string" calcext:value-type="string">
            <text:p/>
          </table:table-cell>
          <table:table-cell office:value-type="float" office:value="23.936" calcext:value-type="float">
            <text:p>23.936</text:p>
          </table:table-cell>
          <table:table-cell office:value-type="float" office:value="0.999998405615" calcext:value-type="float">
            <text:p>0.999998405615</text:p>
          </table:table-cell>
          <table:table-cell office:value-type="float" office:value="9.152" calcext:value-type="float">
            <text:p>9.152</text:p>
          </table:table-cell>
          <table:table-cell office:value-type="float" office:value="0.999998835017" calcext:value-type="float">
            <text:p>0.999998835017</text:p>
          </table:table-cell>
          <table:table-cell office:value-type="string" calcext:value-type="string">
            <text:p/>
          </table:table-cell>
          <table:table-cell office:value-type="float" office:value="22.656" calcext:value-type="float">
            <text:p>22.656</text:p>
          </table:table-cell>
          <table:table-cell office:value-type="float" office:value="0.999999301186" calcext:value-type="float">
            <text:p>0.999999301186</text:p>
          </table:table-cell>
          <table:table-cell office:value-type="float" office:value="6.88" calcext:value-type="float">
            <text:p>6.88</text:p>
          </table:table-cell>
          <table:table-cell office:value-type="float" office:value="0.999999374486" calcext:value-type="float">
            <text:p>0.9999993744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472" calcext:value-type="float">
            <text:p>25.472</text:p>
          </table:table-cell>
          <table:table-cell office:value-type="float" office:value="0.999942095781" calcext:value-type="float">
            <text:p>0.999942095781</text:p>
          </table:table-cell>
          <table:table-cell office:value-type="float" office:value="8.64" calcext:value-type="float">
            <text:p>8.64</text:p>
          </table:table-cell>
          <table:table-cell office:value-type="float" office:value="0.999986109852" calcext:value-type="float">
            <text:p>0.999986109852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9769282933" calcext:value-type="float">
            <text:p>0.999769282933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968065041" calcext:value-type="float">
            <text:p>0.999968065041</text:p>
          </table:table-cell>
          <table:table-cell office:value-type="string" calcext:value-type="string">
            <text:p/>
          </table:table-cell>
          <table:table-cell office:value-type="float" office:value="24.192" calcext:value-type="float">
            <text:p>24.192</text:p>
          </table:table-cell>
          <table:table-cell office:value-type="float" office:value="0.999998099003" calcext:value-type="float">
            <text:p>0.999998099003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98773702" calcext:value-type="float">
            <text:p>0.999998773702</text:p>
          </table:table-cell>
          <table:table-cell office:value-type="string" calcext:value-type="string">
            <text:p/>
          </table:table-cell>
          <table:table-cell office:value-type="float" office:value="23.424" calcext:value-type="float">
            <text:p>23.424</text:p>
          </table:table-cell>
          <table:table-cell office:value-type="float" office:value="0.999999227627" calcext:value-type="float">
            <text:p>0.999999227627</text:p>
          </table:table-cell>
          <table:table-cell office:value-type="float" office:value="7.008" calcext:value-type="float">
            <text:p>7.008</text:p>
          </table:table-cell>
          <table:table-cell office:value-type="float" office:value="0.999999337691" calcext:value-type="float">
            <text:p>0.9999993376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728" calcext:value-type="float">
            <text:p>25.728</text:p>
          </table:table-cell>
          <table:table-cell office:value-type="float" office:value="0.999923771661" calcext:value-type="float">
            <text:p>0.999923771661</text:p>
          </table:table-cell>
          <table:table-cell office:value-type="float" office:value="8.768" calcext:value-type="float">
            <text:p>8.768</text:p>
          </table:table-cell>
          <table:table-cell office:value-type="float" office:value="0.999985378792" calcext:value-type="float">
            <text:p>0.999985378792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930590182" calcext:value-type="float">
            <text:p>0.99930590182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9943529646" calcext:value-type="float">
            <text:p>0.999943529646</text:p>
          </table:table-cell>
          <table:table-cell office:value-type="string" calcext:value-type="string">
            <text:p/>
          </table:table-cell>
          <table:table-cell office:value-type="float" office:value="24.448" calcext:value-type="float">
            <text:p>24.448</text:p>
          </table:table-cell>
          <table:table-cell office:value-type="float" office:value="0.999997363133" calcext:value-type="float">
            <text:p>0.999997363133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98589757" calcext:value-type="float">
            <text:p>0.999998589757</text:p>
          </table:table-cell>
          <table:table-cell office:value-type="string" calcext:value-type="string">
            <text:p/>
          </table:table-cell>
          <table:table-cell office:value-type="float" office:value="23.68" calcext:value-type="float">
            <text:p>23.68</text:p>
          </table:table-cell>
          <table:table-cell office:value-type="float" office:value="0.999999190847" calcext:value-type="float">
            <text:p>0.999999190847</text:p>
          </table:table-cell>
          <table:table-cell office:value-type="float" office:value="7.136" calcext:value-type="float">
            <text:p>7.136</text:p>
          </table:table-cell>
          <table:table-cell office:value-type="float" office:value="0.999999300896" calcext:value-type="float">
            <text:p>0.9999993008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984" calcext:value-type="float">
            <text:p>25.984</text:p>
          </table:table-cell>
          <table:table-cell office:value-type="float" office:value="0.999911311259" calcext:value-type="float">
            <text:p>0.999911311259</text:p>
          </table:table-cell>
          <table:table-cell office:value-type="float" office:value="9.024" calcext:value-type="float">
            <text:p>9.024</text:p>
          </table:table-cell>
          <table:table-cell office:value-type="float" office:value="0.999984647731" calcext:value-type="float">
            <text:p>0.999984647731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97989549004" calcext:value-type="float">
            <text:p>0.997989549004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9896600835" calcext:value-type="float">
            <text:p>0.999896600835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96872553" calcext:value-type="float">
            <text:p>0.999996872553</text:p>
          </table:table-cell>
          <table:table-cell office:value-type="float" office:value="9.664" calcext:value-type="float">
            <text:p>9.664</text:p>
          </table:table-cell>
          <table:table-cell office:value-type="float" office:value="0.999998344498" calcext:value-type="float">
            <text:p>0.999998344498</text:p>
          </table:table-cell>
          <table:table-cell office:value-type="string" calcext:value-type="string">
            <text:p/>
          </table:table-cell>
          <table:table-cell office:value-type="float" office:value="23.936" calcext:value-type="float">
            <text:p>23.936</text:p>
          </table:table-cell>
          <table:table-cell office:value-type="float" office:value="0.999999080508" calcext:value-type="float">
            <text:p>0.999999080508</text:p>
          </table:table-cell>
          <table:table-cell office:value-type="float" office:value="7.328" calcext:value-type="float">
            <text:p>7.328</text:p>
          </table:table-cell>
          <table:table-cell office:value-type="float" office:value="0.999999264101" calcext:value-type="float">
            <text:p>0.9999992641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24" calcext:value-type="float">
            <text:p>26.24</text:p>
          </table:table-cell>
          <table:table-cell office:value-type="float" office:value="0.999897384928" calcext:value-type="float">
            <text:p>0.999897384928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8245455" calcext:value-type="float">
            <text:p>0.99998245455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94649311032" calcext:value-type="float">
            <text:p>0.994649311032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9819879044" calcext:value-type="float">
            <text:p>0.999819879044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95952716" calcext:value-type="float">
            <text:p>0.999995952716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98160553" calcext:value-type="float">
            <text:p>0.999998160553</text:p>
          </table:table-cell>
          <table:table-cell office:value-type="string" calcext:value-type="string">
            <text:p/>
          </table:table-cell>
          <table:table-cell office:value-type="float" office:value="24.192" calcext:value-type="float">
            <text:p>24.192</text:p>
          </table:table-cell>
          <table:table-cell office:value-type="float" office:value="0.999998970169" calcext:value-type="float">
            <text:p>0.999998970169</text:p>
          </table:table-cell>
          <table:table-cell office:value-type="float" office:value="8.032" calcext:value-type="float">
            <text:p>8.032</text:p>
          </table:table-cell>
          <table:table-cell office:value-type="float" office:value="0.999999227306" calcext:value-type="float">
            <text:p>0.9999992273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496" calcext:value-type="float">
            <text:p>26.496</text:p>
          </table:table-cell>
          <table:table-cell office:value-type="float" office:value="0.999884924527" calcext:value-type="float">
            <text:p>0.999884924527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80261369" calcext:value-type="float">
            <text:p>0.999980261369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8723482383" calcext:value-type="float">
            <text:p>0.98723482383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9672277223" calcext:value-type="float">
            <text:p>0.999672277223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95032878" calcext:value-type="float">
            <text:p>0.999995032878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98099238" calcext:value-type="float">
            <text:p>0.999998099238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98749491" calcext:value-type="float">
            <text:p>0.999998749491</text:p>
          </table:table-cell>
          <table:table-cell office:value-type="float" office:value="8.096" calcext:value-type="float">
            <text:p>8.096</text:p>
          </table:table-cell>
          <table:table-cell office:value-type="float" office:value="0.999999190511" calcext:value-type="float">
            <text:p>0.9999991905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752" calcext:value-type="float">
            <text:p>26.752</text:p>
          </table:table-cell>
          <table:table-cell office:value-type="float" office:value="0.999849009251" calcext:value-type="float">
            <text:p>0.999849009251</text:p>
          </table:table-cell>
          <table:table-cell office:value-type="float" office:value="9.664" calcext:value-type="float">
            <text:p>9.664</text:p>
          </table:table-cell>
          <table:table-cell office:value-type="float" office:value="0.999978799248" calcext:value-type="float">
            <text:p>0.999978799248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71700264069" calcext:value-type="float">
            <text:p>0.971700264069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9433738661" calcext:value-type="float">
            <text:p>0.999433738661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94113041" calcext:value-type="float">
            <text:p>0.999994113041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97976608" calcext:value-type="float">
            <text:p>0.999997976608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98381695" calcext:value-type="float">
            <text:p>0.999998381695</text:p>
          </table:table-cell>
          <table:table-cell office:value-type="float" office:value="8.384" calcext:value-type="float">
            <text:p>8.384</text:p>
          </table:table-cell>
          <table:table-cell office:value-type="float" office:value="0.999999080126" calcext:value-type="float">
            <text:p>0.9999990801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008" calcext:value-type="float">
            <text:p>27.008</text:p>
          </table:table-cell>
          <table:table-cell office:value-type="float" office:value="0.9998167588" calcext:value-type="float">
            <text:p>0.9998167588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77337127" calcext:value-type="float">
            <text:p>0.999977337127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941116526526" calcext:value-type="float">
            <text:p>0.941116526526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904117234" calcext:value-type="float">
            <text:p>0.99904117234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92763946" calcext:value-type="float">
            <text:p>0.999992763946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97915293" calcext:value-type="float">
            <text:p>0.999997915293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97903559" calcext:value-type="float">
            <text:p>0.999997903559</text:p>
          </table:table-cell>
          <table:table-cell office:value-type="float" office:value="8.512" calcext:value-type="float">
            <text:p>8.512</text:p>
          </table:table-cell>
          <table:table-cell office:value-type="float" office:value="0.999999043331" calcext:value-type="float">
            <text:p>0.9999990433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264" calcext:value-type="float">
            <text:p>27.264</text:p>
          </table:table-cell>
          <table:table-cell office:value-type="float" office:value="0.999761053476" calcext:value-type="float">
            <text:p>0.999761053476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75875006" calcext:value-type="float">
            <text:p>0.999975875006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88714664513" calcext:value-type="float">
            <text:p>0.88714664513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8388452942" calcext:value-type="float">
            <text:p>0.998388452942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90924272" calcext:value-type="float">
            <text:p>0.999990924272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97608719" calcext:value-type="float">
            <text:p>0.999997608719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97462203" calcext:value-type="float">
            <text:p>0.999997462203</text:p>
          </table:table-cell>
          <table:table-cell office:value-type="float" office:value="9.024" calcext:value-type="float">
            <text:p>9.024</text:p>
          </table:table-cell>
          <table:table-cell office:value-type="float" office:value="0.999998969741" calcext:value-type="float">
            <text:p>0.9999989697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0.999681893277" calcext:value-type="float">
            <text:p>0.999681893277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75143946" calcext:value-type="float">
            <text:p>0.999975143946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808207920274" calcext:value-type="float">
            <text:p>0.808207920274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730013292" calcext:value-type="float">
            <text:p>0.99730013292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88716662" calcext:value-type="float">
            <text:p>0.999988716662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97424774" calcext:value-type="float">
            <text:p>0.999997424774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96910508" calcext:value-type="float">
            <text:p>0.999996910508</text:p>
          </table:table-cell>
          <table:table-cell office:value-type="float" office:value="9.152" calcext:value-type="float">
            <text:p>9.152</text:p>
          </table:table-cell>
          <table:table-cell office:value-type="float" office:value="0.999998932946" calcext:value-type="float">
            <text:p>0.9999989329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776" calcext:value-type="float">
            <text:p>27.776</text:p>
          </table:table-cell>
          <table:table-cell office:value-type="float" office:value="0.999554357402" calcext:value-type="float">
            <text:p>0.999554357402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72219704" calcext:value-type="float">
            <text:p>0.999972219704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701565819296" calcext:value-type="float">
            <text:p>0.701565819296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95602711979" calcext:value-type="float">
            <text:p>0.995602711979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85650537" calcext:value-type="float">
            <text:p>0.999985650537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9699557" calcext:value-type="float">
            <text:p>0.99999699557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96395592" calcext:value-type="float">
            <text:p>0.999996395592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98822561" calcext:value-type="float">
            <text:p>0.9999988225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032" calcext:value-type="float">
            <text:p>28.032</text:p>
          </table:table-cell>
          <table:table-cell office:value-type="float" office:value="0.999351326153" calcext:value-type="float">
            <text:p>0.999351326153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70757583" calcext:value-type="float">
            <text:p>0.999970757583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567427890208" calcext:value-type="float">
            <text:p>0.567427890208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9298287702" calcext:value-type="float">
            <text:p>0.99298287702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82400446" calcext:value-type="float">
            <text:p>0.999982400446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96259791" calcext:value-type="float">
            <text:p>0.999996259791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95733558" calcext:value-type="float">
            <text:p>0.999995733558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98785766" calcext:value-type="float">
            <text:p>0.9999987857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288" calcext:value-type="float">
            <text:p>28.288</text:p>
          </table:table-cell>
          <table:table-cell office:value-type="float" office:value="0.999040549079" calcext:value-type="float">
            <text:p>0.999040549079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67102281" calcext:value-type="float">
            <text:p>0.999967102281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435427355178" calcext:value-type="float">
            <text:p>0.435427355178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89011258631" calcext:value-type="float">
            <text:p>0.989011258631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78905064" calcext:value-type="float">
            <text:p>0.999978905064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96198476" calcext:value-type="float">
            <text:p>0.999996198476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94997965" calcext:value-type="float">
            <text:p>0.999994997965</text:p>
          </table:table-cell>
          <table:table-cell office:value-type="float" office:value="9.664" calcext:value-type="float">
            <text:p>9.664</text:p>
          </table:table-cell>
          <table:table-cell office:value-type="float" office:value="0.999998675381" calcext:value-type="float">
            <text:p>0.9999986753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544" calcext:value-type="float">
            <text:p>28.544</text:p>
          </table:table-cell>
          <table:table-cell office:value-type="float" office:value="0.998578048291" calcext:value-type="float">
            <text:p>0.998578048291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649091" calcext:value-type="float">
            <text:p>0.9999649091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333142594245" calcext:value-type="float">
            <text:p>0.333142594245</text:p>
          </table:table-cell>
          <table:table-cell office:value-type="float" office:value="27.52" calcext:value-type="float">
            <text:p>27.52</text:p>
          </table:table-cell>
          <table:table-cell office:value-type="float" office:value="0.983094139195" calcext:value-type="float">
            <text:p>0.983094139195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974980424" calcext:value-type="float">
            <text:p>0.999974980424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95462697" calcext:value-type="float">
            <text:p>0.999995462697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94078473" calcext:value-type="float">
            <text:p>0.999994078473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98564997" calcext:value-type="float">
            <text:p>0.9999985649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0.997864873542" calcext:value-type="float">
            <text:p>0.997864873542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60522737" calcext:value-type="float">
            <text:p>0.999960522737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260566208886" calcext:value-type="float">
            <text:p>0.260566208886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7452914435" calcext:value-type="float">
            <text:p>0.97452914435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971852977" calcext:value-type="float">
            <text:p>0.999971852977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94972178" calcext:value-type="float">
            <text:p>0.999994972178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933061" calcext:value-type="float">
            <text:p>0.9999933061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98491407" calcext:value-type="float">
            <text:p>0.9999984914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056" calcext:value-type="float">
            <text:p>29.056</text:p>
          </table:table-cell>
          <table:table-cell office:value-type="float" office:value="0.99694353679" calcext:value-type="float">
            <text:p>0.99694353679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56136375" calcext:value-type="float">
            <text:p>0.999956136375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207614013657" calcext:value-type="float">
            <text:p>0.207614013657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962245479353" calcext:value-type="float">
            <text:p>0.962245479353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967805693" calcext:value-type="float">
            <text:p>0.999967805693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94052455" calcext:value-type="float">
            <text:p>0.999994052455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992496947" calcext:value-type="float">
            <text:p>0.999992496947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98381022" calcext:value-type="float">
            <text:p>0.9999983810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312" calcext:value-type="float">
            <text:p>29.312</text:p>
          </table:table-cell>
          <table:table-cell office:value-type="float" office:value="0.995952568382" calcext:value-type="float">
            <text:p>0.995952568382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51750012" calcext:value-type="float">
            <text:p>0.999951750012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167789716872" calcext:value-type="float">
            <text:p>0.167789716872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944848326472" calcext:value-type="float">
            <text:p>0.944848326472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963329151" calcext:value-type="float">
            <text:p>0.999963329151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9362325" calcext:value-type="float">
            <text:p>0.99999362325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991356778" calcext:value-type="float">
            <text:p>0.999991356778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98344227" calcext:value-type="float">
            <text:p>0.9999983442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568" calcext:value-type="float">
            <text:p>29.568</text:p>
          </table:table-cell>
          <table:table-cell office:value-type="float" office:value="0.995065680976" calcext:value-type="float">
            <text:p>0.995065680976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4663259" calcext:value-type="float">
            <text:p>0.99994663259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137440785053" calcext:value-type="float">
            <text:p>0.137440785053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920731006781" calcext:value-type="float">
            <text:p>0.920731006781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959159222" calcext:value-type="float">
            <text:p>0.999959159222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92764842" calcext:value-type="float">
            <text:p>0.999992764842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990143049" calcext:value-type="float">
            <text:p>0.999990143049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98197047" calcext:value-type="float">
            <text:p>0.9999981970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824" calcext:value-type="float">
            <text:p>29.824</text:p>
          </table:table-cell>
          <table:table-cell office:value-type="float" office:value="0.99434077879" calcext:value-type="float">
            <text:p>0.99434077879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40053046" calcext:value-type="float">
            <text:p>0.999940053046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114746987098" calcext:value-type="float">
            <text:p>0.114746987098</text:p>
          </table:table-cell>
          <table:table-cell office:value-type="float" office:value="28.8" calcext:value-type="float">
            <text:p>28.8</text:p>
          </table:table-cell>
          <table:table-cell office:value-type="float" office:value="0.888470467368" calcext:value-type="float">
            <text:p>0.888470467368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956215743" calcext:value-type="float">
            <text:p>0.999956215743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91722488" calcext:value-type="float">
            <text:p>0.999991722488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98889254" calcext:value-type="float">
            <text:p>0.99998889254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98049867" calcext:value-type="float">
            <text:p>0.9999980498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08" calcext:value-type="float">
            <text:p>30.08</text:p>
          </table:table-cell>
          <table:table-cell office:value-type="float" office:value="0.993884874685" calcext:value-type="float">
            <text:p>0.993884874685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33473502" calcext:value-type="float">
            <text:p>0.999933473502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0976931992591" calcext:value-type="float">
            <text:p>0.0976931992591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848640174412" calcext:value-type="float">
            <text:p>0.848640174412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951248621" calcext:value-type="float">
            <text:p>0.999951248621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90434875" calcext:value-type="float">
            <text:p>0.999990434875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987936268" calcext:value-type="float">
            <text:p>0.999987936268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97976277" calcext:value-type="float">
            <text:p>0.9999979762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336" calcext:value-type="float">
            <text:p>30.336</text:p>
          </table:table-cell>
          <table:table-cell office:value-type="float" office:value="0.993582160223" calcext:value-type="float">
            <text:p>0.993582160223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27625019" calcext:value-type="float">
            <text:p>0.999927625019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0849753346906" calcext:value-type="float">
            <text:p>0.0849753346906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801922445564" calcext:value-type="float">
            <text:p>0.801922445564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946588112" calcext:value-type="float">
            <text:p>0.999946588112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89331207" calcext:value-type="float">
            <text:p>0.999989331207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986759319" calcext:value-type="float">
            <text:p>0.999986759319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97681918" calcext:value-type="float">
            <text:p>0.9999976819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592" calcext:value-type="float">
            <text:p>30.592</text:p>
          </table:table-cell>
          <table:table-cell office:value-type="float" office:value="0.993377663044" calcext:value-type="float">
            <text:p>0.993377663044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22507596" calcext:value-type="float">
            <text:p>0.999922507596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0755550692434" calcext:value-type="float">
            <text:p>0.0755550692434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748067837641" calcext:value-type="float">
            <text:p>0.748067837641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9941682313" calcext:value-type="float">
            <text:p>0.999941682313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88472798" calcext:value-type="float">
            <text:p>0.999988472798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985692709" calcext:value-type="float">
            <text:p>0.999985692709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97571533" calcext:value-type="float">
            <text:p>0.9999975715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848" calcext:value-type="float">
            <text:p>30.848</text:p>
          </table:table-cell>
          <table:table-cell office:value-type="float" office:value="0.993203217422" calcext:value-type="float">
            <text:p>0.993203217422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19583354" calcext:value-type="float">
            <text:p>0.999919583354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068664319518" calcext:value-type="float">
            <text:p>0.068664319518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684851223985" calcext:value-type="float">
            <text:p>0.684851223985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937512383" calcext:value-type="float">
            <text:p>0.999937512383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87553075" calcext:value-type="float">
            <text:p>0.999987553075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984626098" calcext:value-type="float">
            <text:p>0.999984626098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97461148" calcext:value-type="float">
            <text:p>0.9999974611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104" calcext:value-type="float">
            <text:p>31.104</text:p>
          </table:table-cell>
          <table:table-cell office:value-type="float" office:value="0.993059556322" calcext:value-type="float">
            <text:p>0.993059556322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10079569" calcext:value-type="float">
            <text:p>0.999910079569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0636183328365" calcext:value-type="float">
            <text:p>0.0636183328365</text:p>
          </table:table-cell>
          <table:table-cell office:value-type="float" office:value="30.08" calcext:value-type="float">
            <text:p>30.08</text:p>
          </table:table-cell>
          <table:table-cell office:value-type="float" office:value="0.610886549502" calcext:value-type="float">
            <text:p>0.610886549502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9932790552" calcext:value-type="float">
            <text:p>0.999932790552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872465" calcext:value-type="float">
            <text:p>0.9999872465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9983633047" calcext:value-type="float">
            <text:p>0.999983633047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97240378" calcext:value-type="float">
            <text:p>0.9999972403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36" calcext:value-type="float">
            <text:p>31.36</text:p>
          </table:table-cell>
          <table:table-cell office:value-type="float" office:value="0.992967935722" calcext:value-type="float">
            <text:p>0.992967935722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03500025" calcext:value-type="float">
            <text:p>0.999903500025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0598339888489" calcext:value-type="float">
            <text:p>0.0598339888489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531252056787" calcext:value-type="float">
            <text:p>0.531252056787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9929601782" calcext:value-type="float">
            <text:p>0.999929601782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86326777" calcext:value-type="float">
            <text:p>0.999986326777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98219864" calcext:value-type="float">
            <text:p>0.99998219864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96909223" calcext:value-type="float">
            <text:p>0.9999969092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616" calcext:value-type="float">
            <text:p>31.616</text:p>
          </table:table-cell>
          <table:table-cell office:value-type="float" office:value="0.992901235925" calcext:value-type="float">
            <text:p>0.992901235925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892534119" calcext:value-type="float">
            <text:p>0.999892534119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0569806904418" calcext:value-type="float">
            <text:p>0.0569806904418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454383443048" calcext:value-type="float">
            <text:p>0.454383443048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9924573338" calcext:value-type="float">
            <text:p>0.999924573338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85529683" calcext:value-type="float">
            <text:p>0.999985529683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9981279148" calcext:value-type="float">
            <text:p>0.999981279148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96798839" calcext:value-type="float">
            <text:p>0.9999967988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872" calcext:value-type="float">
            <text:p>31.872</text:p>
          </table:table-cell>
          <table:table-cell office:value-type="float" office:value="0.992852127284" calcext:value-type="float">
            <text:p>0.992852127284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878643971" calcext:value-type="float">
            <text:p>0.999878643971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0547880021674" calcext:value-type="float">
            <text:p>0.0547880021674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387426934178" calcext:value-type="float">
            <text:p>0.387426934178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9920648699" calcext:value-type="float">
            <text:p>0.999920648699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84180755" calcext:value-type="float">
            <text:p>0.999984180755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9980138979" calcext:value-type="float">
            <text:p>0.999980138979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96614864" calcext:value-type="float">
            <text:p>0.9999966148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128" calcext:value-type="float">
            <text:p>32.128</text:p>
          </table:table-cell>
          <table:table-cell office:value-type="float" office:value="0.992812547185" calcext:value-type="float">
            <text:p>0.992812547185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863291702" calcext:value-type="float">
            <text:p>0.999863291702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0531083429822" calcext:value-type="float">
            <text:p>0.0531083429822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332412736752" calcext:value-type="float">
            <text:p>0.332412736752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9916662737" calcext:value-type="float">
            <text:p>0.999916662737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83261032" calcext:value-type="float">
            <text:p>0.999983261032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9979550504" calcext:value-type="float">
            <text:p>0.999979550504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96357299" calcext:value-type="float">
            <text:p>0.9999963572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384" calcext:value-type="float">
            <text:p>32.384</text:p>
          </table:table-cell>
          <table:table-cell office:value-type="float" office:value="0.992783228593" calcext:value-type="float">
            <text:p>0.992783228593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843553071" calcext:value-type="float">
            <text:p>0.999843553071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0517703786933" calcext:value-type="float">
            <text:p>0.0517703786933</text:p>
          </table:table-cell>
          <table:table-cell office:value-type="float" office:value="31.36" calcext:value-type="float">
            <text:p>31.36</text:p>
          </table:table-cell>
          <table:table-cell office:value-type="float" office:value="0.287576249582" calcext:value-type="float">
            <text:p>0.287576249582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991279942" calcext:value-type="float">
            <text:p>0.99991279942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982096049" calcext:value-type="float">
            <text:p>0.999982096049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9978263215" calcext:value-type="float">
            <text:p>0.999978263215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96210119" calcext:value-type="float">
            <text:p>0.9999962101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64" calcext:value-type="float">
            <text:p>32.64</text:p>
          </table:table-cell>
          <table:table-cell office:value-type="float" office:value="0.992753910001" calcext:value-type="float">
            <text:p>0.992753910001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804075808" calcext:value-type="float">
            <text:p>0.999804075808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050721930251" calcext:value-type="float">
            <text:p>0.050721930251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250846957942" calcext:value-type="float">
            <text:p>0.250846957942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9909181393" calcext:value-type="float">
            <text:p>0.999909181393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980011342" calcext:value-type="float">
            <text:p>0.999980011342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9977270164" calcext:value-type="float">
            <text:p>0.999977270164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95805375" calcext:value-type="float">
            <text:p>0.9999958053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.024" calcext:value-type="float">
            <text:p>33.024</text:p>
          </table:table-cell>
          <table:table-cell office:value-type="float" office:value="0.992716528796" calcext:value-type="float">
            <text:p>0.992716528796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77190915" calcext:value-type="float">
            <text:p>0.99977190915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0498736312978" calcext:value-type="float">
            <text:p>0.0498736312978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219496954301" calcext:value-type="float">
            <text:p>0.219496954301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9906176591" calcext:value-type="float">
            <text:p>0.999906176591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979091619" calcext:value-type="float">
            <text:p>0.999979091619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9976166774" calcext:value-type="float">
            <text:p>0.999976166774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95584605" calcext:value-type="float">
            <text:p>0.9999955846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.536" calcext:value-type="float">
            <text:p>33.536</text:p>
          </table:table-cell>
          <table:table-cell office:value-type="float" office:value="0.992676948697" calcext:value-type="float">
            <text:p>0.992676948697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717079618" calcext:value-type="float">
            <text:p>0.999717079618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0492038703615" calcext:value-type="float">
            <text:p>0.0492038703615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192172118522" calcext:value-type="float">
            <text:p>0.192172118522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9903785014" calcext:value-type="float">
            <text:p>0.999903785014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977926635" calcext:value-type="float">
            <text:p>0.999977926635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9974953045" calcext:value-type="float">
            <text:p>0.999974953045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95363835" calcext:value-type="float">
            <text:p>0.9999953638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.048" calcext:value-type="float">
            <text:p>34.048</text:p>
          </table:table-cell>
          <table:table-cell office:value-type="float" office:value="0.992653493823" calcext:value-type="float">
            <text:p>0.992653493823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652746302" calcext:value-type="float">
            <text:p>0.999652746302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0486186083341" calcext:value-type="float">
            <text:p>0.0486186083341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168279122443" calcext:value-type="float">
            <text:p>0.168279122443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9901393437" calcext:value-type="float">
            <text:p>0.999901393437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976945597" calcext:value-type="float">
            <text:p>0.999976945597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9974107113" calcext:value-type="float">
            <text:p>0.999974107113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95032681" calcext:value-type="float">
            <text:p>0.9999950326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.56" calcext:value-type="float">
            <text:p>34.56</text:p>
          </table:table-cell>
          <table:table-cell office:value-type="float" office:value="0.992636635633" calcext:value-type="float">
            <text:p>0.992636635633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592068287" calcext:value-type="float">
            <text:p>0.999592068287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0481351733328" calcext:value-type="float">
            <text:p>0.0481351733328</text:p>
          </table:table-cell>
          <table:table-cell office:value-type="float" office:value="32.64" calcext:value-type="float">
            <text:p>32.64</text:p>
          </table:table-cell>
          <table:table-cell office:value-type="float" office:value="0.147384312692" calcext:value-type="float">
            <text:p>0.147384312692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9899124505" calcext:value-type="float">
            <text:p>0.999899124505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976271133" calcext:value-type="float">
            <text:p>0.999976271133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9972893384" calcext:value-type="float">
            <text:p>0.999972893384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94627936" calcext:value-type="float">
            <text:p>0.9999946279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.072" calcext:value-type="float">
            <text:p>35.072</text:p>
          </table:table-cell>
          <table:table-cell office:value-type="float" office:value="0.992621243372" calcext:value-type="float">
            <text:p>0.992621243372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502147856" calcext:value-type="float">
            <text:p>0.999502147856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0477268917388" calcext:value-type="float">
            <text:p>0.0477268917388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13487301375" calcext:value-type="float">
            <text:p>0.113487301375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9896610283" calcext:value-type="float">
            <text:p>0.999896610283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975596669" calcext:value-type="float">
            <text:p>0.999975596669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9971826773" calcext:value-type="float">
            <text:p>0.999971826773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94223191" calcext:value-type="float">
            <text:p>0.9999942231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.584" calcext:value-type="float">
            <text:p>35.584</text:p>
          </table:table-cell>
          <table:table-cell office:value-type="float" office:value="0.992610981865" calcext:value-type="float">
            <text:p>0.992610981865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394681974" calcext:value-type="float">
            <text:p>0.999394681974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0473844180508" calcext:value-type="float">
            <text:p>0.0473844180508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088193061624" calcext:value-type="float">
            <text:p>0.088193061624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9892624321" calcext:value-type="float">
            <text:p>0.999892624321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974431686" calcext:value-type="float">
            <text:p>0.999974431686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99710544" calcext:value-type="float">
            <text:p>0.9999710544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93855242" calcext:value-type="float">
            <text:p>0.9999938552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.096" calcext:value-type="float">
            <text:p>36.096</text:p>
          </table:table-cell>
          <table:table-cell office:value-type="float" office:value="0.992603652217" calcext:value-type="float">
            <text:p>0.992603652217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260897918" calcext:value-type="float">
            <text:p>0.999260897918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0470989908611" calcext:value-type="float">
            <text:p>0.0470989908611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0690389018425" calcext:value-type="float">
            <text:p>0.0690389018425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9890048777" calcext:value-type="float">
            <text:p>0.999890048777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973328018" calcext:value-type="float">
            <text:p>0.999973328018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9970502705" calcext:value-type="float">
            <text:p>0.999970502705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93524087" calcext:value-type="float">
            <text:p>0.9999935240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.608" calcext:value-type="float">
            <text:p>36.608</text:p>
          </table:table-cell>
          <table:table-cell office:value-type="float" office:value="0.992596322569" calcext:value-type="float">
            <text:p>0.992596322569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088367659" calcext:value-type="float">
            <text:p>0.999088367659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0468287501112" calcext:value-type="float">
            <text:p>0.0468287501112</text:p>
          </table:table-cell>
          <table:table-cell office:value-type="float" office:value="34.56" calcext:value-type="float">
            <text:p>34.56</text:p>
          </table:table-cell>
          <table:table-cell office:value-type="float" office:value="0.0545932012031" calcext:value-type="float">
            <text:p>0.0545932012031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9888761004" calcext:value-type="float">
            <text:p>0.999888761004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972898813" calcext:value-type="float">
            <text:p>0.999972898813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9968075247" calcext:value-type="float">
            <text:p>0.999968075247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993303317" calcext:value-type="float">
            <text:p>0.9999933033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.12" calcext:value-type="float">
            <text:p>37.12</text:p>
          </table:table-cell>
          <table:table-cell office:value-type="float" office:value="0.992588992921" calcext:value-type="float">
            <text:p>0.992588992921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8872704836" calcext:value-type="float">
            <text:p>0.998872704836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0465976436486" calcext:value-type="float">
            <text:p>0.0465976436486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437378467036" calcext:value-type="float">
            <text:p>0.0437378467036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9887227942" calcext:value-type="float">
            <text:p>0.999887227942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972163035" calcext:value-type="float">
            <text:p>0.999972163035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9966089145" calcext:value-type="float">
            <text:p>0.999966089145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993008958" calcext:value-type="float">
            <text:p>0.9999930089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.632" calcext:value-type="float">
            <text:p>37.632</text:p>
          </table:table-cell>
          <table:table-cell office:value-type="float" office:value="0.992586794027" calcext:value-type="float">
            <text:p>0.992586794027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8619026871" calcext:value-type="float">
            <text:p>0.998619026871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0463953524821" calcext:value-type="float">
            <text:p>0.0463953524821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357817580506" calcext:value-type="float">
            <text:p>0.0357817580506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9885572235" calcext:value-type="float">
            <text:p>0.999885572235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971243311" calcext:value-type="float">
            <text:p>0.999971243311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9964213382" calcext:value-type="float">
            <text:p>0.999964213382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992751393" calcext:value-type="float">
            <text:p>0.9999927513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.144" calcext:value-type="float">
            <text:p>38.144</text:p>
          </table:table-cell>
          <table:table-cell office:value-type="float" office:value="0.992580197343" calcext:value-type="float">
            <text:p>0.992580197343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8322216341" calcext:value-type="float">
            <text:p>0.998322216341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0462033803068" calcext:value-type="float">
            <text:p>0.0462033803068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299121516023" calcext:value-type="float">
            <text:p>0.0299121516023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88446843" calcext:value-type="float">
            <text:p>0.99988446843</text:p>
          </table:table-cell>
          <table:table-cell office:value-type="float" office:value="14.4" calcext:value-type="float">
            <text:p>14.4</text:p>
          </table:table-cell>
          <table:table-cell office:value-type="float" office:value="0.999970446217" calcext:value-type="float">
            <text:p>0.999970446217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9961712364" calcext:value-type="float">
            <text:p>0.999961712364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992420238" calcext:value-type="float">
            <text:p>0.9999924202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.656" calcext:value-type="float">
            <text:p>38.656</text:p>
          </table:table-cell>
          <table:table-cell office:value-type="float" office:value="0.992569935836" calcext:value-type="float">
            <text:p>0.992569935836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800420506" calcext:value-type="float">
            <text:p>0.99800420506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0460114081315" calcext:value-type="float">
            <text:p>0.0460114081315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255647132728" calcext:value-type="float">
            <text:p>0.0255647132728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881463628" calcext:value-type="float">
            <text:p>0.999881463628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969771753" calcext:value-type="float">
            <text:p>0.999969771753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9959101008" calcext:value-type="float">
            <text:p>0.999959101008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992162674" calcext:value-type="float">
            <text:p>0.9999921626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.168" calcext:value-type="float">
            <text:p>39.168</text:p>
          </table:table-cell>
          <table:table-cell office:value-type="float" office:value="0.992561873223" calcext:value-type="float">
            <text:p>0.992561873223</text:p>
          </table:table-cell>
          <table:table-cell office:value-type="float" office:value="14.4" calcext:value-type="float">
            <text:p>14.4</text:p>
          </table:table-cell>
          <table:table-cell office:value-type="float" office:value="0.997711049832" calcext:value-type="float">
            <text:p>0.997711049832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0457812751586" calcext:value-type="float">
            <text:p>0.0457812751586</text:p>
          </table:table-cell>
          <table:table-cell office:value-type="float" office:value="37.12" calcext:value-type="float">
            <text:p>37.12</text:p>
          </table:table-cell>
          <table:table-cell office:value-type="float" office:value="0.0222341307596" calcext:value-type="float">
            <text:p>0.0222341307596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876189894" calcext:value-type="float">
            <text:p>0.999876189894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969035975" calcext:value-type="float">
            <text:p>0.999969035975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955092024" calcext:value-type="float">
            <text:p>0.999955092024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991647544" calcext:value-type="float">
            <text:p>0.9999916475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.68" calcext:value-type="float">
            <text:p>39.68</text:p>
          </table:table-cell>
          <table:table-cell office:value-type="float" office:value="0.992525224984" calcext:value-type="float">
            <text:p>0.992525224984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7387190067" calcext:value-type="float">
            <text:p>0.997387190067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0454761834763" calcext:value-type="float">
            <text:p>0.0454761834763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197692971856" calcext:value-type="float">
            <text:p>0.0197692971856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868279293" calcext:value-type="float">
            <text:p>0.999868279293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967809677" calcext:value-type="float">
            <text:p>0.999967809677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950825582" calcext:value-type="float">
            <text:p>0.999950825582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991206005" calcext:value-type="float">
            <text:p>0.9999912060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.192" calcext:value-type="float">
            <text:p>40.192</text:p>
          </table:table-cell>
          <table:table-cell office:value-type="float" office:value="0.992446064785" calcext:value-type="float">
            <text:p>0.992446064785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7047978033" calcext:value-type="float">
            <text:p>0.997047978033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0450211743752" calcext:value-type="float">
            <text:p>0.0450211743752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178956497966" calcext:value-type="float">
            <text:p>0.0178956497966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855585537" calcext:value-type="float">
            <text:p>0.999855585537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967073898" calcext:value-type="float">
            <text:p>0.999967073898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943101852" calcext:value-type="float">
            <text:p>0.999943101852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990911645" calcext:value-type="float">
            <text:p>0.9999909116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.704" calcext:value-type="float">
            <text:p>40.704</text:p>
          </table:table-cell>
          <table:table-cell office:value-type="float" office:value="0.992241567606" calcext:value-type="float">
            <text:p>0.992241567606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6746050081" calcext:value-type="float">
            <text:p>0.996746050081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0443775029638" calcext:value-type="float">
            <text:p>0.0443775029638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164798017229" calcext:value-type="float">
            <text:p>0.0164798017229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832099024" calcext:value-type="float">
            <text:p>0.999832099024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966031544" calcext:value-type="float">
            <text:p>0.999966031544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93214151" calcext:value-type="float">
            <text:p>0.99993214151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99065408" calcext:value-type="float">
            <text:p>0.999990654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.216" calcext:value-type="float">
            <text:p>41.216</text:p>
          </table:table-cell>
          <table:table-cell office:value-type="float" office:value="0.991862624806" calcext:value-type="float">
            <text:p>0.991862624806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6453625913" calcext:value-type="float">
            <text:p>0.996453625913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0435114864974" calcext:value-type="float">
            <text:p>0.0435114864974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153965445596" calcext:value-type="float">
            <text:p>0.0153965445596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785125997" calcext:value-type="float">
            <text:p>0.999785125997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965295766" calcext:value-type="float">
            <text:p>0.999965295766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913567777" calcext:value-type="float">
            <text:p>0.999913567777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990286131" calcext:value-type="float">
            <text:p>0.9999902861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.728" calcext:value-type="float">
            <text:p>41.728</text:p>
          </table:table-cell>
          <table:table-cell office:value-type="float" office:value="0.991275520002" calcext:value-type="float">
            <text:p>0.991275520002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6211644915" calcext:value-type="float">
            <text:p>0.996211644915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0423487503604" calcext:value-type="float">
            <text:p>0.0423487503604</text:p>
          </table:table-cell>
          <table:table-cell office:value-type="float" office:value="39.68" calcext:value-type="float">
            <text:p>39.68</text:p>
          </table:table-cell>
          <table:table-cell office:value-type="float" office:value="0.0145298219938" calcext:value-type="float">
            <text:p>0.0145298219938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650155198" calcext:value-type="float">
            <text:p>0.999650155198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9964927876" calcext:value-type="float">
            <text:p>0.999964927876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883886584" calcext:value-type="float">
            <text:p>0.999883886584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990065361" calcext:value-type="float">
            <text:p>0.9999900653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.24" calcext:value-type="float">
            <text:p>42.24</text:p>
          </table:table-cell>
          <table:table-cell office:value-type="float" office:value="0.989971575625" calcext:value-type="float">
            <text:p>0.989971575625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6005485877" calcext:value-type="float">
            <text:p>0.996005485877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0409566600424" calcext:value-type="float">
            <text:p>0.0409566600424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138808023775" calcext:value-type="float">
            <text:p>0.0138808023775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9210902207" calcext:value-type="float">
            <text:p>0.999210902207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9964805246" calcext:value-type="float">
            <text:p>0.999964805246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825039113" calcext:value-type="float">
            <text:p>0.999825039113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989844591" calcext:value-type="float">
            <text:p>0.9999898445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.752" calcext:value-type="float">
            <text:p>42.752</text:p>
          </table:table-cell>
          <table:table-cell office:value-type="float" office:value="0.98189063872" calcext:value-type="float">
            <text:p>0.98189063872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5857811673" calcext:value-type="float">
            <text:p>0.995857811673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0395873493841" calcext:value-type="float">
            <text:p>0.0395873493841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133462812714" calcext:value-type="float">
            <text:p>0.0133462812714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7894798939" calcext:value-type="float">
            <text:p>0.997894798939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9964253412" calcext:value-type="float">
            <text:p>0.999964253412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682812132" calcext:value-type="float">
            <text:p>0.999682812132</text:p>
          </table:table-cell>
          <table:table-cell office:value-type="float" office:value="14.4" calcext:value-type="float">
            <text:p>14.4</text:p>
          </table:table-cell>
          <table:table-cell office:value-type="float" office:value="0.999989587027" calcext:value-type="float">
            <text:p>0.9999895870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.264" calcext:value-type="float">
            <text:p>43.264</text:p>
          </table:table-cell>
          <table:table-cell office:value-type="float" office:value="0.953366580617" calcext:value-type="float">
            <text:p>0.953366580617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5741573067" calcext:value-type="float">
            <text:p>0.995741573067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0385065810826" calcext:value-type="float">
            <text:p>0.0385065810826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12897634048" calcext:value-type="float">
            <text:p>0.012897634048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4430384901" calcext:value-type="float">
            <text:p>0.994430384901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9963885523" calcext:value-type="float">
            <text:p>0.999963885523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9277426618" calcext:value-type="float">
            <text:p>0.999277426618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989403052" calcext:value-type="float">
            <text:p>0.9999894030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.776" calcext:value-type="float">
            <text:p>43.776</text:p>
          </table:table-cell>
          <table:table-cell office:value-type="float" office:value="0.891540999852" calcext:value-type="float">
            <text:p>0.891540999852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5656038998" calcext:value-type="float">
            <text:p>0.995656038998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0370434260141" calcext:value-type="float">
            <text:p>0.0370434260141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125568646725" calcext:value-type="float">
            <text:p>0.0125568646725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8644294669" calcext:value-type="float">
            <text:p>0.98644294669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9963027114" calcext:value-type="float">
            <text:p>0.999963027114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8053583123" calcext:value-type="float">
            <text:p>0.998053583123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989145487" calcext:value-type="float">
            <text:p>0.9999891454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.288" calcext:value-type="float">
            <text:p>44.288</text:p>
          </table:table-cell>
          <table:table-cell office:value-type="float" office:value="0.682057461508" calcext:value-type="float">
            <text:p>0.682057461508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5581470835" calcext:value-type="float">
            <text:p>0.995581470835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0361663117648" calcext:value-type="float">
            <text:p>0.0361663117648</text:p>
          </table:table-cell>
          <table:table-cell office:value-type="float" office:value="42.24" calcext:value-type="float">
            <text:p>42.24</text:p>
          </table:table-cell>
          <table:table-cell office:value-type="float" office:value="0.0122608821292" calcext:value-type="float">
            <text:p>0.0122608821292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70328684251" calcext:value-type="float">
            <text:p>0.970328684251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96259791" calcext:value-type="float">
            <text:p>0.99996259791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4659187447" calcext:value-type="float">
            <text:p>0.994659187447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988851127" calcext:value-type="float">
            <text:p>0.9999888511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0.452290588292" calcext:value-type="float">
            <text:p>0.452290588292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5511289035" calcext:value-type="float">
            <text:p>0.995511289035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0356141483883" calcext:value-type="float">
            <text:p>0.0356141483883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120118283971" calcext:value-type="float">
            <text:p>0.0120118283971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41577941712" calcext:value-type="float">
            <text:p>0.941577941712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9961494242" calcext:value-type="float">
            <text:p>0.999961494242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86565195973" calcext:value-type="float">
            <text:p>0.986565195973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988262408" calcext:value-type="float">
            <text:p>0.9999882624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.312" calcext:value-type="float">
            <text:p>45.312</text:p>
          </table:table-cell>
          <table:table-cell office:value-type="float" office:value="0.342584815022" calcext:value-type="float">
            <text:p>0.342584815022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5445493597" calcext:value-type="float">
            <text:p>0.995445493597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0352640814803" calcext:value-type="float">
            <text:p>0.0352640814803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118100929268" calcext:value-type="float">
            <text:p>0.0118100929268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897099513707" calcext:value-type="float">
            <text:p>0.897099513707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9961003722" calcext:value-type="float">
            <text:p>0.999961003722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70426129984" calcext:value-type="float">
            <text:p>0.970426129984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987894459" calcext:value-type="float">
            <text:p>0.9999878944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.824" calcext:value-type="float">
            <text:p>45.824</text:p>
          </table:table-cell>
          <table:table-cell office:value-type="float" office:value="0.286569446216" calcext:value-type="float">
            <text:p>0.286569446216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5400898912" calcext:value-type="float">
            <text:p>0.995400898912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0350286916629" calcext:value-type="float">
            <text:p>0.0350286916629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116461341759" calcext:value-type="float">
            <text:p>0.0116461341759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836270363742" calcext:value-type="float">
            <text:p>0.836270363742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9960881093" calcext:value-type="float">
            <text:p>0.999960881093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43186739134" calcext:value-type="float">
            <text:p>0.943186739134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987636894" calcext:value-type="float">
            <text:p>0.9999876368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.336" calcext:value-type="float">
            <text:p>46.336</text:p>
          </table:table-cell>
          <table:table-cell office:value-type="float" office:value="0.248936101595" calcext:value-type="float">
            <text:p>0.248936101595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5367270133" calcext:value-type="float">
            <text:p>0.995367270133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0348577468658" calcext:value-type="float">
            <text:p>0.0348577468658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114997007071" calcext:value-type="float">
            <text:p>0.0114997007071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763020772809" calcext:value-type="float">
            <text:p>0.763020772809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9960206629" calcext:value-type="float">
            <text:p>0.999960206629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03707626051" calcext:value-type="float">
            <text:p>0.903707626051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9987305739" calcext:value-type="float">
            <text:p>0.9999873057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.848" calcext:value-type="float">
            <text:p>46.848</text:p>
          </table:table-cell>
          <table:table-cell office:value-type="float" office:value="0.204116770088" calcext:value-type="float">
            <text:p>0.204116770088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5328523931" calcext:value-type="float">
            <text:p>0.995328523931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0347232105847" calcext:value-type="float">
            <text:p>0.0347232105847</text:p>
          </table:table-cell>
          <table:table-cell office:value-type="float" office:value="44.8" calcext:value-type="float">
            <text:p>44.8</text:p>
          </table:table-cell>
          <table:table-cell office:value-type="float" office:value="0.0113682610909" calcext:value-type="float">
            <text:p>0.0113682610909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683072006523" calcext:value-type="float">
            <text:p>0.683072006523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9959286905" calcext:value-type="float">
            <text:p>0.999959286905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852945209253" calcext:value-type="float">
            <text:p>0.852945209253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9987084969" calcext:value-type="float">
            <text:p>0.9999870849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.36" calcext:value-type="float">
            <text:p>47.36</text:p>
          </table:table-cell>
          <table:table-cell office:value-type="float" office:value="0.148078679373" calcext:value-type="float">
            <text:p>0.148078679373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5271501218" calcext:value-type="float">
            <text:p>0.995271501218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0346176842977" calcext:value-type="float">
            <text:p>0.0346176842977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112300060871" calcext:value-type="float">
            <text:p>0.0112300060871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602333713185" calcext:value-type="float">
            <text:p>0.602333713185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9958796386" calcext:value-type="float">
            <text:p>0.999958796386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793923476367" calcext:value-type="float">
            <text:p>0.793923476367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998679061" calcext:value-type="float">
            <text:p>0.999986790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.872" calcext:value-type="float">
            <text:p>47.872</text:p>
          </table:table-cell>
          <table:table-cell office:value-type="float" office:value="0.116515749215" calcext:value-type="float">
            <text:p>0.116515749215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5221058049" calcext:value-type="float">
            <text:p>0.995221058049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0345195565326" calcext:value-type="float">
            <text:p>0.0345195565326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110644895333" calcext:value-type="float">
            <text:p>0.0110644895333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525592358384" calcext:value-type="float">
            <text:p>0.525592358384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9958305867" calcext:value-type="float">
            <text:p>0.999958305867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729812467087" calcext:value-type="float">
            <text:p>0.729812467087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998656984" calcext:value-type="float">
            <text:p>0.999986569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.384" calcext:value-type="float">
            <text:p>48.384</text:p>
          </table:table-cell>
          <table:table-cell office:value-type="float" office:value="0.101311860397" calcext:value-type="float">
            <text:p>0.101311860397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5190353512" calcext:value-type="float">
            <text:p>0.995190353512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0344350576238" calcext:value-type="float">
            <text:p>0.0344350576238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108341294355" calcext:value-type="float">
            <text:p>0.0108341294355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455589793264" calcext:value-type="float">
            <text:p>0.455589793264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9957754033" calcext:value-type="float">
            <text:p>0.999957754033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664219237135" calcext:value-type="float">
            <text:p>0.664219237135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998620189" calcext:value-type="float">
            <text:p>0.999986201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.896" calcext:value-type="float">
            <text:p>48.896</text:p>
          </table:table-cell>
          <table:table-cell office:value-type="float" office:value="0.0909514029679" calcext:value-type="float">
            <text:p>0.0909514029679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5160380034" calcext:value-type="float">
            <text:p>0.995160380034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0343519216006" calcext:value-type="float">
            <text:p>0.0343519216006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104616198268" calcext:value-type="float">
            <text:p>0.0104616198268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394074628611" calcext:value-type="float">
            <text:p>0.394074628611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9957140884" calcext:value-type="float">
            <text:p>0.999957140884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600050814791" calcext:value-type="float">
            <text:p>0.600050814791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985907531" calcext:value-type="float">
            <text:p>0.9999859075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.408" calcext:value-type="float">
            <text:p>49.408</text:p>
          </table:table-cell>
          <table:table-cell office:value-type="float" office:value="0.08364594282" calcext:value-type="float">
            <text:p>0.08364594282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5145027766" calcext:value-type="float">
            <text:p>0.995145027766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0342769628912" calcext:value-type="float">
            <text:p>0.0342769628912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982993076735" calcext:value-type="float">
            <text:p>0.00982993076735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341253889149" calcext:value-type="float">
            <text:p>0.341253889149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9956772994" calcext:value-type="float">
            <text:p>0.999956772994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539689529571" calcext:value-type="float">
            <text:p>0.539689529571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9985649966" calcext:value-type="float">
            <text:p>0.9999856499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.92" calcext:value-type="float">
            <text:p>49.92</text:p>
          </table:table-cell>
          <table:table-cell office:value-type="float" office:value="0.0788310970577" calcext:value-type="float">
            <text:p>0.0788310970577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5126020195" calcext:value-type="float">
            <text:p>0.995126020195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0342109602873" calcext:value-type="float">
            <text:p>0.0342109602873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892212115111" calcext:value-type="float">
            <text:p>0.00892212115111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29712910794" calcext:value-type="float">
            <text:p>0.29712910794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9956282475" calcext:value-type="float">
            <text:p>0.999956282475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84528668906" calcext:value-type="float">
            <text:p>0.484528668906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9985392401" calcext:value-type="float">
            <text:p>0.9999853924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.432" calcext:value-type="float">
            <text:p>50.432</text:p>
          </table:table-cell>
          <table:table-cell office:value-type="float" office:value="0.0752512969812" calcext:value-type="float">
            <text:p>0.0752512969812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5116516409" calcext:value-type="float">
            <text:p>0.995116516409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0341412584224" calcext:value-type="float">
            <text:p>0.0341412584224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768347315263" calcext:value-type="float">
            <text:p>0.00768347315263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260773579524" calcext:value-type="float">
            <text:p>0.260773579524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9955730641" calcext:value-type="float">
            <text:p>0.999955730641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435113675292" calcext:value-type="float">
            <text:p>0.435113675292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9985245221" calcext:value-type="float">
            <text:p>0.9999852452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.944" calcext:value-type="float">
            <text:p>50.944</text:p>
          </table:table-cell>
          <table:table-cell office:value-type="float" office:value="0.0723025795963" calcext:value-type="float">
            <text:p>0.0723025795963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5108474745" calcext:value-type="float">
            <text:p>0.995108474745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0340715565575" calcext:value-type="float">
            <text:p>0.0340715565575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616636789306" calcext:value-type="float">
            <text:p>0.00616636789306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231305057247" calcext:value-type="float">
            <text:p>0.231305057247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9955362752" calcext:value-type="float">
            <text:p>0.999955362752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391877151197" calcext:value-type="float">
            <text:p>0.391877151197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9984803682" calcext:value-type="float">
            <text:p>0.9999848036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.456" calcext:value-type="float">
            <text:p>51.456</text:p>
          </table:table-cell>
          <table:table-cell office:value-type="float" office:value="0.0695605582846" calcext:value-type="float">
            <text:p>0.0695605582846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5101895201" calcext:value-type="float">
            <text:p>0.995101895201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0340100320064" calcext:value-type="float">
            <text:p>0.0340100320064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474896201648" calcext:value-type="float">
            <text:p>0.00474896201648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207559762905" calcext:value-type="float">
            <text:p>0.207559762905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9954994862" calcext:value-type="float">
            <text:p>0.999954994862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354598124369" calcext:value-type="float">
            <text:p>0.354598124369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9984325348" calcext:value-type="float">
            <text:p>0.9999843253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.968" calcext:value-type="float">
            <text:p>51.968</text:p>
          </table:table-cell>
          <table:table-cell office:value-type="float" office:value="0.0669475387775" calcext:value-type="float">
            <text:p>0.0669475387775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5095315657" calcext:value-type="float">
            <text:p>0.995095315657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0339510385286" calcext:value-type="float">
            <text:p>0.0339510385286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377124599693" calcext:value-type="float">
            <text:p>0.00377124599693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188577815572" calcext:value-type="float">
            <text:p>0.188577815572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9954565658" calcext:value-type="float">
            <text:p>0.999954565658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322865287767" calcext:value-type="float">
            <text:p>0.322865287767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9983847013" calcext:value-type="float">
            <text:p>0.9999838470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.48" calcext:value-type="float">
            <text:p>52.48</text:p>
          </table:table-cell>
          <table:table-cell office:value-type="float" office:value="0.0645023682093" calcext:value-type="float">
            <text:p>0.0645023682093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5091660355" calcext:value-type="float">
            <text:p>0.995091660355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0338885404877" calcext:value-type="float">
            <text:p>0.0338885404877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30751028442" calcext:value-type="float">
            <text:p>0.0030751028442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173328813457" calcext:value-type="float">
            <text:p>0.173328813457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9954075139" calcext:value-type="float">
            <text:p>0.999954075139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296248098583" calcext:value-type="float">
            <text:p>0.296248098583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9983258294" calcext:value-type="float">
            <text:p>0.9999832582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.992" calcext:value-type="float">
            <text:p>52.992</text:p>
          </table:table-cell>
          <table:table-cell office:value-type="float" office:value="0.0620769876906" calcext:value-type="float">
            <text:p>0.0620769876906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5090929295" calcext:value-type="float">
            <text:p>0.995090929295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0338229272797" calcext:value-type="float">
            <text:p>0.0338229272797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253668723096" calcext:value-type="float">
            <text:p>0.00253668723096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16120032886" calcext:value-type="float">
            <text:p>0.16120032886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9953645934" calcext:value-type="float">
            <text:p>0.999953645934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273884735606" calcext:value-type="float">
            <text:p>0.273884735606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9982706369" calcext:value-type="float">
            <text:p>0.9999827063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.504" calcext:value-type="float">
            <text:p>53.504</text:p>
          </table:table-cell>
          <table:table-cell office:value-type="float" office:value="0.0596699312919" calcext:value-type="float">
            <text:p>0.0596699312919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5085811872" calcext:value-type="float">
            <text:p>0.995085811872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0337629603122" calcext:value-type="float">
            <text:p>0.0337629603122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213107431148" calcext:value-type="float">
            <text:p>0.00213107431148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151476544362" calcext:value-type="float">
            <text:p>0.151476544362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952848841" calcext:value-type="float">
            <text:p>0.999952848841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255246307192" calcext:value-type="float">
            <text:p>0.255246307192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9981933675" calcext:value-type="float">
            <text:p>0.9999819336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.016" calcext:value-type="float">
            <text:p>54.016</text:p>
          </table:table-cell>
          <table:table-cell office:value-type="float" office:value="0.0573090516755" calcext:value-type="float">
            <text:p>0.0573090516755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5081425509" calcext:value-type="float">
            <text:p>0.995081425509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0336992940837" calcext:value-type="float">
            <text:p>0.0336992940837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180510406318" calcext:value-type="float">
            <text:p>0.00180510406318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143702263125" calcext:value-type="float">
            <text:p>0.143702263125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951990432" calcext:value-type="float">
            <text:p>0.999951990432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239871228493" calcext:value-type="float">
            <text:p>0.239871228493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9981124186" calcext:value-type="float">
            <text:p>0.9999811241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.528" calcext:value-type="float">
            <text:p>54.528</text:p>
          </table:table-cell>
          <table:table-cell office:value-type="float" office:value="0.0550075422078" calcext:value-type="float">
            <text:p>0.0550075422078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5076308086" calcext:value-type="float">
            <text:p>0.995076308086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0336430263771" calcext:value-type="float">
            <text:p>0.0336430263771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155410307748" calcext:value-type="float">
            <text:p>0.00155410307748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137449822107" calcext:value-type="float">
            <text:p>0.137449822107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9950580189" calcext:value-type="float">
            <text:p>0.999950580189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227098532072" calcext:value-type="float">
            <text:p>0.227098532072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9980351492" calcext:value-type="float">
            <text:p>0.9999803514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.04" calcext:value-type="float">
            <text:p>55.04</text:p>
          </table:table-cell>
          <table:table-cell office:value-type="float" office:value="0.052855557559" calcext:value-type="float">
            <text:p>0.052855557559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5071190663" calcext:value-type="float">
            <text:p>0.995071190663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0335902632336" calcext:value-type="float">
            <text:p>0.0335902632336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136405112865" calcext:value-type="float">
            <text:p>0.00136405112865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132364470706" calcext:value-type="float">
            <text:p>0.132364470706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9949599151" calcext:value-type="float">
            <text:p>0.999949599151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216512754785" calcext:value-type="float">
            <text:p>0.216512754785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9979652388" calcext:value-type="float">
            <text:p>0.9999796523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.552" calcext:value-type="float">
            <text:p>55.552</text:p>
          </table:table-cell>
          <table:table-cell office:value-type="float" office:value="0.0507893297916" calcext:value-type="float">
            <text:p>0.0507893297916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5066073241" calcext:value-type="float">
            <text:p>0.995066073241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0335357478085" calcext:value-type="float">
            <text:p>0.0335357478085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121352842737" calcext:value-type="float">
            <text:p>0.00121352842737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128222136548" calcext:value-type="float">
            <text:p>0.128222136548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947330499" calcext:value-type="float">
            <text:p>0.999947330499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207776590285" calcext:value-type="float">
            <text:p>0.207776590285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9978622129" calcext:value-type="float">
            <text:p>0.9999786221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.064" calcext:value-type="float">
            <text:p>56.064</text:p>
          </table:table-cell>
          <table:table-cell office:value-type="float" office:value="0.0489378607103" calcext:value-type="float">
            <text:p>0.0489378607103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5061686878" calcext:value-type="float">
            <text:p>0.995061686878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0334716921841" calcext:value-type="float">
            <text:p>0.0334716921841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109533013542" calcext:value-type="float">
            <text:p>0.00109533013542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124812974073" calcext:value-type="float">
            <text:p>0.124812974073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944387384" calcext:value-type="float">
            <text:p>0.999944387384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200530737983" calcext:value-type="float">
            <text:p>0.200530737983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9977113536" calcext:value-type="float">
            <text:p>0.9999771135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.576" calcext:value-type="float">
            <text:p>56.576</text:p>
          </table:table-cell>
          <table:table-cell office:value-type="float" office:value="0.0472710987582" calcext:value-type="float">
            <text:p>0.0472710987582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5059493697" calcext:value-type="float">
            <text:p>0.995059493697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0333975122665" calcext:value-type="float">
            <text:p>0.0333975122665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100614592173" calcext:value-type="float">
            <text:p>0.00100614592173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21952647877" calcext:value-type="float">
            <text:p>0.121952647877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940279286" calcext:value-type="float">
            <text:p>0.999940279286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194497327479" calcext:value-type="float">
            <text:p>0.194497327479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9975531352" calcext:value-type="float">
            <text:p>0.9999755313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.088" calcext:value-type="float">
            <text:p>57.088</text:p>
          </table:table-cell>
          <table:table-cell office:value-type="float" office:value="0.0458081010201" calcext:value-type="float">
            <text:p>0.0458081010201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5058031576" calcext:value-type="float">
            <text:p>0.995058031576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033286339739" calcext:value-type="float">
            <text:p>0.033286339739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0933123912702" calcext:value-type="float">
            <text:p>0.000933123912702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119541631562" calcext:value-type="float">
            <text:p>0.119541631562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935741983" calcext:value-type="float">
            <text:p>0.999935741983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189444389398" calcext:value-type="float">
            <text:p>0.189444389398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9974096349" calcext:value-type="float">
            <text:p>0.9999740963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0.0445254126225" calcext:value-type="float">
            <text:p>0.0445254126225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5055107334" calcext:value-type="float">
            <text:p>0.995055107334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0329360781331" calcext:value-type="float">
            <text:p>0.0329360781331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0885805650852" calcext:value-type="float">
            <text:p>0.000885805650852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117496771831" calcext:value-type="float">
            <text:p>0.117496771831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928813399" calcext:value-type="float">
            <text:p>0.999928813399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85201008616" calcext:value-type="float">
            <text:p>0.185201008616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9972734935" calcext:value-type="float">
            <text:p>0.9999727349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.112" calcext:value-type="float">
            <text:p>58.112</text:p>
          </table:table-cell>
          <table:table-cell office:value-type="float" office:value="0.0433182195992" calcext:value-type="float">
            <text:p>0.0433182195992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5052914153" calcext:value-type="float">
            <text:p>0.995052914153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0319312420308" calcext:value-type="float">
            <text:p>0.0319312420308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0848223656872" calcext:value-type="float">
            <text:p>0.000848223656872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115757849999" calcext:value-type="float">
            <text:p>0.115757849999</text:p>
          </table:table-cell>
          <table:table-cell office:value-type="float" office:value="22.4" calcext:value-type="float">
            <text:p>22.4</text:p>
          </table:table-cell>
          <table:table-cell office:value-type="float" office:value="0.999922007445" calcext:value-type="float">
            <text:p>0.999922007445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181573503397" calcext:value-type="float">
            <text:p>0.181573503397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971115957" calcext:value-type="float">
            <text:p>0.9999711159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.624" calcext:value-type="float">
            <text:p>58.624</text:p>
          </table:table-cell>
          <table:table-cell office:value-type="float" office:value="0.0422422272748" calcext:value-type="float">
            <text:p>0.0422422272748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5051452032" calcext:value-type="float">
            <text:p>0.995051452032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0298793203718" calcext:value-type="float">
            <text:p>0.0298793203718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0822325184337" calcext:value-type="float">
            <text:p>0.000822325184337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114231165303" calcext:value-type="float">
            <text:p>0.114231165303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911277337" calcext:value-type="float">
            <text:p>0.999911277337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178505453726" calcext:value-type="float">
            <text:p>0.178505453726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968172361" calcext:value-type="float">
            <text:p>0.9999681723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.136" calcext:value-type="float">
            <text:p>59.136</text:p>
          </table:table-cell>
          <table:table-cell office:value-type="float" office:value="0.0411134614849" calcext:value-type="float">
            <text:p>0.0411134614849</text:p>
          </table:table-cell>
          <table:table-cell office:value-type="float" office:value="22.4" calcext:value-type="float">
            <text:p>22.4</text:p>
          </table:table-cell>
          <table:table-cell office:value-type="float" office:value="0.995048527791" calcext:value-type="float">
            <text:p>0.995048527791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027057563032" calcext:value-type="float">
            <text:p>0.027057563032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080032121895" calcext:value-type="float">
            <text:p>0.00080032121895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112890103783" calcext:value-type="float">
            <text:p>0.112890103783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899443561" calcext:value-type="float">
            <text:p>0.999899443561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175866622796" calcext:value-type="float">
            <text:p>0.175866622796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9965375944" calcext:value-type="float">
            <text:p>0.9999653759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.648" calcext:value-type="float">
            <text:p>59.648</text:p>
          </table:table-cell>
          <table:table-cell office:value-type="float" office:value="0.0398872113768" calcext:value-type="float">
            <text:p>0.0398872113768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504779673" calcext:value-type="float">
            <text:p>0.99504779673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0249548252089" calcext:value-type="float">
            <text:p>0.0249548252089</text:p>
          </table:table-cell>
          <table:table-cell office:value-type="float" office:value="57.6" calcext:value-type="float">
            <text:p>57.6</text:p>
          </table:table-cell>
          <table:table-cell office:value-type="float" office:value="0.000778122528205" calcext:value-type="float">
            <text:p>0.000778122528205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111701428648" calcext:value-type="float">
            <text:p>0.111701428648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88442141" calcext:value-type="float">
            <text:p>0.99988442141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173555425159" calcext:value-type="float">
            <text:p>0.173555425159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9960997344" calcext:value-type="float">
            <text:p>0.9999609973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float" office:value="0.0385678747392" calcext:value-type="float">
            <text:p>0.0385678747392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5039755066" calcext:value-type="float">
            <text:p>0.995039755066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023737378949" calcext:value-type="float">
            <text:p>0.023737378949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0762933950327" calcext:value-type="float">
            <text:p>0.000762933950327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110655450947" calcext:value-type="float">
            <text:p>0.110655450947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861121748" calcext:value-type="float">
            <text:p>0.999861121748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17154479098" calcext:value-type="float">
            <text:p>0.17154479098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955956434" calcext:value-type="float">
            <text:p>0.9999559564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.672" calcext:value-type="float">
            <text:p>60.672</text:p>
          </table:table-cell>
          <table:table-cell office:value-type="float" office:value="0.0370887517756" calcext:value-type="float">
            <text:p>0.0370887517756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5039024005" calcext:value-type="float">
            <text:p>0.995039024005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023026536746" calcext:value-type="float">
            <text:p>0.023026536746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0750471527453" calcext:value-type="float">
            <text:p>0.000750471527453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109710287418" calcext:value-type="float">
            <text:p>0.109710287418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827643811" calcext:value-type="float">
            <text:p>0.999827643811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169768737531" calcext:value-type="float">
            <text:p>0.169768737531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950106036" calcext:value-type="float">
            <text:p>0.9999501060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.184" calcext:value-type="float">
            <text:p>61.184</text:p>
          </table:table-cell>
          <table:table-cell office:value-type="float" office:value="0.0356580044887" calcext:value-type="float">
            <text:p>0.0356580044887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5037561884" calcext:value-type="float">
            <text:p>0.995037561884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0226026793163" calcext:value-type="float">
            <text:p>0.0226026793163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074092998494" calcext:value-type="float">
            <text:p>0.00074092998494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108842390226" calcext:value-type="float">
            <text:p>0.108842390226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775403515" calcext:value-type="float">
            <text:p>0.999775403515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16816863802" calcext:value-type="float">
            <text:p>0.16816863802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943078199" calcext:value-type="float">
            <text:p>0.9999430781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.696" calcext:value-type="float">
            <text:p>61.696</text:p>
          </table:table-cell>
          <table:table-cell office:value-type="float" office:value="0.0340967894676" calcext:value-type="float">
            <text:p>0.0340967894676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5036830824" calcext:value-type="float">
            <text:p>0.995036830824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0223359431295" calcext:value-type="float">
            <text:p>0.0223359431295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0732167343857" calcext:value-type="float">
            <text:p>0.000732167343857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108030419144" calcext:value-type="float">
            <text:p>0.108030419144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679690953" calcext:value-type="float">
            <text:p>0.999679690953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166744418887" calcext:value-type="float">
            <text:p>0.166744418887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935020103" calcext:value-type="float">
            <text:p>0.9999350201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.208" calcext:value-type="float">
            <text:p>62.208</text:p>
          </table:table-cell>
          <table:table-cell office:value-type="float" office:value="0.0325670919328" calcext:value-type="float">
            <text:p>0.0325670919328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5034637643" calcext:value-type="float">
            <text:p>0.995034637643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0221780430948" calcext:value-type="float">
            <text:p>0.0221780430948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0725351956347" calcext:value-type="float">
            <text:p>0.000725351956347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107253095268" calcext:value-type="float">
            <text:p>0.107253095268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51315968" calcext:value-type="float">
            <text:p>0.99951315968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16542410232" calcext:value-type="float">
            <text:p>0.16542410232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924349564" calcext:value-type="float">
            <text:p>0.9999243495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.72" calcext:value-type="float">
            <text:p>62.72</text:p>
          </table:table-cell>
          <table:table-cell office:value-type="float" office:value="0.031070377814" calcext:value-type="float">
            <text:p>0.031070377814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503025128" calcext:value-type="float">
            <text:p>0.99503025128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022064534192" calcext:value-type="float">
            <text:p>0.022064534192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0718147118123" calcext:value-type="float">
            <text:p>0.000718147118123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106480861159" calcext:value-type="float">
            <text:p>0.106480861159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9227677498" calcext:value-type="float">
            <text:p>0.999227677498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164222988661" calcext:value-type="float">
            <text:p>0.164222988661</text:p>
          </table:table-cell>
          <table:table-cell office:value-type="float" office:value="22.4" calcext:value-type="float">
            <text:p>22.4</text:p>
          </table:table-cell>
          <table:table-cell office:value-type="float" office:value="0.999912096843" calcext:value-type="float">
            <text:p>0.9999120968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.232" calcext:value-type="float">
            <text:p>63.232</text:p>
          </table:table-cell>
          <table:table-cell office:value-type="float" office:value="0.0285233251388" calcext:value-type="float">
            <text:p>0.0285233251388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5025133857" calcext:value-type="float">
            <text:p>0.995025133857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0219683534064" calcext:value-type="float">
            <text:p>0.0219683534064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0713084258831" calcext:value-type="float">
            <text:p>0.000713084258831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105662205926" calcext:value-type="float">
            <text:p>0.105662205926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8701043806" calcext:value-type="float">
            <text:p>0.998701043806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163100804173" calcext:value-type="float">
            <text:p>0.163100804173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895539112" calcext:value-type="float">
            <text:p>0.9998955391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.744" calcext:value-type="float">
            <text:p>63.744</text:p>
          </table:table-cell>
          <table:table-cell office:value-type="float" office:value="0.0259652779916" calcext:value-type="float">
            <text:p>0.0259652779916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5020747495" calcext:value-type="float">
            <text:p>0.995020747495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0218552338994" calcext:value-type="float">
            <text:p>0.0218552338994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0705684695249" calcext:value-type="float">
            <text:p>0.000705684695249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104766039066" calcext:value-type="float">
            <text:p>0.104766039066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7761699512" calcext:value-type="float">
            <text:p>0.997761699512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162002710367" calcext:value-type="float">
            <text:p>0.162002710367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87438201" calcext:value-type="float">
            <text:p>0.999874382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.256" calcext:value-type="float">
            <text:p>64.256</text:p>
          </table:table-cell>
          <table:table-cell office:value-type="float" office:value="0.024566048191" calcext:value-type="float">
            <text:p>0.024566048191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4996622501" calcext:value-type="float">
            <text:p>0.994996622501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0215958962346" calcext:value-type="float">
            <text:p>0.0215958962346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0700232385242" calcext:value-type="float">
            <text:p>0.000700232385242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103759246435" calcext:value-type="float">
            <text:p>0.103759246435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6159418499" calcext:value-type="float">
            <text:p>0.996159418499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160894575712" calcext:value-type="float">
            <text:p>0.160894575712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84796323" calcext:value-type="float">
            <text:p>0.999847963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.768" calcext:value-type="float">
            <text:p>64.768</text:p>
          </table:table-cell>
          <table:table-cell office:value-type="float" office:value="0.0237693154549" calcext:value-type="float">
            <text:p>0.0237693154549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4908895251" calcext:value-type="float">
            <text:p>0.994908895251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208755138322" calcext:value-type="float">
            <text:p>0.0208755138322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0694195899162" calcext:value-type="float">
            <text:p>0.000694195899162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10260503454" calcext:value-type="float">
            <text:p>0.10260503454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3545686868" calcext:value-type="float">
            <text:p>0.993545686868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159727667146" calcext:value-type="float">
            <text:p>0.159727667146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808519034" calcext:value-type="float">
            <text:p>0.9998085190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.28" calcext:value-type="float">
            <text:p>65.28</text:p>
          </table:table-cell>
          <table:table-cell office:value-type="float" office:value="0.0232320522575" calcext:value-type="float">
            <text:p>0.0232320522575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4525088531" calcext:value-type="float">
            <text:p>0.994525088531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191904031046" calcext:value-type="float">
            <text:p>0.0191904031046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0689911941299" calcext:value-type="float">
            <text:p>0.000689911941299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101354975593" calcext:value-type="float">
            <text:p>0.101354975593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89542436933" calcext:value-type="float">
            <text:p>0.989542436933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158465168219" calcext:value-type="float">
            <text:p>0.158465168219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755423908" calcext:value-type="float">
            <text:p>0.9997554239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.048" calcext:value-type="float">
            <text:p>66.048</text:p>
          </table:table-cell>
          <table:table-cell office:value-type="float" office:value="0.0218416180345" calcext:value-type="float">
            <text:p>0.0218416180345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410253561" calcext:value-type="float">
            <text:p>0.99410253561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16575609682" calcext:value-type="float">
            <text:p>0.016575609682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0684070180577" calcext:value-type="float">
            <text:p>0.000684070180577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100085232128" calcext:value-type="float">
            <text:p>0.100085232128</text:p>
          </table:table-cell>
          <table:table-cell office:value-type="float" office:value="26.24" calcext:value-type="float">
            <text:p>26.24</text:p>
          </table:table-cell>
          <table:table-cell office:value-type="float" office:value="0.983522969083" calcext:value-type="float">
            <text:p>0.983522969083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157142681651" calcext:value-type="float">
            <text:p>0.157142681651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67767616" calcext:value-type="float">
            <text:p>0.999677676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.072" calcext:value-type="float">
            <text:p>67.072</text:p>
          </table:table-cell>
          <table:table-cell office:value-type="float" office:value="0.0210573456999" calcext:value-type="float">
            <text:p>0.0210573456999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3706300864" calcext:value-type="float">
            <text:p>0.993706300864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14119300388" calcext:value-type="float">
            <text:p>0.014119300388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0677644243782" calcext:value-type="float">
            <text:p>0.000677644243782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0988148754378" calcext:value-type="float">
            <text:p>0.0988148754378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74826492624" calcext:value-type="float">
            <text:p>0.974826492624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155742700321" calcext:value-type="float">
            <text:p>0.155742700321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554081893" calcext:value-type="float">
            <text:p>0.9995540818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8.096" calcext:value-type="float">
            <text:p>68.096</text:p>
          </table:table-cell>
          <table:table-cell office:value-type="float" office:value="0.0206959940542" calcext:value-type="float">
            <text:p>0.0206959940542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3265471432" calcext:value-type="float">
            <text:p>0.993265471432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126532248502" calcext:value-type="float">
            <text:p>0.0126532248502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0670244680201" calcext:value-type="float">
            <text:p>0.000670244680201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0976041855297" calcext:value-type="float">
            <text:p>0.0976041855297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6268166609" calcext:value-type="float">
            <text:p>0.96268166609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154317267459" calcext:value-type="float">
            <text:p>0.154317267459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352813468" calcext:value-type="float">
            <text:p>0.9993528134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9.12" calcext:value-type="float">
            <text:p>69.12</text:p>
          </table:table-cell>
          <table:table-cell office:value-type="float" office:value="0.020470973861" calcext:value-type="float">
            <text:p>0.020470973861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2827566241" calcext:value-type="float">
            <text:p>0.992827566241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117856508003" calcext:value-type="float">
            <text:p>0.0117856508003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0662260940547" calcext:value-type="float">
            <text:p>0.000662260940547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0964776913996" calcext:value-type="float">
            <text:p>0.0964776913996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4637846292" calcext:value-type="float">
            <text:p>0.94637846292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15290816477" calcext:value-type="float">
            <text:p>0.15290816477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900156879" calcext:value-type="float">
            <text:p>0.999001568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.144" calcext:value-type="float">
            <text:p>70.144</text:p>
          </table:table-cell>
          <table:table-cell office:value-type="float" office:value="0.0203383072325" calcext:value-type="float">
            <text:p>0.0203383072325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92367729239" calcext:value-type="float">
            <text:p>0.992367729239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112644443973" calcext:value-type="float">
            <text:p>0.0112644443973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0642983130163" calcext:value-type="float">
            <text:p>0.000642983130163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09546354007" calcext:value-type="float">
            <text:p>0.09546354007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25283868068" calcext:value-type="float">
            <text:p>0.925283868068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151541836837" calcext:value-type="float">
            <text:p>0.151541836837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8392796195" calcext:value-type="float">
            <text:p>0.9983927961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.168" calcext:value-type="float">
            <text:p>71.168</text:p>
          </table:table-cell>
          <table:table-cell office:value-type="float" office:value="0.0202005098503" calcext:value-type="float">
            <text:p>0.0202005098503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91936403592" calcext:value-type="float">
            <text:p>0.991936403592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109340419819" calcext:value-type="float">
            <text:p>0.0109340419819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61922663656" calcext:value-type="float">
            <text:p>0.00061922663656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0937823227009" calcext:value-type="float">
            <text:p>0.0937823227009</text:p>
          </table:table-cell>
          <table:table-cell office:value-type="float" office:value="27.52" calcext:value-type="float">
            <text:p>27.52</text:p>
          </table:table-cell>
          <table:table-cell office:value-type="float" office:value="0.89896015445" calcext:value-type="float">
            <text:p>0.89896015445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150255688583" calcext:value-type="float">
            <text:p>0.150255688583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7315660567" calcext:value-type="float">
            <text:p>0.9973156605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2.192" calcext:value-type="float">
            <text:p>72.192</text:p>
          </table:table-cell>
          <table:table-cell office:value-type="float" office:value="0.0201176848281" calcext:value-type="float">
            <text:p>0.0201176848281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91391763581" calcext:value-type="float">
            <text:p>0.991391763581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107270780647" calcext:value-type="float">
            <text:p>0.0107270780647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0591770361165" calcext:value-type="float">
            <text:p>0.000591770361165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0925204898367" calcext:value-type="float">
            <text:p>0.0925204898367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867561958248" calcext:value-type="float">
            <text:p>0.867561958248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149052184245" calcext:value-type="float">
            <text:p>0.149052184245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5451480769" calcext:value-type="float">
            <text:p>0.9954514807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.216" calcext:value-type="float">
            <text:p>73.216</text:p>
          </table:table-cell>
          <table:table-cell office:value-type="float" office:value="0.0200355927706" calcext:value-type="float">
            <text:p>0.0200355927706</text:p>
          </table:table-cell>
          <table:table-cell office:value-type="float" office:value="27.52" calcext:value-type="float">
            <text:p>27.52</text:p>
          </table:table-cell>
          <table:table-cell office:value-type="float" office:value="0.99062049484" calcext:value-type="float">
            <text:p>0.99062049484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105900107103" calcext:value-type="float">
            <text:p>0.0105900107103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0564508811128" calcext:value-type="float">
            <text:p>0.000564508811128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091611322609" calcext:value-type="float">
            <text:p>0.091611322609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831199707601" calcext:value-type="float">
            <text:p>0.831199707601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146947136655" calcext:value-type="float">
            <text:p>0.146947136655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2386534281" calcext:value-type="float">
            <text:p>0.9923865342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.24" calcext:value-type="float">
            <text:p>74.24</text:p>
          </table:table-cell>
          <table:table-cell office:value-type="float" office:value="0.0199850181995" calcext:value-type="float">
            <text:p>0.0199850181995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89094040688" calcext:value-type="float">
            <text:p>0.989094040688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105016178426" calcext:value-type="float">
            <text:p>0.0105016178426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545231000744" calcext:value-type="float">
            <text:p>0.000545231000744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0909284353671" calcext:value-type="float">
            <text:p>0.0909284353671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790844385293" calcext:value-type="float">
            <text:p>0.790844385293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145238206103" calcext:value-type="float">
            <text:p>0.145238206103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87664747589" calcext:value-type="float">
            <text:p>0.9876647475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.264" calcext:value-type="float">
            <text:p>75.264</text:p>
          </table:table-cell>
          <table:table-cell office:value-type="float" office:value="0.0199256480508" calcext:value-type="float">
            <text:p>0.0199256480508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983404928517" calcext:value-type="float">
            <text:p>0.983404928517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104260750393" calcext:value-type="float">
            <text:p>0.0104260750393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524784838216" calcext:value-type="float">
            <text:p>0.000524784838216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0904005100559" calcext:value-type="float">
            <text:p>0.0904005100559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747447475969" calcext:value-type="float">
            <text:p>0.747447475969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143874489526" calcext:value-type="float">
            <text:p>0.143874489526</text:p>
          </table:table-cell>
          <table:table-cell office:value-type="float" office:value="26.24" calcext:value-type="float">
            <text:p>26.24</text:p>
          </table:table-cell>
          <table:table-cell office:value-type="float" office:value="0.980658398692" calcext:value-type="float">
            <text:p>0.9806583986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.288" calcext:value-type="float">
            <text:p>76.288</text:p>
          </table:table-cell>
          <table:table-cell office:value-type="float" office:value="0.0198736075501" calcext:value-type="float">
            <text:p>0.0198736075501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969693159321" calcext:value-type="float">
            <text:p>0.969693159321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103678603533" calcext:value-type="float">
            <text:p>0.0103678603533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505507027833" calcext:value-type="float">
            <text:p>0.000505507027833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089972356435" calcext:value-type="float">
            <text:p>0.089972356435</text:p>
          </table:table-cell>
          <table:table-cell office:value-type="float" office:value="28.8" calcext:value-type="float">
            <text:p>28.8</text:p>
          </table:table-cell>
          <table:table-cell office:value-type="float" office:value="0.701829434329" calcext:value-type="float">
            <text:p>0.701829434329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142783861993" calcext:value-type="float">
            <text:p>0.142783861993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70850849574" calcext:value-type="float">
            <text:p>0.9708508495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7.312" calcext:value-type="float">
            <text:p>77.312</text:p>
          </table:table-cell>
          <table:table-cell office:value-type="float" office:value="0.0198259648382" calcext:value-type="float">
            <text:p>0.0198259648382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951319417842" calcext:value-type="float">
            <text:p>0.951319417842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103135396262" calcext:value-type="float">
            <text:p>0.0103135396262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486813393522" calcext:value-type="float">
            <text:p>0.000486813393522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0896101244902" calcext:value-type="float">
            <text:p>0.0896101244902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655235811287" calcext:value-type="float">
            <text:p>0.655235811287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141882980774" calcext:value-type="float">
            <text:p>0.141882980774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5779242904" calcext:value-type="float">
            <text:p>0.957792429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8.336" calcext:value-type="float">
            <text:p>78.336</text:p>
          </table:table-cell>
          <table:table-cell office:value-type="float" office:value="0.0197636628303" calcext:value-type="float">
            <text:p>0.0197636628303</text:p>
          </table:table-cell>
          <table:table-cell office:value-type="float" office:value="28.8" calcext:value-type="float">
            <text:p>28.8</text:p>
          </table:table-cell>
          <table:table-cell office:value-type="float" office:value="0.929285987911" calcext:value-type="float">
            <text:p>0.929285987911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102679803067" calcext:value-type="float">
            <text:p>0.0102679803067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467340857781" calcext:value-type="float">
            <text:p>0.000467340857781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0892909409329" calcext:value-type="float">
            <text:p>0.0892909409329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608378779428" calcext:value-type="float">
            <text:p>0.608378779428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141126239079" calcext:value-type="float">
            <text:p>0.141126239079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41174648156" calcext:value-type="float">
            <text:p>0.9411746481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.36" calcext:value-type="float">
            <text:p>79.36</text:p>
          </table:table-cell>
          <table:table-cell office:value-type="float" office:value="0.0196742411249" calcext:value-type="float">
            <text:p>0.0196742411249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885214010627" calcext:value-type="float">
            <text:p>0.885214010627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102259255502" calcext:value-type="float">
            <text:p>0.0102259255502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451178653116" calcext:value-type="float">
            <text:p>0.000451178653116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0889993524958" calcext:value-type="float">
            <text:p>0.0889993524958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562248451783" calcext:value-type="float">
            <text:p>0.562248451783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140479836392" calcext:value-type="float">
            <text:p>0.140479836392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20791160791" calcext:value-type="float">
            <text:p>0.9207911607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0.384" calcext:value-type="float">
            <text:p>80.384</text:p>
          </table:table-cell>
          <table:table-cell office:value-type="float" office:value="0.0195730919827" calcext:value-type="float">
            <text:p>0.0195730919827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783288836123" calcext:value-type="float">
            <text:p>0.783288836123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101788086472" calcext:value-type="float">
            <text:p>0.0101788086472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437547878097" calcext:value-type="float">
            <text:p>0.000437547878097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0887244437759" calcext:value-type="float">
            <text:p>0.0887244437759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517375999349" calcext:value-type="float">
            <text:p>0.517375999349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139912252536" calcext:value-type="float">
            <text:p>0.139912252536</text:p>
          </table:table-cell>
          <table:table-cell office:value-type="float" office:value="27.52" calcext:value-type="float">
            <text:p>27.52</text:p>
          </table:table-cell>
          <table:table-cell office:value-type="float" office:value="0.896568708183" calcext:value-type="float">
            <text:p>0.8965687081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.408" calcext:value-type="float">
            <text:p>81.408</text:p>
          </table:table-cell>
          <table:table-cell office:value-type="float" office:value="0.0194909999252" calcext:value-type="float">
            <text:p>0.0194909999252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624188888466" calcext:value-type="float">
            <text:p>0.624188888466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10142789527" calcext:value-type="float">
            <text:p>0.010142789527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426253807368" calcext:value-type="float">
            <text:p>0.000426253807368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0884690969301" calcext:value-type="float">
            <text:p>0.0884690969301</text:p>
          </table:table-cell>
          <table:table-cell office:value-type="float" office:value="30.08" calcext:value-type="float">
            <text:p>30.08</text:p>
          </table:table-cell>
          <table:table-cell office:value-type="float" office:value="0.474105705296" calcext:value-type="float">
            <text:p>0.474105705296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139396344116" calcext:value-type="float">
            <text:p>0.139396344116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868838960092" calcext:value-type="float">
            <text:p>0.8688389600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.432" calcext:value-type="float">
            <text:p>82.432</text:p>
          </table:table-cell>
          <table:table-cell office:value-type="float" office:value="0.0194426242485" calcext:value-type="float">
            <text:p>0.0194426242485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469492848767" calcext:value-type="float">
            <text:p>0.469492848767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101059916151" calcext:value-type="float">
            <text:p>0.0101059916151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413791384493" calcext:value-type="float">
            <text:p>0.000413791384493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0882188398509" calcext:value-type="float">
            <text:p>0.0882188398509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433148148023" calcext:value-type="float">
            <text:p>0.433148148023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138911845532" calcext:value-type="float">
            <text:p>0.138911845532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837830707571" calcext:value-type="float">
            <text:p>0.8378307075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.456" calcext:value-type="float">
            <text:p>83.456</text:p>
          </table:table-cell>
          <table:table-cell office:value-type="float" office:value="0.0194147715862" calcext:value-type="float">
            <text:p>0.0194147715862</text:p>
          </table:table-cell>
          <table:table-cell office:value-type="float" office:value="30.08" calcext:value-type="float">
            <text:p>30.08</text:p>
          </table:table-cell>
          <table:table-cell office:value-type="float" office:value="0.367777488603" calcext:value-type="float">
            <text:p>0.367777488603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100586800141" calcext:value-type="float">
            <text:p>0.0100586800141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401913137691" calcext:value-type="float">
            <text:p>0.000401913137691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0879812152045" calcext:value-type="float">
            <text:p>0.0879812152045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394492965311" calcext:value-type="float">
            <text:p>0.394492965311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13844621492" calcext:value-type="float">
            <text:p>0.13844621492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80409175397" calcext:value-type="float">
            <text:p>0.804091753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.48" calcext:value-type="float">
            <text:p>84.48</text:p>
          </table:table-cell>
          <table:table-cell office:value-type="float" office:value="0.0193817881702" calcext:value-type="float">
            <text:p>0.0193817881702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312356529393" calcext:value-type="float">
            <text:p>0.312356529393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10011757809" calcext:value-type="float">
            <text:p>0.010011757809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389645440175" calcext:value-type="float">
            <text:p>0.000389645440175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0877483737123" calcext:value-type="float">
            <text:p>0.0877483737123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358497316461" calcext:value-type="float">
            <text:p>0.358497316461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138013502111" calcext:value-type="float">
            <text:p>0.138013502111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768012567392" calcext:value-type="float">
            <text:p>0.7680125673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5.504" calcext:value-type="float">
            <text:p>85.504</text:p>
          </table:table-cell>
          <table:table-cell office:value-type="float" office:value="0.0193576003319" calcext:value-type="float">
            <text:p>0.0193576003319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279547268904" calcext:value-type="float">
            <text:p>0.279547268904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0994672869484" calcext:value-type="float">
            <text:p>0.00994672869484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375819939799" calcext:value-type="float">
            <text:p>0.000375819939799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0875206833091" calcext:value-type="float">
            <text:p>0.0875206833091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325065734173" calcext:value-type="float">
            <text:p>0.325065734173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137588034897" calcext:value-type="float">
            <text:p>0.137588034897</text:p>
          </table:table-cell>
          <table:table-cell office:value-type="float" office:value="28.8" calcext:value-type="float">
            <text:p>28.8</text:p>
          </table:table-cell>
          <table:table-cell office:value-type="float" office:value="0.730132856294" calcext:value-type="float">
            <text:p>0.7301328562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.528" calcext:value-type="float">
            <text:p>86.528</text:p>
          </table:table-cell>
          <table:table-cell office:value-type="float" office:value="0.0193275487751" calcext:value-type="float">
            <text:p>0.0193275487751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255524623577" calcext:value-type="float">
            <text:p>0.255524623577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098947443431" calcext:value-type="float">
            <text:p>0.0098947443431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36218916478" calcext:value-type="float">
            <text:p>0.00036218916478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0872886390093" calcext:value-type="float">
            <text:p>0.0872886390093</text:p>
          </table:table-cell>
          <table:table-cell office:value-type="float" office:value="31.36" calcext:value-type="float">
            <text:p>31.36</text:p>
          </table:table-cell>
          <table:table-cell office:value-type="float" office:value="0.294180927644" calcext:value-type="float">
            <text:p>0.294180927644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137174999211" calcext:value-type="float">
            <text:p>0.137174999211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691202649119" calcext:value-type="float">
            <text:p>0.6912026491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.552" calcext:value-type="float">
            <text:p>87.552</text:p>
          </table:table-cell>
          <table:table-cell office:value-type="float" office:value="0.0193194861624" calcext:value-type="float">
            <text:p>0.0193194861624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235356128772" calcext:value-type="float">
            <text:p>0.235356128772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0980849315277" calcext:value-type="float">
            <text:p>0.00980849315277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347390037617" calcext:value-type="float">
            <text:p>0.000347390037617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087064689278" calcext:value-type="float">
            <text:p>0.087064689278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266178166757" calcext:value-type="float">
            <text:p>0.266178166757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136779102851" calcext:value-type="float">
            <text:p>0.136779102851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651510639115" calcext:value-type="float">
            <text:p>0.651510639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.576" calcext:value-type="float">
            <text:p>88.576</text:p>
          </table:table-cell>
          <table:table-cell office:value-type="float" office:value="0.019287968676" calcext:value-type="float">
            <text:p>0.019287968676</text:p>
          </table:table-cell>
          <table:table-cell office:value-type="float" office:value="31.36" calcext:value-type="float">
            <text:p>31.36</text:p>
          </table:table-cell>
          <table:table-cell office:value-type="float" office:value="0.218673330039" calcext:value-type="float">
            <text:p>0.218673330039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0973567612074" calcext:value-type="float">
            <text:p>0.00973567612074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33064365688" calcext:value-type="float">
            <text:p>0.00033064365688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0868420886415" calcext:value-type="float">
            <text:p>0.0868420886415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240598264212" calcext:value-type="float">
            <text:p>0.240598264212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136385633949" calcext:value-type="float">
            <text:p>0.136385633949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611776977218" calcext:value-type="float">
            <text:p>0.6117769772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0.0192689115913" calcext:value-type="float">
            <text:p>0.0192689115913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204439583705" calcext:value-type="float">
            <text:p>0.204439583705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096644166723" calcext:value-type="float">
            <text:p>0.0096644166723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0318375959363" calcext:value-type="float">
            <text:p>0.000318375959363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0866251909966" calcext:value-type="float">
            <text:p>0.0866251909966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1756556663" calcext:value-type="float">
            <text:p>0.21756556663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135993673014" calcext:value-type="float">
            <text:p>0.135993673014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572479593148" calcext:value-type="float">
            <text:p>0.5724795931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.624" calcext:value-type="float">
            <text:p>90.624</text:p>
          </table:table-cell>
          <table:table-cell office:value-type="float" office:value="0.0192439907881" calcext:value-type="float">
            <text:p>0.0192439907881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188445443885" calcext:value-type="float">
            <text:p>0.188445443885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0959101554644" calcext:value-type="float">
            <text:p>0.00959101554644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0307276613991" calcext:value-type="float">
            <text:p>0.000307276613991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0864120340234" calcext:value-type="float">
            <text:p>0.0864120340234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196717089794" calcext:value-type="float">
            <text:p>0.196717089794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135614732082" calcext:value-type="float">
            <text:p>0.135614732082</text:p>
          </table:table-cell>
          <table:table-cell office:value-type="float" office:value="30.08" calcext:value-type="float">
            <text:p>30.08</text:p>
          </table:table-cell>
          <table:table-cell office:value-type="float" office:value="0.533705727754" calcext:value-type="float">
            <text:p>0.5337057277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.648" calcext:value-type="float">
            <text:p>91.648</text:p>
          </table:table-cell>
          <table:table-cell office:value-type="float" office:value="0.0192249337033" calcext:value-type="float">
            <text:p>0.0192249337033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165832283043" calcext:value-type="float">
            <text:p>0.165832283043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0952637582817" calcext:value-type="float">
            <text:p>0.00952637582817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0295593092546" calcext:value-type="float">
            <text:p>0.000295593092546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0861925608339" calcext:value-type="float">
            <text:p>0.0861925608339</text:p>
          </table:table-cell>
          <table:table-cell office:value-type="float" office:value="32.64" calcext:value-type="float">
            <text:p>32.64</text:p>
          </table:table-cell>
          <table:table-cell office:value-type="float" office:value="0.177949272833" calcext:value-type="float">
            <text:p>0.177949272833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135234467081" calcext:value-type="float">
            <text:p>0.135234467081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496298795083" calcext:value-type="float">
            <text:p>0.4962987950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.672" calcext:value-type="float">
            <text:p>92.672</text:p>
          </table:table-cell>
          <table:table-cell office:value-type="float" office:value="0.0191736261674" calcext:value-type="float">
            <text:p>0.0191736261674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139099596747" calcext:value-type="float">
            <text:p>0.139099596747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0946290429759" calcext:value-type="float">
            <text:p>0.00946290429759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0287414627535" calcext:value-type="float">
            <text:p>0.000287414627535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0859757858339" calcext:value-type="float">
            <text:p>0.0859757858339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46013774147" calcext:value-type="float">
            <text:p>0.146013774147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134858431743" calcext:value-type="float">
            <text:p>0.134858431743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460119268652" calcext:value-type="float">
            <text:p>0.4601192686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.696" calcext:value-type="float">
            <text:p>93.696</text:p>
          </table:table-cell>
          <table:table-cell office:value-type="float" office:value="0.0189632652702" calcext:value-type="float">
            <text:p>0.0189632652702</text:p>
          </table:table-cell>
          <table:table-cell office:value-type="float" office:value="32.64" calcext:value-type="float">
            <text:p>32.64</text:p>
          </table:table-cell>
          <table:table-cell office:value-type="float" office:value="0.117306685694" calcext:value-type="float">
            <text:p>0.117306685694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0940021155879" calcext:value-type="float">
            <text:p>0.00940021155879</text:p>
          </table:table-cell>
          <table:table-cell office:value-type="float" office:value="89.6" calcext:value-type="float">
            <text:p>89.6</text:p>
          </table:table-cell>
          <table:table-cell office:value-type="float" office:value="0.000277873085022" calcext:value-type="float">
            <text:p>0.000277873085022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0857596240588" calcext:value-type="float">
            <text:p>0.0857596240588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20453676316" calcext:value-type="float">
            <text:p>0.120453676316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134477394369" calcext:value-type="float">
            <text:p>0.134477394369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425619579275" calcext:value-type="float">
            <text:p>0.4256195792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.72" calcext:value-type="float">
            <text:p>94.72</text:p>
          </table:table-cell>
          <table:table-cell office:value-type="float" office:value="0.0179283189746" calcext:value-type="float">
            <text:p>0.0179283189746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0951657898815" calcext:value-type="float">
            <text:p>0.0951657898815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0933226197543" calcext:value-type="float">
            <text:p>0.00933226197543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0269499894654" calcext:value-type="float">
            <text:p>0.000269499894654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0855475708905" calcext:value-type="float">
            <text:p>0.0855475708905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0999713720724" calcext:value-type="float">
            <text:p>0.0999713720724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13409587886" calcext:value-type="float">
            <text:p>0.13409587886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392996543187" calcext:value-type="float">
            <text:p>0.3929965431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5.744" calcext:value-type="float">
            <text:p>95.744</text:p>
          </table:table-cell>
          <table:table-cell office:value-type="float" office:value="0.0153211631858" calcext:value-type="float">
            <text:p>0.0153211631858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0827479976255" calcext:value-type="float">
            <text:p>0.0827479976255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0927618896682" calcext:value-type="float">
            <text:p>0.00927618896682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026073725357" calcext:value-type="float">
            <text:p>0.00026073725357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0853268099287" calcext:value-type="float">
            <text:p>0.0853268099287</text:p>
          </table:table-cell>
          <table:table-cell office:value-type="float" office:value="34.56" calcext:value-type="float">
            <text:p>34.56</text:p>
          </table:table-cell>
          <table:table-cell office:value-type="float" office:value="0.0837005431703" calcext:value-type="float">
            <text:p>0.0837005431703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133726353523" calcext:value-type="float">
            <text:p>0.133726353523</text:p>
          </table:table-cell>
          <table:table-cell office:value-type="float" office:value="31.36" calcext:value-type="float">
            <text:p>31.36</text:p>
          </table:table-cell>
          <table:table-cell office:value-type="float" office:value="0.362041348997" calcext:value-type="float">
            <text:p>0.3620413489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6.768" calcext:value-type="float">
            <text:p>96.768</text:p>
          </table:table-cell>
          <table:table-cell office:value-type="float" office:value="0.0138625632365" calcext:value-type="float">
            <text:p>0.0138625632365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0723303866725" calcext:value-type="float">
            <text:p>0.0723303866725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0921641669722" calcext:value-type="float">
            <text:p>0.00921641669722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0251779887129" calcext:value-type="float">
            <text:p>0.000251779887129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0850194616118" calcext:value-type="float">
            <text:p>0.0850194616118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707481993806" calcext:value-type="float">
            <text:p>0.0707481993806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133358703949" calcext:value-type="float">
            <text:p>0.133358703949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333285499887" calcext:value-type="float">
            <text:p>0.3332854998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.792" calcext:value-type="float">
            <text:p>97.792</text:p>
          </table:table-cell>
          <table:table-cell office:value-type="float" office:value="0.0128100257857" calcext:value-type="float">
            <text:p>0.0128100257857</text:p>
          </table:table-cell>
          <table:table-cell office:value-type="float" office:value="34.56" calcext:value-type="float">
            <text:p>34.56</text:p>
          </table:table-cell>
          <table:table-cell office:value-type="float" office:value="0.0655527255394" calcext:value-type="float">
            <text:p>0.0655527255394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0916092778244" calcext:value-type="float">
            <text:p>0.00916092778244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0243211971403" calcext:value-type="float">
            <text:p>0.000243211971403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0843631270079" calcext:value-type="float">
            <text:p>0.0843631270079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604868439988" calcext:value-type="float">
            <text:p>0.0604868439988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132978107932" calcext:value-type="float">
            <text:p>0.132978107932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306193482023" calcext:value-type="float">
            <text:p>0.3061934820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.816" calcext:value-type="float">
            <text:p>98.816</text:p>
          </table:table-cell>
          <table:table-cell office:value-type="float" office:value="0.0117113115526" calcext:value-type="float">
            <text:p>0.0117113115526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607993707032" calcext:value-type="float">
            <text:p>0.0607993707032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0910037672106" calcext:value-type="float">
            <text:p>0.00910037672106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0233865154248" calcext:value-type="float">
            <text:p>0.000233865154248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0828285317109" calcext:value-type="float">
            <text:p>0.0828285317109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523243590186" calcext:value-type="float">
            <text:p>0.0523243590186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132484414431" calcext:value-type="float">
            <text:p>0.132484414431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81123972666" calcext:value-type="float">
            <text:p>0.2811239726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.84" calcext:value-type="float">
            <text:p>99.84</text:p>
          </table:table-cell>
          <table:table-cell office:value-type="float" office:value="0.0112649359902" calcext:value-type="float">
            <text:p>0.0112649359902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568640724744" calcext:value-type="float">
            <text:p>0.0568640724744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090466400878" calcext:value-type="float">
            <text:p>0.0090466400878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0225686689237" calcext:value-type="float">
            <text:p>0.000225686689237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0801605128424" calcext:value-type="float">
            <text:p>0.0801605128424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458052360351" calcext:value-type="float">
            <text:p>0.0458052360351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131528731505" calcext:value-type="float">
            <text:p>0.131528731505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57926701204" calcext:value-type="float">
            <text:p>0.2579267012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.864" calcext:value-type="float">
            <text:p>100.864</text:p>
          </table:table-cell>
          <table:table-cell office:value-type="float" office:value="0.0110479784098" calcext:value-type="float">
            <text:p>0.0110479784098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534434407797" calcext:value-type="float">
            <text:p>0.0534434407797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0899076177713" calcext:value-type="float">
            <text:p>0.00899076177713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0218481851012" calcext:value-type="float">
            <text:p>0.000218481851012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076859461916" calcext:value-type="float">
            <text:p>0.076859461916</text:p>
          </table:table-cell>
          <table:table-cell office:value-type="float" office:value="37.12" calcext:value-type="float">
            <text:p>37.12</text:p>
          </table:table-cell>
          <table:table-cell office:value-type="float" office:value="0.0405779567165" calcext:value-type="float">
            <text:p>0.0405779567165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129490439015" calcext:value-type="float">
            <text:p>0.129490439015</text:p>
          </table:table-cell>
          <table:table-cell office:value-type="float" office:value="32.64" calcext:value-type="float">
            <text:p>32.64</text:p>
          </table:table-cell>
          <table:table-cell office:value-type="float" office:value="0.236401613444" calcext:value-type="float">
            <text:p>0.2364016134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.888" calcext:value-type="float">
            <text:p>101.888</text:p>
          </table:table-cell>
          <table:table-cell office:value-type="float" office:value="0.0109351018308" calcext:value-type="float">
            <text:p>0.0109351018308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500308507496" calcext:value-type="float">
            <text:p>0.0500308507496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0893332588289" calcext:value-type="float">
            <text:p>0.00893332588289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206993054925" calcext:value-type="float">
            <text:p>0.000206993054925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073694424271" calcext:value-type="float">
            <text:p>0.073694424271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363777020021" calcext:value-type="float">
            <text:p>0.0363777020021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126178135561" calcext:value-type="float">
            <text:p>0.126178135561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98449784227" calcext:value-type="float">
            <text:p>0.1984497842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.912" calcext:value-type="float">
            <text:p>102.912</text:p>
          </table:table-cell>
          <table:table-cell office:value-type="float" office:value="0.0108486119846" calcext:value-type="float">
            <text:p>0.0108486119846</text:p>
          </table:table-cell>
          <table:table-cell office:value-type="float" office:value="37.12" calcext:value-type="float">
            <text:p>37.12</text:p>
          </table:table-cell>
          <table:table-cell office:value-type="float" office:value="0.0471000295348" calcext:value-type="float">
            <text:p>0.0471000295348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0887725287428" calcext:value-type="float">
            <text:p>0.00887725287428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197451512412" calcext:value-type="float">
            <text:p>0.000197451512412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07109901123" calcext:value-type="float">
            <text:p>0.07109901123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329779746449" calcext:value-type="float">
            <text:p>0.0329779746449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122123177025" calcext:value-type="float">
            <text:p>0.122123177025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66778008212" calcext:value-type="float">
            <text:p>0.1667780082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.936" calcext:value-type="float">
            <text:p>103.936</text:p>
          </table:table-cell>
          <table:table-cell office:value-type="float" office:value="0.0107885088711" calcext:value-type="float">
            <text:p>0.0107885088711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445076892935" calcext:value-type="float">
            <text:p>0.0445076892935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0882507382459" calcext:value-type="float">
            <text:p>0.00882507382459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186741617755" calcext:value-type="float">
            <text:p>0.000186741617755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069145644653" calcext:value-type="float">
            <text:p>0.069145644653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301764967841" calcext:value-type="float">
            <text:p>0.0301764967841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118043723229" calcext:value-type="float">
            <text:p>0.118043723229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40349808203" calcext:value-type="float">
            <text:p>0.1403498082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.96" calcext:value-type="float">
            <text:p>104.96</text:p>
          </table:table-cell>
          <table:table-cell office:value-type="float" office:value="0.0107240079688" calcext:value-type="float">
            <text:p>0.0107240079688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421821861046" calcext:value-type="float">
            <text:p>0.0421821861046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0877036370161" calcext:value-type="float">
            <text:p>0.00877036370161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179147328816" calcext:value-type="float">
            <text:p>0.000179147328816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0677537467888" calcext:value-type="float">
            <text:p>0.0677537467888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278650476181" calcext:value-type="float">
            <text:p>0.0278650476181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114436520387" calcext:value-type="float">
            <text:p>0.114436520387</text:p>
          </table:table-cell>
          <table:table-cell office:value-type="float" office:value="34.56" calcext:value-type="float">
            <text:p>34.56</text:p>
          </table:table-cell>
          <table:table-cell office:value-type="float" office:value="0.118581800124" calcext:value-type="float">
            <text:p>0.1185818001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5.984" calcext:value-type="float">
            <text:p>105.984</text:p>
          </table:table-cell>
          <table:table-cell office:value-type="float" office:value="0.0106734333977" calcext:value-type="float">
            <text:p>0.0106734333977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400694214973" calcext:value-type="float">
            <text:p>0.0400694214973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0871721116219" calcext:value-type="float">
            <text:p>0.00871721116219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171747765234" calcext:value-type="float">
            <text:p>0.000171747765234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0667942951198" calcext:value-type="float">
            <text:p>0.0667942951198</text:p>
          </table:table-cell>
          <table:table-cell office:value-type="float" office:value="39.68" calcext:value-type="float">
            <text:p>39.68</text:p>
          </table:table-cell>
          <table:table-cell office:value-type="float" office:value="0.0259286003911" calcext:value-type="float">
            <text:p>0.0259286003911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111529013973" calcext:value-type="float">
            <text:p>0.111529013973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100649482538" calcext:value-type="float">
            <text:p>0.1006494825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7.008" calcext:value-type="float">
            <text:p>107.008</text:p>
          </table:table-cell>
          <table:table-cell office:value-type="float" office:value="0.0105510282763" calcext:value-type="float">
            <text:p>0.0105510282763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38245425755" calcext:value-type="float">
            <text:p>0.038245425755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0866289043509" calcext:value-type="float">
            <text:p>0.00866289043509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164153476296" calcext:value-type="float">
            <text:p>0.000164153476296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0661160070646" calcext:value-type="float">
            <text:p>0.0661160070646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242931480168" calcext:value-type="float">
            <text:p>0.0242931480168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109293177879" calcext:value-type="float">
            <text:p>0.109293177879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859915851401" calcext:value-type="float">
            <text:p>0.08599158514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8.032" calcext:value-type="float">
            <text:p>108.032</text:p>
          </table:table-cell>
          <table:table-cell office:value-type="float" office:value="0.00992434337349" calcext:value-type="float">
            <text:p>0.00992434337349</text:p>
          </table:table-cell>
          <table:table-cell office:value-type="float" office:value="39.68" calcext:value-type="float">
            <text:p>39.68</text:p>
          </table:table-cell>
          <table:table-cell office:value-type="float" office:value="0.0366458655609" calcext:value-type="float">
            <text:p>0.0366458655609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0860876440594" calcext:value-type="float">
            <text:p>0.00860876440594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155780285927" calcext:value-type="float">
            <text:p>0.000155780285927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0656032284083" calcext:value-type="float">
            <text:p>0.0656032284083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229090867397" calcext:value-type="float">
            <text:p>0.0229090867397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107610986146" calcext:value-type="float">
            <text:p>0.107610986146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740041186805" calcext:value-type="float">
            <text:p>0.0740041186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9.056" calcext:value-type="float">
            <text:p>109.056</text:p>
          </table:table-cell>
          <table:table-cell office:value-type="float" office:value="0.00786104746533" calcext:value-type="float">
            <text:p>0.00786104746533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351588886712" calcext:value-type="float">
            <text:p>0.0351588886712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0855405428296" calcext:value-type="float">
            <text:p>0.00855405428296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147991271631" calcext:value-type="float">
            <text:p>0.000147991271631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0651967216261" calcext:value-type="float">
            <text:p>0.0651967216261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217333734987" calcext:value-type="float">
            <text:p>0.0217333734987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10633616603" calcext:value-type="float">
            <text:p>0.10633616603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642059890713" calcext:value-type="float">
            <text:p>0.06420598907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0.08" calcext:value-type="float">
            <text:p>110.08</text:p>
          </table:table-cell>
          <table:table-cell office:value-type="float" office:value="0.00588057657943" calcext:value-type="float">
            <text:p>0.00588057657943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336295102772" calcext:value-type="float">
            <text:p>0.0336295102772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0850537979631" calcext:value-type="float">
            <text:p>0.00850537979631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141565334836" calcext:value-type="float">
            <text:p>0.000141565334836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0648249846954" calcext:value-type="float">
            <text:p>0.0648249846954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207213710453" calcext:value-type="float">
            <text:p>0.0207213710453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105381365816" calcext:value-type="float">
            <text:p>0.105381365816</text:p>
          </table:table-cell>
          <table:table-cell office:value-type="float" office:value="37.12" calcext:value-type="float">
            <text:p>37.12</text:p>
          </table:table-cell>
          <table:table-cell office:value-type="float" office:value="0.0561788008346" calcext:value-type="float">
            <text:p>0.05617880083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1.104" calcext:value-type="float">
            <text:p>111.104</text:p>
          </table:table-cell>
          <table:table-cell office:value-type="float" office:value="0.00477526566309" calcext:value-type="float">
            <text:p>0.00477526566309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31956112981" calcext:value-type="float">
            <text:p>0.031956112981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0845086437127" calcext:value-type="float">
            <text:p>0.00845086437127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137476102331" calcext:value-type="float">
            <text:p>0.000137476102331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0642654169797" calcext:value-type="float">
            <text:p>0.0642654169797</text:p>
          </table:table-cell>
          <table:table-cell office:value-type="float" office:value="42.24" calcext:value-type="float">
            <text:p>42.24</text:p>
          </table:table-cell>
          <table:table-cell office:value-type="float" office:value="0.019842299299" calcext:value-type="float">
            <text:p>0.019842299299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10462359429" calcext:value-type="float">
            <text:p>0.10462359429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496257290369" calcext:value-type="float">
            <text:p>0.04962572903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2.128" calcext:value-type="float">
            <text:p>112.128</text:p>
          </table:table-cell>
          <table:table-cell office:value-type="float" office:value="0.0035350892238" calcext:value-type="float">
            <text:p>0.0035350892238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302103407034" calcext:value-type="float">
            <text:p>0.0302103407034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0840238458257" calcext:value-type="float">
            <text:p>0.00840238458257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131244890893" calcext:value-type="float">
            <text:p>0.000131244890893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0630565054239" calcext:value-type="float">
            <text:p>0.0630565054239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190681373495" calcext:value-type="float">
            <text:p>0.0190681373495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1039464438" calcext:value-type="float">
            <text:p>0.1039464438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442796422765" calcext:value-type="float">
            <text:p>0.04427964227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3.152" calcext:value-type="float">
            <text:p>113.152</text:p>
          </table:table-cell>
          <table:table-cell office:value-type="float" office:value="0.00286589236265" calcext:value-type="float">
            <text:p>0.00286589236265</text:p>
          </table:table-cell>
          <table:table-cell office:value-type="float" office:value="42.24" calcext:value-type="float">
            <text:p>42.24</text:p>
          </table:table-cell>
          <table:table-cell office:value-type="float" office:value="0.0284411744924" calcext:value-type="float">
            <text:p>0.0284411744924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0835293130414" calcext:value-type="float">
            <text:p>0.00835293130414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126571482316" calcext:value-type="float">
            <text:p>0.000126571482316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607792334578" calcext:value-type="float">
            <text:p>0.0607792334578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183879711445" calcext:value-type="float">
            <text:p>0.0183879711445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103055088515" calcext:value-type="float">
            <text:p>0.103055088515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398705391448" calcext:value-type="float">
            <text:p>0.03987053914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4.176" calcext:value-type="float">
            <text:p>114.176</text:p>
          </table:table-cell>
          <table:table-cell office:value-type="float" office:value="0.00252506373129" calcext:value-type="float">
            <text:p>0.00252506373129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26907409736" calcext:value-type="float">
            <text:p>0.026907409736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0830211514008" calcext:value-type="float">
            <text:p>0.00830211514008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118782468019" calcext:value-type="float">
            <text:p>0.000118782468019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576533808836" calcext:value-type="float">
            <text:p>0.0576533808836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177646438533" calcext:value-type="float">
            <text:p>0.0177646438533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101385217971" calcext:value-type="float">
            <text:p>0.101385217971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362154751061" calcext:value-type="float">
            <text:p>0.03621547510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0.00234328846123" calcext:value-type="float">
            <text:p>0.00234328846123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255220502443" calcext:value-type="float">
            <text:p>0.0255220502443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0824857320477" calcext:value-type="float">
            <text:p>0.00824857320477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111577629795" calcext:value-type="float">
            <text:p>0.000111577629795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544014492712" calcext:value-type="float">
            <text:p>0.0544014492712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171746105538" calcext:value-type="float">
            <text:p>0.0171746105538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985182427527" calcext:value-type="float">
            <text:p>0.0985182427527</text:p>
          </table:table-cell>
          <table:table-cell office:value-type="float" office:value="39.68" calcext:value-type="float">
            <text:p>39.68</text:p>
          </table:table-cell>
          <table:table-cell office:value-type="float" office:value="0.0331790815066" calcext:value-type="float">
            <text:p>0.03317908150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6.224" calcext:value-type="float">
            <text:p>116.224</text:p>
          </table:table-cell>
          <table:table-cell office:value-type="float" office:value="0.00224287228382" calcext:value-type="float">
            <text:p>0.00224287228382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243340770655" calcext:value-type="float">
            <text:p>0.0243340770655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0819464187357" calcext:value-type="float">
            <text:p>0.00819464187357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107098946575" calcext:value-type="float">
            <text:p>0.000107098946575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515763221849" calcext:value-type="float">
            <text:p>0.0515763221849</text:p>
          </table:table-cell>
          <table:table-cell office:value-type="float" office:value="44.8" calcext:value-type="float">
            <text:p>44.8</text:p>
          </table:table-cell>
          <table:table-cell office:value-type="float" office:value="0.0165571694932" calcext:value-type="float">
            <text:p>0.0165571694932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94695143252" calcext:value-type="float">
            <text:p>0.094695143252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306464476896" calcext:value-type="float">
            <text:p>0.03064644768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7.248" calcext:value-type="float">
            <text:p>117.248</text:p>
          </table:table-cell>
          <table:table-cell office:value-type="float" office:value="0.00216371208556" calcext:value-type="float">
            <text:p>0.00216371208556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231994712971" calcext:value-type="float">
            <text:p>0.0231994712971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0814285221978" calcext:value-type="float">
            <text:p>0.00814285221978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103204439427" calcext:value-type="float">
            <text:p>0.000103204439427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493742929134" calcext:value-type="float">
            <text:p>0.0493742929134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158722820407" calcext:value-type="float">
            <text:p>0.0158722820407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905999845378" calcext:value-type="float">
            <text:p>0.0905999845378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284991674773" calcext:value-type="float">
            <text:p>0.02849916747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8.272" calcext:value-type="float">
            <text:p>118.272</text:p>
          </table:table-cell>
          <table:table-cell office:value-type="float" office:value="0.00208455188731" calcext:value-type="float">
            <text:p>0.00208455188731</text:p>
          </table:table-cell>
          <table:table-cell office:value-type="float" office:value="44.8" calcext:value-type="float">
            <text:p>44.8</text:p>
          </table:table-cell>
          <table:table-cell office:value-type="float" office:value="0.0218214224096" calcext:value-type="float">
            <text:p>0.0218214224096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080961247126" calcext:value-type="float">
            <text:p>0.0080961247126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9.73626787043e-05" calcext:value-type="float">
            <text:p>9.73626787043e-05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478122251411" calcext:value-type="float">
            <text:p>0.0478122251411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150385833216" calcext:value-type="float">
            <text:p>0.0150385833216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868164599612" calcext:value-type="float">
            <text:p>0.0868164599612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266950002568" calcext:value-type="float">
            <text:p>0.02669500025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9.296" calcext:value-type="float">
            <text:p>119.296</text:p>
          </table:table-cell>
          <table:table-cell office:value-type="float" office:value="0.00202811359782" calcext:value-type="float">
            <text:p>0.00202811359782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202342902427" calcext:value-type="float">
            <text:p>0.0202342902427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0804900780953" calcext:value-type="float">
            <text:p>0.00804900780953</text:p>
          </table:table-cell>
          <table:table-cell office:value-type="float" office:value="115.2" calcext:value-type="float">
            <text:p>115.2</text:p>
          </table:table-cell>
          <table:table-cell office:value-type="float" office:value="9.19103686969e-05" calcext:value-type="float">
            <text:p>9.19103686969e-05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466822356291" calcext:value-type="float">
            <text:p>0.0466822356291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140438103557" calcext:value-type="float">
            <text:p>0.0140438103557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836531141677" calcext:value-type="float">
            <text:p>0.0836531141677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251520404497" calcext:value-type="float">
            <text:p>0.02515204044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0.32" calcext:value-type="float">
            <text:p>120.32</text:p>
          </table:table-cell>
          <table:table-cell office:value-type="float" office:value="0.00199219832268" calcext:value-type="float">
            <text:p>0.00199219832268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18511180838" calcext:value-type="float">
            <text:p>0.018511180838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0800559016744" calcext:value-type="float">
            <text:p>0.00800559016744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8.66527840468e-05" calcext:value-type="float">
            <text:p>8.66527840468e-05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458749250563" calcext:value-type="float">
            <text:p>0.0458749250563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129037823875" calcext:value-type="float">
            <text:p>0.0129037823875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811708175098" calcext:value-type="float">
            <text:p>0.0811708175098</text:p>
          </table:table-cell>
          <table:table-cell office:value-type="float" office:value="42.24" calcext:value-type="float">
            <text:p>42.24</text:p>
          </table:table-cell>
          <table:table-cell office:value-type="float" office:value="0.0238075158561" calcext:value-type="float">
            <text:p>0.02380751585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1.344" calcext:value-type="float">
            <text:p>121.344</text:p>
          </table:table-cell>
          <table:table-cell office:value-type="float" office:value="0.00196141380114" calcext:value-type="float">
            <text:p>0.00196141380114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166901093374" calcext:value-type="float">
            <text:p>0.0166901093374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0796353541098" calcext:value-type="float">
            <text:p>0.00796353541098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8.31477276135e-05" calcext:value-type="float">
            <text:p>8.31477276135e-05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452822431963" calcext:value-type="float">
            <text:p>0.0452822431963</text:p>
          </table:table-cell>
          <table:table-cell office:value-type="float" office:value="47.36" calcext:value-type="float">
            <text:p>47.36</text:p>
          </table:table-cell>
          <table:table-cell office:value-type="float" office:value="0.0116661410958" calcext:value-type="float">
            <text:p>0.0116661410958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79272324542" calcext:value-type="float">
            <text:p>0.079272324542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226448319493" calcext:value-type="float">
            <text:p>0.02264483194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2.368" calcext:value-type="float">
            <text:p>122.368</text:p>
          </table:table-cell>
          <table:table-cell office:value-type="float" office:value="0.0019306292796" calcext:value-type="float">
            <text:p>0.0019306292796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146994318198" calcext:value-type="float">
            <text:p>0.0146994318198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07919728373" calcext:value-type="float">
            <text:p>0.007919728373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7.65270654616e-05" calcext:value-type="float">
            <text:p>7.65270654616e-05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44829989837" calcext:value-type="float">
            <text:p>0.044829989837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104450548275" calcext:value-type="float">
            <text:p>0.0104450548275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778393150684" calcext:value-type="float">
            <text:p>0.0778393150684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216406239306" calcext:value-type="float">
            <text:p>0.02164062393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3.392" calcext:value-type="float">
            <text:p>123.392</text:p>
          </table:table-cell>
          <table:table-cell office:value-type="float" office:value="0.00190277661725" calcext:value-type="float">
            <text:p>0.00190277661725</text:p>
          </table:table-cell>
          <table:table-cell office:value-type="float" office:value="47.36" calcext:value-type="float">
            <text:p>47.36</text:p>
          </table:table-cell>
          <table:table-cell office:value-type="float" office:value="0.0126875535502" calcext:value-type="float">
            <text:p>0.0126875535502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0787241677198" calcext:value-type="float">
            <text:p>0.00787241677198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7.16589315264e-05" calcext:value-type="float">
            <text:p>7.16589315264e-05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444837630619" calcext:value-type="float">
            <text:p>0.0444837630619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926173853867" calcext:value-type="float">
            <text:p>0.00926173853867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767391983812" calcext:value-type="float">
            <text:p>0.0767391983812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207502227199" calcext:value-type="float">
            <text:p>0.02075022271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4.416" calcext:value-type="float">
            <text:p>124.416</text:p>
          </table:table-cell>
          <table:table-cell office:value-type="float" office:value="0.00188005470849" calcext:value-type="float">
            <text:p>0.00188005470849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100389216566" calcext:value-type="float">
            <text:p>0.0100389216566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0783464537035" calcext:value-type="float">
            <text:p>0.00783464537035</text:p>
          </table:table-cell>
          <table:table-cell office:value-type="float" office:value="120.32" calcext:value-type="float">
            <text:p>120.32</text:p>
          </table:table-cell>
          <table:table-cell office:value-type="float" office:value="6.79591497357e-05" calcext:value-type="float">
            <text:p>6.79591497357e-05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441807686418" calcext:value-type="float">
            <text:p>0.0441807686418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817027197267" calcext:value-type="float">
            <text:p>0.00817027197267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758852112407" calcext:value-type="float">
            <text:p>0.0758852112407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199178103644" calcext:value-type="float">
            <text:p>0.01991781036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5.44" calcext:value-type="float">
            <text:p>125.44</text:p>
          </table:table-cell>
          <table:table-cell office:value-type="float" office:value="0.00186026465893" calcext:value-type="float">
            <text:p>0.00186026465893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660147557235" calcext:value-type="float">
            <text:p>0.00660147557235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0779648457282" calcext:value-type="float">
            <text:p>0.00779648457282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6.44540933022e-05" calcext:value-type="float">
            <text:p>6.44540933022e-05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439197188045" calcext:value-type="float">
            <text:p>0.0439197188045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719236060471" calcext:value-type="float">
            <text:p>0.00719236060471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752087595637" calcext:value-type="float">
            <text:p>0.0752087595637</text:p>
          </table:table-cell>
          <table:table-cell office:value-type="float" office:value="44.8" calcext:value-type="float">
            <text:p>44.8</text:p>
          </table:table-cell>
          <table:table-cell office:value-type="float" office:value="0.019103169974" calcext:value-type="float">
            <text:p>0.0191031699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6.464" calcext:value-type="float">
            <text:p>126.464</text:p>
          </table:table-cell>
          <table:table-cell office:value-type="float" office:value="0.00183241199658" calcext:value-type="float">
            <text:p>0.00183241199658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489006313438" calcext:value-type="float">
            <text:p>0.00489006313438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0775384572252" calcext:value-type="float">
            <text:p>0.00775384572252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6.07543115115e-05" calcext:value-type="float">
            <text:p>6.07543115115e-05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436847310252" calcext:value-type="float">
            <text:p>0.0436847310252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635253039548" calcext:value-type="float">
            <text:p>0.00635253039548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746609999495" calcext:value-type="float">
            <text:p>0.0746609999495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182454794817" calcext:value-type="float">
            <text:p>0.01824547948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7.488" calcext:value-type="float">
            <text:p>127.488</text:p>
          </table:table-cell>
          <table:table-cell office:value-type="float" office:value="0.00180529229903" calcext:value-type="float">
            <text:p>0.00180529229903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407054440607" calcext:value-type="float">
            <text:p>0.00407054440607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0771510083115" calcext:value-type="float">
            <text:p>0.00771510083115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5.72492550781e-05" calcext:value-type="float">
            <text:p>5.72492550781e-05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434732910817" calcext:value-type="float">
            <text:p>0.0434732910817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56196333749" calcext:value-type="float">
            <text:p>0.0056196333749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741963623877" calcext:value-type="float">
            <text:p>0.0741963623877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173123225287" calcext:value-type="float">
            <text:p>0.01731232252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8.512" calcext:value-type="float">
            <text:p>128.512</text:p>
          </table:table-cell>
          <table:table-cell office:value-type="float" office:value="0.00177670667189" calcext:value-type="float">
            <text:p>0.00177670667189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348788925312" calcext:value-type="float">
            <text:p>0.00348788925312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0767421426236" calcext:value-type="float">
            <text:p>0.00767421426236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5.27705718577e-05" calcext:value-type="float">
            <text:p>5.27705718577e-05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43272582574" calcext:value-type="float">
            <text:p>0.043272582574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50089369535" calcext:value-type="float">
            <text:p>0.0050089369535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737832531426" calcext:value-type="float">
            <text:p>0.0737832531426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162955306341" calcext:value-type="float">
            <text:p>0.01629553063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9.536" calcext:value-type="float">
            <text:p>129.536</text:p>
          </table:table-cell>
          <table:table-cell office:value-type="float" office:value="0.00174812104474" calcext:value-type="float">
            <text:p>0.00174812104474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303097649202" calcext:value-type="float">
            <text:p>0.00303097649202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0763488527716" calcext:value-type="float">
            <text:p>0.00763488527716</text:p>
          </table:table-cell>
          <table:table-cell office:value-type="float" office:value="125.44" calcext:value-type="float">
            <text:p>125.44</text:p>
          </table:table-cell>
          <table:table-cell office:value-type="float" office:value="5.04338675689e-05" calcext:value-type="float">
            <text:p>5.04338675689e-05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430848131114" calcext:value-type="float">
            <text:p>0.0430848131114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450131088194" calcext:value-type="float">
            <text:p>0.00450131088194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734218561125" calcext:value-type="float">
            <text:p>0.0734218561125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151842860799" calcext:value-type="float">
            <text:p>0.01518428607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0.56" calcext:value-type="float">
            <text:p>130.56</text:p>
          </table:table-cell>
          <table:table-cell office:value-type="float" office:value="0.00171880245279" calcext:value-type="float">
            <text:p>0.00171880245279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226482517421" calcext:value-type="float">
            <text:p>0.00226482517421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0759127293712" calcext:value-type="float">
            <text:p>0.00759127293712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4.77077125651e-05" calcext:value-type="float">
            <text:p>4.77077125651e-05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42899680516" calcext:value-type="float">
            <text:p>0.042899680516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407137079089" calcext:value-type="float">
            <text:p>0.00407137079089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730876392579" calcext:value-type="float">
            <text:p>0.0730876392579</text:p>
          </table:table-cell>
          <table:table-cell office:value-type="float" office:value="47.36" calcext:value-type="float">
            <text:p>47.36</text:p>
          </table:table-cell>
          <table:table-cell office:value-type="float" office:value="0.01402447218" calcext:value-type="float">
            <text:p>0.014024472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2.096" calcext:value-type="float">
            <text:p>132.096</text:p>
          </table:table-cell>
          <table:table-cell office:value-type="float" office:value="0.00168875089605" calcext:value-type="float">
            <text:p>0.00168875089605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17457722776" calcext:value-type="float">
            <text:p>0.0017457722776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0755252804575" calcext:value-type="float">
            <text:p>0.00755252804575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4.57604589911e-05" calcext:value-type="float">
            <text:p>4.57604589911e-05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427079250916" calcext:value-type="float">
            <text:p>0.0427079250916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373493592501" calcext:value-type="float">
            <text:p>0.00373493592501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727675457964" calcext:value-type="float">
            <text:p>0.0727675457964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128488732427" calcext:value-type="float">
            <text:p>0.01284887324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4.144" calcext:value-type="float">
            <text:p>134.144</text:p>
          </table:table-cell>
          <table:table-cell office:value-type="float" office:value="0.00167702345927" calcext:value-type="float">
            <text:p>0.00167702345927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148185946679" calcext:value-type="float">
            <text:p>0.00148185946679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0750852630983" calcext:value-type="float">
            <text:p>0.00750852630983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4.34237547021e-05" calcext:value-type="float">
            <text:p>4.34237547021e-05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425098534509" calcext:value-type="float">
            <text:p>0.0425098534509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345147713423" calcext:value-type="float">
            <text:p>0.00345147713423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724603252191" calcext:value-type="float">
            <text:p>0.0724603252191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11693290763" calcext:value-type="float">
            <text:p>0.0116932907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6.192" calcext:value-type="float">
            <text:p>136.192</text:p>
          </table:table-cell>
          <table:table-cell office:value-type="float" office:value="0.00166602898729" calcext:value-type="float">
            <text:p>0.00166602898729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127058300606" calcext:value-type="float">
            <text:p>0.00127058300606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0747464886712" calcext:value-type="float">
            <text:p>0.00747464886712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4.06975996984e-05" calcext:value-type="float">
            <text:p>4.06975996984e-05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423157064495" calcext:value-type="float">
            <text:p>0.0423157064495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321688632015" calcext:value-type="float">
            <text:p>0.00321688632015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721537666758" calcext:value-type="float">
            <text:p>0.0721537666758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105833708274" calcext:value-type="float">
            <text:p>0.01058337082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8.24" calcext:value-type="float">
            <text:p>138.24</text:p>
          </table:table-cell>
          <table:table-cell office:value-type="float" office:value="0.00165503451531" calcext:value-type="float">
            <text:p>0.00165503451531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111048077457" calcext:value-type="float">
            <text:p>0.00111048077457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0743590397575" calcext:value-type="float">
            <text:p>0.00743590397575</text:p>
          </table:table-cell>
          <table:table-cell office:value-type="float" office:value="130.56" calcext:value-type="float">
            <text:p>130.56</text:p>
          </table:table-cell>
          <table:table-cell office:value-type="float" office:value="3.79714446946e-05" calcext:value-type="float">
            <text:p>3.79714446946e-05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421279983095" calcext:value-type="float">
            <text:p>0.0421279983095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302006548554" calcext:value-type="float">
            <text:p>0.00302006548554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718438611826" calcext:value-type="float">
            <text:p>0.0718438611826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956047096959" calcext:value-type="float">
            <text:p>0.009560470969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0.288" calcext:value-type="float">
            <text:p>140.288</text:p>
          </table:table-cell>
          <table:table-cell office:value-type="float" office:value="0.00163890928974" calcext:value-type="float">
            <text:p>0.00163890928974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101617398068" calcext:value-type="float">
            <text:p>0.00101617398068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0739248633366" calcext:value-type="float">
            <text:p>0.00739248633366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3.23244093299e-05" calcext:value-type="float">
            <text:p>3.23244093299e-05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419486913505" calcext:value-type="float">
            <text:p>0.0419486913505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286328328177" calcext:value-type="float">
            <text:p>0.00286328328177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715316385703" calcext:value-type="float">
            <text:p>0.0715316385703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863684391093" calcext:value-type="float">
            <text:p>0.008636843910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2.336" calcext:value-type="float">
            <text:p>142.336</text:p>
          </table:table-cell>
          <table:table-cell office:value-type="float" office:value="0.00162718185296" calcext:value-type="float">
            <text:p>0.00162718185296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0935757334729" calcext:value-type="float">
            <text:p>0.000935757334729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0734965278542" calcext:value-type="float">
            <text:p>0.00734965278542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2.76510007521e-05" calcext:value-type="float">
            <text:p>2.76510007521e-05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416037523477" calcext:value-type="float">
            <text:p>0.0416037523477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27309657238" calcext:value-type="float">
            <text:p>0.0027309657238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712302291807" calcext:value-type="float">
            <text:p>0.0712302291807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779828679728" calcext:value-type="float">
            <text:p>0.007798286797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4.384" calcext:value-type="float">
            <text:p>144.384</text:p>
          </table:table-cell>
          <table:table-cell office:value-type="float" office:value="0.00161911924018" calcext:value-type="float">
            <text:p>0.00161911924018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0868499776296" calcext:value-type="float">
            <text:p>0.000868499776296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0730701393512" calcext:value-type="float">
            <text:p>0.00730701393512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2.51195711057e-05" calcext:value-type="float">
            <text:p>2.51195711057e-05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412967106433" calcext:value-type="float">
            <text:p>0.0412967106433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262133467948" calcext:value-type="float">
            <text:p>0.00262133467948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709367274201" calcext:value-type="float">
            <text:p>0.0709367274201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706463211149" calcext:value-type="float">
            <text:p>0.007064632111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6.432" calcext:value-type="float">
            <text:p>146.432</text:p>
          </table:table-cell>
          <table:table-cell office:value-type="float" office:value="0.00161105662739" calcext:value-type="float">
            <text:p>0.00161105662739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0812939184546" calcext:value-type="float">
            <text:p>0.000812939184546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0726710085607" calcext:value-type="float">
            <text:p>0.00726710085607</text:p>
          </table:table-cell>
          <table:table-cell office:value-type="float" office:value="138.24" calcext:value-type="float">
            <text:p>138.24</text:p>
          </table:table-cell>
          <table:table-cell office:value-type="float" office:value="2.18092400298e-05" calcext:value-type="float">
            <text:p>2.18092400298e-05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40997456895" calcext:value-type="float">
            <text:p>0.040997456895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253359305508" calcext:value-type="float">
            <text:p>0.00253359305508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703906596706" calcext:value-type="float">
            <text:p>0.0703906596706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642189776918" calcext:value-type="float">
            <text:p>0.006421897769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8.48" calcext:value-type="float">
            <text:p>148.48</text:p>
          </table:table-cell>
          <table:table-cell office:value-type="float" office:value="0.00160152808501" calcext:value-type="float">
            <text:p>0.00160152808501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077565510324" calcext:value-type="float">
            <text:p>0.00077565510324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0722329381809" calcext:value-type="float">
            <text:p>0.00722329381809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1.88883596687e-05" calcext:value-type="float">
            <text:p>1.88883596687e-05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40714269639" calcext:value-type="float">
            <text:p>0.040714269639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245811441103" calcext:value-type="float">
            <text:p>0.00245811441103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698833944722" calcext:value-type="float">
            <text:p>0.0698833944722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586622029966" calcext:value-type="float">
            <text:p>0.005866220299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0.528" calcext:value-type="float">
            <text:p>150.528</text:p>
          </table:table-cell>
          <table:table-cell office:value-type="float" office:value="0.00159419843703" calcext:value-type="float">
            <text:p>0.00159419843703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0725211934415" calcext:value-type="float">
            <text:p>0.000725211934415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07179876176" calcext:value-type="float">
            <text:p>0.007179876176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1.77200075242e-05" calcext:value-type="float">
            <text:p>1.77200075242e-05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404386863717" calcext:value-type="float">
            <text:p>0.0404386863717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239189431714" calcext:value-type="float">
            <text:p>0.00239189431714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694179845374" calcext:value-type="float">
            <text:p>0.0694179845374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53811523563" calcext:value-type="float">
            <text:p>0.00538115235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2.576" calcext:value-type="float">
            <text:p>152.576</text:p>
          </table:table-cell>
          <table:table-cell office:value-type="float" office:value="0.00158613582424" calcext:value-type="float">
            <text:p>0.00158613582424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0687196792692" calcext:value-type="float">
            <text:p>0.000687196792692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0714093658668" calcext:value-type="float">
            <text:p>0.00714093658668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1.69411060945e-05" calcext:value-type="float">
            <text:p>1.69411060945e-05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401646361666" calcext:value-type="float">
            <text:p>0.0401646361666</text:p>
          </table:table-cell>
          <table:table-cell office:value-type="float" office:value="57.6" calcext:value-type="float">
            <text:p>57.6</text:p>
          </table:table-cell>
          <table:table-cell office:value-type="float" office:value="0.00233382910519" calcext:value-type="float">
            <text:p>0.00233382910519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689592685024" calcext:value-type="float">
            <text:p>0.0689592685024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496724586347" calcext:value-type="float">
            <text:p>0.004967245863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4.624" calcext:value-type="float">
            <text:p>154.624</text:p>
          </table:table-cell>
          <table:table-cell office:value-type="float" office:value="0.00157953914105" calcext:value-type="float">
            <text:p>0.00157953914105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0657223315564" calcext:value-type="float">
            <text:p>0.000657223315564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0710024471585" calcext:value-type="float">
            <text:p>0.00710024471585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1.47991271631e-05" calcext:value-type="float">
            <text:p>1.47991271631e-05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399078789035" calcext:value-type="float">
            <text:p>0.0399078789035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228833344809" calcext:value-type="float">
            <text:p>0.00228833344809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685143448434" calcext:value-type="float">
            <text:p>0.0685143448434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460930450316" calcext:value-type="float">
            <text:p>0.004609304503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6.672" calcext:value-type="float">
            <text:p>156.672</text:p>
          </table:table-cell>
          <table:table-cell office:value-type="float" office:value="0.00157220949307" calcext:value-type="float">
            <text:p>0.00157220949307</text:p>
          </table:table-cell>
          <table:table-cell office:value-type="float" office:value="57.6" calcext:value-type="float">
            <text:p>57.6</text:p>
          </table:table-cell>
          <table:table-cell office:value-type="float" office:value="0.000628711959271" calcext:value-type="float">
            <text:p>0.000628711959271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0706305740805" calcext:value-type="float">
            <text:p>0.00706305740805</text:p>
          </table:table-cell>
          <table:table-cell office:value-type="float" office:value="148.48" calcext:value-type="float">
            <text:p>148.48</text:p>
          </table:table-cell>
          <table:table-cell office:value-type="float" office:value="1.2851873589e-05" calcext:value-type="float">
            <text:p>1.2851873589e-05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39651060318" calcext:value-type="float">
            <text:p>0.039651060318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224516775726" calcext:value-type="float">
            <text:p>0.00224516775726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680846847471" calcext:value-type="float">
            <text:p>0.0680846847471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430747545519" calcext:value-type="float">
            <text:p>0.004307475455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8.72" calcext:value-type="float">
            <text:p>158.72</text:p>
          </table:table-cell>
          <table:table-cell office:value-type="float" office:value="0.00156414688028" calcext:value-type="float">
            <text:p>0.00156414688028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0605318025903" calcext:value-type="float">
            <text:p>0.000605318025903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0702470191258" calcext:value-type="float">
            <text:p>0.00702470191258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1.18782468019e-05" calcext:value-type="float">
            <text:p>1.18782468019e-05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393957747946" calcext:value-type="float">
            <text:p>0.0393957747946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22076430374" calcext:value-type="float">
            <text:p>0.0022076430374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676593278721" calcext:value-type="float">
            <text:p>0.0676593278721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405101459156" calcext:value-type="float">
            <text:p>0.004051014591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0.768" calcext:value-type="float">
            <text:p>160.768</text:p>
          </table:table-cell>
          <table:table-cell office:value-type="float" office:value="0.00155168647871" calcext:value-type="float">
            <text:p>0.00155168647871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0578999850864" calcext:value-type="float">
            <text:p>0.000578999850864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0697875319718" calcext:value-type="float">
            <text:p>0.00697875319718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1.07098946575e-05" calcext:value-type="float">
            <text:p>1.07098946575e-05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391532443491" calcext:value-type="float">
            <text:p>0.0391532443491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217410378614" calcext:value-type="float">
            <text:p>0.00217410378614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672386052355" calcext:value-type="float">
            <text:p>0.0672386052355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383190061122" calcext:value-type="float">
            <text:p>0.003831900611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2.816" calcext:value-type="float">
            <text:p>162.816</text:p>
          </table:table-cell>
          <table:table-cell office:value-type="float" office:value="0.00154802165471" calcext:value-type="float">
            <text:p>0.00154802165471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0555605917495" calcext:value-type="float">
            <text:p>0.000555605917495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0694059239965" calcext:value-type="float">
            <text:p>0.00694059239965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1.03204439427e-05" calcext:value-type="float">
            <text:p>1.03204439427e-05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389067892642" calcext:value-type="float">
            <text:p>0.0389067892642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214620550585" calcext:value-type="float">
            <text:p>0.00214620550585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668240248036" calcext:value-type="float">
            <text:p>0.0668240248036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364777863682" calcext:value-type="float">
            <text:p>0.003647778636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4.864" calcext:value-type="float">
            <text:p>164.864</text:p>
          </table:table-cell>
          <table:table-cell office:value-type="float" office:value="0.00153702718273" calcext:value-type="float">
            <text:p>0.00153702718273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0538060467469" calcext:value-type="float">
            <text:p>0.000538060467469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0690184750828" calcext:value-type="float">
            <text:p>0.00690184750828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1.01257185853e-05" calcext:value-type="float">
            <text:p>1.01257185853e-05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386735185146" calcext:value-type="float">
            <text:p>0.0386735185146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211904300437" calcext:value-type="float">
            <text:p>0.00211904300437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664224643747" calcext:value-type="float">
            <text:p>0.0664224643747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349162083119" calcext:value-type="float">
            <text:p>0.003491620831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6.912" calcext:value-type="float">
            <text:p>166.912</text:p>
          </table:table-cell>
          <table:table-cell office:value-type="float" office:value="0.00153336235874" calcext:value-type="float">
            <text:p>0.00153336235874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0523439259114" calcext:value-type="float">
            <text:p>0.000523439259114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0686232382513" calcext:value-type="float">
            <text:p>0.00686232382513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9.93099322788e-06" calcext:value-type="float">
            <text:p>9.93099322788e-06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384467479488" calcext:value-type="float">
            <text:p>0.0384467479488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20954980821" calcext:value-type="float">
            <text:p>0.0020954980821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660264576758" calcext:value-type="float">
            <text:p>0.0660264576758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335294063104" calcext:value-type="float">
            <text:p>0.003352940631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8.96" calcext:value-type="float">
            <text:p>168.96</text:p>
          </table:table-cell>
          <table:table-cell office:value-type="float" office:value="0.00152749864035" calcext:value-type="float">
            <text:p>0.00152749864035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0508086990341" calcext:value-type="float">
            <text:p>0.000508086990341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0682396832965" calcext:value-type="float">
            <text:p>0.00682396832965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9.73626787049e-06" calcext:value-type="float">
            <text:p>9.73626787049e-06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382163593562" calcext:value-type="float">
            <text:p>0.0382163593562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207324077277" calcext:value-type="float">
            <text:p>0.00207324077277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656343864015" calcext:value-type="float">
            <text:p>0.0656343864015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323295227002" calcext:value-type="float">
            <text:p>0.003232952270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1.008" calcext:value-type="float">
            <text:p>171.008</text:p>
          </table:table-cell>
          <table:table-cell office:value-type="float" office:value="0.00152236788676" calcext:value-type="float">
            <text:p>0.00152236788676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0493465781986" calcext:value-type="float">
            <text:p>0.000493465781986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0677763021837" calcext:value-type="float">
            <text:p>0.00677763021837</text:p>
          </table:table-cell>
          <table:table-cell office:value-type="float" office:value="168.96" calcext:value-type="float">
            <text:p>168.96</text:p>
          </table:table-cell>
          <table:table-cell office:value-type="float" office:value="9.54154251298e-06" calcext:value-type="float">
            <text:p>9.54154251298e-06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379859707635" calcext:value-type="float">
            <text:p>0.0379859707635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205245502107" calcext:value-type="float">
            <text:p>0.00205245502107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652466919078" calcext:value-type="float">
            <text:p>0.0652466919078</text:p>
          </table:table-cell>
          <table:table-cell office:value-type="float" office:value="57.6" calcext:value-type="float">
            <text:p>57.6</text:p>
          </table:table-cell>
          <table:table-cell office:value-type="float" office:value="0.00313198690276" calcext:value-type="float">
            <text:p>0.003131986902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3.056" calcext:value-type="float">
            <text:p>173.056</text:p>
          </table:table-cell>
          <table:table-cell office:value-type="float" office:value="0.00151430527397" calcext:value-type="float">
            <text:p>0.00151430527397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0483961996555" calcext:value-type="float">
            <text:p>0.000483961996555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067418057962" calcext:value-type="float">
            <text:p>0.0067418057962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9.15209179819e-06" calcext:value-type="float">
            <text:p>9.15209179819e-06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377615917748" calcext:value-type="float">
            <text:p>0.0377615917748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203252767801" calcext:value-type="float">
            <text:p>0.00203252767801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648658752123" calcext:value-type="float">
            <text:p>0.0648658752123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304172886854" calcext:value-type="float">
            <text:p>0.003041728868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5.104" calcext:value-type="float">
            <text:p>175.104</text:p>
          </table:table-cell>
          <table:table-cell office:value-type="float" office:value="0.00150477673159" calcext:value-type="float">
            <text:p>0.00150477673159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0471533969453" calcext:value-type="float">
            <text:p>0.000471533969453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0667151983748" calcext:value-type="float">
            <text:p>0.00667151983748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8.9573664408e-06" calcext:value-type="float">
            <text:p>8.9573664408e-06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37535311789" calcext:value-type="float">
            <text:p>0.037535311789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201382663297" calcext:value-type="float">
            <text:p>0.00201382663297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644876698733" calcext:value-type="float">
            <text:p>0.0644876698733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296387073548" calcext:value-type="float">
            <text:p>0.002963870735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7.152" calcext:value-type="float">
            <text:p>177.152</text:p>
          </table:table-cell>
          <table:table-cell office:value-type="float" office:value="0.0015018448724" calcext:value-type="float">
            <text:p>0.0015018448724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0463492304858" calcext:value-type="float">
            <text:p>0.000463492304858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0660454374386" calcext:value-type="float">
            <text:p>0.00660454374386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8.37319036862e-06" calcext:value-type="float">
            <text:p>8.37319036862e-06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373109941228" calcext:value-type="float">
            <text:p>0.0373109941228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199794607342" calcext:value-type="float">
            <text:p>0.00199794607342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641184387737" calcext:value-type="float">
            <text:p>0.0641184387737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289488018752" calcext:value-type="float">
            <text:p>0.002894880187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0.00149598115401" calcext:value-type="float">
            <text:p>0.00149598115401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0439367311072" calcext:value-type="float">
            <text:p>0.000439367311072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0657319737446" calcext:value-type="float">
            <text:p>0.00657319737446</text:p>
          </table:table-cell>
          <table:table-cell office:value-type="float" office:value="179.2" calcext:value-type="float">
            <text:p>179.2</text:p>
          </table:table-cell>
          <table:table-cell office:value-type="float" office:value="7.78901429632e-06" calcext:value-type="float">
            <text:p>7.78901429632e-06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370934219304" calcext:value-type="float">
            <text:p>0.0370934219304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198175893936" calcext:value-type="float">
            <text:p>0.00198175893936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637518925898" calcext:value-type="float">
            <text:p>0.0637518925898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28331014515" calcext:value-type="float">
            <text:p>0.00283310145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1.248" calcext:value-type="float">
            <text:p>181.248</text:p>
          </table:table-cell>
          <table:table-cell office:value-type="float" office:value="0.00148938447082" calcext:value-type="float">
            <text:p>0.00148938447082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0417435498539" calcext:value-type="float">
            <text:p>0.000417435498539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0655002831882" calcext:value-type="float">
            <text:p>0.00655002831882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7.39956358153e-06" calcext:value-type="float">
            <text:p>7.39956358153e-06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368768922204" calcext:value-type="float">
            <text:p>0.0368768922204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196710467784" calcext:value-type="float">
            <text:p>0.00196710467784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633872221691" calcext:value-type="float">
            <text:p>0.0633872221691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277720990891" calcext:value-type="float">
            <text:p>0.002777209908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3.296" calcext:value-type="float">
            <text:p>183.296</text:p>
          </table:table-cell>
          <table:table-cell office:value-type="float" office:value="0.00148645261163" calcext:value-type="float">
            <text:p>0.00148645261163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0393310504753" calcext:value-type="float">
            <text:p>0.000393310504753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0653172671184" calcext:value-type="float">
            <text:p>0.00653172671184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7.20483822414e-06" calcext:value-type="float">
            <text:p>7.20483822414e-06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366606691228" calcext:value-type="float">
            <text:p>0.0366606691228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195134674809" calcext:value-type="float">
            <text:p>0.00195134674809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630229195451" calcext:value-type="float">
            <text:p>0.0630229195451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272654325049" calcext:value-type="float">
            <text:p>0.002726543250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5.344" calcext:value-type="float">
            <text:p>185.344</text:p>
          </table:table-cell>
          <table:table-cell office:value-type="float" office:value="0.00148132185804" calcext:value-type="float">
            <text:p>0.00148132185804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0361143846372" calcext:value-type="float">
            <text:p>0.000361143846372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0651284101102" calcext:value-type="float">
            <text:p>0.00651284101102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6.81538750935e-06" calcext:value-type="float">
            <text:p>6.81538750935e-06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364446913152" calcext:value-type="float">
            <text:p>0.0364446913152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192479739564" calcext:value-type="float">
            <text:p>0.00192479739564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626623316677" calcext:value-type="float">
            <text:p>0.0626623316677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267848903415" calcext:value-type="float">
            <text:p>0.002678489034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7.392" calcext:value-type="float">
            <text:p>187.392</text:p>
          </table:table-cell>
          <table:table-cell office:value-type="float" office:value="0.00147765703404" calcext:value-type="float">
            <text:p>0.00147765703404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0327515067155" calcext:value-type="float">
            <text:p>0.000327515067155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064939553102" calcext:value-type="float">
            <text:p>0.0064939553102</text:p>
          </table:table-cell>
          <table:table-cell office:value-type="float" office:value="199.68" calcext:value-type="float">
            <text:p>199.68</text:p>
          </table:table-cell>
          <table:table-cell office:value-type="float" office:value="6.62066215185e-06" calcext:value-type="float">
            <text:p>6.62066215185e-06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362271191228" calcext:value-type="float">
            <text:p>0.0362271191228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189812541338" calcext:value-type="float">
            <text:p>0.00189812541338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623051275199" calcext:value-type="float">
            <text:p>0.0623051275199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263573329189" calcext:value-type="float">
            <text:p>0.002635733291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9.44" calcext:value-type="float">
            <text:p>189.44</text:p>
          </table:table-cell>
          <table:table-cell office:value-type="float" office:value="0.00147325924525" calcext:value-type="float">
            <text:p>0.00147325924525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0269761294152" calcext:value-type="float">
            <text:p>0.000269761294152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0647409611965" calcext:value-type="float">
            <text:p>0.00647409611965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6.42593679445e-06" calcext:value-type="float">
            <text:p>6.42593679445e-06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360106507352" calcext:value-type="float">
            <text:p>0.0360106507352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186893952015" calcext:value-type="float">
            <text:p>0.00186893952015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619481440501" calcext:value-type="float">
            <text:p>0.0619481440501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259558999171" calcext:value-type="float">
            <text:p>0.002595589991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1.488" calcext:value-type="float">
            <text:p>191.488</text:p>
          </table:table-cell>
          <table:table-cell office:value-type="float" office:value="0.00146959442126" calcext:value-type="float">
            <text:p>0.00146959442126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248560542037" calcext:value-type="float">
            <text:p>0.000248560542037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0645618390857" calcext:value-type="float">
            <text:p>0.00645618390857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6.03648607966e-06" calcext:value-type="float">
            <text:p>6.03648607966e-06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357905029983" calcext:value-type="float">
            <text:p>0.0357905029983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184251279749" calcext:value-type="float">
            <text:p>0.00184251279749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615872619353" calcext:value-type="float">
            <text:p>0.0615872619353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25594205471" calcext:value-type="float">
            <text:p>0.00255942054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3.536" calcext:value-type="float">
            <text:p>193.536</text:p>
          </table:table-cell>
          <table:table-cell office:value-type="float" office:value="0.00146153180847" calcext:value-type="float">
            <text:p>0.00146153180847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0233208273265" calcext:value-type="float">
            <text:p>0.000233208273265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0643885579132" calcext:value-type="float">
            <text:p>0.00643885579132</text:p>
          </table:table-cell>
          <table:table-cell office:value-type="float" office:value="209.92" calcext:value-type="float">
            <text:p>209.92</text:p>
          </table:table-cell>
          <table:table-cell office:value-type="float" office:value="5.84176072227e-06" calcext:value-type="float">
            <text:p>5.84176072227e-06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355799828923" calcext:value-type="float">
            <text:p>0.0355799828923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181577950033" calcext:value-type="float">
            <text:p>0.00181577950033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612277406683" calcext:value-type="float">
            <text:p>0.0612277406683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252395020671" calcext:value-type="float">
            <text:p>0.002523950206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5.584" calcext:value-type="float">
            <text:p>195.584</text:p>
          </table:table-cell>
          <table:table-cell office:value-type="float" office:value="0.00145566809008" calcext:value-type="float">
            <text:p>0.00145566809008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0218587064909" calcext:value-type="float">
            <text:p>0.000218587064909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0642055418434" calcext:value-type="float">
            <text:p>0.00642055418434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5.64703536488e-06" calcext:value-type="float">
            <text:p>5.64703536488e-06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353677457565" calcext:value-type="float">
            <text:p>0.0353677457565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179168274394" calcext:value-type="float">
            <text:p>0.00179168274394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608773407593" calcext:value-type="float">
            <text:p>0.0608773407593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249083474368" calcext:value-type="float">
            <text:p>0.002490834743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7.632" calcext:value-type="float">
            <text:p>197.632</text:p>
          </table:table-cell>
          <table:table-cell office:value-type="float" office:value="0.00145200326609" calcext:value-type="float">
            <text:p>0.00145200326609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21200752115" calcext:value-type="float">
            <text:p>0.00021200752115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0640069499379" calcext:value-type="float">
            <text:p>0.00640069499379</text:p>
          </table:table-cell>
          <table:table-cell office:value-type="float" office:value="220.16" calcext:value-type="float">
            <text:p>220.16</text:p>
          </table:table-cell>
          <table:table-cell office:value-type="float" office:value="5.45231000748e-06" calcext:value-type="float">
            <text:p>5.45231000748e-06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351615182246" calcext:value-type="float">
            <text:p>0.0351615182246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176648231933" calcext:value-type="float">
            <text:p>0.00176648231933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605264994942" calcext:value-type="float">
            <text:p>0.0605264994942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246088364713" calcext:value-type="float">
            <text:p>0.002460883647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9.68" calcext:value-type="float">
            <text:p>199.68</text:p>
          </table:table-cell>
          <table:table-cell office:value-type="float" office:value="0.0014498043717" calcext:value-type="float">
            <text:p>0.0014498043717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209083279479" calcext:value-type="float">
            <text:p>0.000209083279479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0638141989708" calcext:value-type="float">
            <text:p>0.00638141989708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5.25758465009e-06" calcext:value-type="float">
            <text:p>5.25758465009e-06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349470734792" calcext:value-type="float">
            <text:p>0.0349470734792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174048480099" calcext:value-type="float">
            <text:p>0.00174048480099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601726055166" calcext:value-type="float">
            <text:p>0.0601726055166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243159485983" calcext:value-type="float">
            <text:p>0.002431594859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1.728" calcext:value-type="float">
            <text:p>201.728</text:p>
          </table:table-cell>
          <table:table-cell office:value-type="float" office:value="0.0014461395477" calcext:value-type="float">
            <text:p>0.0014461395477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208352219061" calcext:value-type="float">
            <text:p>0.000208352219061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0636623345725" calcext:value-type="float">
            <text:p>0.00636623345725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5.06285929258e-06" calcext:value-type="float">
            <text:p>5.06285929258e-06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347394355302" calcext:value-type="float">
            <text:p>0.0347394355302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1713015725" calcext:value-type="float">
            <text:p>0.001713015725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598244859471" calcext:value-type="float">
            <text:p>0.0598244859471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240241645741" calcext:value-type="float">
            <text:p>0.002402416457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3.776" calcext:value-type="float">
            <text:p>203.776</text:p>
          </table:table-cell>
          <table:table-cell office:value-type="float" office:value="0.00144394065331" calcext:value-type="float">
            <text:p>0.00144394065331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206890098225" calcext:value-type="float">
            <text:p>0.000206890098225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0634403789134" calcext:value-type="float">
            <text:p>0.00634403789134</text:p>
          </table:table-cell>
          <table:table-cell office:value-type="float" office:value="232.448" calcext:value-type="float">
            <text:p>232.448</text:p>
          </table:table-cell>
          <table:table-cell office:value-type="float" office:value="4.86813393519e-06" calcext:value-type="float">
            <text:p>4.86813393519e-06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345353542855" calcext:value-type="float">
            <text:p>0.0345353542855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168395246158" calcext:value-type="float">
            <text:p>0.00168395246158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594739389194" calcext:value-type="float">
            <text:p>0.0594739389194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234589940052" calcext:value-type="float">
            <text:p>0.002345899400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5.824" calcext:value-type="float">
            <text:p>205.824</text:p>
          </table:table-cell>
          <table:table-cell office:value-type="float" office:value="0.00144027582931" calcext:value-type="float">
            <text:p>0.00144027582931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20542797739" calcext:value-type="float">
            <text:p>0.00020542797739</text:p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0632768326382" calcext:value-type="float">
            <text:p>0.00632768326382</text:p>
          </table:table-cell>
          <table:table-cell office:value-type="float" office:value="234.496" calcext:value-type="float">
            <text:p>234.496</text:p>
          </table:table-cell>
          <table:table-cell office:value-type="float" office:value="4.67340857779e-06" calcext:value-type="float">
            <text:p>4.67340857779e-06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343332966829" calcext:value-type="float">
            <text:p>0.0343332966829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165807757304" calcext:value-type="float">
            <text:p>0.00165807757304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5912692274" calcext:value-type="float">
            <text:p>0.05912692274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229438645804" calcext:value-type="float">
            <text:p>0.002294386458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7.872" calcext:value-type="float">
            <text:p>207.872</text:p>
          </table:table-cell>
          <table:table-cell office:value-type="float" office:value="0.00143587804052" calcext:value-type="float">
            <text:p>0.00143587804052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203234796136" calcext:value-type="float">
            <text:p>0.000203234796136</text:p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0630607179175" calcext:value-type="float">
            <text:p>0.00630607179175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4.4786832204e-06" calcext:value-type="float">
            <text:p>4.4786832204e-06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341294607282" calcext:value-type="float">
            <text:p>0.0341294607282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163024060765" calcext:value-type="float">
            <text:p>0.00163024060765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587863430026" calcext:value-type="float">
            <text:p>0.0587863430026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224357261978" calcext:value-type="float">
            <text:p>0.002243572619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9.92" calcext:value-type="float">
            <text:p>209.92</text:p>
          </table:table-cell>
          <table:table-cell office:value-type="float" office:value="0.00143367914613" calcext:value-type="float">
            <text:p>0.00143367914613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200310554465" calcext:value-type="float">
            <text:p>0.000200310554465</text:p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0628738078888" calcext:value-type="float">
            <text:p>0.00628738078888</text:p>
          </table:table-cell>
          <table:table-cell office:value-type="float" office:value="246.784" calcext:value-type="float">
            <text:p>246.784</text:p>
          </table:table-cell>
          <table:table-cell office:value-type="float" office:value="4.283957863e-06" calcext:value-type="float">
            <text:p>4.283957863e-06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339315117324" calcext:value-type="float">
            <text:p>0.0339315117324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160093208461" calcext:value-type="float">
            <text:p>0.00160093208461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584436300445" calcext:value-type="float">
            <text:p>0.0584436300445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219515045385" calcext:value-type="float">
            <text:p>0.002195150453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1.968" calcext:value-type="float">
            <text:p>211.968</text:p>
          </table:table-cell>
          <table:table-cell office:value-type="float" office:value="0.00143148025173" calcext:value-type="float">
            <text:p>0.00143148025173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198117373212" calcext:value-type="float">
            <text:p>0.000198117373212</text:p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0626518522297" calcext:value-type="float">
            <text:p>0.00626518522297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4.08923250561e-06" calcext:value-type="float">
            <text:p>4.08923250561e-06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337338080266" calcext:value-type="float">
            <text:p>0.0337338080266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156935491021" calcext:value-type="float">
            <text:p>0.00156935491021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581018733577" calcext:value-type="float">
            <text:p>0.0581018733577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214801611148" calcext:value-type="float">
            <text:p>0.002148016111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4.016" calcext:value-type="float">
            <text:p>214.016</text:p>
          </table:table-cell>
          <table:table-cell office:value-type="float" office:value="0.00142781542774" calcext:value-type="float">
            <text:p>0.00142781542774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195193131541" calcext:value-type="float">
            <text:p>0.000195193131541</text:p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0624240556322" calcext:value-type="float">
            <text:p>0.00624240556322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3.50505643332e-06" calcext:value-type="float">
            <text:p>3.50505643332e-06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335405195401" calcext:value-type="float">
            <text:p>0.0335405195401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153581565896" calcext:value-type="float">
            <text:p>0.00153581565896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57764456672" calcext:value-type="float">
            <text:p>0.057764456672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210121292374" calcext:value-type="float">
            <text:p>0.002101212923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6.064" calcext:value-type="float">
            <text:p>216.064</text:p>
          </table:table-cell>
          <table:table-cell office:value-type="float" office:value="0.00142634949814" calcext:value-type="float">
            <text:p>0.00142634949814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190075708617" calcext:value-type="float">
            <text:p>0.000190075708617</text:p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0622527214392" calcext:value-type="float">
            <text:p>0.00622527214392</text:p>
          </table:table-cell>
          <table:table-cell office:value-type="float" office:value="292.864" calcext:value-type="float">
            <text:p>292.864</text:p>
          </table:table-cell>
          <table:table-cell office:value-type="float" office:value="3.11560571853e-06" calcext:value-type="float">
            <text:p>3.11560571853e-06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333514009828" calcext:value-type="float">
            <text:p>0.0333514009828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150528083789" calcext:value-type="float">
            <text:p>0.00150528083789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574304604954" calcext:value-type="float">
            <text:p>0.0574304604954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205750051255" calcext:value-type="float">
            <text:p>0.002057500512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8.112" calcext:value-type="float">
            <text:p>218.112</text:p>
          </table:table-cell>
          <table:table-cell office:value-type="float" office:value="0.00142268467415" calcext:value-type="float">
            <text:p>0.00142268467415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186420406528" calcext:value-type="float">
            <text:p>0.000186420406528</text:p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0620229778623" calcext:value-type="float">
            <text:p>0.00620229778623</text:p>
          </table:table-cell>
          <table:table-cell office:value-type="float" office:value="296.96" calcext:value-type="float">
            <text:p>296.96</text:p>
          </table:table-cell>
          <table:table-cell office:value-type="float" office:value="2.53142964635e-06" calcext:value-type="float">
            <text:p>2.53142964635e-06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331563954665" calcext:value-type="float">
            <text:p>0.0331563954665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147370366349" calcext:value-type="float">
            <text:p>0.00147370366349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571035260154" calcext:value-type="float">
            <text:p>0.0571035260154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201584861906" calcext:value-type="float">
            <text:p>0.002015848619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0.16" calcext:value-type="float">
            <text:p>220.16</text:p>
          </table:table-cell>
          <table:table-cell office:value-type="float" office:value="0.00142121874455" calcext:value-type="float">
            <text:p>0.00142121874455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179840862768" calcext:value-type="float">
            <text:p>0.000179840862768</text:p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0618224389773" calcext:value-type="float">
            <text:p>0.00618224389773</text:p>
          </table:table-cell>
          <table:table-cell office:value-type="float" office:value="346.112" calcext:value-type="float">
            <text:p>346.112</text:p>
          </table:table-cell>
          <table:table-cell office:value-type="float" office:value="2.33670428895e-06" calcext:value-type="float">
            <text:p>2.33670428895e-06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329675221992" calcext:value-type="float">
            <text:p>0.0329675221992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144200385928" calcext:value-type="float">
            <text:p>0.00144200385928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567751939079" calcext:value-type="float">
            <text:p>0.0567751939079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197581570376" calcext:value-type="float">
            <text:p>0.001975815703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2.208" calcext:value-type="float">
            <text:p>222.208</text:p>
          </table:table-cell>
          <table:table-cell office:value-type="float" office:value="0.00141828688535" calcext:value-type="float">
            <text:p>0.00141828688535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161564352324" calcext:value-type="float">
            <text:p>0.000161564352324</text:p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0615907484209" calcext:value-type="float">
            <text:p>0.00615907484209</text:p>
          </table:table-cell>
          <table:table-cell office:value-type="float" office:value="350.208" calcext:value-type="float">
            <text:p>350.208</text:p>
          </table:table-cell>
          <table:table-cell office:value-type="float" office:value="2.14197893145e-06" calcext:value-type="float">
            <text:p>2.14197893145e-06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327787102544" calcext:value-type="float">
            <text:p>0.0327787102544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141018142528" calcext:value-type="float">
            <text:p>0.00141018142528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56453923497" calcext:value-type="float">
            <text:p>0.056453923497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193585637838" calcext:value-type="float">
            <text:p>0.001935856378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4.256" calcext:value-type="float">
            <text:p>224.256</text:p>
          </table:table-cell>
          <table:table-cell office:value-type="float" office:value="0.00141169020217" calcext:value-type="float">
            <text:p>0.00141169020217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13378405645" calcext:value-type="float">
            <text:p>0.00013378405645</text:p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0613648988028" calcext:value-type="float">
            <text:p>0.00613648988028</text:p>
          </table:table-cell>
          <table:table-cell office:value-type="float" office:value="358.4" calcext:value-type="float">
            <text:p>358.4</text:p>
          </table:table-cell>
          <table:table-cell office:value-type="float" office:value="1.94725357405e-06" calcext:value-type="float">
            <text:p>1.94725357405e-06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325930257565" calcext:value-type="float">
            <text:p>0.0325930257565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138019843832" calcext:value-type="float">
            <text:p>0.00138019843832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56132984103" calcext:value-type="float">
            <text:p>0.056132984103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189770000599" calcext:value-type="float">
            <text:p>0.001897700005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6.304" calcext:value-type="float">
            <text:p>226.304</text:p>
          </table:table-cell>
          <table:table-cell office:value-type="float" office:value="0.00141022427257" calcext:value-type="float">
            <text:p>0.00141022427257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116969666841" calcext:value-type="float">
            <text:p>0.000116969666841</text:p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0611916176304" calcext:value-type="float">
            <text:p>0.00611916176304</text:p>
          </table:table-cell>
          <table:table-cell office:value-type="float" office:value="362.496" calcext:value-type="float">
            <text:p>362.496</text:p>
          </table:table-cell>
          <table:table-cell office:value-type="float" office:value="1.36307750187e-06" calcext:value-type="float">
            <text:p>1.36307750187e-06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324040298442" calcext:value-type="float">
            <text:p>0.0324040298442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13480081149" calcext:value-type="float">
            <text:p>0.0013480081149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558142147096" calcext:value-type="float">
            <text:p>0.0558142147096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185696798647" calcext:value-type="float">
            <text:p>0.001856967986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8.352" calcext:value-type="float">
            <text:p>228.352</text:p>
          </table:table-cell>
          <table:table-cell office:value-type="float" office:value="0.00140729241337" calcext:value-type="float">
            <text:p>0.00140729241337</text:p>
          </table:table-cell>
          <table:table-cell office:value-type="float" office:value="85.504" calcext:value-type="float">
            <text:p>85.504</text:p>
          </table:table-cell>
          <table:table-cell office:value-type="float" office:value="9.72310355617e-05" calcext:value-type="float">
            <text:p>9.72310355617e-05</text:p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0609813438481" calcext:value-type="float">
            <text:p>0.00609813438481</text:p>
          </table:table-cell>
          <table:table-cell office:value-type="float" office:value="378.88" calcext:value-type="float">
            <text:p>378.88</text:p>
          </table:table-cell>
          <table:table-cell office:value-type="float" office:value="1.16835214448e-06" calcext:value-type="float">
            <text:p>1.16835214448e-06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322239256928" calcext:value-type="float">
            <text:p>0.0322239256928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131728934913" calcext:value-type="float">
            <text:p>0.00131728934913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554990865034" calcext:value-type="float">
            <text:p>0.0554990865034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181550006778" calcext:value-type="float">
            <text:p>0.001815500067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0.4" calcext:value-type="float">
            <text:p>230.4</text:p>
          </table:table-cell>
          <table:table-cell office:value-type="float" office:value="0.00140655944858" calcext:value-type="float">
            <text:p>0.00140655944858</text:p>
          </table:table-cell>
          <table:table-cell office:value-type="float" office:value="86.528" calcext:value-type="float">
            <text:p>86.528</text:p>
          </table:table-cell>
          <table:table-cell office:value-type="float" office:value="8.26098272065e-05" calcext:value-type="float">
            <text:p>8.26098272065e-05</text:p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0607185016202" calcext:value-type="float">
            <text:p>0.00607185016202</text:p>
          </table:table-cell>
          <table:table-cell office:value-type="float" office:value="399.36" calcext:value-type="float">
            <text:p>399.36</text:p>
          </table:table-cell>
          <table:table-cell office:value-type="float" office:value="9.73626787082e-07" calcext:value-type="float">
            <text:p>9.73626787082e-07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320385478074" calcext:value-type="float">
            <text:p>0.0320385478074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128730636218" calcext:value-type="float">
            <text:p>0.00128730636218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551773747364" calcext:value-type="float">
            <text:p>0.0551773747364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177623984662" calcext:value-type="float">
            <text:p>0.001776239846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2.448" calcext:value-type="float">
            <text:p>232.448</text:p>
          </table:table-cell>
          <table:table-cell office:value-type="float" office:value="0.00140582648378" calcext:value-type="float">
            <text:p>0.00140582648378</text:p>
          </table:table-cell>
          <table:table-cell office:value-type="float" office:value="87.552" calcext:value-type="float">
            <text:p>87.552</text:p>
          </table:table-cell>
          <table:table-cell office:value-type="float" office:value="7.89545251177e-05" calcext:value-type="float">
            <text:p>7.89545251177e-05</text:p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0604653942896" calcext:value-type="float">
            <text:p>0.00604653942896</text:p>
          </table:table-cell>
          <table:table-cell office:value-type="float" office:value="411.648" calcext:value-type="float">
            <text:p>411.648</text:p>
          </table:table-cell>
          <table:table-cell office:value-type="float" office:value="7.78901429688e-07" calcext:value-type="float">
            <text:p>7.78901429688e-07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318569105938" calcext:value-type="float">
            <text:p>0.0318569105938</text:p>
          </table:table-cell>
          <table:table-cell office:value-type="float" office:value="89.6" calcext:value-type="float">
            <text:p>89.6</text:p>
          </table:table-cell>
          <table:table-cell office:value-type="float" office:value="0.00125339922151" calcext:value-type="float">
            <text:p>0.00125339922151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548558468677" calcext:value-type="float">
            <text:p>0.0548558468677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173661167586" calcext:value-type="float">
            <text:p>0.001736611675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4.496" calcext:value-type="float">
            <text:p>234.496</text:p>
          </table:table-cell>
          <table:table-cell office:value-type="float" office:value="0.00140509351898" calcext:value-type="float">
            <text:p>0.00140509351898</text:p>
          </table:table-cell>
          <table:table-cell office:value-type="float" office:value="88.576" calcext:value-type="float">
            <text:p>88.576</text:p>
          </table:table-cell>
          <table:table-cell office:value-type="float" office:value="7.45681626112e-05" calcext:value-type="float">
            <text:p>7.45681626112e-05</text:p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0602083930001" calcext:value-type="float">
            <text:p>0.00602083930001</text:p>
          </table:table-cell>
          <table:table-cell office:value-type="float" office:value="428.032" calcext:value-type="float">
            <text:p>428.032</text:p>
          </table:table-cell>
          <table:table-cell office:value-type="float" office:value="5.84176072183e-07" calcext:value-type="float">
            <text:p>5.84176072183e-07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31668343939" calcext:value-type="float">
            <text:p>0.031668343939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122114758319" calcext:value-type="float">
            <text:p>0.00122114758319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545429622213" calcext:value-type="float">
            <text:p>0.0545429622213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169900722785" calcext:value-type="float">
            <text:p>0.001699007227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8.592" calcext:value-type="float">
            <text:p>238.592</text:p>
          </table:table-cell>
          <table:table-cell office:value-type="float" office:value="0.00140362758938" calcext:value-type="float">
            <text:p>0.00140362758938</text:p>
          </table:table-cell>
          <table:table-cell office:value-type="float" office:value="89.6" calcext:value-type="float">
            <text:p>89.6</text:p>
          </table:table-cell>
          <table:table-cell office:value-type="float" office:value="6.72575584336e-05" calcext:value-type="float">
            <text:p>6.72575584336e-05</text:p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059961126608" calcext:value-type="float">
            <text:p>0.0059961126608</text:p>
          </table:table-cell>
          <table:table-cell office:value-type="float" office:value="432.128" calcext:value-type="float">
            <text:p>432.128</text:p>
          </table:table-cell>
          <table:table-cell office:value-type="float" office:value="1.94725357394e-07" calcext:value-type="float">
            <text:p>1.94725357394e-07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314835179559" calcext:value-type="float">
            <text:p>0.0314835179559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118858937036" calcext:value-type="float">
            <text:p>0.00118858937036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542225745224" calcext:value-type="float">
            <text:p>0.0542225745224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165849597809" calcext:value-type="float">
            <text:p>0.001658495978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0.64" calcext:value-type="float">
            <text:p>240.64</text:p>
          </table:table-cell>
          <table:table-cell office:value-type="float" office:value="0.00140216165978" calcext:value-type="float">
            <text:p>0.00140216165978</text:p>
          </table:table-cell>
          <table:table-cell office:value-type="float" office:value="90.624" calcext:value-type="float">
            <text:p>90.624</text:p>
          </table:table-cell>
          <table:table-cell office:value-type="float" office:value="6.28711959271e-05" calcext:value-type="float">
            <text:p>6.28711959271e-05</text:p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05973527699" calcext:value-type="float">
            <text:p>0.005973527699</text:p>
          </table:table-cell>
          <table:table-cell office:value-type="float" office:value="1335.296" calcext:value-type="float">
            <text:p>1335.29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312945833661" calcext:value-type="float">
            <text:p>0.0312945833661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115443697009" calcext:value-type="float">
            <text:p>0.00115443697009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539057912311" calcext:value-type="float">
            <text:p>0.0539057912311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161813190816" calcext:value-type="float">
            <text:p>0.001618131908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2.688" calcext:value-type="float">
            <text:p>242.688</text:p>
          </table:table-cell>
          <table:table-cell office:value-type="float" office:value="0.00139849683579" calcext:value-type="float">
            <text:p>0.00139849683579</text:p>
          </table:table-cell>
          <table:table-cell office:value-type="float" office:value="91.648" calcext:value-type="float">
            <text:p>91.648</text:p>
          </table:table-cell>
          <table:table-cell office:value-type="float" office:value="5.77537730028e-05" calcext:value-type="float">
            <text:p>5.77537730028e-05</text:p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0595211092487" calcext:value-type="float">
            <text:p>0.005952110924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311115970578" calcext:value-type="float">
            <text:p>0.0311115970578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111838380786" calcext:value-type="float">
            <text:p>0.00111838380786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535860287866" calcext:value-type="float">
            <text:p>0.0535860287866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157662719451" calcext:value-type="float">
            <text:p>0.001576627194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4.736" calcext:value-type="float">
            <text:p>244.736</text:p>
          </table:table-cell>
          <table:table-cell office:value-type="float" office:value="0.00139776387099" calcext:value-type="float">
            <text:p>0.00139776387099</text:p>
          </table:table-cell>
          <table:table-cell office:value-type="float" office:value="92.672" calcext:value-type="float">
            <text:p>92.672</text:p>
          </table:table-cell>
          <table:table-cell office:value-type="float" office:value="5.19052896608e-05" calcext:value-type="float">
            <text:p>5.19052896608e-05</text:p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0592894186923" calcext:value-type="float">
            <text:p>0.005928941869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309276295896" calcext:value-type="float">
            <text:p>0.0309276295896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108269853505" calcext:value-type="float">
            <text:p>0.00108269853505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532712683771" calcext:value-type="float">
            <text:p>0.0532712683771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153199490934" calcext:value-type="float">
            <text:p>0.001531994909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6.784" calcext:value-type="float">
            <text:p>246.784</text:p>
          </table:table-cell>
          <table:table-cell office:value-type="float" office:value="0.0013962979414" calcext:value-type="float">
            <text:p>0.0013962979414</text:p>
          </table:table-cell>
          <table:table-cell office:value-type="float" office:value="93.696" calcext:value-type="float">
            <text:p>93.696</text:p>
          </table:table-cell>
          <table:table-cell office:value-type="float" office:value="4.60568063188e-05" calcext:value-type="float">
            <text:p>4.60568063188e-05</text:p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0590479932385" calcext:value-type="float">
            <text:p>0.005904799323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307454404736" calcext:value-type="float">
            <text:p>0.0307454404736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104370225753" calcext:value-type="float">
            <text:p>0.00104370225753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529570596626" calcext:value-type="float">
            <text:p>0.0529570596626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148905519229" calcext:value-type="float">
            <text:p>0.001489055192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8.832" calcext:value-type="float">
            <text:p>248.832</text:p>
          </table:table-cell>
          <table:table-cell office:value-type="float" office:value="0.001394099047" calcext:value-type="float">
            <text:p>0.001394099047</text:p>
          </table:table-cell>
          <table:table-cell office:value-type="float" office:value="94.72" calcext:value-type="float">
            <text:p>94.72</text:p>
          </table:table-cell>
          <table:table-cell office:value-type="float" office:value="4.02083229767e-05" calcext:value-type="float">
            <text:p>4.02083229767e-05</text:p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0587773630928" calcext:value-type="float">
            <text:p>0.005877736309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305624541653" calcext:value-type="float">
            <text:p>0.0305624541653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100660674198" calcext:value-type="float">
            <text:p>0.00100660674198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526407912866" calcext:value-type="float">
            <text:p>0.0526407912866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14459682954" calcext:value-type="float">
            <text:p>0.00144596829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0.88" calcext:value-type="float">
            <text:p>250.88</text:p>
          </table:table-cell>
          <table:table-cell office:value-type="float" office:value="0.0013926331174" calcext:value-type="float">
            <text:p>0.0013926331174</text:p>
          </table:table-cell>
          <table:table-cell office:value-type="float" office:value="95.744" calcext:value-type="float">
            <text:p>95.744</text:p>
          </table:table-cell>
          <table:table-cell office:value-type="float" office:value="3.50909000524e-05" calcext:value-type="float">
            <text:p>3.50909000524e-05</text:p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0585300967006" calcext:value-type="float">
            <text:p>0.005853009670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303841896886" calcext:value-type="float">
            <text:p>0.0303841896886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966445481334" calcext:value-type="float">
            <text:p>0.000966445481334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523263986738" calcext:value-type="float">
            <text:p>0.0523263986738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140170395983" calcext:value-type="float">
            <text:p>0.001401703959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2.928" calcext:value-type="float">
            <text:p>252.928</text:p>
          </table:table-cell>
          <table:table-cell office:value-type="float" office:value="0.0013911671878" calcext:value-type="float">
            <text:p>0.0013911671878</text:p>
          </table:table-cell>
          <table:table-cell office:value-type="float" office:value="96.768" calcext:value-type="float">
            <text:p>96.768</text:p>
          </table:table-cell>
          <table:table-cell office:value-type="float" office:value="2.85113562926e-05" calcext:value-type="float">
            <text:p>2.85113562926e-05</text:p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0582692014522" calcext:value-type="float">
            <text:p>0.005826920145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302036562798" calcext:value-type="float">
            <text:p>0.0302036562798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924260828932" calcext:value-type="float">
            <text:p>0.000924260828932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520113072473" calcext:value-type="float">
            <text:p>0.0520113072473</text:p>
          </table:table-cell>
          <table:table-cell office:value-type="float" office:value="89.6" calcext:value-type="float">
            <text:p>89.6</text:p>
          </table:table-cell>
          <table:table-cell office:value-type="float" office:value="0.00135880103774" calcext:value-type="float">
            <text:p>0.001358801037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4.976" calcext:value-type="float">
            <text:p>254.976</text:p>
          </table:table-cell>
          <table:table-cell office:value-type="float" office:value="0.00138896829341" calcext:value-type="float">
            <text:p>0.00138896829341</text:p>
          </table:table-cell>
          <table:table-cell office:value-type="float" office:value="97.792" calcext:value-type="float">
            <text:p>97.792</text:p>
          </table:table-cell>
          <table:table-cell office:value-type="float" office:value="2.33939333683e-05" calcext:value-type="float">
            <text:p>2.33939333683e-05</text:p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0580044122449" calcext:value-type="float">
            <text:p>0.005800441224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300170519446" calcext:value-type="float">
            <text:p>0.0300170519446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883547734172" calcext:value-type="float">
            <text:p>0.000883547734172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517011075168" calcext:value-type="float">
            <text:p>0.0517011075168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131291772397" calcext:value-type="float">
            <text:p>0.001312917723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7.024" calcext:value-type="float">
            <text:p>257.024</text:p>
          </table:table-cell>
          <table:table-cell office:value-type="float" office:value="0.00138676939901" calcext:value-type="float">
            <text:p>0.00138676939901</text:p>
          </table:table-cell>
          <table:table-cell office:value-type="float" office:value="98.816" calcext:value-type="float">
            <text:p>98.816</text:p>
          </table:table-cell>
          <table:table-cell office:value-type="float" office:value="1.90075708617e-05" calcext:value-type="float">
            <text:p>1.90075708617e-05</text:p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0577435169964" calcext:value-type="float">
            <text:p>0.005774351699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298330844765" calcext:value-type="float">
            <text:p>0.0298330844765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844612771563" calcext:value-type="float">
            <text:p>0.000844612771563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513867884633" calcext:value-type="float">
            <text:p>0.0513867884633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126905813294" calcext:value-type="float">
            <text:p>0.001269058132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9.072" calcext:value-type="float">
            <text:p>259.072</text:p>
          </table:table-cell>
          <table:table-cell office:value-type="float" office:value="0.00138457050462" calcext:value-type="float">
            <text:p>0.00138457050462</text:p>
          </table:table-cell>
          <table:table-cell office:value-type="float" office:value="99.84" calcext:value-type="float">
            <text:p>99.84</text:p>
          </table:table-cell>
          <table:table-cell office:value-type="float" office:value="1.82765104439e-05" calcext:value-type="float">
            <text:p>1.82765104439e-05</text:p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0575040385222" calcext:value-type="float">
            <text:p>0.005750403852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296464801412" calcext:value-type="float">
            <text:p>0.0296464801412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804635455624" calcext:value-type="float">
            <text:p>0.000804635455624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510667317814" calcext:value-type="float">
            <text:p>0.0510667317814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122552969655" calcext:value-type="float">
            <text:p>0.001225529696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1.12" calcext:value-type="float">
            <text:p>261.12</text:p>
          </table:table-cell>
          <table:table-cell office:value-type="float" office:value="0.00138310457502" calcext:value-type="float">
            <text:p>0.00138310457502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1.68143896084e-05" calcext:value-type="float">
            <text:p>1.68143896084e-05</text:p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057227567438" calcext:value-type="float">
            <text:p>0.00572275674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294695647593" calcext:value-type="float">
            <text:p>0.0294695647593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766497586737" calcext:value-type="float">
            <text:p>0.000766497586737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507506105241" calcext:value-type="float">
            <text:p>0.0507506105241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118108138618" calcext:value-type="float">
            <text:p>0.001181081386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4.192" calcext:value-type="float">
            <text:p>264.192</text:p>
          </table:table-cell>
          <table:table-cell office:value-type="float" office:value="0.00137650789183" calcext:value-type="float">
            <text:p>0.00137650789183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1.53522687729e-05" calcext:value-type="float">
            <text:p>1.53522687729e-05</text:p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0569939299021" calcext:value-type="float">
            <text:p>0.005699392990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292878049008" calcext:value-type="float">
            <text:p>0.0292878049008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726397640995" calcext:value-type="float">
            <text:p>0.000726397640995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504365121487" calcext:value-type="float">
            <text:p>0.0504365121487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113696423044" calcext:value-type="float">
            <text:p>0.001136964230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8.288" calcext:value-type="float">
            <text:p>268.288</text:p>
          </table:table-cell>
          <table:table-cell office:value-type="float" office:value="0.00137064417344" calcext:value-type="float">
            <text:p>0.00137064417344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1.46212083552e-05" calcext:value-type="float">
            <text:p>1.46212083552e-05</text:p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0566804662081" calcext:value-type="float">
            <text:p>0.005668046620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291084979418" calcext:value-type="float">
            <text:p>0.0291084979418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687340048582" calcext:value-type="float">
            <text:p>0.000687340048582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501217885188" calcext:value-type="float">
            <text:p>0.0501217885188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109262630495" calcext:value-type="float">
            <text:p>0.001092626304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6.48" calcext:value-type="float">
            <text:p>276.48</text:p>
          </table:table-cell>
          <table:table-cell office:value-type="float" office:value="0.00136844527905" calcext:value-type="float">
            <text:p>0.00136844527905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1.38901479374e-05" calcext:value-type="float">
            <text:p>1.38901479374e-05</text:p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0564351467954" calcext:value-type="float">
            <text:p>0.005643514679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289256956009" calcext:value-type="float">
            <text:p>0.0289256956009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653003703604" calcext:value-type="float">
            <text:p>0.000653003703604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498096394658" calcext:value-type="float">
            <text:p>0.0498096394658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104736850549" calcext:value-type="float">
            <text:p>0.001047368505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0.576" calcext:value-type="float">
            <text:p>280.576</text:p>
          </table:table-cell>
          <table:table-cell office:value-type="float" office:value="0.00136697934945" calcext:value-type="float">
            <text:p>0.00136697934945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1.31590875196e-05" calcext:value-type="float">
            <text:p>1.31590875196e-05</text:p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0561723045676" calcext:value-type="float">
            <text:p>0.005617230456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287399497806" calcext:value-type="float">
            <text:p>0.0287399497806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620016286464" calcext:value-type="float">
            <text:p>0.000620016286464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494905022757" calcext:value-type="float">
            <text:p>0.0494905022757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1005716612" calcext:value-type="float">
            <text:p>0.0010057166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4.672" calcext:value-type="float">
            <text:p>284.672</text:p>
          </table:table-cell>
          <table:table-cell office:value-type="float" office:value="0.00136624638465" calcext:value-type="float">
            <text:p>0.00136624638465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1.24280271019e-05" calcext:value-type="float">
            <text:p>1.24280271019e-05</text:p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0559464549495" calcext:value-type="float">
            <text:p>0.005594645494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285619919163" calcext:value-type="float">
            <text:p>0.0285619919163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58371786463" calcext:value-type="float">
            <text:p>0.00058371786463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491789416974" calcext:value-type="float">
            <text:p>0.0491789416974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9615626613" calcext:value-type="float">
            <text:p>0.00096156266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8.768" calcext:value-type="float">
            <text:p>288.768</text:p>
          </table:table-cell>
          <table:table-cell office:value-type="float" office:value="0.00135964970146" calcext:value-type="float">
            <text:p>0.00135964970146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1.09659062664e-05" calcext:value-type="float">
            <text:p>1.09659062664e-05</text:p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0556758248038" calcext:value-type="float">
            <text:p>0.005567582480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283777791582" calcext:value-type="float">
            <text:p>0.0283777791582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552385949837" calcext:value-type="float">
            <text:p>0.000552385949837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488606504396" calcext:value-type="float">
            <text:p>0.0488606504396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920793846823" calcext:value-type="float">
            <text:p>0.0009207938468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2.864" calcext:value-type="float">
            <text:p>292.864</text:p>
          </table:table-cell>
          <table:table-cell office:value-type="float" office:value="0.00135598487747" calcext:value-type="float">
            <text:p>0.00135598487747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9.50378543085e-06" calcext:value-type="float">
            <text:p>9.50378543085e-06</text:p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0554480282063" calcext:value-type="float">
            <text:p>0.005544802820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280167123407" calcext:value-type="float">
            <text:p>0.0280167123407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520379571126" calcext:value-type="float">
            <text:p>0.000520379571126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485455957928" calcext:value-type="float">
            <text:p>0.0485455957928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877890924729" calcext:value-type="float">
            <text:p>0.0008778909247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6.96" calcext:value-type="float">
            <text:p>296.96</text:p>
          </table:table-cell>
          <table:table-cell office:value-type="float" office:value="0.00135378598307" calcext:value-type="float">
            <text:p>0.00135378598307</text:p>
          </table:table-cell>
          <table:table-cell office:value-type="float" office:value="138.24" calcext:value-type="float">
            <text:p>138.24</text:p>
          </table:table-cell>
          <table:table-cell office:value-type="float" office:value="8.7727250131e-06" calcext:value-type="float">
            <text:p>8.7727250131e-06</text:p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0552416483829" calcext:value-type="float">
            <text:p>0.005524164838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277090574114" calcext:value-type="float">
            <text:p>0.0277090574114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489231601038" calcext:value-type="float">
            <text:p>0.000489231601038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482351386046" calcext:value-type="float">
            <text:p>0.0482351386046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836165441321" calcext:value-type="float">
            <text:p>0.0008361654413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1.056" calcext:value-type="float">
            <text:p>301.056</text:p>
          </table:table-cell>
          <table:table-cell office:value-type="float" office:value="0.00135158708868" calcext:value-type="float">
            <text:p>0.00135158708868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7.31060417758e-06" calcext:value-type="float">
            <text:p>7.31060417758e-06</text:p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0550177457443" calcext:value-type="float">
            <text:p>0.005501774574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275055280691" calcext:value-type="float">
            <text:p>0.0275055280691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461517265449" calcext:value-type="float">
            <text:p>0.000461517265449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476041098191" calcext:value-type="float">
            <text:p>0.0476041098191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795690986516" calcext:value-type="float">
            <text:p>0.0007956909865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5.152" calcext:value-type="float">
            <text:p>305.152</text:p>
          </table:table-cell>
          <table:table-cell office:value-type="float" office:value="0.00134938819428" calcext:value-type="float">
            <text:p>0.00134938819428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6.57954375982e-06" calcext:value-type="float">
            <text:p>6.57954375982e-06</text:p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0548269417567" calcext:value-type="float">
            <text:p>0.005482694175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27361910799" calcext:value-type="float">
            <text:p>0.027361910799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435826321617" calcext:value-type="float">
            <text:p>0.000435826321617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470406085064" calcext:value-type="float">
            <text:p>0.0470406085064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75521653171" calcext:value-type="float">
            <text:p>0.000755216531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9.248" calcext:value-type="float">
            <text:p>309.248</text:p>
          </table:table-cell>
          <table:table-cell office:value-type="float" office:value="0.00134865522948" calcext:value-type="float">
            <text:p>0.00134865522948</text:p>
          </table:table-cell>
          <table:table-cell office:value-type="float" office:value="148.48" calcext:value-type="float">
            <text:p>148.48</text:p>
          </table:table-cell>
          <table:table-cell office:value-type="float" office:value="5.11742292431e-06" calcext:value-type="float">
            <text:p>5.11742292431e-06</text:p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0546478196458" calcext:value-type="float">
            <text:p>0.005464781964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272450914567" calcext:value-type="float">
            <text:p>0.0272450914567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0.000412158769542" calcext:value-type="float">
            <text:p>0.000412158769542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46618856039" calcext:value-type="float">
            <text:p>0.046618856039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714815666823" calcext:value-type="float">
            <text:p>0.0007148156668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3.344" calcext:value-type="float">
            <text:p>313.344</text:p>
          </table:table-cell>
          <table:table-cell office:value-type="float" office:value="0.00134792226469" calcext:value-type="float">
            <text:p>0.00134792226469</text:p>
          </table:table-cell>
          <table:table-cell office:value-type="float" office:value="168.96" calcext:value-type="float">
            <text:p>168.96</text:p>
          </table:table-cell>
          <table:table-cell office:value-type="float" office:value="4.38636250655e-06" calcext:value-type="float">
            <text:p>4.38636250655e-06</text:p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0544609096171" calcext:value-type="float">
            <text:p>0.005446090961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271275362445" calcext:value-type="float">
            <text:p>0.0271275362445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0387632808844" calcext:value-type="float">
            <text:p>0.000387632808844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463007118999" calcext:value-type="float">
            <text:p>0.0463007118999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676585704511" calcext:value-type="float">
            <text:p>0.0006765857045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7.44" calcext:value-type="float">
            <text:p>317.44</text:p>
          </table:table-cell>
          <table:table-cell office:value-type="float" office:value="0.00134718929989" calcext:value-type="float">
            <text:p>0.00134718929989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3.65530208879e-06" calcext:value-type="float">
            <text:p>3.65530208879e-06</text:p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0542817875063" calcext:value-type="float">
            <text:p>0.005428178750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270168491512" calcext:value-type="float">
            <text:p>0.0270168491512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0.000364884980296" calcext:value-type="float">
            <text:p>0.000364884980296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460391716718" calcext:value-type="float">
            <text:p>0.0460391716718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638282152281" calcext:value-type="float">
            <text:p>0.0006382821522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.536" calcext:value-type="float">
            <text:p>321.536</text:p>
          </table:table-cell>
          <table:table-cell office:value-type="float" office:value="0.00134425744069" calcext:value-type="float">
            <text:p>0.00134425744069</text:p>
          </table:table-cell>
          <table:table-cell office:value-type="float" office:value="228.352" calcext:value-type="float">
            <text:p>228.352</text:p>
          </table:table-cell>
          <table:table-cell office:value-type="float" office:value="2.92424167103e-06" calcext:value-type="float">
            <text:p>2.92424167103e-06</text:p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0540286801757" calcext:value-type="float">
            <text:p>0.005402868017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269116197594" calcext:value-type="float">
            <text:p>0.0269116197594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0.000339868500383" calcext:value-type="float">
            <text:p>0.000339868500383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458069448401" calcext:value-type="float">
            <text:p>0.0458069448401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601192833696" calcext:value-type="float">
            <text:p>0.0006011928336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5.632" calcext:value-type="float">
            <text:p>325.632</text:p>
          </table:table-cell>
          <table:table-cell office:value-type="float" office:value="0.0013420585463" calcext:value-type="float">
            <text:p>0.0013420585463</text:p>
          </table:table-cell>
          <table:table-cell office:value-type="float" office:value="246.784" calcext:value-type="float">
            <text:p>246.784</text:p>
          </table:table-cell>
          <table:table-cell office:value-type="float" office:value="2.19318125327e-06" calcext:value-type="float">
            <text:p>2.19318125327e-06</text:p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0538203533729" calcext:value-type="float">
            <text:p>0.005382035337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268024044058" calcext:value-type="float">
            <text:p>0.0268024044058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0.000318469599673" calcext:value-type="float">
            <text:p>0.000318469599673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455880690284" calcext:value-type="float">
            <text:p>0.0455880690284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566311212646" calcext:value-type="float">
            <text:p>0.0005663112126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9.728" calcext:value-type="float">
            <text:p>329.728</text:p>
          </table:table-cell>
          <table:table-cell office:value-type="float" office:value="0.00133692779271" calcext:value-type="float">
            <text:p>0.00133692779271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1.46212083552e-06" calcext:value-type="float">
            <text:p>1.46212083552e-06</text:p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0536003446932" calcext:value-type="float">
            <text:p>0.005360034469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266920239248" calcext:value-type="float">
            <text:p>0.0266920239248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0.000295292566813" calcext:value-type="float">
            <text:p>0.000295292566813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453806684734" calcext:value-type="float">
            <text:p>0.0453806684734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53260703028" calcext:value-type="float">
            <text:p>0.000532607030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3.824" calcext:value-type="float">
            <text:p>333.824</text:p>
          </table:table-cell>
          <table:table-cell office:value-type="float" office:value="0.00133326296871" calcext:value-type="float">
            <text:p>0.00133326296871</text:p>
          </table:table-cell>
          <table:table-cell office:value-type="float" office:value="292.864" calcext:value-type="float">
            <text:p>292.864</text:p>
          </table:table-cell>
          <table:table-cell office:value-type="float" office:value="7.31060417758e-07" calcext:value-type="float">
            <text:p>7.31060417758e-07</text:p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0533998058083" calcext:value-type="float">
            <text:p>0.005339980580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265880209828" calcext:value-type="float">
            <text:p>0.0265880209828</text:p>
          </table:table-cell>
          <table:table-cell office:value-type="float" office:value="120.32" calcext:value-type="float">
            <text:p>120.32</text:p>
          </table:table-cell>
          <table:table-cell office:value-type="float" office:value="0.000272483423363" calcext:value-type="float">
            <text:p>0.000272483423363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451855891077" calcext:value-type="float">
            <text:p>0.0451855891077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497835794107" calcext:value-type="float">
            <text:p>0.0004978357941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7.92" calcext:value-type="float">
            <text:p>337.92</text:p>
          </table:table-cell>
          <table:table-cell office:value-type="float" office:value="0.00133033110952" calcext:value-type="float">
            <text:p>0.00133033110952</text:p>
          </table:table-cell>
          <table:table-cell office:value-type="float" office:value="856.064" calcext:value-type="float">
            <text:p>856.06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0532206836974" calcext:value-type="float">
            <text:p>0.005322068369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264823623336" calcext:value-type="float">
            <text:p>0.0264823623336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0.000252862654804" calcext:value-type="float">
            <text:p>0.000252862654804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449807263499" calcext:value-type="float">
            <text:p>0.0449807263499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466081744564" calcext:value-type="float">
            <text:p>0.0004660817445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2.016" calcext:value-type="float">
            <text:p>342.016</text:p>
          </table:table-cell>
          <table:table-cell office:value-type="float" office:value="0.00132739925032" calcext:value-type="float">
            <text:p>0.001327399250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053014303874" calcext:value-type="float">
            <text:p>0.00530143038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263757838471" calcext:value-type="float">
            <text:p>0.0263757838471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0.000233732405459" calcext:value-type="float">
            <text:p>0.000233732405459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447809024068" calcext:value-type="float">
            <text:p>0.0447809024068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435394748829" calcext:value-type="float">
            <text:p>0.0004353947488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6.112" calcext:value-type="float">
            <text:p>346.112</text:p>
          </table:table-cell>
          <table:table-cell office:value-type="float" office:value="0.00132520035593" calcext:value-type="float">
            <text:p>0.001325200355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0528118180096" calcext:value-type="float">
            <text:p>0.005281181800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26272026195" calcext:value-type="float">
            <text:p>0.026272026195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0.000215583194542" calcext:value-type="float">
            <text:p>0.000215583194542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445823657522" calcext:value-type="float">
            <text:p>0.0445823657522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0.000406694680877" calcext:value-type="float">
            <text:p>0.0004066946808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0.208" calcext:value-type="float">
            <text:p>350.208</text:p>
          </table:table-cell>
          <table:table-cell office:value-type="float" office:value="0.00132226849673" calcext:value-type="float">
            <text:p>0.001322268496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0526249079809" calcext:value-type="float">
            <text:p>0.005262490798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261692497028" calcext:value-type="float">
            <text:p>0.0261692497028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0.000198108447544" calcext:value-type="float">
            <text:p>0.000198108447544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443886104545" calcext:value-type="float">
            <text:p>0.0443886104545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0380275900376" calcext:value-type="float">
            <text:p>0.0003802759003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4.304" calcext:value-type="float">
            <text:p>354.304</text:p>
          </table:table-cell>
          <table:table-cell office:value-type="float" office:value="0.00131933663754" calcext:value-type="float">
            <text:p>0.001319336637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0524652556647" calcext:value-type="float">
            <text:p>0.005246525566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260667185005" calcext:value-type="float">
            <text:p>0.0260667185005</text:p>
          </table:table-cell>
          <table:table-cell office:value-type="float" office:value="125.44" calcext:value-type="float">
            <text:p>125.44</text:p>
          </table:table-cell>
          <table:table-cell office:value-type="float" office:value="0.000181614738974" calcext:value-type="float">
            <text:p>0.000181614738974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441972458354" calcext:value-type="float">
            <text:p>0.0441972458354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0.000353525965246" calcext:value-type="float">
            <text:p>0.0003535259652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8.4" calcext:value-type="float">
            <text:p>358.4</text:p>
          </table:table-cell>
          <table:table-cell office:value-type="float" office:value="0.00131347291915" calcext:value-type="float">
            <text:p>0.001313472919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0520719658126" calcext:value-type="float">
            <text:p>0.005207196581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25965413748" calcext:value-type="float">
            <text:p>0.025965413748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0.000167573626474" calcext:value-type="float">
            <text:p>0.000167573626474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440103683359" calcext:value-type="float">
            <text:p>0.0440103683359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0.000329167702445" calcext:value-type="float">
            <text:p>0.0003291677024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2.496" calcext:value-type="float">
            <text:p>362.496</text:p>
          </table:table-cell>
          <table:table-cell office:value-type="float" office:value="0.00131054105996" calcext:value-type="float">
            <text:p>0.001310541059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0517234564882" calcext:value-type="float">
            <text:p>0.005172345648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258663166052" calcext:value-type="float">
            <text:p>0.0258663166052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0.000154636182206" calcext:value-type="float">
            <text:p>0.000154636182206</text:p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438296698208" calcext:value-type="float">
            <text:p>0.0438296698208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0.000306354827918" calcext:value-type="float">
            <text:p>0.0003063548279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6.592" calcext:value-type="float">
            <text:p>366.592</text:p>
          </table:table-cell>
          <table:table-cell office:value-type="float" office:value="0.00130247844717" calcext:value-type="float">
            <text:p>0.001302478447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0513496364308" calcext:value-type="float">
            <text:p>0.005134963643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257726158414" calcext:value-type="float">
            <text:p>0.0257726158414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0.000141514793232" calcext:value-type="float">
            <text:p>0.000141514793232</text:p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436529802897" calcext:value-type="float">
            <text:p>0.0436529802897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0.00028494016183" calcext:value-type="float">
            <text:p>0.000284940161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0.688" calcext:value-type="float">
            <text:p>370.688</text:p>
          </table:table-cell>
          <table:table-cell office:value-type="float" office:value="0.00129954658798" calcext:value-type="float">
            <text:p>0.001299546587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0509972331475" calcext:value-type="float">
            <text:p>0.005099723314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256813679772" calcext:value-type="float">
            <text:p>0.0256813679772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0.000130846000328" calcext:value-type="float">
            <text:p>0.000130846000328</text:p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434801158442" calcext:value-type="float">
            <text:p>0.0434801158442</text:p>
          </table:table-cell>
          <table:table-cell office:value-type="float" office:value="120.32" calcext:value-type="float">
            <text:p>120.32</text:p>
          </table:table-cell>
          <table:table-cell office:value-type="float" office:value="0.000265586013441" calcext:value-type="float">
            <text:p>0.0002655860134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4.784" calcext:value-type="float">
            <text:p>374.784</text:p>
          </table:table-cell>
          <table:table-cell office:value-type="float" office:value="0.00129734769358" calcext:value-type="float">
            <text:p>0.001297347693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0506292540284" calcext:value-type="float">
            <text:p>0.005062925402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255807377721" calcext:value-type="float">
            <text:p>0.0255807377721</text:p>
          </table:table-cell>
          <table:table-cell office:value-type="float" office:value="130.56" calcext:value-type="float">
            <text:p>130.56</text:p>
          </table:table-cell>
          <table:table-cell office:value-type="float" office:value="0.000119257483898" calcext:value-type="float">
            <text:p>0.000119257483898</text:p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43306662924" calcext:value-type="float">
            <text:p>0.043306662924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0.000246084685217" calcext:value-type="float">
            <text:p>0.0002460846852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8.88" calcext:value-type="float">
            <text:p>378.88</text:p>
          </table:table-cell>
          <table:table-cell office:value-type="float" office:value="0.00129368286959" calcext:value-type="float">
            <text:p>0.001293682869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050255433971" calcext:value-type="float">
            <text:p>0.00502554339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254830510465" calcext:value-type="float">
            <text:p>0.0254830510465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9.90235663212e-05" calcext:value-type="float">
            <text:p>9.90235663212e-05</text:p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431370350893" calcext:value-type="float">
            <text:p>0.0431370350893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0.000228570284774" calcext:value-type="float">
            <text:p>0.0002285702847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2.976" calcext:value-type="float">
            <text:p>382.976</text:p>
          </table:table-cell>
          <table:table-cell office:value-type="float" office:value="0.00129075101039" calcext:value-type="float">
            <text:p>0.001290751010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0498076286939" calcext:value-type="float">
            <text:p>0.004980762869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253880625104" calcext:value-type="float">
            <text:p>0.0253880625104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8.29590620635e-05" calcext:value-type="float">
            <text:p>8.29590620635e-05</text:p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429705703063" calcext:value-type="float">
            <text:p>0.0429705703063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0.000212711657482" calcext:value-type="float">
            <text:p>0.0002127116574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7.072" calcext:value-type="float">
            <text:p>387.072</text:p>
          </table:table-cell>
          <table:table-cell office:value-type="float" office:value="0.00128195543281" calcext:value-type="float">
            <text:p>0.001281955432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0494162858213" calcext:value-type="float">
            <text:p>0.004941628582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2528951727" calcext:value-type="float">
            <text:p>0.02528951727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7.11866009281e-05" calcext:value-type="float">
            <text:p>7.11866009281e-05</text:p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428011631497" calcext:value-type="float">
            <text:p>0.0428011631497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0.00019652187556" calcext:value-type="float">
            <text:p>0.000196521875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1.168" calcext:value-type="float">
            <text:p>391.168</text:p>
          </table:table-cell>
          <table:table-cell office:value-type="float" office:value="0.00127389282002" calcext:value-type="float">
            <text:p>0.001273892820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0489782154415" calcext:value-type="float">
            <text:p>0.004897821544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251874766476" calcext:value-type="float">
            <text:p>0.0251874766476</text:p>
          </table:table-cell>
          <table:table-cell office:value-type="float" office:value="138.24" calcext:value-type="float">
            <text:p>138.24</text:p>
          </table:table-cell>
          <table:table-cell office:value-type="float" office:value="6.00272888102e-05" calcext:value-type="float">
            <text:p>6.00272888102e-05</text:p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426341834513" calcext:value-type="float">
            <text:p>0.0426341834513</text:p>
          </table:table-cell>
          <table:table-cell office:value-type="float" office:value="125.44" calcext:value-type="float">
            <text:p>125.44</text:p>
          </table:table-cell>
          <table:table-cell office:value-type="float" office:value="0.000181399147446" calcext:value-type="float">
            <text:p>0.0001813991474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5.264" calcext:value-type="float">
            <text:p>395.264</text:p>
          </table:table-cell>
          <table:table-cell office:value-type="float" office:value="0.00126876206643" calcext:value-type="float">
            <text:p>0.001268762066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0485868725688" calcext:value-type="float">
            <text:p>0.004858687256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250886247947" calcext:value-type="float">
            <text:p>0.0250886247947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4.96037555132e-05" calcext:value-type="float">
            <text:p>4.96037555132e-05</text:p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424630476502" calcext:value-type="float">
            <text:p>0.0424630476502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0.000167196293305" calcext:value-type="float">
            <text:p>0.0001671962933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9.36" calcext:value-type="float">
            <text:p>399.36</text:p>
          </table:table-cell>
          <table:table-cell office:value-type="float" office:value="0.00126143241845" calcext:value-type="float">
            <text:p>0.001261432418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0481137565586" calcext:value-type="float">
            <text:p>0.004811375655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249913060041" calcext:value-type="float">
            <text:p>0.0249913060041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4.18167629913e-05" calcext:value-type="float">
            <text:p>4.18167629913e-05</text:p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422876086278" calcext:value-type="float">
            <text:p>0.0422876086278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0.000154980366946" calcext:value-type="float">
            <text:p>0.0001549803669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3.456" calcext:value-type="float">
            <text:p>403.456</text:p>
          </table:table-cell>
          <table:table-cell office:value-type="float" office:value="0.00125630166486" calcext:value-type="float">
            <text:p>0.001256301664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0476114358565" calcext:value-type="float">
            <text:p>0.004761143585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248902465415" calcext:value-type="float">
            <text:p>0.0248902465415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3.53786983079e-05" calcext:value-type="float">
            <text:p>3.53786983079e-05</text:p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421151855384" calcext:value-type="float">
            <text:p>0.0421151855384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0.000144457008696" calcext:value-type="float">
            <text:p>0.0001444570086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7.552" calcext:value-type="float">
            <text:p>407.552</text:p>
          </table:table-cell>
          <table:table-cell office:value-type="float" office:value="0.00125043794647" calcext:value-type="float">
            <text:p>0.001250437946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0471032742159" calcext:value-type="float">
            <text:p>0.004710327421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247851397947" calcext:value-type="float">
            <text:p>0.0247851397947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2.9063263428e-05" calcext:value-type="float">
            <text:p>2.9063263428e-05</text:p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419405556687" calcext:value-type="float">
            <text:p>0.0419405556687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0.000134264805077" calcext:value-type="float">
            <text:p>0.0001342648050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1.648" calcext:value-type="float">
            <text:p>411.648</text:p>
          </table:table-cell>
          <table:table-cell office:value-type="float" office:value="0.00124457422808" calcext:value-type="float">
            <text:p>0.001244574228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0466106884111" calcext:value-type="float">
            <text:p>0.004661068841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246823633025" calcext:value-type="float">
            <text:p>0.0246823633025</text:p>
          </table:table-cell>
          <table:table-cell office:value-type="float" office:value="148.48" calcext:value-type="float">
            <text:p>148.48</text:p>
          </table:table-cell>
          <table:table-cell office:value-type="float" office:value="2.50777948144e-05" calcext:value-type="float">
            <text:p>2.50777948144e-05</text:p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417661096974" calcext:value-type="float">
            <text:p>0.0417661096974</text:p>
          </table:table-cell>
          <table:table-cell office:value-type="float" office:value="130.56" calcext:value-type="float">
            <text:p>130.56</text:p>
          </table:table-cell>
          <table:table-cell office:value-type="float" office:value="0.000124293371212" calcext:value-type="float">
            <text:p>0.0001242933712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5.744" calcext:value-type="float">
            <text:p>415.744</text:p>
          </table:table-cell>
          <table:table-cell office:value-type="float" office:value="0.00123651161529" calcext:value-type="float">
            <text:p>0.001236511615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0460947388526" calcext:value-type="float">
            <text:p>0.004609473885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245754782035" calcext:value-type="float">
            <text:p>0.0245754782035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2.18894199236e-05" calcext:value-type="float">
            <text:p>2.18894199236e-05</text:p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415942750826" calcext:value-type="float">
            <text:p>0.0415942750826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0.000108287564084" calcext:value-type="float">
            <text:p>0.0001082875640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9.84" calcext:value-type="float">
            <text:p>419.84</text:p>
          </table:table-cell>
          <table:table-cell office:value-type="float" office:value="0.00122844900251" calcext:value-type="float">
            <text:p>0.001228449002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0454989631361" calcext:value-type="float">
            <text:p>0.004549896313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24474541386" calcext:value-type="float">
            <text:p>0.024474541386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1.79039513101e-05" calcext:value-type="float">
            <text:p>1.79039513101e-05</text:p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414188360603" calcext:value-type="float">
            <text:p>0.0414188360603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9.48941990392e-05" calcext:value-type="float">
            <text:p>9.4894199039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3.936" calcext:value-type="float">
            <text:p>423.936</text:p>
          </table:table-cell>
          <table:table-cell office:value-type="float" office:value="0.00122258528412" calcext:value-type="float">
            <text:p>0.001222585284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0448856646044" calcext:value-type="float">
            <text:p>0.004488566460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243695572841" calcext:value-type="float">
            <text:p>0.0243695572841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1.57579297489e-05" calcext:value-type="float">
            <text:p>1.57579297489e-05</text:p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412427717835" calcext:value-type="float">
            <text:p>0.0412427717835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8.29726323511e-05" calcext:value-type="float">
            <text:p>8.2972632351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8.032" calcext:value-type="float">
            <text:p>428.032</text:p>
          </table:table-cell>
          <table:table-cell office:value-type="float" office:value="0.00122038638972" calcext:value-type="float">
            <text:p>0.001220386389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0442567902369" calcext:value-type="float">
            <text:p>0.004425679023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242649411172" calcext:value-type="float">
            <text:p>0.0242649411172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1.41024274017e-05" calcext:value-type="float">
            <text:p>1.41024274017e-05</text:p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410688407276" calcext:value-type="float">
            <text:p>0.0410688407276</text:p>
          </table:table-cell>
          <table:table-cell office:value-type="float" office:value="138.24" calcext:value-type="float">
            <text:p>138.24</text:p>
          </table:table-cell>
          <table:table-cell office:value-type="float" office:value="7.26700438551e-05" calcext:value-type="float">
            <text:p>7.2670043855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2.128" calcext:value-type="float">
            <text:p>432.128</text:p>
          </table:table-cell>
          <table:table-cell office:value-type="float" office:value="0.00121525563613" calcext:value-type="float">
            <text:p>0.001215255636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0436240219105" calcext:value-type="float">
            <text:p>0.004362402191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241614900776" calcext:value-type="float">
            <text:p>0.0241614900776</text:p>
          </table:table-cell>
          <table:table-cell office:value-type="float" office:value="158.72" calcext:value-type="float">
            <text:p>158.72</text:p>
          </table:table-cell>
          <table:table-cell office:value-type="float" office:value="1.21403505459e-05" calcext:value-type="float">
            <text:p>1.21403505459e-05</text:p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408912317048" calcext:value-type="float">
            <text:p>0.0408912317048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6.47223327297e-05" calcext:value-type="float">
            <text:p>6.4722332729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6.224" calcext:value-type="float">
            <text:p>436.224</text:p>
          </table:table-cell>
          <table:table-cell office:value-type="float" office:value="0.00120572709375" calcext:value-type="float">
            <text:p>0.001205727093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0429970945225" calcext:value-type="float">
            <text:p>0.004299709452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240593881328" calcext:value-type="float">
            <text:p>0.0240593881328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1.0914052511e-05" calcext:value-type="float">
            <text:p>1.0914052511e-05</text:p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407201694631" calcext:value-type="float">
            <text:p>0.0407201694631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5.7768085495e-05" calcext:value-type="float">
            <text:p>5.776808549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0.32" calcext:value-type="float">
            <text:p>440.32</text:p>
          </table:table-cell>
          <table:table-cell office:value-type="float" office:value="0.00119693151617" calcext:value-type="float">
            <text:p>0.001196931516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0423896369292" calcext:value-type="float">
            <text:p>0.004238963692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239525643563" calcext:value-type="float">
            <text:p>0.0239525643563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9.31986506547e-06" calcext:value-type="float">
            <text:p>9.31986506547e-06</text:p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405529323069" calcext:value-type="float">
            <text:p>0.0405529323069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5.21016618222e-05" calcext:value-type="float">
            <text:p>5.2101661822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4.416" calcext:value-type="float">
            <text:p>444.416</text:p>
          </table:table-cell>
          <table:table-cell office:value-type="float" office:value="0.00119106779778" calcext:value-type="float">
            <text:p>0.001191067797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0418172249663" calcext:value-type="float">
            <text:p>0.004181722496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238498491865" calcext:value-type="float">
            <text:p>0.0238498491865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8.33882663753e-06" calcext:value-type="float">
            <text:p>8.33882663753e-06</text:p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40383010235" calcext:value-type="float">
            <text:p>0.040383010235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4.77230617115e-05" calcext:value-type="float">
            <text:p>4.7723061711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8.512" calcext:value-type="float">
            <text:p>448.512</text:p>
          </table:table-cell>
          <table:table-cell office:value-type="float" office:value="0.00118447111459" calcext:value-type="float">
            <text:p>0.001184471114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0411688808042" calcext:value-type="float">
            <text:p>0.004116888080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237494029489" calcext:value-type="float">
            <text:p>0.0237494029489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7.66436271837e-06" calcext:value-type="float">
            <text:p>7.66436271837e-06</text:p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402123525696" calcext:value-type="float">
            <text:p>0.0402123525696</text:p>
          </table:table-cell>
          <table:table-cell office:value-type="float" office:value="148.48" calcext:value-type="float">
            <text:p>148.48</text:p>
          </table:table-cell>
          <table:table-cell office:value-type="float" office:value="4.3234076724e-05" calcext:value-type="float">
            <text:p>4.323407672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2.608" calcext:value-type="float">
            <text:p>452.608</text:p>
          </table:table-cell>
          <table:table-cell office:value-type="float" office:value="0.0011800733258" calcext:value-type="float">
            <text:p>0.00118007332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0406548782252" calcext:value-type="float">
            <text:p>0.004065487822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236484048089" calcext:value-type="float">
            <text:p>0.0236484048089</text:p>
          </table:table-cell>
          <table:table-cell office:value-type="float" office:value="168.96" calcext:value-type="float">
            <text:p>168.96</text:p>
          </table:table-cell>
          <table:table-cell office:value-type="float" office:value="7.23515840617e-06" calcext:value-type="float">
            <text:p>7.23515840617e-06</text:p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400458510069" calcext:value-type="float">
            <text:p>0.0400458510069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3.97017606683e-05" calcext:value-type="float">
            <text:p>3.9701760668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6.704" calcext:value-type="float">
            <text:p>456.704</text:p>
          </table:table-cell>
          <table:table-cell office:value-type="float" office:value="0.00117274367781" calcext:value-type="float">
            <text:p>0.001172743677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0400824662623" calcext:value-type="float">
            <text:p>0.004008246626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235515152756" calcext:value-type="float">
            <text:p>0.0235515152756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6.68332429044e-06" calcext:value-type="float">
            <text:p>6.68332429044e-06</text:p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398800482579" calcext:value-type="float">
            <text:p>0.0398800482579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3.58014950234e-05" calcext:value-type="float">
            <text:p>3.5801495023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0.8" calcext:value-type="float">
            <text:p>460.8</text:p>
          </table:table-cell>
          <table:table-cell office:value-type="float" office:value="0.00116981181862" calcext:value-type="float">
            <text:p>0.001169811818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0396443958824" calcext:value-type="float">
            <text:p>0.003964439588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234474510111" calcext:value-type="float">
            <text:p>0.0234474510111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6.1314901747e-06" calcext:value-type="float">
            <text:p>6.1314901747e-06</text:p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397129214408" calcext:value-type="float">
            <text:p>0.0397129214408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3.22323840086e-05" calcext:value-type="float">
            <text:p>3.2232384008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4.896" calcext:value-type="float">
            <text:p>464.896</text:p>
          </table:table-cell>
          <table:table-cell office:value-type="float" office:value="0.00116468106503" calcext:value-type="float">
            <text:p>0.001164681065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0391498630981" calcext:value-type="float">
            <text:p>0.003914986309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233508680904" calcext:value-type="float">
            <text:p>0.0233508680904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5.94754546945e-06" calcext:value-type="float">
            <text:p>5.94754546945e-06</text:p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395554676767" calcext:value-type="float">
            <text:p>0.0395554676767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2.89576326653e-05" calcext:value-type="float">
            <text:p>2.8957632665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8.992" calcext:value-type="float">
            <text:p>468.992</text:p>
          </table:table-cell>
          <table:table-cell office:value-type="float" office:value="0.00116174920583" calcext:value-type="float">
            <text:p>0.001161749205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0387176336567" calcext:value-type="float">
            <text:p>0.003871763365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232499312728" calcext:value-type="float">
            <text:p>0.0232499312728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5.7022858625e-06" calcext:value-type="float">
            <text:p>5.7022858625e-06</text:p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393955496747" calcext:value-type="float">
            <text:p>0.0393955496747</text:p>
          </table:table-cell>
          <table:table-cell office:value-type="float" office:value="158.72" calcext:value-type="float">
            <text:p>158.72</text:p>
          </table:table-cell>
          <table:table-cell office:value-type="float" office:value="2.61980107468e-05" calcext:value-type="float">
            <text:p>2.6198010746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3.088" calcext:value-type="float">
            <text:p>473.088</text:p>
          </table:table-cell>
          <table:table-cell office:value-type="float" office:value="0.00115441955785" calcext:value-type="float">
            <text:p>0.001154419557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0383068209895" calcext:value-type="float">
            <text:p>0.003830682098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231556786066" calcext:value-type="float">
            <text:p>0.0231556786066</text:p>
          </table:table-cell>
          <table:table-cell office:value-type="float" office:value="179.2" calcext:value-type="float">
            <text:p>179.2</text:p>
          </table:table-cell>
          <table:table-cell office:value-type="float" office:value="5.39571135372e-06" calcext:value-type="float">
            <text:p>5.39571135372e-06</text:p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392380223513" calcext:value-type="float">
            <text:p>0.0392380223513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2.3990313212e-05" calcext:value-type="float">
            <text:p>2.399031321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7.184" calcext:value-type="float">
            <text:p>477.184</text:p>
          </table:table-cell>
          <table:table-cell office:value-type="float" office:value="0.00114928880426" calcext:value-type="float">
            <text:p>0.001149288804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0379057432195" calcext:value-type="float">
            <text:p>0.003790574321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230568880762" calcext:value-type="float">
            <text:p>0.0230568880762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5.21176664847e-06" calcext:value-type="float">
            <text:p>5.21176664847e-06</text:p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390835477404" calcext:value-type="float">
            <text:p>0.0390835477404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2.18930005539e-05" calcext:value-type="float">
            <text:p>2.1893000553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1.28" calcext:value-type="float">
            <text:p>481.28</text:p>
          </table:table-cell>
          <table:table-cell office:value-type="float" office:value="0.00114562398026" calcext:value-type="float">
            <text:p>0.001145623980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0374501500245" calcext:value-type="float">
            <text:p>0.003745015002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229602438329" calcext:value-type="float">
            <text:p>0.0229602438329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4.9051921398e-06" calcext:value-type="float">
            <text:p>4.9051921398e-06</text:p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389270870274" calcext:value-type="float">
            <text:p>0.0389270870274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1.99796626903e-05" calcext:value-type="float">
            <text:p>1.9979662690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5.376" calcext:value-type="float">
            <text:p>485.376</text:p>
          </table:table-cell>
          <table:table-cell office:value-type="float" office:value="0.00113976026187" calcext:value-type="float">
            <text:p>0.001139760261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0370529662135" calcext:value-type="float">
            <text:p>0.003705296621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228677695189" calcext:value-type="float">
            <text:p>0.0228677695189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4.84387723798e-06" calcext:value-type="float">
            <text:p>4.84387723798e-06</text:p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387760329257" calcext:value-type="float">
            <text:p>0.0387760329257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1.80295298678e-05" calcext:value-type="float">
            <text:p>1.8029529867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9.472" calcext:value-type="float">
            <text:p>489.472</text:p>
          </table:table-cell>
          <table:table-cell office:value-type="float" office:value="0.00113756136748" calcext:value-type="float">
            <text:p>0.001137561367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0366577293819" calcext:value-type="float">
            <text:p>0.003665772938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227733942078" calcext:value-type="float">
            <text:p>0.0227733942078</text:p>
          </table:table-cell>
          <table:table-cell office:value-type="float" office:value="189.44" calcext:value-type="float">
            <text:p>189.44</text:p>
          </table:table-cell>
          <table:table-cell office:value-type="float" office:value="4.72124743456e-06" calcext:value-type="float">
            <text:p>4.72124743456e-06</text:p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386246478071" calcext:value-type="float">
            <text:p>0.0386246478071</text:p>
          </table:table-cell>
          <table:table-cell office:value-type="float" office:value="168.96" calcext:value-type="float">
            <text:p>168.96</text:p>
          </table:table-cell>
          <table:table-cell office:value-type="float" office:value="1.63737567167e-05" calcext:value-type="float">
            <text:p>1.6373756716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3.568" calcext:value-type="float">
            <text:p>493.568</text:p>
          </table:table-cell>
          <table:table-cell office:value-type="float" office:value="0.00113389654348" calcext:value-type="float">
            <text:p>0.001133896543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0362761214066" calcext:value-type="float">
            <text:p>0.003627612140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226826982459" calcext:value-type="float">
            <text:p>0.0226826982459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4.65993253274e-06" calcext:value-type="float">
            <text:p>4.65993253274e-06</text:p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384736304851" calcext:value-type="float">
            <text:p>0.0384736304851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1.45708037299e-05" calcext:value-type="float">
            <text:p>1.4570803729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7.664" calcext:value-type="float">
            <text:p>497.664</text:p>
          </table:table-cell>
          <table:table-cell office:value-type="float" office:value="0.0011272998603" calcext:value-type="float">
            <text:p>0.0011272998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0359061953081" calcext:value-type="float">
            <text:p>0.003590619530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225941485713" calcext:value-type="float">
            <text:p>0.0225941485713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4.53730272931e-06" calcext:value-type="float">
            <text:p>4.53730272931e-06</text:p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383227235021" calcext:value-type="float">
            <text:p>0.0383227235021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1.33197751269e-05" calcext:value-type="float">
            <text:p>1.3319775126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1.76" calcext:value-type="float">
            <text:p>501.76</text:p>
          </table:table-cell>
          <table:table-cell office:value-type="float" office:value="0.0011236350363" calcext:value-type="float">
            <text:p>0.00112363503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0355226403534" calcext:value-type="float">
            <text:p>0.003552264035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22509032956" calcext:value-type="float">
            <text:p>0.022509032956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4.35335802407e-06" calcext:value-type="float">
            <text:p>4.35335802407e-06</text:p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381776277069" calcext:value-type="float">
            <text:p>0.0381776277069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1.21055414827e-05" calcext:value-type="float">
            <text:p>1.2105541482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5.856" calcext:value-type="float">
            <text:p>505.856</text:p>
          </table:table-cell>
          <table:table-cell office:value-type="float" office:value="0.00112143614191" calcext:value-type="float">
            <text:p>0.001121436141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0350514713226" calcext:value-type="float">
            <text:p>0.003505147132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224171718669" calcext:value-type="float">
            <text:p>0.0224171718669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4.29204312224e-06" calcext:value-type="float">
            <text:p>4.29204312224e-06</text:p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380345180138" calcext:value-type="float">
            <text:p>0.0380345180138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1.10384876743e-05" calcext:value-type="float">
            <text:p>1.1038487674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9.952" calcext:value-type="float">
            <text:p>509.952</text:p>
          </table:table-cell>
          <table:table-cell office:value-type="float" office:value="0.00111850428271" calcext:value-type="float">
            <text:p>0.001118504282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0346367646964" calcext:value-type="float">
            <text:p>0.003463676469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223293580621" calcext:value-type="float">
            <text:p>0.0223293580621</text:p>
          </table:table-cell>
          <table:table-cell office:value-type="float" office:value="199.68" calcext:value-type="float">
            <text:p>199.68</text:p>
          </table:table-cell>
          <table:table-cell office:value-type="float" office:value="4.23072822053e-06" calcext:value-type="float">
            <text:p>4.23072822053e-06</text:p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3789037849" calcext:value-type="float">
            <text:p>0.03789037849</text:p>
          </table:table-cell>
          <table:table-cell office:value-type="float" office:value="179.2" calcext:value-type="float">
            <text:p>179.2</text:p>
          </table:table-cell>
          <table:table-cell office:value-type="float" office:value="1.01554086602e-05" calcext:value-type="float">
            <text:p>1.0155408660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4.048" calcext:value-type="float">
            <text:p>514.048</text:p>
          </table:table-cell>
          <table:table-cell office:value-type="float" office:value="0.00111483945872" calcext:value-type="float">
            <text:p>0.001114839458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0341733835836" calcext:value-type="float">
            <text:p>0.003417338358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222422188047" calcext:value-type="float">
            <text:p>0.0222422188047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4.16941331882e-06" calcext:value-type="float">
            <text:p>4.16941331882e-06</text:p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37748703204" calcext:value-type="float">
            <text:p>0.037748703204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9.12514981066e-06" calcext:value-type="float">
            <text:p>9.1251498106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8.144" calcext:value-type="float">
            <text:p>518.144</text:p>
          </table:table-cell>
          <table:table-cell office:value-type="float" office:value="0.00111190759953" calcext:value-type="float">
            <text:p>0.001111907599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0338209803003" calcext:value-type="float">
            <text:p>0.003382098030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221518294553" calcext:value-type="float">
            <text:p>0.0221518294553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4.108098417e-06" calcext:value-type="float">
            <text:p>4.108098417e-06</text:p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376017684253" calcext:value-type="float">
            <text:p>0.0376017684253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8.13168591995e-06" calcext:value-type="float">
            <text:p>8.1316859199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2.24" calcext:value-type="float">
            <text:p>522.24</text:p>
          </table:table-cell>
          <table:table-cell office:value-type="float" office:value="0.00110824277553" calcext:value-type="float">
            <text:p>0.001108242775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0334471602428" calcext:value-type="float">
            <text:p>0.003344716024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220629118457" calcext:value-type="float">
            <text:p>0.0220629118457</text:p>
          </table:table-cell>
          <table:table-cell office:value-type="float" office:value="205.824" calcext:value-type="float">
            <text:p>205.824</text:p>
          </table:table-cell>
          <table:table-cell office:value-type="float" office:value="4.04678351529e-06" calcext:value-type="float">
            <text:p>4.04678351529e-06</text:p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374572978845" calcext:value-type="float">
            <text:p>0.0374572978845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7.32219682387e-06" calcext:value-type="float">
            <text:p>7.3221968238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8.384" calcext:value-type="float">
            <text:p>528.384</text:p>
          </table:table-cell>
          <table:table-cell office:value-type="float" office:value="0.00110531091634" calcext:value-type="float">
            <text:p>0.001105310916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0331181207131" calcext:value-type="float">
            <text:p>0.003311812071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219760178782" calcext:value-type="float">
            <text:p>0.0219760178782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3.98546861358e-06" calcext:value-type="float">
            <text:p>3.98546861358e-06</text:p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373154019205" calcext:value-type="float">
            <text:p>0.0373154019205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6.95424723474e-06" calcext:value-type="float">
            <text:p>6.9542472347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6.576" calcext:value-type="float">
            <text:p>536.576</text:p>
          </table:table-cell>
          <table:table-cell office:value-type="float" office:value="0.00110164609234" calcext:value-type="float">
            <text:p>0.001101646092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0327501415941" calcext:value-type="float">
            <text:p>0.003275014159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218907182955" calcext:value-type="float">
            <text:p>0.0218907182955</text:p>
          </table:table-cell>
          <table:table-cell office:value-type="float" office:value="209.92" calcext:value-type="float">
            <text:p>209.92</text:p>
          </table:table-cell>
          <table:table-cell office:value-type="float" office:value="3.92415371175e-06" calcext:value-type="float">
            <text:p>3.92415371175e-06</text:p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371716301934" calcext:value-type="float">
            <text:p>0.0371716301934</text:p>
          </table:table-cell>
          <table:table-cell office:value-type="float" office:value="189.44" calcext:value-type="float">
            <text:p>189.44</text:p>
          </table:table-cell>
          <table:table-cell office:value-type="float" office:value="6.36552789213e-06" calcext:value-type="float">
            <text:p>6.3655278921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4.768" calcext:value-type="float">
            <text:p>544.768</text:p>
          </table:table-cell>
          <table:table-cell office:value-type="float" office:value="0.00109578237396" calcext:value-type="float">
            <text:p>0.001095782373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0324347309206" calcext:value-type="float">
            <text:p>0.00324347309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218010034935" calcext:value-type="float">
            <text:p>0.0218010034935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3.61757920309e-06" calcext:value-type="float">
            <text:p>3.61757920309e-06</text:p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370296238904" calcext:value-type="float">
            <text:p>0.0370296238904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5.81360350838e-06" calcext:value-type="float">
            <text:p>5.8136035083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2.96" calcext:value-type="float">
            <text:p>552.96</text:p>
          </table:table-cell>
          <table:table-cell office:value-type="float" office:value="0.00108991865557" calcext:value-type="float">
            <text:p>0.001089918655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0321212672266" calcext:value-type="float">
            <text:p>0.003212126722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217126377863" calcext:value-type="float">
            <text:p>0.0217126377863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3.55626430126e-06" calcext:value-type="float">
            <text:p>3.55626430126e-06</text:p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36887433689" calcext:value-type="float">
            <text:p>0.036887433689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5.40885896039e-06" calcext:value-type="float">
            <text:p>5.4088589603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1.152" calcext:value-type="float">
            <text:p>561.152</text:p>
          </table:table-cell>
          <table:table-cell office:value-type="float" office:value="0.00108332197238" calcext:value-type="float">
            <text:p>0.001083321972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0318019625942" calcext:value-type="float">
            <text:p>0.003180196259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216254985288" calcext:value-type="float">
            <text:p>0.0216254985288</text:p>
          </table:table-cell>
          <table:table-cell office:value-type="float" office:value="216.064" calcext:value-type="float">
            <text:p>216.064</text:p>
          </table:table-cell>
          <table:table-cell office:value-type="float" office:value="3.43363449784e-06" calcext:value-type="float">
            <text:p>3.43363449784e-06</text:p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367491789123" calcext:value-type="float">
            <text:p>0.0367491789123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5.04090937126e-06" calcext:value-type="float">
            <text:p>5.0409093712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9.344" calcext:value-type="float">
            <text:p>569.344</text:p>
          </table:table-cell>
          <table:table-cell office:value-type="float" office:value="0.00107819121879" calcext:value-type="float">
            <text:p>0.001078191218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0315527492226" calcext:value-type="float">
            <text:p>0.003155274922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215403215911" calcext:value-type="float">
            <text:p>0.0215403215911</text:p>
          </table:table-cell>
          <table:table-cell office:value-type="float" office:value="218.112" calcext:value-type="float">
            <text:p>218.112</text:p>
          </table:table-cell>
          <table:table-cell office:value-type="float" office:value="3.31100469431e-06" calcext:value-type="float">
            <text:p>3.31100469431e-06</text:p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366060692192" calcext:value-type="float">
            <text:p>0.0366060692192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4.78334465881e-06" calcext:value-type="float">
            <text:p>4.7833446588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7.536" calcext:value-type="float">
            <text:p>577.536</text:p>
          </table:table-cell>
          <table:table-cell office:value-type="float" office:value="0.0010693956412" calcext:value-type="float">
            <text:p>0.00106939564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0312976949126" calcext:value-type="float">
            <text:p>0.003129769491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21454224816" calcext:value-type="float">
            <text:p>0.021454224816</text:p>
          </table:table-cell>
          <table:table-cell office:value-type="float" office:value="220.16" calcext:value-type="float">
            <text:p>220.16</text:p>
          </table:table-cell>
          <table:table-cell office:value-type="float" office:value="3.18837489088e-06" calcext:value-type="float">
            <text:p>3.18837489088e-06</text:p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364647617299" calcext:value-type="float">
            <text:p>0.0364647617299</text:p>
          </table:table-cell>
          <table:table-cell office:value-type="float" office:value="199.68" calcext:value-type="float">
            <text:p>199.68</text:p>
          </table:table-cell>
          <table:table-cell office:value-type="float" office:value="4.45219002865e-06" calcext:value-type="float">
            <text:p>4.4521900286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5.728" calcext:value-type="float">
            <text:p>585.728</text:p>
          </table:table-cell>
          <table:table-cell office:value-type="float" office:value="0.00105986709882" calcext:value-type="float">
            <text:p>0.001059867098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0310640573767" calcext:value-type="float">
            <text:p>0.003106405737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21278045304" calcext:value-type="float">
            <text:p>0.021278045304</text:p>
          </table:table-cell>
          <table:table-cell office:value-type="float" office:value="222.208" calcext:value-type="float">
            <text:p>222.208</text:p>
          </table:table-cell>
          <table:table-cell office:value-type="float" office:value="3.06574508735e-06" calcext:value-type="float">
            <text:p>3.06574508735e-06</text:p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363232703423" calcext:value-type="float">
            <text:p>0.0363232703423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4.1946253162e-06" calcext:value-type="float">
            <text:p>4.194625316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3.92" calcext:value-type="float">
            <text:p>593.92</text:p>
          </table:table-cell>
          <table:table-cell office:value-type="float" office:value="0.00105400338043" calcext:value-type="float">
            <text:p>0.001054003380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0308265258819" calcext:value-type="float">
            <text:p>0.003082652588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211003940522" calcext:value-type="float">
            <text:p>0.0211003940522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2.8818003821e-06" calcext:value-type="float">
            <text:p>2.8818003821e-06</text:p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361817789546" calcext:value-type="float">
            <text:p>0.0361817789546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3.86347068593e-06" calcext:value-type="float">
            <text:p>3.8634706859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2.112" calcext:value-type="float">
            <text:p>602.112</text:p>
          </table:table-cell>
          <table:table-cell office:value-type="float" office:value="0.00104667373245" calcext:value-type="float">
            <text:p>0.001046673732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0306240400174" calcext:value-type="float">
            <text:p>0.003062404001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209232333803" calcext:value-type="float">
            <text:p>0.0209232333803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2.82048548039e-06" calcext:value-type="float">
            <text:p>2.82048548039e-06</text:p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35903393638" calcext:value-type="float">
            <text:p>0.035903393638</text:p>
          </table:table-cell>
          <table:table-cell office:value-type="float" office:value="205.824" calcext:value-type="float">
            <text:p>205.824</text:p>
          </table:table-cell>
          <table:table-cell office:value-type="float" office:value="3.75308580924e-06" calcext:value-type="float">
            <text:p>3.7530858092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0.304" calcext:value-type="float">
            <text:p>610.304</text:p>
          </table:table-cell>
          <table:table-cell office:value-type="float" office:value="0.00103714519007" calcext:value-type="float">
            <text:p>0.001037145190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0304157132146" calcext:value-type="float">
            <text:p>0.003041571321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207522049574" calcext:value-type="float">
            <text:p>0.0207522049574</text:p>
          </table:table-cell>
          <table:table-cell office:value-type="float" office:value="230.4" calcext:value-type="float">
            <text:p>230.4</text:p>
          </table:table-cell>
          <table:table-cell office:value-type="float" office:value="2.75917057857e-06" calcext:value-type="float">
            <text:p>2.75917057857e-06</text:p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356177627266" calcext:value-type="float">
            <text:p>0.0356177627266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3.4955210968e-06" calcext:value-type="float">
            <text:p>3.495521096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8.496" calcext:value-type="float">
            <text:p>618.496</text:p>
          </table:table-cell>
          <table:table-cell office:value-type="float" office:value="0.00103201443647" calcext:value-type="float">
            <text:p>0.001032014436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0301976515144" calcext:value-type="float">
            <text:p>0.003019765151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205703837764" calcext:value-type="float">
            <text:p>0.0205703837764</text:p>
          </table:table-cell>
          <table:table-cell office:value-type="float" office:value="232.448" calcext:value-type="float">
            <text:p>232.448</text:p>
          </table:table-cell>
          <table:table-cell office:value-type="float" office:value="2.69785567686e-06" calcext:value-type="float">
            <text:p>2.69785567686e-06</text:p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353330513068" calcext:value-type="float">
            <text:p>0.0353330513068</text:p>
          </table:table-cell>
          <table:table-cell office:value-type="float" office:value="209.92" calcext:value-type="float">
            <text:p>209.92</text:p>
          </table:table-cell>
          <table:table-cell office:value-type="float" office:value="3.31154630229e-06" calcext:value-type="float">
            <text:p>3.3115463022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6.688" calcext:value-type="float">
            <text:p>626.688</text:p>
          </table:table-cell>
          <table:table-cell office:value-type="float" office:value="0.00102468478849" calcext:value-type="float">
            <text:p>0.001024684788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0300107414857" calcext:value-type="float">
            <text:p>0.003001074148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203900956576" calcext:value-type="float">
            <text:p>0.0203900956576</text:p>
          </table:table-cell>
          <table:table-cell office:value-type="float" office:value="234.496" calcext:value-type="float">
            <text:p>234.496</text:p>
          </table:table-cell>
          <table:table-cell office:value-type="float" office:value="2.63654077515e-06" calcext:value-type="float">
            <text:p>2.63654077515e-06</text:p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350490019211" calcext:value-type="float">
            <text:p>0.0350490019211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3.23795638446e-06" calcext:value-type="float">
            <text:p>3.2379563844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4.88" calcext:value-type="float">
            <text:p>634.88</text:p>
          </table:table-cell>
          <table:table-cell office:value-type="float" office:value="0.0010180881053" calcext:value-type="float">
            <text:p>0.00101808810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0298004677034" calcext:value-type="float">
            <text:p>0.002980046770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202115245685" calcext:value-type="float">
            <text:p>0.0202115245685</text:p>
          </table:table-cell>
          <table:table-cell office:value-type="float" office:value="238.592" calcext:value-type="float">
            <text:p>238.592</text:p>
          </table:table-cell>
          <table:table-cell office:value-type="float" office:value="2.57522587332e-06" calcext:value-type="float">
            <text:p>2.57522587332e-06</text:p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347655410102" calcext:value-type="float">
            <text:p>0.0347655410102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3.09077654881e-06" calcext:value-type="float">
            <text:p>3.0907765488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3.072" calcext:value-type="float">
            <text:p>643.072</text:p>
          </table:table-cell>
          <table:table-cell office:value-type="float" office:value="0.00100709363332" calcext:value-type="float">
            <text:p>0.001007093633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0295901939211" calcext:value-type="float">
            <text:p>0.002959019392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200282929702" calcext:value-type="float">
            <text:p>0.0200282929702</text:p>
          </table:table-cell>
          <table:table-cell office:value-type="float" office:value="240.64" calcext:value-type="float">
            <text:p>240.64</text:p>
          </table:table-cell>
          <table:table-cell office:value-type="float" office:value="2.51391097161e-06" calcext:value-type="float">
            <text:p>2.51391097161e-06</text:p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344782182339" calcext:value-type="float">
            <text:p>0.0344782182339</text:p>
          </table:table-cell>
          <table:table-cell office:value-type="float" office:value="216.064" calcext:value-type="float">
            <text:p>216.064</text:p>
          </table:table-cell>
          <table:table-cell office:value-type="float" office:value="2.94359671316e-06" calcext:value-type="float">
            <text:p>2.9435967131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1.264" calcext:value-type="float">
            <text:p>651.264</text:p>
          </table:table-cell>
          <table:table-cell office:value-type="float" office:value="0.000992434337349" calcext:value-type="float">
            <text:p>0.0009924343373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0294422234817" calcext:value-type="float">
            <text:p>0.002944222348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19852849328" calcext:value-type="float">
            <text:p>0.019852849328</text:p>
          </table:table-cell>
          <table:table-cell office:value-type="float" office:value="242.688" calcext:value-type="float">
            <text:p>242.688</text:p>
          </table:table-cell>
          <table:table-cell office:value-type="float" office:value="2.26865136466e-06" calcext:value-type="float">
            <text:p>2.26865136466e-06</text:p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341837602019" calcext:value-type="float">
            <text:p>0.0341837602019</text:p>
          </table:table-cell>
          <table:table-cell office:value-type="float" office:value="218.112" calcext:value-type="float">
            <text:p>218.112</text:p>
          </table:table-cell>
          <table:table-cell office:value-type="float" office:value="2.90680175419e-06" calcext:value-type="float">
            <text:p>2.9068017541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9.456" calcext:value-type="float">
            <text:p>659.456</text:p>
          </table:table-cell>
          <table:table-cell office:value-type="float" office:value="0.000982172830168" calcext:value-type="float">
            <text:p>0.0009821728301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029255313453" calcext:value-type="float">
            <text:p>0.00292553134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196670421852" calcext:value-type="float">
            <text:p>0.0196670421852</text:p>
          </table:table-cell>
          <table:table-cell office:value-type="float" office:value="250.88" calcext:value-type="float">
            <text:p>250.88</text:p>
          </table:table-cell>
          <table:table-cell office:value-type="float" office:value="2.20733646283e-06" calcext:value-type="float">
            <text:p>2.20733646283e-06</text:p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338870586099" calcext:value-type="float">
            <text:p>0.0338870586099</text:p>
          </table:table-cell>
          <table:table-cell office:value-type="float" office:value="220.16" calcext:value-type="float">
            <text:p>220.16</text:p>
          </table:table-cell>
          <table:table-cell office:value-type="float" office:value="2.83321183636e-06" calcext:value-type="float">
            <text:p>2.8332118363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7.648" calcext:value-type="float">
            <text:p>667.648</text:p>
          </table:table-cell>
          <table:table-cell office:value-type="float" office:value="0.000958717956611" calcext:value-type="float">
            <text:p>0.0009587179566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0290722973832" calcext:value-type="float">
            <text:p>0.002907229738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194793953676" calcext:value-type="float">
            <text:p>0.0194793953676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2.08470665941e-06" calcext:value-type="float">
            <text:p>2.08470665941e-06</text:p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33589143289" calcext:value-type="float">
            <text:p>0.033589143289</text:p>
          </table:table-cell>
          <table:table-cell office:value-type="float" office:value="222.208" calcext:value-type="float">
            <text:p>222.208</text:p>
          </table:table-cell>
          <table:table-cell office:value-type="float" office:value="2.72282695968e-06" calcext:value-type="float">
            <text:p>2.7228269596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5.84" calcext:value-type="float">
            <text:p>675.84</text:p>
          </table:table-cell>
          <table:table-cell office:value-type="float" office:value="0.000944058660639" calcext:value-type="float">
            <text:p>0.0009440586606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0289068041286" calcext:value-type="float">
            <text:p>0.002890680412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192867814284" calcext:value-type="float">
            <text:p>0.0192867814284</text:p>
          </table:table-cell>
          <table:table-cell office:value-type="float" office:value="254.976" calcext:value-type="float">
            <text:p>254.976</text:p>
          </table:table-cell>
          <table:table-cell office:value-type="float" office:value="1.77813215063e-06" calcext:value-type="float">
            <text:p>1.77813215063e-06</text:p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332903084762" calcext:value-type="float">
            <text:p>0.0332903084762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2.5020572062e-06" calcext:value-type="float">
            <text:p>2.502057206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84.032" calcext:value-type="float">
            <text:p>684.032</text:p>
          </table:table-cell>
          <table:table-cell office:value-type="float" office:value="0.000925734540673" calcext:value-type="float">
            <text:p>0.0009257345406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0287393638946" calcext:value-type="float">
            <text:p>0.002873936389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190911626873" calcext:value-type="float">
            <text:p>0.0190911626873</text:p>
          </table:table-cell>
          <table:table-cell office:value-type="float" office:value="259.072" calcext:value-type="float">
            <text:p>259.072</text:p>
          </table:table-cell>
          <table:table-cell office:value-type="float" office:value="1.65550234721e-06" calcext:value-type="float">
            <text:p>1.65550234721e-06</text:p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329863980692" calcext:value-type="float">
            <text:p>0.0329863980692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2.3916723294e-06" calcext:value-type="float">
            <text:p>2.391672329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92.224" calcext:value-type="float">
            <text:p>692.224</text:p>
          </table:table-cell>
          <table:table-cell office:value-type="float" office:value="0.000900080772721" calcext:value-type="float">
            <text:p>0.0009000807727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0285641357426" calcext:value-type="float">
            <text:p>0.002856413574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188948080762" calcext:value-type="float">
            <text:p>0.0188948080762</text:p>
          </table:table-cell>
          <table:table-cell office:value-type="float" office:value="261.12" calcext:value-type="float">
            <text:p>261.12</text:p>
          </table:table-cell>
          <table:table-cell office:value-type="float" office:value="1.47155764196e-06" calcext:value-type="float">
            <text:p>1.47155764196e-06</text:p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326813474923" calcext:value-type="float">
            <text:p>0.0326813474923</text:p>
          </table:table-cell>
          <table:table-cell office:value-type="float" office:value="230.4" calcext:value-type="float">
            <text:p>230.4</text:p>
          </table:table-cell>
          <table:table-cell office:value-type="float" office:value="2.31808241158e-06" calcext:value-type="float">
            <text:p>2.3180824115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0.416" calcext:value-type="float">
            <text:p>700.416</text:p>
          </table:table-cell>
          <table:table-cell office:value-type="float" office:value="0.00087882479356" calcext:value-type="float">
            <text:p>0.000878824793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028402536447" calcext:value-type="float">
            <text:p>0.00284025364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186949580833" calcext:value-type="float">
            <text:p>0.0186949580833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1.41024274014e-06" calcext:value-type="float">
            <text:p>1.41024274014e-06</text:p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323607023357" calcext:value-type="float">
            <text:p>0.0323607023357</text:p>
          </table:table-cell>
          <table:table-cell office:value-type="float" office:value="232.448" calcext:value-type="float">
            <text:p>232.448</text:p>
          </table:table-cell>
          <table:table-cell office:value-type="float" office:value="2.2076975349e-06" calcext:value-type="float">
            <text:p>2.207697534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8.608" calcext:value-type="float">
            <text:p>708.608</text:p>
          </table:table-cell>
          <table:table-cell office:value-type="float" office:value="0.000861966603192" calcext:value-type="float">
            <text:p>0.0008619666031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0282331492334" calcext:value-type="float">
            <text:p>0.002823314923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184968864426" calcext:value-type="float">
            <text:p>0.0184968864426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1.34892783843e-06" calcext:value-type="float">
            <text:p>1.34892783843e-06</text:p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320377032803" calcext:value-type="float">
            <text:p>0.0320377032803</text:p>
          </table:table-cell>
          <table:table-cell office:value-type="float" office:value="234.496" calcext:value-type="float">
            <text:p>234.496</text:p>
          </table:table-cell>
          <table:table-cell office:value-type="float" office:value="2.17090257593e-06" calcext:value-type="float">
            <text:p>2.1709025759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6.8" calcext:value-type="float">
            <text:p>716.8</text:p>
          </table:table-cell>
          <table:table-cell office:value-type="float" office:value="0.000840710624032" calcext:value-type="float">
            <text:p>0.0008407106240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027830124484" calcext:value-type="float">
            <text:p>0.00278301244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18289432461" calcext:value-type="float">
            <text:p>0.018289432461</text:p>
          </table:table-cell>
          <table:table-cell office:value-type="float" office:value="272.384" calcext:value-type="float">
            <text:p>272.384</text:p>
          </table:table-cell>
          <table:table-cell office:value-type="float" office:value="1.28761293672e-06" calcext:value-type="float">
            <text:p>1.28761293672e-06</text:p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317084516811" calcext:value-type="float">
            <text:p>0.0317084516811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2.13410761696e-06" calcext:value-type="float">
            <text:p>2.1341076169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24.992" calcext:value-type="float">
            <text:p>724.992</text:p>
          </table:table-cell>
          <table:table-cell office:value-type="float" office:value="0.000831182081649" calcext:value-type="float">
            <text:p>0.0008311820816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027432940673" calcext:value-type="float">
            <text:p>0.00274329406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180802614497" calcext:value-type="float">
            <text:p>0.0180802614497</text:p>
          </table:table-cell>
          <table:table-cell office:value-type="float" office:value="276.48" calcext:value-type="float">
            <text:p>276.48</text:p>
          </table:table-cell>
          <table:table-cell office:value-type="float" office:value="1.16498313318e-06" calcext:value-type="float">
            <text:p>1.16498313318e-06</text:p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313821424555" calcext:value-type="float">
            <text:p>0.0313821424555</text:p>
          </table:table-cell>
          <table:table-cell office:value-type="float" office:value="238.592" calcext:value-type="float">
            <text:p>238.592</text:p>
          </table:table-cell>
          <table:table-cell office:value-type="float" office:value="2.0973126581e-06" calcext:value-type="float">
            <text:p>2.097312658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3.184" calcext:value-type="float">
            <text:p>733.184</text:p>
          </table:table-cell>
          <table:table-cell office:value-type="float" office:value="0.000812124996885" calcext:value-type="float">
            <text:p>0.0008121249968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0270824843692" calcext:value-type="float">
            <text:p>0.002708248436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178702319235" calcext:value-type="float">
            <text:p>0.0178702319235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1.10366823147e-06" calcext:value-type="float">
            <text:p>1.10366823147e-06</text:p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310560171281" calcext:value-type="float">
            <text:p>0.0310560171281</text:p>
          </table:table-cell>
          <table:table-cell office:value-type="float" office:value="240.64" calcext:value-type="float">
            <text:p>240.64</text:p>
          </table:table-cell>
          <table:table-cell office:value-type="float" office:value="2.06051769913e-06" calcext:value-type="float">
            <text:p>2.0605176991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1.376" calcext:value-type="float">
            <text:p>741.376</text:p>
          </table:table-cell>
          <table:table-cell office:value-type="float" office:value="0.000800397560107" calcext:value-type="float">
            <text:p>0.0008003975601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0266833535787" calcext:value-type="float">
            <text:p>0.002668335357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176599571074" calcext:value-type="float">
            <text:p>0.0176599571074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9.81038427939e-07" calcext:value-type="float">
            <text:p>9.81038427939e-07</text:p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307330548524" calcext:value-type="float">
            <text:p>0.0307330548524</text:p>
          </table:table-cell>
          <table:table-cell office:value-type="float" office:value="242.688" calcext:value-type="float">
            <text:p>242.688</text:p>
          </table:table-cell>
          <table:table-cell office:value-type="float" office:value="2.02372274027e-06" calcext:value-type="float">
            <text:p>2.0237227402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9.568" calcext:value-type="float">
            <text:p>749.568</text:p>
          </table:table-cell>
          <table:table-cell office:value-type="float" office:value="0.000789403088127" calcext:value-type="float">
            <text:p>0.0007894030881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0263017456034" calcext:value-type="float">
            <text:p>0.002630174560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174444698797" calcext:value-type="float">
            <text:p>0.0174444698797</text:p>
          </table:table-cell>
          <table:table-cell office:value-type="float" office:value="296.96" calcext:value-type="float">
            <text:p>296.96</text:p>
          </table:table-cell>
          <table:table-cell office:value-type="float" office:value="6.7446391927e-07" calcext:value-type="float">
            <text:p>6.7446391927e-07</text:p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304039871515" calcext:value-type="float">
            <text:p>0.0304039871515</text:p>
          </table:table-cell>
          <table:table-cell office:value-type="float" office:value="244.736" calcext:value-type="float">
            <text:p>244.736</text:p>
          </table:table-cell>
          <table:table-cell office:value-type="float" office:value="1.98692778131e-06" calcext:value-type="float">
            <text:p>1.9869277813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7.76" calcext:value-type="float">
            <text:p>757.76</text:p>
          </table:table-cell>
          <table:table-cell office:value-type="float" office:value="0.000785005299335" calcext:value-type="float">
            <text:p>0.0007850052993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0259493423201" calcext:value-type="float">
            <text:p>0.002594934232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172348082884" calcext:value-type="float">
            <text:p>0.0172348082884</text:p>
          </table:table-cell>
          <table:table-cell office:value-type="float" office:value="321.536" calcext:value-type="float">
            <text:p>321.536</text:p>
          </table:table-cell>
          <table:table-cell office:value-type="float" office:value="5.51834115736e-07" calcext:value-type="float">
            <text:p>5.51834115736e-07</text:p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30064878601" calcext:value-type="float">
            <text:p>0.030064878601</text:p>
          </table:table-cell>
          <table:table-cell office:value-type="float" office:value="246.784" calcext:value-type="float">
            <text:p>246.784</text:p>
          </table:table-cell>
          <table:table-cell office:value-type="float" office:value="1.95013282245e-06" calcext:value-type="float">
            <text:p>1.9501328224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5.952" calcext:value-type="float">
            <text:p>765.952</text:p>
          </table:table-cell>
          <table:table-cell office:value-type="float" office:value="0.000777675651349" calcext:value-type="float">
            <text:p>0.0007776756513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0255833101805" calcext:value-type="float">
            <text:p>0.00255833101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170242268599" calcext:value-type="float">
            <text:p>0.0170242268599</text:p>
          </table:table-cell>
          <table:table-cell office:value-type="float" office:value="333.824" calcext:value-type="float">
            <text:p>333.824</text:p>
          </table:table-cell>
          <table:table-cell office:value-type="float" office:value="4.90519214025e-07" calcext:value-type="float">
            <text:p>4.90519214025e-07</text:p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297279032712" calcext:value-type="float">
            <text:p>0.0297279032712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1.8029529868e-06" calcext:value-type="float">
            <text:p>1.802952986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74.144" calcext:value-type="float">
            <text:p>774.144</text:p>
          </table:table-cell>
          <table:table-cell office:value-type="float" office:value="0.000772544897759" calcext:value-type="float">
            <text:p>0.0007725448977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0252464827329" calcext:value-type="float">
            <text:p>0.002524648273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168188578429" calcext:value-type="float">
            <text:p>0.0168188578429</text:p>
          </table:table-cell>
          <table:table-cell office:value-type="float" office:value="358.4" calcext:value-type="float">
            <text:p>358.4</text:p>
          </table:table-cell>
          <table:table-cell office:value-type="float" office:value="4.29204312202e-07" calcext:value-type="float">
            <text:p>4.29204312202e-07</text:p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293915899755" calcext:value-type="float">
            <text:p>0.0293915899755</text:p>
          </table:table-cell>
          <table:table-cell office:value-type="float" office:value="250.88" calcext:value-type="float">
            <text:p>250.88</text:p>
          </table:table-cell>
          <table:table-cell office:value-type="float" office:value="1.76615802783e-06" calcext:value-type="float">
            <text:p>1.7661580278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82.336" calcext:value-type="float">
            <text:p>782.336</text:p>
          </table:table-cell>
          <table:table-cell office:value-type="float" office:value="0.000767414144168" calcext:value-type="float">
            <text:p>0.0007674141441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0249038143469" calcext:value-type="float">
            <text:p>0.002490381434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166129369235" calcext:value-type="float">
            <text:p>0.0166129369235</text:p>
          </table:table-cell>
          <table:table-cell office:value-type="float" office:value="362.496" calcext:value-type="float">
            <text:p>362.496</text:p>
          </table:table-cell>
          <table:table-cell office:value-type="float" office:value="3.67889410491e-07" calcext:value-type="float">
            <text:p>3.67889410491e-07</text:p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290646187158" calcext:value-type="float">
            <text:p>0.0290646187158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1.69256811e-06" calcext:value-type="float">
            <text:p>1.6925681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0.528" calcext:value-type="float">
            <text:p>790.528</text:p>
          </table:table-cell>
          <table:table-cell office:value-type="float" office:value="0.000763016355377" calcext:value-type="float">
            <text:p>0.0007630163553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0245669868994" calcext:value-type="float">
            <text:p>0.002456698689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164127189956" calcext:value-type="float">
            <text:p>0.0164127189956</text:p>
          </table:table-cell>
          <table:table-cell office:value-type="float" office:value="366.592" calcext:value-type="float">
            <text:p>366.592</text:p>
          </table:table-cell>
          <table:table-cell office:value-type="float" office:value="2.45259606957e-07" calcext:value-type="float">
            <text:p>2.45259606957e-07</text:p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28740884067" calcext:value-type="float">
            <text:p>0.028740884067</text:p>
          </table:table-cell>
          <table:table-cell office:value-type="float" office:value="254.976" calcext:value-type="float">
            <text:p>254.976</text:p>
          </table:table-cell>
          <table:table-cell office:value-type="float" office:value="1.50859331549e-06" calcext:value-type="float">
            <text:p>1.5085933154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8.72" calcext:value-type="float">
            <text:p>798.72</text:p>
          </table:table-cell>
          <table:table-cell office:value-type="float" office:value="0.000757885601786" calcext:value-type="float">
            <text:p>0.0007578856017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0242554701848" calcext:value-type="float">
            <text:p>0.002425547018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162198597665" calcext:value-type="float">
            <text:p>0.0162198597665</text:p>
          </table:table-cell>
          <table:table-cell office:value-type="float" office:value="514.048" calcext:value-type="float">
            <text:p>514.048</text:p>
          </table:table-cell>
          <table:table-cell office:value-type="float" office:value="1.83944705245e-07" calcext:value-type="float">
            <text:p>1.83944705245e-07</text:p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284182528083" calcext:value-type="float">
            <text:p>0.0284182528083</text:p>
          </table:table-cell>
          <table:table-cell office:value-type="float" office:value="261.12" calcext:value-type="float">
            <text:p>261.12</text:p>
          </table:table-cell>
          <table:table-cell office:value-type="float" office:value="1.3982084387e-06" calcext:value-type="float">
            <text:p>1.398208438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06.912" calcext:value-type="float">
            <text:p>806.912</text:p>
          </table:table-cell>
          <table:table-cell office:value-type="float" office:value="0.00075568670739" calcext:value-type="float">
            <text:p>0.000755686707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0239420064908" calcext:value-type="float">
            <text:p>0.002394200649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160218494483" calcext:value-type="float">
            <text:p>0.0160218494483</text:p>
          </table:table-cell>
          <table:table-cell office:value-type="float" office:value="651.264" calcext:value-type="float">
            <text:p>651.264</text:p>
          </table:table-cell>
          <table:table-cell office:value-type="float" office:value="1.22629803534e-07" calcext:value-type="float">
            <text:p>1.22629803534e-07</text:p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280946284985" calcext:value-type="float">
            <text:p>0.0280946284985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1.28782356201e-06" calcext:value-type="float">
            <text:p>1.2878235620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5.104" calcext:value-type="float">
            <text:p>815.104</text:p>
          </table:table-cell>
          <table:table-cell office:value-type="float" office:value="0.000752021883397" calcext:value-type="float">
            <text:p>0.0007520218833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0235896032075" calcext:value-type="float">
            <text:p>0.002358960320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158347545331" calcext:value-type="float">
            <text:p>0.0158347545331</text:p>
          </table:table-cell>
          <table:table-cell office:value-type="float" office:value="659.456" calcext:value-type="float">
            <text:p>659.456</text:p>
          </table:table-cell>
          <table:table-cell office:value-type="float" office:value="6.13149017115e-08" calcext:value-type="float">
            <text:p>6.13149017115e-08</text:p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277805669027" calcext:value-type="float">
            <text:p>0.0277805669027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1.10384876739e-06" calcext:value-type="float">
            <text:p>1.1038487673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3.296" calcext:value-type="float">
            <text:p>823.296</text:p>
          </table:table-cell>
          <table:table-cell office:value-type="float" office:value="0.000749822989001" calcext:value-type="float">
            <text:p>0.0007498229890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0232391469037" calcext:value-type="float">
            <text:p>0.002323914690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156503578075" calcext:value-type="float">
            <text:p>0.0156503578075</text:p>
          </table:table-cell>
          <table:table-cell office:value-type="float" office:value="1019.904" calcext:value-type="float">
            <text:p>1019.90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274767668346" calcext:value-type="float">
            <text:p>0.0274767668346</text:p>
          </table:table-cell>
          <table:table-cell office:value-type="float" office:value="276.48" calcext:value-type="float">
            <text:p>276.48</text:p>
          </table:table-cell>
          <table:table-cell office:value-type="float" office:value="1.06705380853e-06" calcext:value-type="float">
            <text:p>1.0670538085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1.488" calcext:value-type="float">
            <text:p>831.488</text:p>
          </table:table-cell>
          <table:table-cell office:value-type="float" office:value="0.000746158165008" calcext:value-type="float">
            <text:p>0.0007461581650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0229217892508" calcext:value-type="float">
            <text:p>0.002292178925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154637534723" calcext:value-type="float">
            <text:p>0.01546375347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271662360871" calcext:value-type="float">
            <text:p>0.0271662360871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9.93463890708e-07" calcext:value-type="float">
            <text:p>9.9346389070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9.68" calcext:value-type="float">
            <text:p>839.68</text:p>
          </table:table-cell>
          <table:table-cell office:value-type="float" office:value="0.000741027411418" calcext:value-type="float">
            <text:p>0.0007410274114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0225499161728" calcext:value-type="float">
            <text:p>0.002254991617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152756160749" calcext:value-type="float">
            <text:p>0.01527561607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268634658497" calcext:value-type="float">
            <text:p>0.0268634658497</text:p>
          </table:table-cell>
          <table:table-cell office:value-type="float" office:value="288.768" calcext:value-type="float">
            <text:p>288.768</text:p>
          </table:table-cell>
          <table:table-cell office:value-type="float" office:value="9.5666893174e-07" calcext:value-type="float">
            <text:p>9.566689317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7.872" calcext:value-type="float">
            <text:p>847.872</text:p>
          </table:table-cell>
          <table:table-cell office:value-type="float" office:value="0.000738095552223" calcext:value-type="float">
            <text:p>0.0007380955522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0221838840332" calcext:value-type="float">
            <text:p>0.002218388403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150923231541" calcext:value-type="float">
            <text:p>0.01509232315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265648884947" calcext:value-type="float">
            <text:p>0.0265648884947</text:p>
          </table:table-cell>
          <table:table-cell office:value-type="float" office:value="292.864" calcext:value-type="float">
            <text:p>292.864</text:p>
          </table:table-cell>
          <table:table-cell office:value-type="float" office:value="9.19873972882e-07" calcext:value-type="float">
            <text:p>9.1987397288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56.064" calcext:value-type="float">
            <text:p>856.064</text:p>
          </table:table-cell>
          <table:table-cell office:value-type="float" office:value="0.000733697763431" calcext:value-type="float">
            <text:p>0.0007336977634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0218197988731" calcext:value-type="float">
            <text:p>0.002181979887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149104406505" calcext:value-type="float">
            <text:p>0.01491044065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262626331727" calcext:value-type="float">
            <text:p>0.0262626331727</text:p>
          </table:table-cell>
          <table:table-cell office:value-type="float" office:value="301.056" calcext:value-type="float">
            <text:p>301.056</text:p>
          </table:table-cell>
          <table:table-cell office:value-type="float" office:value="8.83079013914e-07" calcext:value-type="float">
            <text:p>8.8307901391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4.256" calcext:value-type="float">
            <text:p>864.256</text:p>
          </table:table-cell>
          <table:table-cell office:value-type="float" office:value="0.000727834045042" calcext:value-type="float">
            <text:p>0.0007278340450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0213856224523" calcext:value-type="float">
            <text:p>0.002138562245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14731562949" calcext:value-type="float">
            <text:p>0.0147315629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259624375123" calcext:value-type="float">
            <text:p>0.0259624375123</text:p>
          </table:table-cell>
          <table:table-cell office:value-type="float" office:value="305.152" calcext:value-type="float">
            <text:p>305.152</text:p>
          </table:table-cell>
          <table:table-cell office:value-type="float" office:value="8.46284055056e-07" calcext:value-type="float">
            <text:p>8.4628405505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2.448" calcext:value-type="float">
            <text:p>872.448</text:p>
          </table:table-cell>
          <table:table-cell office:value-type="float" office:value="0.000724902185848" calcext:value-type="float">
            <text:p>0.0007249021858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0209572869698" calcext:value-type="float">
            <text:p>0.002095728696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1455225599" calcext:value-type="float">
            <text:p>0.014552255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256625360891" calcext:value-type="float">
            <text:p>0.0256625360891</text:p>
          </table:table-cell>
          <table:table-cell office:value-type="float" office:value="313.344" calcext:value-type="float">
            <text:p>313.344</text:p>
          </table:table-cell>
          <table:table-cell office:value-type="float" office:value="7.7269413723e-07" calcext:value-type="float">
            <text:p>7.726941372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.64" calcext:value-type="float">
            <text:p>880.64</text:p>
          </table:table-cell>
          <table:table-cell office:value-type="float" office:value="0.000720504397056" calcext:value-type="float">
            <text:p>0.0007205043970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0206048836865" calcext:value-type="float">
            <text:p>0.002060488368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143737462234" calcext:value-type="float">
            <text:p>0.01437374622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253695124642" calcext:value-type="float">
            <text:p>0.0253695124642</text:p>
          </table:table-cell>
          <table:table-cell office:value-type="float" office:value="317.44" calcext:value-type="float">
            <text:p>317.44</text:p>
          </table:table-cell>
          <table:table-cell office:value-type="float" office:value="7.35899178261e-07" calcext:value-type="float">
            <text:p>7.3589917826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8.832" calcext:value-type="float">
            <text:p>888.832</text:p>
          </table:table-cell>
          <table:table-cell office:value-type="float" office:value="0.00071830550266" calcext:value-type="float">
            <text:p>0.000718305502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0202330106085" calcext:value-type="float">
            <text:p>0.002023301060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141918637198" calcext:value-type="float">
            <text:p>0.01419186371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250713764651" calcext:value-type="float">
            <text:p>0.0250713764651</text:p>
          </table:table-cell>
          <table:table-cell office:value-type="float" office:value="321.536" calcext:value-type="float">
            <text:p>321.536</text:p>
          </table:table-cell>
          <table:table-cell office:value-type="float" office:value="6.62309260435e-07" calcext:value-type="float">
            <text:p>6.6230926043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7.024" calcext:value-type="float">
            <text:p>897.024</text:p>
          </table:table-cell>
          <table:table-cell office:value-type="float" office:value="0.000716839573063" calcext:value-type="float">
            <text:p>0.0007168395730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0198202509618" calcext:value-type="float">
            <text:p>0.001982025096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140126180834" calcext:value-type="float">
            <text:p>0.01401261808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247713279233" calcext:value-type="float">
            <text:p>0.0247713279233</text:p>
          </table:table-cell>
          <table:table-cell office:value-type="float" office:value="325.632" calcext:value-type="float">
            <text:p>325.632</text:p>
          </table:table-cell>
          <table:table-cell office:value-type="float" office:value="6.25514301578e-07" calcext:value-type="float">
            <text:p>6.2551430157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5.216" calcext:value-type="float">
            <text:p>905.216</text:p>
          </table:table-cell>
          <table:table-cell office:value-type="float" office:value="0.000712441784271" calcext:value-type="float">
            <text:p>0.0007124417842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0194230671507" calcext:value-type="float">
            <text:p>0.001942306715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138460048797" calcext:value-type="float">
            <text:p>0.01384600487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244691829404" calcext:value-type="float">
            <text:p>0.0244691829404</text:p>
          </table:table-cell>
          <table:table-cell office:value-type="float" office:value="337.92" calcext:value-type="float">
            <text:p>337.92</text:p>
          </table:table-cell>
          <table:table-cell office:value-type="float" office:value="5.88719342609e-07" calcext:value-type="float">
            <text:p>5.8871934260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3.408" calcext:value-type="float">
            <text:p>913.408</text:p>
          </table:table-cell>
          <table:table-cell office:value-type="float" office:value="0.000710242889875" calcext:value-type="float">
            <text:p>0.0007102428898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0190609289701" calcext:value-type="float">
            <text:p>0.001906092897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136703772701" calcext:value-type="float">
            <text:p>0.01367037727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241791752483" calcext:value-type="float">
            <text:p>0.0241791752483</text:p>
          </table:table-cell>
          <table:table-cell office:value-type="float" office:value="346.112" calcext:value-type="float">
            <text:p>346.112</text:p>
          </table:table-cell>
          <table:table-cell office:value-type="float" office:value="5.51924383752e-07" calcext:value-type="float">
            <text:p>5.5192438375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1.6" calcext:value-type="float">
            <text:p>921.6</text:p>
          </table:table-cell>
          <table:table-cell office:value-type="float" office:value="0.000706578065882" calcext:value-type="float">
            <text:p>0.0007065780658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0186306465082" calcext:value-type="float">
            <text:p>0.001863064650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13503089519" calcext:value-type="float">
            <text:p>0.0135030895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238893146749" calcext:value-type="float">
            <text:p>0.0238893146749</text:p>
          </table:table-cell>
          <table:table-cell office:value-type="float" office:value="432.128" calcext:value-type="float">
            <text:p>432.128</text:p>
          </table:table-cell>
          <table:table-cell office:value-type="float" office:value="5.15129424783e-07" calcext:value-type="float">
            <text:p>5.1512942478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9.792" calcext:value-type="float">
            <text:p>929.792</text:p>
          </table:table-cell>
          <table:table-cell office:value-type="float" office:value="0.000704379171486" calcext:value-type="float">
            <text:p>0.0007043791714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0182977130195" calcext:value-type="float">
            <text:p>0.001829771301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133416274044" calcext:value-type="float">
            <text:p>0.01334162740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2359849783" calcext:value-type="float">
            <text:p>0.02359849783</text:p>
          </table:table-cell>
          <table:table-cell office:value-type="float" office:value="593.92" calcext:value-type="float">
            <text:p>593.92</text:p>
          </table:table-cell>
          <table:table-cell office:value-type="float" office:value="4.78334465925e-07" calcext:value-type="float">
            <text:p>4.7833446592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7.984" calcext:value-type="float">
            <text:p>937.984</text:p>
          </table:table-cell>
          <table:table-cell office:value-type="float" office:value="0.000699248417895" calcext:value-type="float">
            <text:p>0.0006992484178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0179939842228" calcext:value-type="float">
            <text:p>0.001799398422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131982554242" calcext:value-type="float">
            <text:p>0.01319825542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23314264546" calcext:value-type="float">
            <text:p>0.023314264546</text:p>
          </table:table-cell>
          <table:table-cell office:value-type="float" office:value="733.184" calcext:value-type="float">
            <text:p>733.184</text:p>
          </table:table-cell>
          <table:table-cell office:value-type="float" office:value="4.41539506957e-07" calcext:value-type="float">
            <text:p>4.4153950695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6.176" calcext:value-type="float">
            <text:p>946.176</text:p>
          </table:table-cell>
          <table:table-cell office:value-type="float" office:value="0.000692651734708" calcext:value-type="float">
            <text:p>0.0006926517347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0176065353092" calcext:value-type="float">
            <text:p>0.001760653530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130585014709" calcext:value-type="float">
            <text:p>0.01305850147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230437500786" calcext:value-type="float">
            <text:p>0.0230437500786</text:p>
          </table:table-cell>
          <table:table-cell office:value-type="float" office:value="1073.152" calcext:value-type="float">
            <text:p>1073.152</text:p>
          </table:table-cell>
          <table:table-cell office:value-type="float" office:value="4.04744548099e-07" calcext:value-type="float">
            <text:p>4.0474454809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54.368" calcext:value-type="float">
            <text:p>954.368</text:p>
          </table:table-cell>
          <table:table-cell office:value-type="float" office:value="0.000690452840312" calcext:value-type="float">
            <text:p>0.0006904528403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0172151924365" calcext:value-type="float">
            <text:p>0.001721519243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12925186379" calcext:value-type="float">
            <text:p>0.0129251863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227969584979" calcext:value-type="float">
            <text:p>0.0227969584979</text:p>
          </table:table-cell>
          <table:table-cell office:value-type="float" office:value="1089.536" calcext:value-type="float">
            <text:p>1089.536</text:p>
          </table:table-cell>
          <table:table-cell office:value-type="float" office:value="3.67949589131e-07" calcext:value-type="float">
            <text:p>3.6794958913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62.56" calcext:value-type="float">
            <text:p>962.56</text:p>
          </table:table-cell>
          <table:table-cell office:value-type="float" office:value="0.000686788016319" calcext:value-type="float">
            <text:p>0.0006867880163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016849160297" calcext:value-type="float">
            <text:p>0.00168491602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127925458344" calcext:value-type="float">
            <text:p>0.01279254583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225624881064" calcext:value-type="float">
            <text:p>0.0225624881064</text:p>
          </table:table-cell>
          <table:table-cell office:value-type="float" office:value="1138.688" calcext:value-type="float">
            <text:p>1138.688</text:p>
          </table:table-cell>
          <table:table-cell office:value-type="float" office:value="3.31154630273e-07" calcext:value-type="float">
            <text:p>3.3115463027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0.752" calcext:value-type="float">
            <text:p>970.752</text:p>
          </table:table-cell>
          <table:table-cell office:value-type="float" office:value="0.000683856157124" calcext:value-type="float">
            <text:p>0.0006838561571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164792341985" calcext:value-type="float">
            <text:p>0.001647923419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126684291159" calcext:value-type="float">
            <text:p>0.01266842911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223362563608" calcext:value-type="float">
            <text:p>0.0223362563608</text:p>
          </table:table-cell>
          <table:table-cell office:value-type="float" office:value="1155.072" calcext:value-type="float">
            <text:p>1155.072</text:p>
          </table:table-cell>
          <table:table-cell office:value-type="float" office:value="2.94359671305e-07" calcext:value-type="float">
            <text:p>2.9435967130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8.944" calcext:value-type="float">
            <text:p>978.944</text:p>
          </table:table-cell>
          <table:table-cell office:value-type="float" office:value="0.000677259473936" calcext:value-type="float">
            <text:p>0.0006772594739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160333759008" calcext:value-type="float">
            <text:p>0.001603337590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125555344129" calcext:value-type="float">
            <text:p>0.01255553441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221110544459" calcext:value-type="float">
            <text:p>0.0221110544459</text:p>
          </table:table-cell>
          <table:table-cell office:value-type="float" office:value="1187.84" calcext:value-type="float">
            <text:p>1187.84</text:p>
          </table:table-cell>
          <table:table-cell office:value-type="float" office:value="2.57564712447e-07" calcext:value-type="float">
            <text:p>2.5756471244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7.136" calcext:value-type="float">
            <text:p>987.136</text:p>
          </table:table-cell>
          <table:table-cell office:value-type="float" office:value="0.000672861685145" calcext:value-type="float">
            <text:p>0.0006728616851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15595305521" calcext:value-type="float">
            <text:p>0.00155953055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124591354596" calcext:value-type="float">
            <text:p>0.01245913545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218971806692" calcext:value-type="float">
            <text:p>0.0218971806692</text:p>
          </table:table-cell>
          <table:table-cell office:value-type="float" office:value="1302.528" calcext:value-type="float">
            <text:p>1302.528</text:p>
          </table:table-cell>
          <table:table-cell office:value-type="float" office:value="2.20769753478e-07" calcext:value-type="float">
            <text:p>2.2076975347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5.328" calcext:value-type="float">
            <text:p>995.328</text:p>
          </table:table-cell>
          <table:table-cell office:value-type="float" office:value="0.000670662790749" calcext:value-type="float">
            <text:p>0.0006706627907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150832499215" calcext:value-type="float">
            <text:p>0.001508324992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123656186633" calcext:value-type="float">
            <text:p>0.01236561866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217063309654" calcext:value-type="float">
            <text:p>0.0217063309654</text:p>
          </table:table-cell>
          <table:table-cell office:value-type="float" office:value="1368.064" calcext:value-type="float">
            <text:p>1368.064</text:p>
          </table:table-cell>
          <table:table-cell office:value-type="float" office:value="1.83974794621e-07" calcext:value-type="float">
            <text:p>1.8397479462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3.52" calcext:value-type="float">
            <text:p>1003.52</text:p>
          </table:table-cell>
          <table:table-cell office:value-type="float" office:value="0.00066992982595" calcext:value-type="float">
            <text:p>0.000669929825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145984520345" calcext:value-type="float">
            <text:p>0.001459845203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122730217043" calcext:value-type="float">
            <text:p>0.01227302170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215324734688" calcext:value-type="float">
            <text:p>0.0215324734688</text:p>
          </table:table-cell>
          <table:table-cell office:value-type="float" office:value="1499.136" calcext:value-type="float">
            <text:p>1499.136</text:p>
          </table:table-cell>
          <table:table-cell office:value-type="float" office:value="1.47179835652e-07" calcext:value-type="float">
            <text:p>1.4717983565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1.712" calcext:value-type="float">
            <text:p>1011.712</text:p>
          </table:table-cell>
          <table:table-cell office:value-type="float" office:value="0.00066479907236" calcext:value-type="float">
            <text:p>0.000664799072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14144805819" calcext:value-type="float">
            <text:p>0.00141448058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121802407778" calcext:value-type="float">
            <text:p>0.01218024077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213695763137" calcext:value-type="float">
            <text:p>0.0213695763137</text:p>
          </table:table-cell>
          <table:table-cell office:value-type="float" office:value="1515.52" calcext:value-type="float">
            <text:p>1515.52</text:p>
          </table:table-cell>
          <table:table-cell office:value-type="float" office:value="1.10384876795e-07" calcext:value-type="float">
            <text:p>1.1038487679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9.904" calcext:value-type="float">
            <text:p>1019.904</text:p>
          </table:table-cell>
          <table:table-cell office:value-type="float" office:value="0.000660401283568" calcext:value-type="float">
            <text:p>0.0006604012835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136677958499" calcext:value-type="float">
            <text:p>0.001366779584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12089912751" calcext:value-type="float">
            <text:p>0.0120899127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212110191595" calcext:value-type="float">
            <text:p>0.0212110191595</text:p>
          </table:table-cell>
          <table:table-cell office:value-type="float" office:value="1564.672" calcext:value-type="float">
            <text:p>1564.672</text:p>
          </table:table-cell>
          <table:table-cell office:value-type="float" office:value="7.35899178261e-08" calcext:value-type="float">
            <text:p>7.35899178261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8.096" calcext:value-type="float">
            <text:p>1028.096</text:p>
          </table:table-cell>
          <table:table-cell office:value-type="float" office:value="0.000657469424373" calcext:value-type="float">
            <text:p>0.0006574694243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131907858807" calcext:value-type="float">
            <text:p>0.001319078588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119994620791" calcext:value-type="float">
            <text:p>0.01199946207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210552940398" calcext:value-type="float">
            <text:p>0.0210552940398</text:p>
          </table:table-cell>
          <table:table-cell office:value-type="float" office:value="1826.816" calcext:value-type="float">
            <text:p>1826.816</text:p>
          </table:table-cell>
          <table:table-cell office:value-type="float" office:value="3.67949589686e-08" calcext:value-type="float">
            <text:p>3.67949589686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6.288" calcext:value-type="float">
            <text:p>1036.288</text:p>
          </table:table-cell>
          <table:table-cell office:value-type="float" office:value="0.00065380460038" calcext:value-type="float">
            <text:p>0.000653804600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127624503983" calcext:value-type="float">
            <text:p>0.001276245039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119122614992" calcext:value-type="float">
            <text:p>0.01191226149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208986494285" calcext:value-type="float">
            <text:p>0.0208986494285</text:p>
          </table:table-cell>
          <table:table-cell office:value-type="float" office:value="1859.584" calcext:value-type="float">
            <text:p>1859.58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4.48" calcext:value-type="float">
            <text:p>1044.48</text:p>
          </table:table-cell>
          <table:table-cell office:value-type="float" office:value="0.000651605705984" calcext:value-type="float">
            <text:p>0.0006516057059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123457967926" calcext:value-type="float">
            <text:p>0.001234579679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118205843776" calcext:value-type="float">
            <text:p>0.01182058437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207479631235" calcext:value-type="float">
            <text:p>0.02074796312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56.768" calcext:value-type="float">
            <text:p>1056.768</text:p>
          </table:table-cell>
          <table:table-cell office:value-type="float" office:value="0.000641344198803" calcext:value-type="float">
            <text:p>0.0006413441988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119408250637" calcext:value-type="float">
            <text:p>0.001194082506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117346102474" calcext:value-type="float">
            <text:p>0.01173461024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205926793599" calcext:value-type="float">
            <text:p>0.02059267935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73.152" calcext:value-type="float">
            <text:p>1073.152</text:p>
          </table:table-cell>
          <table:table-cell office:value-type="float" office:value="0.00063767937481" calcext:value-type="float">
            <text:p>0.000637679374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11465762074" calcext:value-type="float">
            <text:p>0.00114657620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116492493422" calcext:value-type="float">
            <text:p>0.01164924934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204367703419" calcext:value-type="float">
            <text:p>0.02043677034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89.536" calcext:value-type="float">
            <text:p>1089.536</text:p>
          </table:table-cell>
          <table:table-cell office:value-type="float" office:value="0.000633281586018" calcext:value-type="float">
            <text:p>0.0006332815860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110899950371" calcext:value-type="float">
            <text:p>0.001108999503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115604543776" calcext:value-type="float">
            <text:p>0.01156045437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202851645453" calcext:value-type="float">
            <text:p>0.02028516454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05.92" calcext:value-type="float">
            <text:p>1105.92</text:p>
          </table:table-cell>
          <table:table-cell office:value-type="float" office:value="0.000622287114039" calcext:value-type="float">
            <text:p>0.0006222871140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106752884109" calcext:value-type="float">
            <text:p>0.001067528841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114716594129" calcext:value-type="float">
            <text:p>0.01147165941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201276372218" calcext:value-type="float">
            <text:p>0.02012763722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22.304" calcext:value-type="float">
            <text:p>1122.304</text:p>
          </table:table-cell>
          <table:table-cell office:value-type="float" office:value="0.000610559677261" calcext:value-type="float">
            <text:p>0.0006105596772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102352710517" calcext:value-type="float">
            <text:p>0.001023527105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113806568387" calcext:value-type="float">
            <text:p>0.01138065683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199794151547" calcext:value-type="float">
            <text:p>0.01997941515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38.688" calcext:value-type="float">
            <text:p>1138.688</text:p>
          </table:table-cell>
          <table:table-cell office:value-type="float" office:value="0.000601031134879" calcext:value-type="float">
            <text:p>0.0006010311348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0981472348706" calcext:value-type="float">
            <text:p>0.0009814723487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112932109688" calcext:value-type="float">
            <text:p>0.01129321096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198288759684" calcext:value-type="float">
            <text:p>0.01982887596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55.072" calcext:value-type="float">
            <text:p>1155.072</text:p>
          </table:table-cell>
          <table:table-cell office:value-type="float" office:value="0.000592968522094" calcext:value-type="float">
            <text:p>0.0005929685220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094078047787" calcext:value-type="float">
            <text:p>0.000940780477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112019631046" calcext:value-type="float">
            <text:p>0.01120196310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196798079689" calcext:value-type="float">
            <text:p>0.01967980796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71.456" calcext:value-type="float">
            <text:p>1171.456</text:p>
          </table:table-cell>
          <table:table-cell office:value-type="float" office:value="0.000583439979712" calcext:value-type="float">
            <text:p>0.0005834399797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0892884783012" calcext:value-type="float">
            <text:p>0.0008928847830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110152974469" calcext:value-type="float">
            <text:p>0.01101529744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195271355618" calcext:value-type="float">
            <text:p>0.01952713556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87.84" calcext:value-type="float">
            <text:p>1187.84</text:p>
          </table:table-cell>
          <table:table-cell office:value-type="float" office:value="0.000577576261322" calcext:value-type="float">
            <text:p>0.0005775762613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0838758753863" calcext:value-type="float">
            <text:p>0.0008387587538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108361744554" calcext:value-type="float">
            <text:p>0.01083617445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193742424767" calcext:value-type="float">
            <text:p>0.01937424247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04.224" calcext:value-type="float">
            <text:p>1204.224</text:p>
          </table:table-cell>
          <table:table-cell office:value-type="float" office:value="0.000570246613336" calcext:value-type="float">
            <text:p>0.0005702466133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0778986484263" calcext:value-type="float">
            <text:p>0.0007789864842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106562542715" calcext:value-type="float">
            <text:p>0.01065625427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190644841022" calcext:value-type="float">
            <text:p>0.01906448410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20.608" calcext:value-type="float">
            <text:p>1220.608</text:p>
          </table:table-cell>
          <table:table-cell office:value-type="float" office:value="0.000565115859746" calcext:value-type="float">
            <text:p>0.0005651158597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0721939985916" calcext:value-type="float">
            <text:p>0.0007219399859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104854098161" calcext:value-type="float">
            <text:p>0.01048540981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187563440332" calcext:value-type="float">
            <text:p>0.01875634403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36.992" calcext:value-type="float">
            <text:p>1236.992</text:p>
          </table:table-cell>
          <table:table-cell office:value-type="float" office:value="0.000556320282162" calcext:value-type="float">
            <text:p>0.0005563202821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0668787446499" calcext:value-type="float">
            <text:p>0.0006687874464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103134615558" calcext:value-type="float">
            <text:p>0.01031346155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184555231183" calcext:value-type="float">
            <text:p>0.01845552311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53.376" calcext:value-type="float">
            <text:p>1253.376</text:p>
          </table:table-cell>
          <table:table-cell office:value-type="float" office:value="0.000551189528572" calcext:value-type="float">
            <text:p>0.0005511895285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0615050813244" calcext:value-type="float">
            <text:p>0.0006150508132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101388764285" calcext:value-type="float">
            <text:p>0.01013887642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181595571198" calcext:value-type="float">
            <text:p>0.01815955711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69.76" calcext:value-type="float">
            <text:p>1269.76</text:p>
          </table:table-cell>
          <table:table-cell office:value-type="float" office:value="0.000542393950988" calcext:value-type="float">
            <text:p>0.0005423939509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0555862637484" calcext:value-type="float">
            <text:p>0.0005558626374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0998299466047" calcext:value-type="float">
            <text:p>0.009982994660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178709838348" calcext:value-type="float">
            <text:p>0.01787098383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86.144" calcext:value-type="float">
            <text:p>1286.144</text:p>
          </table:table-cell>
          <table:table-cell office:value-type="float" office:value="0.000535064303002" calcext:value-type="float">
            <text:p>0.0005350643030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0499594930922" calcext:value-type="float">
            <text:p>0.0004995949309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0982073535354" calcext:value-type="float">
            <text:p>0.009820735353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175824473295" calcext:value-type="float">
            <text:p>0.01758244732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02.528" calcext:value-type="float">
            <text:p>1302.528</text:p>
          </table:table-cell>
          <table:table-cell office:value-type="float" office:value="0.000529200584613" calcext:value-type="float">
            <text:p>0.0005292005846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0440212057215" calcext:value-type="float">
            <text:p>0.0004402120572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0966111291365" calcext:value-type="float">
            <text:p>0.009661112913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173002369273" calcext:value-type="float">
            <text:p>0.01730023692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18.912" calcext:value-type="float">
            <text:p>1318.912</text:p>
          </table:table-cell>
          <table:table-cell office:value-type="float" office:value="0.000524802795821" calcext:value-type="float">
            <text:p>0.0005248027958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0386280726013" calcext:value-type="float">
            <text:p>0.0003862807260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0949554219229" calcext:value-type="float">
            <text:p>0.009495542192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170180265251" calcext:value-type="float">
            <text:p>0.01701802652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35.296" calcext:value-type="float">
            <text:p>1335.296</text:p>
          </table:table-cell>
          <table:table-cell office:value-type="float" office:value="0.000517473147835" calcext:value-type="float">
            <text:p>0.0005174731478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0337800937315" calcext:value-type="float">
            <text:p>0.0003378009373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0933959910177" calcext:value-type="float">
            <text:p>0.009339599101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167363678179" calcext:value-type="float">
            <text:p>0.01673636781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51.68" calcext:value-type="float">
            <text:p>1351.68</text:p>
          </table:table-cell>
          <table:table-cell office:value-type="float" office:value="0.00050941053505" calcext:value-type="float">
            <text:p>0.000509410535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028854235683" calcext:value-type="float">
            <text:p>0.000288542356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0918561833091" calcext:value-type="float">
            <text:p>0.009185618330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16459674366" calcext:value-type="float">
            <text:p>0.0164596743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68.064" calcext:value-type="float">
            <text:p>1368.064</text:p>
          </table:table-cell>
          <table:table-cell office:value-type="float" office:value="0.000496950133473" calcext:value-type="float">
            <text:p>0.0004969501334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0244930016797" calcext:value-type="float">
            <text:p>0.0002449300167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0902188728424" calcext:value-type="float">
            <text:p>0.009021887284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161748158276" calcext:value-type="float">
            <text:p>0.01617481582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84.448" calcext:value-type="float">
            <text:p>1384.448</text:p>
          </table:table-cell>
          <table:table-cell office:value-type="float" office:value="0.000483023802299" calcext:value-type="float">
            <text:p>0.0004830238022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0206185125427" calcext:value-type="float">
            <text:p>0.0002061851254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088654536138" calcext:value-type="float">
            <text:p>0.00886545361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158880079668" calcext:value-type="float">
            <text:p>0.01588800796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00.832" calcext:value-type="float">
            <text:p>1400.832</text:p>
          </table:table-cell>
          <table:table-cell office:value-type="float" office:value="0.000470563400722" calcext:value-type="float">
            <text:p>0.0004705634007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0165882650485" calcext:value-type="float">
            <text:p>0.0001658826504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0870196785708" calcext:value-type="float">
            <text:p>0.008701967857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155967865456" calcext:value-type="float">
            <text:p>0.01559678654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17.216" calcext:value-type="float">
            <text:p>1417.216</text:p>
          </table:table-cell>
          <table:table-cell office:value-type="float" office:value="0.000460301893541" calcext:value-type="float">
            <text:p>0.0004603018935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132199905727" calcext:value-type="float">
            <text:p>0.0001321999057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0853897268028" calcext:value-type="float">
            <text:p>0.008538972680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153112291935" calcext:value-type="float">
            <text:p>0.01531122919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33.6" calcext:value-type="float">
            <text:p>1433.6</text:p>
          </table:table-cell>
          <table:table-cell office:value-type="float" office:value="0.000444176667971" calcext:value-type="float">
            <text:p>0.0004441766679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8.31360231893e-05" calcext:value-type="float">
            <text:p>8.3136023189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0836733103247" calcext:value-type="float">
            <text:p>0.008367331032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150125047198" calcext:value-type="float">
            <text:p>0.01501250471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49.984" calcext:value-type="float">
            <text:p>1449.984</text:p>
          </table:table-cell>
          <table:table-cell office:value-type="float" office:value="0.000436114055186" calcext:value-type="float">
            <text:p>0.0004361140551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4.45858297666e-05" calcext:value-type="float">
            <text:p>4.4585829766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081920100353" calcext:value-type="float">
            <text:p>0.00819201003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147152514328" calcext:value-type="float">
            <text:p>0.01471525143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66.368" calcext:value-type="float">
            <text:p>1466.368</text:p>
          </table:table-cell>
          <table:table-cell office:value-type="float" office:value="0.000422920688811" calcext:value-type="float">
            <text:p>0.0004229206888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2.04432843908e-05" calcext:value-type="float">
            <text:p>2.0443284390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080139908486" calcext:value-type="float">
            <text:p>0.00801399084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144072952621" calcext:value-type="float">
            <text:p>0.01440729526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82.752" calcext:value-type="float">
            <text:p>1482.752</text:p>
          </table:table-cell>
          <table:table-cell office:value-type="float" office:value="0.000414125111227" calcext:value-type="float">
            <text:p>0.0004141251112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9.15080348918e-06" calcext:value-type="float">
            <text:p>9.1508034891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0784014159118" calcext:value-type="float">
            <text:p>0.007840141591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14097941464" calcext:value-type="float">
            <text:p>0.0140979414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99.136" calcext:value-type="float">
            <text:p>1499.136</text:p>
          </table:table-cell>
          <table:table-cell office:value-type="float" office:value="0.000405329533644" calcext:value-type="float">
            <text:p>0.0004053295336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4.47805277137e-06" calcext:value-type="float">
            <text:p>4.4780527713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0767095284294" calcext:value-type="float">
            <text:p>0.007670952842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137970102101" calcext:value-type="float">
            <text:p>0.01379701021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15.52" calcext:value-type="float">
            <text:p>1515.52</text:p>
          </table:table-cell>
          <table:table-cell office:value-type="float" office:value="0.000393602096866" calcext:value-type="float">
            <text:p>0.0003936020968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2.33637535896e-06" calcext:value-type="float">
            <text:p>2.3363753589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0750507550914" calcext:value-type="float">
            <text:p>0.007505075509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135011913303" calcext:value-type="float">
            <text:p>0.01350119133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31.904" calcext:value-type="float">
            <text:p>1531.904</text:p>
          </table:table-cell>
          <table:table-cell office:value-type="float" office:value="0.000389204308074" calcext:value-type="float">
            <text:p>0.0003892043080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1.16818767948e-06" calcext:value-type="float">
            <text:p>1.1681876794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0733202344408" calcext:value-type="float">
            <text:p>0.007332023444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1320430584" calcext:value-type="float">
            <text:p>0.013204305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48.288" calcext:value-type="float">
            <text:p>1548.288</text:p>
          </table:table-cell>
          <table:table-cell office:value-type="float" office:value="0.000383340589685" calcext:value-type="float">
            <text:p>0.0003833405896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3.89395893197e-07" calcext:value-type="float">
            <text:p>3.8939589319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0716338659825" calcext:value-type="float">
            <text:p>0.007163386598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129165784874" calcext:value-type="float">
            <text:p>0.01291657848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64.672" calcext:value-type="float">
            <text:p>1564.672</text:p>
          </table:table-cell>
          <table:table-cell office:value-type="float" office:value="0.000377476871296" calcext:value-type="float">
            <text:p>0.0003774768712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0700499060815" calcext:value-type="float">
            <text:p>0.007004990608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12635949611" calcext:value-type="float">
            <text:p>0.0126359496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81.056" calcext:value-type="float">
            <text:p>1581.056</text:p>
          </table:table-cell>
          <table:table-cell office:value-type="float" office:value="0.000370147223309" calcext:value-type="float">
            <text:p>0.0003701472233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0684837297025" calcext:value-type="float">
            <text:p>0.006848372970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123561666669" calcext:value-type="float">
            <text:p>0.01235616666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97.44" calcext:value-type="float">
            <text:p>1597.44</text:p>
          </table:table-cell>
          <table:table-cell office:value-type="float" office:value="0.000361351645726" calcext:value-type="float">
            <text:p>0.0003613516457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0669292045964" calcext:value-type="float">
            <text:p>0.006692920459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120812754189" calcext:value-type="float">
            <text:p>0.01208127541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13.824" calcext:value-type="float">
            <text:p>1613.824</text:p>
          </table:table-cell>
          <table:table-cell office:value-type="float" office:value="0.000350357173746" calcext:value-type="float">
            <text:p>0.0003503571737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065423124257" calcext:value-type="float">
            <text:p>0.00654231242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118086277307" calcext:value-type="float">
            <text:p>0.01180862773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30.208" calcext:value-type="float">
            <text:p>1630.208</text:p>
          </table:table-cell>
          <table:table-cell office:value-type="float" office:value="0.000339362701767" calcext:value-type="float">
            <text:p>0.0003393627017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063896807496" calcext:value-type="float">
            <text:p>0.00638968074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115356490254" calcext:value-type="float">
            <text:p>0.01153564902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46.592" calcext:value-type="float">
            <text:p>1646.592</text:p>
          </table:table-cell>
          <table:table-cell office:value-type="float" office:value="0.000320305617002" calcext:value-type="float">
            <text:p>0.0003203056170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0623643584861" calcext:value-type="float">
            <text:p>0.006236435848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11259911845" calcext:value-type="float">
            <text:p>0.0112599118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62.976" calcext:value-type="float">
            <text:p>1662.976</text:p>
          </table:table-cell>
          <table:table-cell office:value-type="float" office:value="0.000308578180224" calcext:value-type="float">
            <text:p>0.0003085781802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0607712002117" calcext:value-type="float">
            <text:p>0.006077120021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109794300873" calcext:value-type="float">
            <text:p>0.01097943008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79.36" calcext:value-type="float">
            <text:p>1679.36</text:p>
          </table:table-cell>
          <table:table-cell office:value-type="float" office:value="0.000295384813849" calcext:value-type="float">
            <text:p>0.0002953848138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591075210745" calcext:value-type="float">
            <text:p>0.005910752107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106961898543" calcext:value-type="float">
            <text:p>0.01069618985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95.744" calcext:value-type="float">
            <text:p>1695.744</text:p>
          </table:table-cell>
          <table:table-cell office:value-type="float" office:value="0.000287322201064" calcext:value-type="float">
            <text:p>0.0002873222010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574364832386" calcext:value-type="float">
            <text:p>0.005743648323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104056304672" calcext:value-type="float">
            <text:p>0.01040563046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12.128" calcext:value-type="float">
            <text:p>1712.128</text:p>
          </table:table-cell>
          <table:table-cell office:value-type="float" office:value="0.000279259588279" calcext:value-type="float">
            <text:p>0.0002792595882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557127080618" calcext:value-type="float">
            <text:p>0.005571270806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101029705688" calcext:value-type="float">
            <text:p>0.01010297056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28.512" calcext:value-type="float">
            <text:p>1728.512</text:p>
          </table:table-cell>
          <table:table-cell office:value-type="float" office:value="0.000269731045897" calcext:value-type="float">
            <text:p>0.0002697310458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539644038893" calcext:value-type="float">
            <text:p>0.005396440388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979082151584" calcext:value-type="float">
            <text:p>0.009790821515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44.896" calcext:value-type="float">
            <text:p>1744.896</text:p>
          </table:table-cell>
          <table:table-cell office:value-type="float" office:value="0.000256537679521" calcext:value-type="float">
            <text:p>0.0002565376795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521927971708" calcext:value-type="float">
            <text:p>0.005219279717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947679669972" calcext:value-type="float">
            <text:p>0.009476796699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61.28" calcext:value-type="float">
            <text:p>1761.28</text:p>
          </table:table-cell>
          <table:table-cell office:value-type="float" office:value="0.000247009137139" calcext:value-type="float">
            <text:p>0.0002470091371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504868055159" calcext:value-type="float">
            <text:p>0.005048680551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916372815499" calcext:value-type="float">
            <text:p>0.009163728154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77.664" calcext:value-type="float">
            <text:p>1777.664</text:p>
          </table:table-cell>
          <table:table-cell office:value-type="float" office:value="0.000235281700361" calcext:value-type="float">
            <text:p>0.0002352817003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488194470294" calcext:value-type="float">
            <text:p>0.004881944702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886334859616" calcext:value-type="float">
            <text:p>0.008863348596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94.048" calcext:value-type="float">
            <text:p>1794.048</text:p>
          </table:table-cell>
          <table:table-cell office:value-type="float" office:value="0.000229417981972" calcext:value-type="float">
            <text:p>0.0002294179819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472109581326" calcext:value-type="float">
            <text:p>0.004721095813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856193920659" calcext:value-type="float">
            <text:p>0.008561939206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10.432" calcext:value-type="float">
            <text:p>1810.432</text:p>
          </table:table-cell>
          <table:table-cell office:value-type="float" office:value="0.000220622404388" calcext:value-type="float">
            <text:p>0.0002206224043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456276114565" calcext:value-type="float">
            <text:p>0.004562761145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827134303978" calcext:value-type="float">
            <text:p>0.008271343039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26.816" calcext:value-type="float">
            <text:p>1826.816</text:p>
          </table:table-cell>
          <table:table-cell office:value-type="float" office:value="0.000214758685999" calcext:value-type="float">
            <text:p>0.0002147586859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439351107493" calcext:value-type="float">
            <text:p>0.004393511074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798946365459" calcext:value-type="float">
            <text:p>0.007989463654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43.2" calcext:value-type="float">
            <text:p>1843.2</text:p>
          </table:table-cell>
          <table:table-cell office:value-type="float" office:value="0.00020376421402" calcext:value-type="float">
            <text:p>0.000203764214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424155394622" calcext:value-type="float">
            <text:p>0.004241553946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770920257484" calcext:value-type="float">
            <text:p>0.007709202574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59.584" calcext:value-type="float">
            <text:p>1859.584</text:p>
          </table:table-cell>
          <table:table-cell office:value-type="float" office:value="0.00018763898845" calcext:value-type="float">
            <text:p>0.000187638988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408708259544" calcext:value-type="float">
            <text:p>0.004087082595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743651810696" calcext:value-type="float">
            <text:p>0.007436518106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75.968" calcext:value-type="float">
            <text:p>1875.968</text:p>
          </table:table-cell>
          <table:table-cell office:value-type="float" office:value="0.000170780798081" calcext:value-type="float">
            <text:p>0.0001707807980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393340843703" calcext:value-type="float">
            <text:p>0.003933408437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717104245426" calcext:value-type="float">
            <text:p>0.007171042454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92.352" calcext:value-type="float">
            <text:p>1892.352</text:p>
          </table:table-cell>
          <table:table-cell office:value-type="float" office:value="0.00015025778372" calcext:value-type="float">
            <text:p>0.000150257783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378188056574" calcext:value-type="float">
            <text:p>0.003781880565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690483120817" calcext:value-type="float">
            <text:p>0.006904831208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08.736" calcext:value-type="float">
            <text:p>1908.736</text:p>
          </table:table-cell>
          <table:table-cell office:value-type="float" office:value="0.000131200698955" calcext:value-type="float">
            <text:p>0.0001312006989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362808376235" calcext:value-type="float">
            <text:p>0.003628083762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664877115079" calcext:value-type="float">
            <text:p>0.006648771150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25.12" calcext:value-type="float">
            <text:p>1925.12</text:p>
          </table:table-cell>
          <table:table-cell office:value-type="float" office:value="0.000115808438184" calcext:value-type="float">
            <text:p>0.0001158084381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347551340874" calcext:value-type="float">
            <text:p>0.003475513408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638792973641" calcext:value-type="float">
            <text:p>0.006387929736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41.504" calcext:value-type="float">
            <text:p>1941.504</text:p>
          </table:table-cell>
          <table:table-cell office:value-type="float" office:value="0.000107745825399" calcext:value-type="float">
            <text:p>0.0001077458253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331405129418" calcext:value-type="float">
            <text:p>0.003314051294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612399882982" calcext:value-type="float">
            <text:p>0.006123998829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57.888" calcext:value-type="float">
            <text:p>1957.888</text:p>
          </table:table-cell>
          <table:table-cell office:value-type="float" office:value="8.575688144e-05" calcext:value-type="float">
            <text:p>8.57568814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314768338046" calcext:value-type="float">
            <text:p>0.003147683380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585683131233" calcext:value-type="float">
            <text:p>0.005856831312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74.272" calcext:value-type="float">
            <text:p>1974.272</text:p>
          </table:table-cell>
          <table:table-cell office:value-type="float" office:value="6.45009022797e-05" calcext:value-type="float">
            <text:p>6.4500902279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297260767325" calcext:value-type="float">
            <text:p>0.002972607673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558319057305" calcext:value-type="float">
            <text:p>0.005583190573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90.656" calcext:value-type="float">
            <text:p>1990.656</text:p>
          </table:table-cell>
          <table:table-cell office:value-type="float" office:value="5.13075359043e-05" calcext:value-type="float">
            <text:p>5.1307535904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279740932106" calcext:value-type="float">
            <text:p>0.002797409321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530028135711" calcext:value-type="float">
            <text:p>0.005300281357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07.04" calcext:value-type="float">
            <text:p>2007.04</text:p>
          </table:table-cell>
          <table:table-cell office:value-type="float" office:value="3.51823103344e-05" calcext:value-type="float">
            <text:p>3.5182310334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261209275811" calcext:value-type="float">
            <text:p>0.002612092758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500806688486" calcext:value-type="float">
            <text:p>0.005008066884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23.424" calcext:value-type="float">
            <text:p>2023.424</text:p>
          </table:table-cell>
          <table:table-cell office:value-type="float" office:value="2.34548735563e-05" calcext:value-type="float">
            <text:p>2.3454873556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243260183167" calcext:value-type="float">
            <text:p>0.002432601831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471691902301" calcext:value-type="float">
            <text:p>0.004716919023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39.808" calcext:value-type="float">
            <text:p>2039.808</text:p>
          </table:table-cell>
          <table:table-cell office:value-type="float" office:value="1.53922607713e-05" calcext:value-type="float">
            <text:p>1.5392260771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224826642856" calcext:value-type="float">
            <text:p>0.002248266428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441683370153" calcext:value-type="float">
            <text:p>0.004416833701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56.192" calcext:value-type="float">
            <text:p>2056.192</text:p>
          </table:table-cell>
          <table:table-cell office:value-type="float" office:value="1.24604015768e-05" calcext:value-type="float">
            <text:p>1.2460401576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2072270884" calcext:value-type="float">
            <text:p>0.0020722708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411527719329" calcext:value-type="float">
            <text:p>0.004115277193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72.576" calcext:value-type="float">
            <text:p>2072.576</text:p>
          </table:table-cell>
          <table:table-cell office:value-type="float" office:value="8.7955775836e-06" calcext:value-type="float">
            <text:p>8.795577583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189327053747" calcext:value-type="float">
            <text:p>0.001893270537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381394136306" calcext:value-type="float">
            <text:p>0.003813941363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88.96" calcext:value-type="float">
            <text:p>2088.96</text:p>
          </table:table-cell>
          <table:table-cell office:value-type="float" office:value="6.5966831877e-06" calcext:value-type="float">
            <text:p>6.596683187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170476520508" calcext:value-type="float">
            <text:p>0.001704765205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351389282125" calcext:value-type="float">
            <text:p>0.003513892821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13.536" calcext:value-type="float">
            <text:p>2113.536</text:p>
          </table:table-cell>
          <table:table-cell office:value-type="float" office:value="3.66482399317e-06" calcext:value-type="float">
            <text:p>3.6648239931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153048669023" calcext:value-type="float">
            <text:p>0.001530486690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32146166525" calcext:value-type="float">
            <text:p>0.00321461665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46.304" calcext:value-type="float">
            <text:p>2146.304</text:p>
          </table:table-cell>
          <table:table-cell office:value-type="float" office:value="1.46592959727e-06" calcext:value-type="float">
            <text:p>1.4659295972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135252882602" calcext:value-type="float">
            <text:p>0.001352528826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291247166954" calcext:value-type="float">
            <text:p>0.002912471669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79.072" calcext:value-type="float">
            <text:p>2179.072</text:p>
          </table:table-cell>
          <table:table-cell office:value-type="float" office:value="7.32964798633e-07" calcext:value-type="float">
            <text:p>7.3296479863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118156172559" calcext:value-type="float">
            <text:p>0.001181561725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261455634855" calcext:value-type="float">
            <text:p>0.002614556348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11.84" calcext:value-type="float">
            <text:p>2211.8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101715613153" calcext:value-type="float">
            <text:p>0.001017156131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232418085976" calcext:value-type="float">
            <text:p>0.002324180859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08583922065" calcext:value-type="float">
            <text:p>0.00085839220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203913842301" calcext:value-type="float">
            <text:p>0.002039138423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0707845495045" calcext:value-type="float">
            <text:p>0.0007078454950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175836242789" calcext:value-type="float">
            <text:p>0.001758362427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572752050915" calcext:value-type="float">
            <text:p>0.0005727520509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148788474017" calcext:value-type="float">
            <text:p>0.001487884740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0.000361557397451" calcext:value-type="float">
            <text:p>0.0003615573974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123344298824" calcext:value-type="float">
            <text:p>0.001233442988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0.000210765396038" calcext:value-type="float">
            <text:p>0.0002107653960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100003920713" calcext:value-type="float">
            <text:p>0.001000039207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0.000101366074964" calcext:value-type="float">
            <text:p>0.0001013660749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0.000641290313184" calcext:value-type="float">
            <text:p>0.0006412903131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4.08407779346e-05" calcext:value-type="float">
            <text:p>4.0840777934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0.000380963814175" calcext:value-type="float">
            <text:p>0.0003809638141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1.72316195189e-05" calcext:value-type="float">
            <text:p>1.7231619518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0.000192615127905" calcext:value-type="float">
            <text:p>0.0001926151279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7.35869872692e-06" calcext:value-type="float">
            <text:p>7.3586987269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8.26439168229e-05" calcext:value-type="float">
            <text:p>8.2643916822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3.12744695896e-06" calcext:value-type="float">
            <text:p>3.1274469589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3.72210252891e-05" calcext:value-type="float">
            <text:p>3.7221025289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1.41041725599e-06" calcext:value-type="float">
            <text:p>1.4104172559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1.67347495125e-05" calcext:value-type="float">
            <text:p>1.6734749512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1.103804809e-06" calcext:value-type="float">
            <text:p>1.10380480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6.95135748974e-06" calcext:value-type="float">
            <text:p>6.9513574897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9.81159830271e-07" calcext:value-type="float">
            <text:p>9.8115983027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3.31017023325e-06" calcext:value-type="float">
            <text:p>3.3101702332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1.216" calcext:value-type="float">
            <text:p>2441.216</text:p>
          </table:table-cell>
          <table:table-cell office:value-type="float" office:value="8.58514851432e-07" calcext:value-type="float">
            <text:p>8.5851485143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2.05966147848e-06" calcext:value-type="float">
            <text:p>2.0596614784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06.752" calcext:value-type="float">
            <text:p>2506.752</text:p>
          </table:table-cell>
          <table:table-cell office:value-type="float" office:value="7.97192362123e-07" calcext:value-type="float">
            <text:p>7.9719236212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1.69186478582e-06" calcext:value-type="float">
            <text:p>1.6918647858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39.52" calcext:value-type="float">
            <text:p>2539.52</text:p>
          </table:table-cell>
          <table:table-cell office:value-type="float" office:value="6.74547383284e-07" calcext:value-type="float">
            <text:p>6.7454738328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1.216" calcext:value-type="float">
            <text:p>2441.216</text:p>
          </table:table-cell>
          <table:table-cell office:value-type="float" office:value="1.61830544732e-06" calcext:value-type="float">
            <text:p>1.6183054473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96.576" calcext:value-type="float">
            <text:p>3096.576</text:p>
          </table:table-cell>
          <table:table-cell office:value-type="float" office:value="6.13224893864e-07" calcext:value-type="float">
            <text:p>6.1322489386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73.984" calcext:value-type="float">
            <text:p>2473.984</text:p>
          </table:table-cell>
          <table:table-cell office:value-type="float" office:value="1.32406809328e-06" calcext:value-type="float">
            <text:p>1.3240680932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62.112" calcext:value-type="float">
            <text:p>3162.112</text:p>
          </table:table-cell>
          <table:table-cell office:value-type="float" office:value="5.51902404555e-07" calcext:value-type="float">
            <text:p>5.5190240455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06.752" calcext:value-type="float">
            <text:p>2506.752</text:p>
          </table:table-cell>
          <table:table-cell office:value-type="float" office:value="1.28728842408e-06" calcext:value-type="float">
            <text:p>1.2872884240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3.184" calcext:value-type="float">
            <text:p>3293.184</text:p>
          </table:table-cell>
          <table:table-cell office:value-type="float" office:value="3.67934936296e-07" calcext:value-type="float">
            <text:p>3.6793493629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39.52" calcext:value-type="float">
            <text:p>2539.52</text:p>
          </table:table-cell>
          <table:table-cell office:value-type="float" office:value="1.25050875477e-06" calcext:value-type="float">
            <text:p>1.2505087547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25.952" calcext:value-type="float">
            <text:p>3325.952</text:p>
          </table:table-cell>
          <table:table-cell office:value-type="float" office:value="3.06612446987e-07" calcext:value-type="float">
            <text:p>3.0661244698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72.288" calcext:value-type="float">
            <text:p>2572.288</text:p>
          </table:table-cell>
          <table:table-cell office:value-type="float" office:value="1.21372908557e-06" calcext:value-type="float">
            <text:p>1.2137290855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58.72" calcext:value-type="float">
            <text:p>3358.72</text:p>
          </table:table-cell>
          <table:table-cell office:value-type="float" office:value="1.83967468148e-07" calcext:value-type="float">
            <text:p>1.8396746814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05.056" calcext:value-type="float">
            <text:p>2605.056</text:p>
          </table:table-cell>
          <table:table-cell office:value-type="float" office:value="1.14016974695e-06" calcext:value-type="float">
            <text:p>1.1401697469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89.792" calcext:value-type="float">
            <text:p>3489.792</text:p>
          </table:table-cell>
          <table:table-cell office:value-type="float" office:value="1.22644978728e-07" calcext:value-type="float">
            <text:p>1.2264497872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37.824" calcext:value-type="float">
            <text:p>2637.824</text:p>
          </table:table-cell>
          <table:table-cell office:value-type="float" office:value="1.02983073924e-06" calcext:value-type="float">
            <text:p>1.0298307392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22.56" calcext:value-type="float">
            <text:p>3522.56</text:p>
          </table:table-cell>
          <table:table-cell office:value-type="float" office:value="6.13224894197e-08" calcext:value-type="float">
            <text:p>6.13224894197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70.592" calcext:value-type="float">
            <text:p>2670.592</text:p>
          </table:table-cell>
          <table:table-cell office:value-type="float" office:value="9.56271400732e-07" calcext:value-type="float">
            <text:p>9.5627140073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20.864" calcext:value-type="float">
            <text:p>3620.86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03.36" calcext:value-type="float">
            <text:p>2703.36</text:p>
          </table:table-cell>
          <table:table-cell office:value-type="float" office:value="9.19491731421e-07" calcext:value-type="float">
            <text:p>9.1949173142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36.128" calcext:value-type="float">
            <text:p>2736.128</text:p>
          </table:table-cell>
          <table:table-cell office:value-type="float" office:value="8.09152723713e-07" calcext:value-type="float">
            <text:p>8.0915272371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01.664" calcext:value-type="float">
            <text:p>2801.664</text:p>
          </table:table-cell>
          <table:table-cell office:value-type="float" office:value="7.72373054403e-07" calcext:value-type="float">
            <text:p>7.7237305440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34.432" calcext:value-type="float">
            <text:p>2834.432</text:p>
          </table:table-cell>
          <table:table-cell office:value-type="float" office:value="7.35593385204e-07" calcext:value-type="float">
            <text:p>7.3559338520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99.968" calcext:value-type="float">
            <text:p>2899.968</text:p>
          </table:table-cell>
          <table:table-cell office:value-type="float" office:value="6.98813715894e-07" calcext:value-type="float">
            <text:p>6.9881371589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65.504" calcext:value-type="float">
            <text:p>2965.504</text:p>
          </table:table-cell>
          <table:table-cell office:value-type="float" office:value="6.62034046695e-07" calcext:value-type="float">
            <text:p>6.6203404669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98.272" calcext:value-type="float">
            <text:p>2998.272</text:p>
          </table:table-cell>
          <table:table-cell office:value-type="float" office:value="6.25254377384e-07" calcext:value-type="float">
            <text:p>6.2525437738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31.04" calcext:value-type="float">
            <text:p>3031.04</text:p>
          </table:table-cell>
          <table:table-cell office:value-type="float" office:value="5.88474708074e-07" calcext:value-type="float">
            <text:p>5.8847470807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63.808" calcext:value-type="float">
            <text:p>3063.808</text:p>
          </table:table-cell>
          <table:table-cell office:value-type="float" office:value="5.14915369565e-07" calcext:value-type="float">
            <text:p>5.1491536956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96.576" calcext:value-type="float">
            <text:p>3096.576</text:p>
          </table:table-cell>
          <table:table-cell office:value-type="float" office:value="4.78135700366e-07" calcext:value-type="float">
            <text:p>4.7813570036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29.344" calcext:value-type="float">
            <text:p>3129.344</text:p>
          </table:table-cell>
          <table:table-cell office:value-type="float" office:value="3.67796692546e-07" calcext:value-type="float">
            <text:p>3.6779669254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62.112" calcext:value-type="float">
            <text:p>3162.112</text:p>
          </table:table-cell>
          <table:table-cell office:value-type="float" office:value="3.31017023347e-07" calcext:value-type="float">
            <text:p>3.3101702334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60.416" calcext:value-type="float">
            <text:p>3260.416</text:p>
          </table:table-cell>
          <table:table-cell office:value-type="float" office:value="2.57457684838e-07" calcext:value-type="float">
            <text:p>2.5745768483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25.952" calcext:value-type="float">
            <text:p>3325.952</text:p>
          </table:table-cell>
          <table:table-cell office:value-type="float" office:value="2.20678015528e-07" calcext:value-type="float">
            <text:p>2.2067801552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24.256" calcext:value-type="float">
            <text:p>3424.256</text:p>
          </table:table-cell>
          <table:table-cell office:value-type="float" office:value="1.47118677019e-07" calcext:value-type="float">
            <text:p>1.4711867701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89.792" calcext:value-type="float">
            <text:p>3489.792</text:p>
          </table:table-cell>
          <table:table-cell office:value-type="float" office:value="1.10339007819e-07" calcext:value-type="float">
            <text:p>1.1033900781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55.328" calcext:value-type="float">
            <text:p>3555.328</text:p>
          </table:table-cell>
          <table:table-cell office:value-type="float" office:value="3.67796693101e-08" calcext:value-type="float">
            <text:p>3.67796693101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53.632" calcext:value-type="float">
            <text:p>3653.63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0" loext:min-decimal-places="0" number:min-integer-digits="0"/>
      <number:text> us</number:text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0:48:04.9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_64 LibreOffice_project/7a864d8825610a8c07cfc3bc01dd4fce6a9447e5</meta:generator>
    <meta:creation-date>2016-10-19T15:04:18Z</meta:creation-date>
    <dc:date>2016-11-02T10:48:33.130000000</dc:date>
    <meta:editing-cycles>19</meta:editing-cycles>
    <meta:editing-duration>PT46M42S</meta:editing-duration>
    <meta:document-statistic meta:table-count="4" meta:cell-count="12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58cm" svg:height="9.005cm" xlink:href=".." xlink:type="simple" chart:class="chart:line" chart:style-name="ch1">
        <chart:title svg:x="10.751cm" svg:y="0.107cm" chart:style-name="ch2">
          <text:p>Long Term Performance Stability</text:p>
        </chart:title>
        <chart:plot-area chart:style-name="ch3" table:cell-range-address="Timeseries.A20:Timeseries.A1100" chart:data-source-has-labels="row" svg:x="1.055cm" svg:y="1.268cm" svg:width="26.336cm" svg:height="7.092cm">
          <chartooo:coordinate-region svg:x="1.526cm" svg:y="1.467cm" svg:width="25.865cm" svg:height="5.839cm"/>
          <chart:axis chart:dimension="x" chart:name="primary-x" chart:style-name="ch4">
            <chart:title svg:x="13.57cm" svg:y="8.445cm" chart:style-name="ch5">
              <text:p>Seconds</text:p>
            </chart:title>
          </chart:axis>
          <chart:axis chart:dimension="y" chart:name="primary-y" chart:style-name="ch6">
            <chart:title svg:x="0cm" svg:y="4.487cm" chart:style-name="ch7">
              <text:p>IOPS</text:p>
            </chart:title>
            <chart:grid chart:style-name="ch8" chart:class="major"/>
          </chart:axis>
          <chart:series chart:style-name="ch9" chart:values-cell-range-address="Timeseries.A21:Timeseries.A1100" chart:label-cell-address="Timeseries.A20:Timeseries.A20" chart:class="chart:line">
            <chart:data-point chart:repeated="1080"/>
          </chart:series>
          <chart:wall chart:style-name="ch10"/>
          <chart:floor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28cm" svg:y="0.314cm" chart:style-name="ch2">
          <text:p>Sustained Sequential Writes, QD=1</text:p>
        </chart:title>
        <chart:plot-area chart:style-name="ch3" table:cell-range-address="Tests.C33:Tests.C41 Tests.G33:Tests.G4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33:Tests.C4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33:Tests.G4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22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3cm" svg:y="0.392cm" chart:style-name="ch2">
          <text:p>70:30 R:W - Read Exceedance by QD</text:p>
        </chart:title>
        <chart:legend chart:legend-position="bottom" svg:x="3.426cm" svg:y="11.442cm" style:legend-expansion="wide" chart:style-name="ch3"/>
        <chart:plot-area chart:style-name="ch4" table:cell-range-address="Exceedance.A14:Exceedance.B1599 Exceedance.A11:Exceedance.A11 Exceedance.F11:Exceedance.F11 Exceedance.G14:Exceedance.G1599 Exceedance.K11:Exceedance.K11 Exceedance.L14:Exceedance.L1599 Exceedance.P11:Exceedance.P11 Exceedance.Q14:Exceedance.Q1599" chart:data-source-has-labels="row" svg:x="2.729cm" svg:y="1.298cm" svg:width="12.722cm" svg:height="9.885cm">
          <chartooo:coordinate-region svg:x="3.034cm" svg:y="1.298cm" svg:width="12.018cm" svg:height="9.238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B14:Exceedance.B1599" chart:label-cell-address="Exceedance.A11:Exceedance.A11" chart:class="chart:scatter">
            <chart:domain table:cell-range-address="Exceedance.A14:Exceedance.A1599"/>
            <chart:data-point chart:repeated="1586"/>
          </chart:series>
          <chart:series chart:style-name="ch10" chart:values-cell-range-address="Exceedance.G14:Exceedance.G1599" chart:label-cell-address="Exceedance.F11:Exceedance.F11" chart:class="chart:scatter">
            <chart:domain table:cell-range-address="Exceedance.F14:Exceedance.F1599"/>
            <chart:data-point chart:repeated="1586"/>
          </chart:series>
          <chart:series chart:style-name="ch11" chart:values-cell-range-address="Exceedance.L14:Exceedance.L1599" chart:label-cell-address="Exceedance.K11:Exceedance.K11" chart:class="chart:scatter">
            <chart:domain table:cell-range-address="Exceedance.K14:Exceedance.K1599"/>
            <chart:data-point chart:repeated="1586"/>
          </chart:series>
          <chart:series chart:style-name="ch12" chart:values-cell-range-address="Exceedance.Q14:Exceedance.Q1599" chart:label-cell-address="Exceedance.P11:Exceedance.P11" chart:class="chart:scatter">
            <chart:domain table:cell-range-address="Exceedance.P14:Exceedance.P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22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8cm" svg:y="0.392cm" chart:style-name="ch2">
          <text:p>70:30 R:W - Write Exceedance by QD</text:p>
        </chart:title>
        <chart:legend chart:legend-position="bottom" svg:x="3.321cm" svg:y="11.442cm" style:legend-expansion="wide" chart:style-name="ch3"/>
        <chart:plot-area chart:style-name="ch4" table:cell-range-address="Exceedance.C14:Exceedance.D1599 Exceedance.C11:Exceedance.C11 Exceedance.H11:Exceedance.H11 Exceedance.I14:Exceedance.I1599 Exceedance.M11:Exceedance.M11 Exceedance.N14:Exceedance.N1599 Exceedance.R11:Exceedance.R11 Exceedance.S14:Exceedance.S1599" chart:data-source-has-labels="row" svg:x="2.729cm" svg:y="1.298cm" svg:width="12.721cm" svg:height="9.884cm">
          <chartooo:coordinate-region svg:x="3.034cm" svg:y="1.298cm" svg:width="12.017cm" svg:height="9.237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D14:Exceedance.D1599" chart:label-cell-address="Exceedance.C11:Exceedance.C11" chart:class="chart:scatter">
            <chart:domain table:cell-range-address="Exceedance.C14:Exceedance.C1599"/>
            <chart:data-point chart:repeated="1586"/>
          </chart:series>
          <chart:series chart:style-name="ch10" chart:values-cell-range-address="Exceedance.I14:Exceedance.I1599" chart:label-cell-address="Exceedance.H11:Exceedance.H11" chart:class="chart:scatter">
            <chart:domain table:cell-range-address="Exceedance.H14:Exceedance.H1599"/>
            <chart:data-point chart:repeated="1586"/>
          </chart:series>
          <chart:series chart:style-name="ch11" chart:values-cell-range-address="Exceedance.N14:Exceedance.N1599" chart:label-cell-address="Exceedance.M11:Exceedance.M11" chart:class="chart:scatter">
            <chart:domain table:cell-range-address="Exceedance.M14:Exceedance.M1599"/>
            <chart:data-point chart:repeated="1586"/>
          </chart:series>
          <chart:series chart:style-name="ch12" chart:values-cell-range-address="Exceedance.S14:Exceedance.S1599" chart:label-cell-address="Exceedance.R11:Exceedance.R11" chart:class="chart:scatter">
            <chart:domain table:cell-range-address="Exceedance.R14:Exceedance.R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42cm" svg:height="8.971cm" xlink:href=".." xlink:type="simple" chart:class="chart:line" chart:style-name="ch1">
        <chart:title svg:x="10.21cm" svg:y="0.314cm" chart:style-name="ch2">
          <text:p>Sustained Random 4K Mixed (R70:W30)</text:p>
        </chart:title>
        <chart:plot-area chart:style-name="ch3" table:cell-range-address="Tests.D53:Tests.D61 Tests.F53:Tests.F61" chart:data-source-has-labels="column" svg:x="1.569cm" svg:y="1.326cm" svg:width="25.815cm" svg:height="6.485cm">
          <chartooo:coordinate-region svg:x="2.04cm" svg:y="1.525cm" svg:width="25.344cm" svg:height="6.087cm"/>
          <chart:axis chart:dimension="x" chart:name="primary-x" chart:style-name="ch4" chartooo:axis-type="text">
            <chart:title svg:x="13.466cm" svg:y="7.99cm" chart:style-name="ch5">
              <text:p>Queue Depth</text:p>
            </chart:title>
            <chart:categories table:cell-range-address="Tests.D53:Tests.D61"/>
          </chart:axis>
          <chart:axis chart:dimension="y" chart:name="primary-y" chart:style-name="ch6">
            <chart:title svg:x="0.451cm" svg:y="4.943cm" chart:style-name="ch7">
              <text:p>IOPS</text:p>
            </chart:title>
            <chart:grid chart:style-name="ch8" chart:class="major"/>
          </chart:axis>
          <chart:series chart:style-name="ch9" chart:values-cell-range-address="Tests.F53:Tests.F6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9.005cm" xlink:href=".." xlink:type="simple" chart:class="chart:line" chart:style-name="ch1">
        <chart:title svg:x="5.402cm" svg:y="0.315cm" chart:style-name="ch2">
          <text:p>Sustained 4K Random Read</text:p>
        </chart:title>
        <chart:plot-area chart:style-name="ch3" table:cell-range-address="Tests.D43:Tests.D51 Tests.F43:Tests.F51" chart:data-source-has-labels="column" svg:x="1.33cm" svg:y="1.328cm" svg:width="14.35cm" svg:height="6.516cm">
          <chartooo:coordinate-region svg:x="1.801cm" svg:y="1.528cm" svg:width="13.879cm" svg:height="6.117cm"/>
          <chart:axis chart:dimension="x" chart:name="primary-x" chart:style-name="ch4" chartooo:axis-type="text">
            <chart:title svg:x="7.495cm" svg:y="8.024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4.961cm" chart:style-name="ch7">
              <text:p>IOPS</text:p>
            </chart:title>
            <chart:grid chart:style-name="ch8" chart:class="major"/>
          </chart:axis>
          <chart:series chart:style-name="ch9" chart:values-cell-range-address="Tests.F43:Tests.F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403cm" svg:y="0.315cm" chart:style-name="ch2">
          <text:p>Sustained 4K Random Read</text:p>
        </chart:title>
        <chart:plot-area chart:style-name="ch3" table:cell-range-address="Tests.D43:Tests.D51 Tests.H43:Tests.H51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5.488cm" chart:style-name="ch7">
              <text:p>Latency (us)</text:p>
            </chart:title>
            <chart:grid chart:style-name="ch8" chart:class="major"/>
          </chart:axis>
          <chart:series chart:style-name="ch9" chart:values-cell-range-address="Tests.H43:Tests.H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F65:Tests.F73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4.959cm" chart:style-name="ch7">
              <text:p>IOPS</text:p>
            </chart:title>
            <chart:grid chart:style-name="ch8" chart:class="major"/>
          </chart:axis>
          <chart:series chart:style-name="ch9" chart:values-cell-range-address="Tests.F65:Tests.F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I65:Tests.I73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5.488cm" chart:style-name="ch7">
              <text:p>Latency (us)</text:p>
            </chart:title>
            <chart:grid chart:style-name="ch8" chart:class="major"/>
          </chart:axis>
          <chart:series chart:style-name="ch9" chart:values-cell-range-address="Tests.I65:Tests.I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54cm" svg:y="0.314cm" chart:style-name="ch2">
          <text:p>Sustained Random Reads, QD=256</text:p>
        </chart:title>
        <chart:plot-area chart:style-name="ch3" table:cell-range-address="Tests.C23:Tests.C31 Tests.G23:Tests.G3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23:Tests.C3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23:Tests.G3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5.402cm" svg:y="0.314cm" chart:style-name="ch2">
          <text:p>Sustained Sequential Reads</text:p>
        </chart:title>
        <chart:plot-area chart:style-name="ch3" table:cell-range-address="Tests.C13:Tests.C21 Tests.G13:Tests.G2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13:Tests.C2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13:Tests.G2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688cm" svg:y="0.314cm" chart:style-name="ch2">
          <text:p>Sustained Random Writes, QD=256</text:p>
        </chart:title>
        <chart:plot-area chart:style-name="ch3" table:cell-range-address="Tests.C75:Tests.C83 Tests.G75:Tests.G83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75:Tests.C83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75:Tests.G8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